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7" style:family="table-column">
      <style:table-column-properties fo:break-before="auto" style:column-width="0.277cm"/>
    </style:style>
    <style:style style:name="co19" style:family="table-column">
      <style:table-column-properties fo:break-before="auto" style:column-width="1.074cm"/>
    </style:style>
    <style:style style:name="co20" style:family="table-column">
      <style:table-column-properties fo:break-before="auto" style:column-width="3.658cm"/>
    </style:style>
    <style:style style:name="co21" style:family="table-column">
      <style:table-column-properties fo:break-before="auto" style:column-width="5.126cm"/>
    </style:style>
    <style:style style:name="co22" style:family="table-column">
      <style:table-column-properties fo:break-before="auto" style:column-width="10.121cm"/>
    </style:style>
    <style:style style:name="co5" style:family="table-column">
      <style:table-column-properties fo:break-before="auto" style:column-width="1.707cm"/>
    </style:style>
    <style:style style:name="co70" style:family="table-column">
      <style:table-column-properties fo:break-before="auto" style:column-width="0.517cm"/>
    </style:style>
    <style:style style:name="co71" style:family="table-column">
      <style:table-column-properties fo:break-before="auto" style:column-width="1.072cm"/>
    </style:style>
    <style:style style:name="co72" style:family="table-column">
      <style:table-column-properties fo:break-before="auto" style:column-width="1.42cm"/>
    </style:style>
    <style:style style:name="co73" style:family="table-column">
      <style:table-column-properties fo:break-before="auto" style:column-width="4.697cm"/>
    </style:style>
    <style:style style:name="co74" style:family="table-column">
      <style:table-column-properties fo:break-before="auto" style:column-width="4.546cm"/>
    </style:style>
    <style:style style:name="co75" style:family="table-column">
      <style:table-column-properties fo:break-before="auto" style:column-width="3.805cm"/>
    </style:style>
    <style:style style:name="co76" style:family="table-column">
      <style:table-column-properties fo:break-before="auto" style:column-width="16.517cm"/>
    </style:style>
    <style:style style:name="co18" style:family="table-column">
      <style:table-column-properties fo:break-before="auto" style:column-width="0.536cm"/>
    </style:style>
    <style:style style:name="co30" style:family="table-column">
      <style:table-column-properties fo:break-before="auto" style:column-width="0.917cm"/>
    </style:style>
    <style:style style:name="co31" style:family="table-column">
      <style:table-column-properties fo:break-before="auto" style:column-width="8.959cm"/>
    </style:style>
    <style:style style:name="co32" style:family="table-column">
      <style:table-column-properties fo:break-before="auto" style:column-width="12.061cm"/>
    </style:style>
    <style:style style:name="co33" style:family="table-column">
      <style:table-column-properties fo:break-before="auto" style:column-width="8.528cm"/>
    </style:style>
    <style:style style:name="co34" style:family="table-column">
      <style:table-column-properties fo:break-before="auto" style:column-width="3.662cm"/>
    </style:style>
    <style:style style:name="co35" style:family="table-column">
      <style:table-column-properties fo:break-before="auto" style:column-width="1.572cm"/>
    </style:style>
    <style:style style:name="co36" style:family="table-column">
      <style:table-column-properties fo:break-before="auto" style:column-width="5.253cm"/>
    </style:style>
    <style:style style:name="co37" style:family="table-column">
      <style:table-column-properties fo:break-before="auto" style:column-width="1.607cm"/>
    </style:style>
    <style:style style:name="co38" style:family="table-column">
      <style:table-column-properties fo:break-before="auto" style:column-width="2.946cm"/>
    </style:style>
    <style:style style:name="co49" style:family="table-column">
      <style:table-column-properties fo:break-before="auto" style:column-width="6.553cm"/>
    </style:style>
    <style:style style:name="co50" style:family="table-column">
      <style:table-column-properties fo:break-before="auto" style:column-width="6.315cm"/>
    </style:style>
    <style:style style:name="co51" style:family="table-column">
      <style:table-column-properties fo:break-before="auto" style:column-width="15.381cm"/>
    </style:style>
    <style:style style:name="co52" style:family="table-column">
      <style:table-column-properties fo:break-before="auto" style:column-width="0.607cm"/>
    </style:style>
    <style:style style:name="co53" style:family="table-column">
      <style:table-column-properties fo:break-before="auto" style:column-width="0.901cm"/>
    </style:style>
    <style:style style:name="co54" style:family="table-column">
      <style:table-column-properties fo:break-before="auto" style:column-width="0.628cm"/>
    </style:style>
    <style:style style:name="co55" style:family="table-column">
      <style:table-column-properties fo:break-before="auto" style:column-width="0.647cm"/>
    </style:style>
    <style:style style:name="co56" style:family="table-column">
      <style:table-column-properties fo:break-before="auto" style:column-width="2.392cm"/>
    </style:style>
    <style:style style:name="co57" style:family="table-column">
      <style:table-column-properties fo:break-before="auto" style:column-width="2.977cm"/>
    </style:style>
    <style:style style:name="co58" style:family="table-column">
      <style:table-column-properties fo:break-before="auto" style:column-width="3.646cm"/>
    </style:style>
    <style:style style:name="co59" style:family="table-column">
      <style:table-column-properties fo:break-before="auto" style:column-width="11.673cm"/>
    </style:style>
    <style:style style:name="co60" style:family="table-column">
      <style:table-column-properties fo:break-before="auto" style:column-width="14.429cm"/>
    </style:style>
    <style:style style:name="co39" style:family="table-column">
      <style:table-column-properties fo:break-before="auto" style:column-width="1.453cm"/>
    </style:style>
    <style:style style:name="co40" style:family="table-column">
      <style:table-column-properties fo:break-before="auto" style:column-width="2.02cm"/>
    </style:style>
    <style:style style:name="co41" style:family="table-column">
      <style:table-column-properties fo:break-before="auto" style:column-width="3.507cm"/>
    </style:style>
    <style:style style:name="co42" style:family="table-column">
      <style:table-column-properties fo:break-before="auto" style:column-width="0.688cm"/>
    </style:style>
    <style:style style:name="co43" style:family="table-column">
      <style:table-column-properties fo:break-before="auto" style:column-width="7.103cm"/>
    </style:style>
    <style:style style:name="co44" style:family="table-column">
      <style:table-column-properties fo:break-before="auto" style:column-width="11.548cm"/>
    </style:style>
    <style:style style:name="co45" style:family="table-column">
      <style:table-column-properties fo:break-before="auto" style:column-width="5.149cm"/>
    </style:style>
    <style:style style:name="co46" style:family="table-column">
      <style:table-column-properties fo:break-before="auto" style:column-width="4.106cm"/>
    </style:style>
    <style:style style:name="co47" style:family="table-column">
      <style:table-column-properties fo:break-before="auto" style:column-width="3.461cm"/>
    </style:style>
    <style:style style:name="co48" style:family="table-column">
      <style:table-column-properties fo:break-before="auto" style:column-width="2.267cm"/>
    </style:style>
    <style:style style:name="co78" style:family="table-column">
      <style:table-column-properties fo:break-before="auto" style:column-width="0.693cm"/>
    </style:style>
    <style:style style:name="co79" style:family="table-column">
      <style:table-column-properties fo:break-before="auto" style:column-width="0.942cm"/>
    </style:style>
    <style:style style:name="co80" style:family="table-column">
      <style:table-column-properties fo:break-before="auto" style:column-width="2.739cm"/>
    </style:style>
    <style:style style:name="co81" style:family="table-column">
      <style:table-column-properties fo:break-before="auto" style:column-width="5.879cm"/>
    </style:style>
    <style:style style:name="ro16" style:family="table-row">
      <style:table-row-properties style:row-height="0.58cm" fo:break-before="auto" style:use-optimal-row-height="true"/>
    </style:style>
    <style:style style:name="ro1"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6" style:family="table-row">
      <style:table-row-properties style:row-height="0.526cm" fo:break-before="auto" style:use-optimal-row-height="true"/>
    </style:style>
    <style:style style:name="ro17" style:family="table-row">
      <style:table-row-properties style:row-height="0.55cm" fo:break-before="auto" style:use-optimal-row-height="false"/>
    </style:style>
    <style:style style:name="ro18" style:family="table-row">
      <style:table-row-properties style:row-height="0.601cm" fo:break-before="auto" style:use-optimal-row-height="false"/>
    </style:style>
    <style:style style:name="ro19" style:family="table-row">
      <style:table-row-properties style:row-height="1.429cm" fo:break-before="auto" style:use-optimal-row-height="false"/>
    </style:style>
    <style:style style:name="ro46" style:family="table-row">
      <style:table-row-properties style:row-height="1.078cm" fo:break-before="auto" style:use-optimal-row-height="true"/>
    </style:style>
    <style:style style:name="ro47" style:family="table-row">
      <style:table-row-properties style:row-height="0.575cm" fo:break-before="auto" style:use-optimal-row-height="false"/>
    </style:style>
    <style:style style:name="ro35" style:family="table-row">
      <style:table-row-properties style:row-height="0.736cm" fo:break-before="auto" style:use-optimal-row-height="true"/>
    </style:style>
    <style:style style:name="ro37" style:family="table-row">
      <style:table-row-properties style:row-height="0.499cm" fo:break-before="auto" style:use-optimal-row-height="false"/>
    </style:style>
    <style:style style:name="ro23" style:family="table-row">
      <style:table-row-properties style:row-height="2cm" fo:break-before="auto" style:use-optimal-row-height="false"/>
    </style:style>
    <style:style style:name="ro24" style:family="table-row">
      <style:table-row-properties style:row-height="6.318cm" fo:break-before="auto" style:use-optimal-row-height="false"/>
    </style:style>
    <style:style style:name="ro25" style:family="table-row">
      <style:table-row-properties style:row-height="7.22cm" fo:break-before="auto" style:use-optimal-row-height="false"/>
    </style:style>
    <style:style style:name="ro26" style:family="table-row">
      <style:table-row-properties style:row-height="5.415cm" fo:break-before="auto" style:use-optimal-row-height="false"/>
    </style:style>
    <style:style style:name="ro27" style:family="table-row">
      <style:table-row-properties style:row-height="10.855cm" fo:break-before="auto" style:use-optimal-row-height="false"/>
    </style:style>
    <style:style style:name="ro28" style:family="table-row">
      <style:table-row-properties style:row-height="4.588cm" fo:break-before="auto" style:use-optimal-row-height="false"/>
    </style:style>
    <style:style style:name="ro29" style:family="table-row">
      <style:table-row-properties style:row-height="6.392cm" fo:break-before="auto" style:use-optimal-row-height="false"/>
    </style:style>
    <style:style style:name="ro30" style:family="table-row">
      <style:table-row-properties style:row-height="8.7cm" fo:break-before="auto" style:use-optimal-row-height="false"/>
    </style:style>
    <style:style style:name="ro31" style:family="table-row">
      <style:table-row-properties style:row-height="7.07cm" fo:break-before="auto" style:use-optimal-row-height="false"/>
    </style:style>
    <style:style style:name="ro32" style:family="table-row">
      <style:table-row-properties style:row-height="8.8cm" fo:break-before="auto" style:use-optimal-row-height="false"/>
    </style:style>
    <style:style style:name="ro33" style:family="table-row">
      <style:table-row-properties style:row-height="10.479cm" fo:break-before="auto" style:use-optimal-row-height="false"/>
    </style:style>
    <style:style style:name="ro43" style:family="table-row">
      <style:table-row-properties style:row-height="1.263cm" fo:break-before="auto" style:use-optimal-row-height="true"/>
    </style:style>
    <style:style style:name="ro36" style:family="table-row">
      <style:table-row-properties style:row-height="0.605cm" fo:break-before="auto" style:use-optimal-row-height="true"/>
    </style:style>
    <style:style style:name="ro34" style:family="table-row">
      <style:table-row-properties style:row-height="0.526cm" fo:break-before="auto" style:use-optimal-row-height="true"/>
    </style:style>
    <style:style style:name="ro38" style:family="table-row">
      <style:table-row-properties style:row-height="1cm" fo:break-before="auto" style:use-optimal-row-height="true"/>
    </style:style>
    <style:style style:name="ro39" style:family="table-row">
      <style:table-row-properties style:row-height="1cm" fo:break-before="auto" style:use-optimal-row-height="true"/>
    </style:style>
    <style:style style:name="ro40" style:family="table-row">
      <style:table-row-properties style:row-height="2.256cm" fo:break-before="auto" style:use-optimal-row-height="false"/>
    </style:style>
    <style:style style:name="ro41" style:family="table-row">
      <style:table-row-properties style:row-height="2.732cm" fo:break-before="auto" style:use-optimal-row-height="false"/>
    </style:style>
    <style:style style:name="ro42" style:family="table-row">
      <style:table-row-properties style:row-height="0.473cm" fo:break-before="auto" style:use-optimal-row-height="true"/>
    </style:style>
    <style:style style:name="ro45" style:family="table-row">
      <style:table-row-properties style:row-height="0.552cm" fo:break-before="auto" style:use-optimal-row-height="true"/>
    </style:style>
    <style:style style:name="ro48" style:family="table-row">
      <style:table-row-properties style:row-height="0.773cm" fo:break-before="auto" style:use-optimal-row-height="false"/>
    </style:style>
    <style:style style:name="ro49" style:family="table-row">
      <style:table-row-properties style:row-height="0.921cm" fo:break-before="auto" style:use-optimal-row-height="true"/>
    </style:style>
    <style:style style:name="ro50" style:family="table-row">
      <style:table-row-properties style:row-height="2.993cm" fo:break-before="auto" style:use-optimal-row-height="false"/>
    </style:style>
    <style:style style:name="ta6" style:family="table" style:master-page-name="PageStyle_5f_環境定義">
      <style:table-properties table:display="true" style:writing-mode="lr-tb"/>
    </style:style>
    <style:style style:name="ta9" style:family="table" style:master-page-name="PageStyle_5f_ディレクトリ構成">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処理フロー">
      <style:table-properties table:display="true" style:writing-mode="lr-tb"/>
    </style:style>
    <style:style style:name="ta8" style:family="table" style:master-page-name="PageStyle_5f_学習パラメータ">
      <style:table-properties table:display="true" style:writing-mode="lr-tb"/>
    </style:style>
    <style:style style:name="ta10" style:family="table" style:master-page-name="PageStyle_5f_表紙">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number:percentage-style style:name="N8010" number:language="ja" number:country="JP">
      <number:number number:decimal-places="0" number:min-integer-digits="1"/>
      <number:text>%</number:text>
    </number:percentage-style>
    <number:boolean-style style:name="N8099" number:language="ja" number:country="JP">
      <number:boolean/>
    </number:boolean-style>
    <number:text-style style:name="N8100" number:language="ja" number:country="JP">
      <number:text-content/>
    </number:text-style>
    <style:style style:name="ce1" style:family="table-cell" style:parent-style-name="Default">
      <style:text-properties fo:font-size="13pt" style:font-size-asian="13pt" style:font-size-complex="13pt"/>
    </style:style>
    <style:style style:name="ce62" style:family="table-cell" style:parent-style-name="Default">
      <style:table-cell-properties fo:background-color="#cfe7f5" style:text-align-source="fix" style:repeat-content="false" fo:border="0.002cm solid #000000"/>
      <style:paragraph-properties fo:text-align="center" fo:margin-left="0cm"/>
    </style:style>
    <style:style style:name="ce63" style:family="table-cell" style:parent-style-name="Excel_20_Built-in_20_Normal">
      <style:table-cell-properties fo:background-color="#cfe7f5" style:text-align-source="fix" style:repeat-content="false" fo:border="0.002cm solid #000000"/>
      <style:paragraph-properties fo:text-align="center" fo:margin-left="0cm"/>
    </style:style>
    <style:style style:name="ce64" style:family="table-cell" style:parent-style-name="Excel_20_Built-in_20_Normal">
      <style:table-cell-properties fo:background-color="#dddddd" style:text-align-source="fix" style:repeat-content="false" fo:border="0.002cm solid #000000"/>
      <style:paragraph-properties fo:text-align="start" fo:margin-left="0cm"/>
    </style:style>
    <style:style style:name="ce65" style:family="table-cell" style:parent-style-name="Excel_20_Built-in_20_Normal">
      <style:table-cell-properties style:text-align-source="fix" style:repeat-content="false" fo:border="0.002cm solid #000000" style:vertical-align="middle"/>
      <style:paragraph-properties fo:text-align="start" fo:margin-left="0cm"/>
    </style:style>
    <style:style style:name="ce66" style:family="table-cell" style:parent-style-name="Excel_20_Built-in_20_Normal">
      <style:table-cell-properties style:text-align-source="fix" style:repeat-content="false"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67" style:family="table-cell" style:parent-style-name="Excel_20_Built-in_20_Normal">
      <style:table-cell-properties style:text-align-source="fix" style:repeat-content="false"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68" style:family="table-cell" style:parent-style-name="Excel_20_Built-in_20_Normal" style:data-style-name="N8100">
      <style:table-cell-properties style:text-align-source="fix" style:repeat-content="false" fo:border="0.002cm solid #000000" style:vertical-align="middle"/>
      <style:paragraph-properties fo:text-align="start" fo:margin-left="0cm"/>
    </style:style>
    <style:style style:name="ce69" style:family="table-cell" style:parent-style-name="Excel_20_Built-in_20_Normal" style:data-style-name="N8100">
      <style:table-cell-properties style:text-align-source="fix" style:repeat-content="false"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7"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70" style:family="table-cell" style:parent-style-name="Excel_20_Built-in_20_Normal" style:data-style-name="N8159">
      <style:table-cell-properties style:text-align-source="fix" style:repeat-content="false"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71" style:family="table-cell" style:parent-style-name="Excel_20_Built-in_20_Normal">
      <style:table-cell-properties style:text-align-source="fix" style:repeat-content="false" fo:wrap-option="wrap" fo:border="0.002cm solid #000000" style:vertical-align="automatic"/>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7" style:family="table-cell" style:parent-style-name="Excel_20_Built-in_20_Normal">
      <style:text-properties fo:font-size="13pt" style:font-size-asian="13pt" style:font-size-complex="13pt"/>
    </style:style>
    <style:style style:name="ce170" style:family="table-cell" style:parent-style-name="Excel_20_Built-in_20_Normal">
      <style:text-properties fo:font-size="8pt" style:font-size-asian="8pt" style:font-size-complex="8pt"/>
    </style:style>
    <style:style style:name="ce171" style:family="table-cell" style:parent-style-name="Excel_20_Built-in_20_Normal">
      <style:table-cell-properties fo:background-color="#99ccff" fo:border="0.002cm solid #000000"/>
      <style:text-properties style:font-name="Arial" style:font-name-asian="Arial"/>
    </style:style>
    <style:style style:name="ce172" style:family="table-cell" style:parent-style-name="Excel_20_Built-in_20_Normal">
      <style:table-cell-properties fo:border="0.002cm solid #000000"/>
      <style:text-properties style:font-name="Arial" style:font-name-asian="Arial"/>
    </style:style>
    <style:style style:name="ce173" style:family="table-cell" style:parent-style-name="Default">
      <style:table-cell-properties style:text-align-source="fix" style:repeat-content="false" fo:border="0.002cm solid #000000" style:vertical-align="top"/>
      <style:paragraph-properties fo:text-align="start" fo:margin-left="0cm"/>
      <style:text-properties style:font-name="Arial" fo:font-size="10pt" style:font-name-asian="Arial" style:font-size-asian="10pt" style:font-size-complex="10pt"/>
    </style:style>
    <style:style style:name="ce174"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fo:font-size="10pt" style:font-name-asian="Arial" style:font-size-asian="10pt" style:font-size-complex="10pt"/>
    </style:style>
    <style:style style:name="ce175"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fo:font-size="10pt" fo:language="en" fo:country="US" style:text-underline-mode="continuous" style:text-overline-mode="continuous" style:text-line-through-mode="continuous" style:font-name-asian="Arial" style:font-size-asian="10pt" style:language-asian="ja" style:country-asian="JP" style:font-size-complex="10pt" style:language-complex="hi" style:country-complex="IN" style:text-emphasize="none" style:font-relief="none" style:text-overline-style="none" style:text-overline-color="font-color"/>
    </style:style>
    <style:style style:name="ce176" style:family="table-cell" style:parent-style-name="Default">
      <style:table-cell-properties style:text-align-source="fix" style:repeat-content="false" fo:border="0.002cm solid #000000" style:vertical-align="top"/>
      <style:paragraph-properties fo:text-align="start" fo:margin-left="0cm"/>
      <style:text-properties style:font-name="Arial" style:font-name-asian="Arial"/>
    </style:style>
    <style:style style:name="ce177"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fo:font-size="10pt" style:font-name-asian="Arial" style:font-size-asian="10pt" style:font-name-complex="Calibri" style:font-size-complex="10pt"/>
    </style:style>
    <style:style style:name="ce178" style:family="table-cell" style:parent-style-name="Default">
      <style:table-cell-properties style:text-align-source="fix" style:repeat-content="false" style:vertical-align="top"/>
      <style:paragraph-properties fo:text-align="start" fo:margin-left="0cm"/>
      <style:text-properties style:font-name="Arial" fo:font-size="10pt" style:font-size-asian="10pt" style:font-size-complex="10pt"/>
    </style:style>
    <style:style style:name="ce179" style:family="table-cell" style:parent-style-name="Default">
      <style:table-cell-properties style:text-align-source="fix" style:repeat-content="false" style:vertical-align="top"/>
      <style:paragraph-properties fo:text-align="start" fo:margin-left="0cm"/>
    </style:style>
    <style:style style:name="ce180"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Arial" style:font-name-asian="Arial"/>
    </style:style>
    <style:style style:name="ce181"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ＭＳ Ｐゴシック" fo:font-size="10pt" style:font-name-asian="ＭＳ Ｐゴシック" style:font-size-asian="10pt" style:font-size-complex="10pt"/>
    </style:style>
    <style:style style:name="ce182" style:family="table-cell" style:parent-style-name="Default">
      <style:table-cell-properties style:text-align-source="fix" style:repeat-content="false" fo:border="0.002cm solid #000000" style:vertical-align="top"/>
      <style:paragraph-properties fo:text-align="start" fo:margin-left="0cm"/>
    </style:style>
    <style:style style:name="ce183" style:family="table-cell" style:parent-style-name="Excel_20_Built-in_20_Normal">
      <style:table-cell-properties fo:background-color="#cfe7f5" style:text-align-source="fix" style:repeat-content="false" fo:border="0.002cm solid #000000" style:vertical-align="middle"/>
      <style:paragraph-properties fo:text-align="center" fo:margin-left="0cm"/>
    </style:style>
    <style:style style:name="ce184"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ＭＳ Ｐゴシック" fo:font-size="10pt" style:font-name-asian="ＭＳ Ｐゴシック" style:font-size-asian="10pt" style:font-size-complex="10pt"/>
    </style:style>
    <style:style style:name="ce185" style:family="table-cell" style:parent-style-name="Default">
      <style:table-cell-properties style:text-align-source="fix" style:repeat-content="false" fo:wrap-option="wrap" fo:border="0.002cm solid #000000" style:vertical-align="top"/>
      <style:paragraph-properties fo:text-align="start" fo:margin-left="0cm"/>
      <style:text-properties fo:color="#000000" style:font-name="ＭＳ Ｐゴシック" fo:font-size="10pt" style:font-name-asian="ＭＳ Ｐゴシック" style:font-size-asian="10pt" style:font-name-complex="Calibri" style:font-size-complex="10pt"/>
    </style:style>
    <style:style style:name="ce186"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font-name="ＭＳ Ｐゴシック" fo:font-size="10pt" style:font-name-asian="ＭＳ Ｐゴシック" style:font-size-asian="10pt" style:font-size-complex="10pt"/>
    </style:style>
    <style:style style:name="ce187" style:family="table-cell" style:parent-style-name="Default">
      <style:table-cell-properties style:text-align-source="fix" style:repeat-content="false" fo:wrap-option="wrap" fo:border="0.002cm solid #000000" style:vertical-align="top"/>
      <style:paragraph-properties fo:text-align="start" fo:margin-left="0cm"/>
    </style:style>
    <style:style style:name="ce188" style:family="table-cell" style:parent-style-name="Default">
      <style:table-cell-properties fo:border-bottom="0.002cm solid #000000" style:text-align-source="fix" style:repeat-content="false" fo:wrap-option="wrap" fo:border-left="0.002cm solid #000000" fo:border-right="0.002cm solid #000000" fo:border-top="none" style:vertical-align="top"/>
      <style:paragraph-properties fo:text-align="start" fo:margin-left="0cm"/>
      <style:text-properties style:font-name="ＭＳ Ｐゴシック" fo:font-size="10pt" style:font-name-asian="ＭＳ Ｐゴシック" style:font-size-asian="10pt" style:font-size-complex="10pt"/>
    </style:style>
    <style:style style:name="ce189"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font-name="ＭＳ Ｐゴシック" fo:font-size="10pt" style:font-name-asian="ＭＳ Ｐゴシック" style:font-size-asian="10pt" style:font-name-complex="Calibri" style:font-size-complex="10pt"/>
    </style:style>
    <style:style style:name="ce190"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use-window-font-color="true" style:font-name="Arial" fo:font-size="10pt" style:font-name-asian="ＭＳ Ｐゴシック1" style:font-size-asian="10pt" style:font-name-complex="Arial1" style:font-size-complex="10pt"/>
    </style:style>
    <style:style style:name="ce127" style:family="table-cell" style:parent-style-name="Default">
      <style:table-cell-properties fo:background-color="#cfe7f5" style:text-align-source="fix" style:repeat-content="false" fo:border="0.002cm solid #000000"/>
      <style:paragraph-properties fo:text-align="center" fo:margin-left="0cm"/>
      <style:text-properties fo:font-size="11pt" style:font-size-asian="11pt" style:font-size-complex="11pt"/>
    </style:style>
    <style:style style:name="ce128" style:family="table-cell" style:parent-style-name="Excel_20_Built-in_20_Normal">
      <style:table-cell-properties fo:background-color="#cfe7f5" style:text-align-source="fix" style:repeat-content="false" fo:border="0.002cm solid #000000"/>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order="0.002cm solid #000000"/>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30" style:family="table-cell" style:parent-style-name="Excel_20_Built-in_20_Normal">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51" style:family="table-cell" style:parent-style-name="Excel_20_Built-in_20_Normal">
      <style:table-cell-properties fo:border="0.002cm solid #000000" style:vertical-align="middle"/>
      <style:text-properties fo:font-size="10pt" style:font-size-asian="10pt" style:font-size-complex="10pt"/>
    </style:style>
    <style:style style:name="ce54" style:family="table-cell" style:parent-style-name="Excel_20_Built-in_20_Normal">
      <style:table-cell-properties fo:wrap-option="wrap" fo:border="0.002cm solid #000000" style:vertical-align="middle"/>
      <style:text-properties fo:font-size="10pt" style:font-size-asian="10pt" style:font-size-complex="10pt"/>
    </style:style>
    <style:style style:name="ce74" style:family="table-cell" style:parent-style-name="Excel_20_Built-in_20_Normal">
      <style:table-cell-properties fo:border="0.002cm solid #000000"/>
    </style:style>
    <style:style style:name="ce47" style:family="table-cell" style:parent-style-name="Excel_20_Built-in_20_Normal">
      <style:table-cell-properties fo:border="0.002cm solid #000000" style:vertical-align="middle"/>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48" style:family="table-cell" style:parent-style-name="Excel_20_Built-in_20_Normal">
      <style:table-cell-properties style:text-align-source="fix" style:repeat-content="false"/>
      <style:paragraph-properties fo:text-align="center" fo:margin-left="0cm"/>
    </style:style>
    <style:style style:name="ce49" style:family="table-cell" style:parent-style-name="Excel_20_Built-in_20_Normal">
      <style:table-cell-properties style:text-align-source="fix" style:repeat-content="false" fo:border="0.002cm solid #000000" style:vertical-align="middle"/>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50" style:family="table-cell" style:parent-style-name="Excel_20_Built-in_20_Normal">
      <style:table-cell-properties fo:wrap-option="wrap" fo:border="0.002cm solid #000000" style:vertical-align="middle"/>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52" style:family="table-cell" style:parent-style-name="Excel_20_Built-in_20_Normal">
      <style:table-cell-properties fo:border="0.002cm solid #000000" style:vertical-align="middle"/>
      <style:text-properties style:font-name="Calibri" fo:font-size="10pt" style:font-name-asian="ＭＳ Ｐゴシック1" style:font-size-asian="10pt" style:font-name-complex="Calibri" style:font-size-complex="10pt"/>
    </style:style>
    <style:style style:name="ce53" style:family="table-cell" style:parent-style-name="Default">
      <style:table-cell-properties style:vertical-align="middle"/>
      <style:text-properties fo:font-size="10pt" style:font-size-asian="10pt" style:font-size-complex="10pt"/>
    </style:style>
    <style:style style:name="ce131" style:family="table-cell" style:parent-style-name="Excel_20_Built-in_20_Normal" style:data-style-name="N8159">
      <style:table-cell-properties style:text-align-source="fix" style:repeat-content="false" fo:border="0.002cm solid #000000" style:vertical-align="middle"/>
      <style:paragraph-properties fo:text-align="start"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fo:wrap-option="wrap" fo:border="0.002cm solid #000000" style:vertical-align="middle"/>
      <style:paragraph-properties fo:text-align="start" fo:margin-left="0cm"/>
      <style:text-properties style:font-name="ＭＳ Ｐゴシック" fo:font-size="10pt" fo:language="en" fo:country="US" style:text-underline-mode="continuous" style:text-overline-mode="continuous" style:text-line-through-mode="continuous" style:font-name-asian="ＭＳ Ｐゴシック" style:font-size-asian="10pt" style:language-asian="ja" style:country-asian="JP" style:font-size-complex="10pt" style:language-complex="hi" style:country-complex="IN" style:text-emphasize="none" style:font-relief="none" style:text-overline-style="none" style:text-overline-color="font-color"/>
    </style:style>
    <style:style style:name="ce133" style:family="table-cell" style:parent-style-name="Excel_20_Built-in_20_Normal">
      <style:table-cell-properties style:text-align-source="fix" style:repeat-content="false" fo:wrap-option="wrap" fo:border="0.002cm solid #000000" style:vertical-align="middle"/>
      <style:paragraph-properties fo:text-align="start" fo:margin-left="0cm"/>
      <style:text-properties style:font-name="Calibri" fo:font-size="10pt" fo:language="en" fo:country="US" style:text-underline-mode="continuous" style:text-overline-mode="continuous" style:text-line-through-mode="continuous" style:font-name-asian="ＭＳ Ｐゴシック1" style:font-size-asian="10pt" style:language-asian="ja" style:country-asian="JP" style:font-name-complex="Calibri" style:font-size-complex="10pt" style:language-complex="hi" style:country-complex="IN" style:text-emphasize="none" style:font-relief="none" style:text-overline-style="none" style:text-overline-color="font-color"/>
    </style:style>
    <style:style style:name="ce134" style:family="table-cell" style:parent-style-name="Excel_20_Built-in_20_Normal">
      <style:table-cell-properties style:text-align-source="fix" style:repeat-content="false" fo:wrap-option="wrap" fo:border="0.002cm solid #000000" style:vertical-align="middle"/>
      <style:paragraph-properties fo:text-align="start"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5" style:family="table-cell" style:parent-style-name="Excel_20_Built-in_20_Normal">
      <style:table-cell-properties style:text-align-source="fix" style:repeat-content="false" fo:wrap-option="wrap" fo:border="0.002cm solid #000000" style:vertical-align="middle"/>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6"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37"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fo:font-size="10pt" style:font-size-asian="10pt" style:font-size-complex="10pt"/>
    </style:style>
    <style:style style:name="ce138" style:family="table-cell" style:parent-style-name="Excel_20_Built-in_20_Normal">
      <style:table-cell-properties fo:wrap-option="wrap" fo:border="0.002cm solid #000000" style:vertical-align="middle"/>
      <style:text-properties style:font-name="Calibri" fo:font-size="10pt" style:font-name-asian="ＭＳ Ｐゴシック1" style:font-size-asian="10pt" style:font-name-complex="Calibri" style:font-size-complex="10pt"/>
    </style:style>
    <style:style style:name="ce139" style:family="table-cell" style:parent-style-name="Excel_20_Built-in_20_Normal">
      <style:table-cell-properties style:text-align-source="fix" style:repeat-content="false" fo:wrap-option="wrap" fo:border="0.002cm solid #000000" style:vertical-align="top"/>
      <style:paragraph-properties fo:text-align="start" fo:margin-left="0cm"/>
      <style:text-properties style:font-name="Calibri" fo:font-size="10pt" style:font-name-asian="ＭＳ Ｐゴシック1" style:font-size-asian="10pt" style:font-name-complex="Calibri" style:font-size-complex="10pt"/>
    </style:style>
    <style:style style:name="ce140" style:family="table-cell" style:parent-style-name="Default">
      <style:table-cell-properties fo:wrap-option="wrap" style:vertical-align="middle"/>
      <style:text-properties fo:font-size="10pt" style:font-size-asian="10pt" style:font-size-complex="10pt"/>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5" style:family="table-cell" style:parent-style-name="Default">
      <style:table-cell-properties fo:background-color="#cfe7f5" style:text-align-source="fix" style:repeat-content="false" fo:border="0.002cm solid #000000" style:vertical-align="middle"/>
      <style:paragraph-properties fo:text-align="center" fo:margin-left="0cm"/>
      <style:text-properties fo:font-size="11pt" style:font-size-asian="11pt" style:font-size-complex="11pt"/>
    </style:style>
    <style:style style:name="ce56" style:family="table-cell" style:parent-style-name="Excel_20_Built-in_20_Normal">
      <style:table-cell-properties fo:background-color="#cfe7f5" style:text-align-source="fix" style:repeat-content="false" fo:border="0.002cm solid #000000" style:vertical-align="middle"/>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41" style:family="table-cell" style:parent-style-name="Default">
      <style:table-cell-properties fo:background-color="#ccffcc" fo:border="0.002cm solid #000000"/>
      <style:text-properties fo:font-size="11pt" fo:font-weight="bold" style:font-size-asian="11pt" style:font-weight-asian="bold" style:font-size-complex="11pt" style:font-weight-complex="bold"/>
    </style:style>
    <style:style style:name="ce142" style:family="table-cell" style:parent-style-name="Default">
      <style:table-cell-properties fo:background-color="#ccffcc" fo:border="0.002cm solid #000000"/>
    </style:style>
    <style:style style:name="ce143" style:family="table-cell" style:parent-style-name="Excel_20_Built-in_20_Normal">
      <style:table-cell-properties fo:background-color="#ccffcc" fo:border="0.002cm solid #000000"/>
      <style:text-properties fo:font-weight="bold" style:font-weight-asian="bold" style:font-weight-complex="bold"/>
    </style:style>
    <style:style style:name="ce144" style:family="table-cell" style:parent-style-name="Excel_20_Built-in_20_Normal">
      <style:table-cell-properties fo:background-color="#ccffcc" fo:border="0.002cm solid #000000"/>
    </style:style>
    <style:style style:name="ce145" style:family="table-cell" style:parent-style-name="Default">
      <style:table-cell-properties fo:background-color="#99ccff" fo:border="0.002cm solid #000000"/>
      <style:text-properties fo:font-size="11pt" style:font-size-asian="11pt" style:font-size-complex="11pt"/>
    </style:style>
    <style:style style:name="ce146" style:family="table-cell" style:parent-style-name="Default">
      <style:table-cell-properties fo:background-color="#99ccff" fo:border="0.002cm solid #000000"/>
    </style:style>
    <style:style style:name="ce147" style:family="table-cell" style:parent-style-name="Default">
      <style:table-cell-properties fo:border="0.002cm solid #000000"/>
    </style:style>
    <style:style style:name="ce148" style:family="table-cell" style:parent-style-name="Excel_20_Built-in_20_Normal">
      <style:table-cell-properties fo:background-color="#99ccff" fo:border="0.002cm solid #000000"/>
    </style:style>
    <style:style style:name="ce149" style:family="table-cell" style:parent-style-name="Default">
      <style:table-cell-properties fo:background-color="#ccffff" fo:border="0.002cm solid #000000"/>
    </style:style>
    <style:style style:name="ce150" style:family="table-cell" style:parent-style-name="Excel_20_Built-in_20_Normal">
      <style:table-cell-properties fo:background-color="#ccffff" fo:border="0.002cm solid #000000"/>
    </style:style>
    <style:style style:name="ce151" style:family="table-cell" style:parent-style-name="Default" style:data-style-name="N100">
      <style:table-cell-properties fo:border="0.002cm solid #000000"/>
    </style:style>
    <style:style style:name="ce15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border="0.002cm solid #000000"/>
      <style:text-properties fo:font-size="8pt" style:font-size-asian="8pt" style:font-size-complex="8pt"/>
    </style:style>
    <style:style style:name="ce155" style:family="table-cell" style:parent-style-name="Excel_20_Built-in_20_Normal">
      <style:table-cell-properties fo:border="0.002cm solid #000000"/>
      <style:text-properties style:font-name="ＭＳ ゴシック" fo:font-size="8pt" fo:language="en" fo:country="US" fo:font-weight="normal" style:text-underline-mode="continuous" style:text-overline-mode="continuous" style:text-line-through-mode="continuous" style:font-name-asian="ＭＳ ゴシック" style:font-size-asian="8pt" style:language-asian="ja" style:country-asian="JP" style:font-weight-asian="normal" style:font-size-complex="8pt" style:language-complex="hi" style:country-complex="IN" style:font-weight-complex="normal" style:text-emphasize="none" style:font-relief="none" style:text-overline-style="none" style:text-overline-color="font-color"/>
    </style:style>
    <style:style style:name="ce156" style:family="table-cell" style:parent-style-name="Excel_20_Built-in_20_Normal">
      <style:table-cell-properties fo:border="0.002cm solid #000000" style:vertical-align="middle"/>
      <style:text-properties style:font-name="ＭＳ ゴシック" fo:font-size="8pt" fo:language="en" fo:country="US" fo:font-weight="normal" style:text-underline-mode="continuous" style:text-overline-mode="continuous" style:text-line-through-mode="continuous" style:font-name-asian="ＭＳ ゴシック" style:font-size-asian="8pt" style:language-asian="ja" style:country-asian="JP" style:font-weight-asian="normal" style:font-size-complex="8pt" style:language-complex="hi" style:country-complex="IN" style:font-weight-complex="normal" style:text-emphasize="none" style:font-relief="none" style:text-overline-style="none" style:text-overline-color="font-color"/>
    </style:style>
    <style:style style:name="ce157" style:family="table-cell" style:parent-style-name="Excel_20_Built-in_20_Normal">
      <style:table-cell-properties fo:background-color="#eeeeee" style:text-align-source="fix" style:repeat-content="false" fo:border="0.002cm solid #000000" style:vertical-align="middle"/>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58" style:family="table-cell" style:parent-style-name="Excel_20_Built-in_20_Normal">
      <style:table-cell-properties fo:background-color="#ccffff" style:text-align-source="fix" style:repeat-content="false" fo:border="0.002cm solid #000000"/>
      <style:paragraph-properties fo:text-align="center" fo:margin-left="0cm"/>
    </style:style>
    <style:style style:name="ce159" style:family="table-cell" style:parent-style-name="Excel_20_Built-in_20_Normal">
      <style:table-cell-properties fo:background-color="#ccffcc" style:text-align-source="fix" style:repeat-content="false" fo:border="0.002cm solid #000000"/>
      <style:paragraph-properties fo:text-align="center" fo:margin-left="0cm"/>
    </style:style>
    <style:style style:name="ce160" style:family="table-cell" style:parent-style-name="Default">
      <style:table-cell-properties style:text-align-source="fix" style:repeat-content="false" fo:border="0.002cm solid #000000"/>
      <style:paragraph-properties fo:text-align="center" fo:margin-left="0cm"/>
      <style:text-properties style:font-name="ＭＳ ゴシック" style:font-name-asian="ＭＳ ゴシック"/>
    </style:style>
    <style:style style:name="ce161" style:family="table-cell" style:parent-style-name="Default">
      <style:table-cell-properties style:text-align-source="fix" style:repeat-content="false" fo:border="0.002cm solid #000000" style:vertical-align="middle"/>
      <style:paragraph-properties fo:text-align="center" fo:margin-left="0cm"/>
      <style:text-properties style:font-name="ＭＳ ゴシック" style:font-name-asian="ＭＳ ゴシック"/>
    </style:style>
    <style:style style:name="ce162" style:family="table-cell" style:parent-style-name="Excel_20_Built-in_20_Normal">
      <style:table-cell-properties fo:border="0.002cm solid #000000"/>
      <style:text-properties style:font-name="ＭＳ Ｐゴシック" fo:font-size="10pt" style:font-name-asian="ＭＳ Ｐゴシック" style:font-size-asian="10pt" style:font-size-complex="10pt"/>
    </style:style>
    <style:style style:name="ce163" style:family="table-cell" style:parent-style-name="Excel_20_Built-in_20_Normal">
      <style:table-cell-properties fo:background-color="#ccffff" fo:border="0.002cm solid #000000"/>
      <style:text-properties style:font-name="ＭＳ Ｐゴシック" fo:font-size="10pt" style:font-name-asian="ＭＳ Ｐゴシック" style:font-size-asian="10pt" style:font-size-complex="10pt"/>
    </style:style>
    <style:style style:name="ce164" style:family="table-cell" style:parent-style-name="Excel_20_Built-in_20_Normal">
      <style:table-cell-properties fo:background-color="#ccffcc" fo:border="0.002cm solid #000000"/>
      <style:text-properties style:font-name="ＭＳ Ｐゴシック" fo:font-size="10pt" style:font-name-asian="ＭＳ Ｐゴシック" style:font-size-asian="10pt" style:font-size-complex="10pt"/>
    </style:style>
    <style:style style:name="ce165" style:family="table-cell" style:parent-style-name="Excel_20_Built-in_20_Normal">
      <style:table-cell-properties fo:border="0.002cm solid #000000"/>
      <style:text-properties style:font-name="ＭＳ Ｐゴシック" fo:font-size="10pt" fo:language="en" fo:country="US" fo:font-weight="normal" style:text-underline-mode="continuous" style:text-overline-mode="continuous" style:text-line-through-mode="continuous" style:font-name-asian="ＭＳ Ｐゴシック" style:font-size-asian="10pt" style:language-asian="ja" style:country-asian="JP" style:font-weight-asian="normal" style:font-size-complex="10pt" style:language-complex="hi" style:country-complex="IN" style:font-weight-complex="normal" style:text-emphasize="none" style:font-relief="none" style:text-overline-style="none" style:text-overline-color="font-color"/>
    </style:style>
    <style:style style:name="ce166" style:family="table-cell" style:parent-style-name="Excel_20_Built-in_20_Normal">
      <style:table-cell-properties fo:border="0.002cm solid #000000" style:vertical-align="middle"/>
      <style:text-properties style:font-name="ＭＳ Ｐゴシック" fo:font-size="10pt" fo:language="en" fo:country="US" fo:font-weight="normal" style:text-underline-mode="continuous" style:text-overline-mode="continuous" style:text-line-through-mode="continuous" style:font-name-asian="ＭＳ Ｐゴシック" style:font-size-asian="10pt" style:language-asian="ja" style:country-asian="JP" style:font-weight-asian="normal" style:font-size-complex="10pt" style:language-complex="hi" style:country-complex="IN" style:font-weight-complex="normal" style:text-emphasize="none" style:font-relief="none" style:text-overline-style="none" style:text-overline-color="font-color"/>
    </style:style>
    <style:style style:name="ce167" style:family="table-cell" style:parent-style-name="Excel_20_Built-in_20_Normal">
      <style:text-properties style:font-name="ＭＳ Ｐゴシック" fo:font-size="8pt" style:font-name-asian="ＭＳ Ｐゴシック" style:font-size-asian="8pt" style:font-size-complex="8pt"/>
    </style:style>
    <style:style style:name="ce168" style:family="table-cell" style:parent-style-name="Excel_20_Built-in_20_Normal">
      <style:table-cell-properties fo:wrap-option="wrap" fo:border="0.002cm solid #000000"/>
      <style:text-properties style:font-name="ＭＳ Ｐゴシック" fo:font-size="10pt" style:font-name-asian="ＭＳ Ｐゴシック" style:font-size-asian="10pt" style:font-size-complex="10pt"/>
    </style:style>
    <style:style style:name="ce169" style:family="table-cell" style:parent-style-name="Excel_20_Built-in_20_Normal">
      <style:table-cell-properties fo:wrap-option="wrap" fo:border="0.002cm solid #000000"/>
      <style:text-properties style:font-name="ＭＳ Ｐゴシック" fo:font-size="10pt" fo:language="en" fo:country="US" fo:font-weight="normal" style:text-underline-mode="continuous" style:text-overline-mode="continuous" style:text-line-through-mode="continuous" style:font-name-asian="ＭＳ Ｐゴシック" style:font-size-asian="10pt" style:language-asian="ja" style:country-asian="JP" style:font-weight-asian="normal" style:font-size-complex="10pt" style:language-complex="hi" style:country-complex="IN" style:font-weight-complex="normal" style:text-emphasize="none" style:font-relief="none" style:text-overline-style="none" style:text-overline-color="font-color"/>
    </style:style>
    <style:style style:name="ce76" style:family="table-cell" style:parent-style-name="Excel_20_Built-in_20_Normal">
      <style:table-cell-properties fo:border="0.002cm solid #000000" style:vertical-align="middle"/>
    </style:style>
    <style:style style:name="ce84"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text-properties fo:font-size="10pt" fo:language="en" fo:country="US" fo:font-weight="bold" style:text-underline-mode="continuous" style:text-overline-mode="continuous" style:text-line-through-mode="continuous" style:font-size-asian="10pt" style:language-asian="ja" style:country-asian="JP" style:font-weight-asian="bold" style:font-size-complex="10pt" style:language-complex="hi" style:country-complex="IN" style:font-weight-complex="bold" style:text-emphasize="none" style:font-relief="none" style:text-overline-style="none" style:text-overline-color="font-color"/>
    </style:style>
    <style:style style:name="ce85"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88"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style>
    <style:style style:name="ce89" style:family="table-cell" style:parent-style-name="Excel_20_Built-in_20_Normal">
      <style:table-cell-properties fo:background-color="#eeeeee" style:text-align-source="fix" style:repeat-content="false" fo:wrap-option="wrap" fo:border="0.002cm solid #000000" style:vertical-align="top"/>
      <style:paragraph-properties fo:text-align="center" fo:margin-left="0cm"/>
    </style:style>
    <style:style style:name="ce91" style:family="table-cell" style:parent-style-name="Excel_20_Built-in_20_Normal">
      <style:table-cell-properties style:text-align-source="fix" style:repeat-content="false" fo:border="0.002cm solid #000000"/>
      <style:paragraph-properties fo:text-align="center" fo:margin-left="0cm"/>
    </style:style>
    <style:style style:name="ce100" style:family="table-cell" style:parent-style-name="Excel_20_Built-in_20_Normal">
      <style:table-cell-properties fo:background-color="#ffffcc" style:text-align-source="fix" style:repeat-content="false" fo:border="0.002cm solid #000000" style:vertical-align="middle"/>
      <style:paragraph-properties fo:text-align="center" fo:margin-left="0cm"/>
      <style:text-properties fo:language="en" fo:country="US" fo:font-weight="bold" style:text-underline-mode="continuous" style:text-overline-mode="continuous" style:text-line-through-mode="continuous" style:language-asian="ja" style:country-asian="JP" style:font-weight-asian="bold" style:language-complex="hi" style:country-complex="IN" style:font-weight-complex="bold" style:text-emphasize="none" style:font-relief="none" style:text-overline-style="none" style:text-overline-color="font-color"/>
    </style:style>
    <style:style style:name="ce101" style:family="table-cell" style:parent-style-name="Excel_20_Built-in_20_Normal">
      <style:table-cell-properties fo:background-color="#ffffcc" style:text-align-source="fix" style:repeat-content="false" fo:wrap-option="wrap" fo:border="0.002cm solid #000000" style:vertical-align="top"/>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2" style:family="table-cell" style:parent-style-name="Excel_20_Built-in_20_Normal">
      <style:table-cell-properties fo:background-color="#ccff00" style:text-align-source="fix" style:repeat-content="false" fo:border="0.002cm solid #000000" style:vertical-align="middle"/>
      <style:paragraph-properties fo:text-align="center" fo:margin-left="0cm"/>
      <style:text-properties fo:language="en" fo:country="US" fo:font-weight="bold" style:text-underline-mode="continuous" style:text-overline-mode="continuous" style:text-line-through-mode="continuous" style:language-asian="ja" style:country-asian="JP" style:font-weight-asian="bold" style:language-complex="hi" style:country-complex="IN" style:font-weight-complex="bold" style:text-emphasize="none" style:font-relief="none" style:text-overline-style="none" style:text-overline-color="font-color"/>
    </style:style>
    <style:style style:name="ce103" style:family="table-cell" style:parent-style-name="Excel_20_Built-in_20_Normal">
      <style:table-cell-properties fo:background-color="#eeeeee" style:text-align-source="fix" style:repeat-content="false" fo:border="0.002cm solid #000000" style:vertical-align="middle"/>
      <style:paragraph-properties fo:text-align="center" fo:margin-left="0cm"/>
      <style:text-properties fo:language="en" fo:country="US" fo:font-weight="bold" style:text-underline-mode="continuous" style:text-overline-mode="continuous" style:text-line-through-mode="continuous" style:language-asian="ja" style:country-asian="JP" style:font-weight-asian="bold" style:language-complex="hi" style:country-complex="IN" style:font-weight-complex="bold" style:text-emphasize="none" style:font-relief="none" style:text-overline-style="none" style:text-overline-color="font-color"/>
    </style:style>
    <style:style style:name="ce104" style:family="table-cell" style:parent-style-name="Excel_20_Built-in_20_Normal">
      <style:table-cell-properties fo:background-color="#eeeeee" style:text-align-source="fix" style:repeat-content="false" fo:wrap-option="wrap" fo:border="0.002cm solid #000000" style:vertical-align="middle"/>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5" style:family="table-cell" style:parent-style-name="Excel_20_Built-in_20_Normal">
      <style:table-cell-properties fo:background-color="#ccff00" style:text-align-source="fix" style:repeat-content="false" fo:border="0.002cm solid #000000" style:vertical-align="middle"/>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6" style:family="table-cell" style:parent-style-name="Excel_20_Built-in_20_Normal">
      <style:table-cell-properties fo:background-color="#ffcc00" style:text-align-source="fix" style:repeat-content="false" fo:border="0.002cm solid #000000" style:vertical-align="middle"/>
      <style:paragraph-properties fo:text-align="center"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07" style:family="table-cell" style:parent-style-name="Excel_20_Built-in_20_Normal">
      <style:table-cell-properties fo:background-color="#ccff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8" style:family="table-cell" style:parent-style-name="Excel_20_Built-in_20_Normal">
      <style:table-cell-properties fo:background-color="#eeeeee" fo:border="0.002cm solid #000000" style:vertical-align="middle"/>
    </style:style>
    <style:style style:name="ce109" style:family="table-cell" style:parent-style-name="Excel_20_Built-in_20_Normal">
      <style:table-cell-properties fo:background-color="#ccffff" style:text-align-source="fix" style:repeat-content="false" fo:border="0.002cm solid #000000" style:vertical-align="middle"/>
      <style:paragraph-properties fo:text-align="center" fo:margin-left="0cm"/>
      <style:text-properties style:font-name="Calibri" fo:font-weight="bold" style:font-name-asian="ＭＳ Ｐゴシック1" style:font-weight-asian="bold" style:font-name-complex="Calibri" style:font-weight-complex="bold"/>
    </style:style>
    <style:style style:name="ce110" style:family="table-cell" style:parent-style-name="Excel_20_Built-in_20_Normal">
      <style:table-cell-properties fo:background-color="#9999ff" style:text-align-source="fix" style:repeat-content="false" fo:border="0.002cm solid #000000"/>
      <style:paragraph-properties fo:text-align="center" fo:margin-left="0cm"/>
    </style:style>
    <style:style style:name="ce111" style:family="table-cell" style:parent-style-name="Excel_20_Built-in_20_Normal">
      <style:table-cell-properties fo:background-color="#9999ff" fo:border="0.002cm solid #000000"/>
    </style:style>
    <style:style style:name="ce112" style:family="table-cell" style:parent-style-name="Excel_20_Built-in_20_Normal">
      <style:table-cell-properties fo:background-color="#ffffcc" style:text-align-source="fix" style:repeat-content="false" fo:wrap-option="wrap" fo:border="0.002cm solid #000000" style:vertical-align="top"/>
      <style:paragraph-properties fo:text-align="start" fo:margin-left="0cm"/>
      <style:text-properties style:font-name="Calibri" fo:language="en" fo:country="US" style:text-underline-mode="continuous" style:text-overline-mode="continuous" style:text-line-through-mode="continuous" style:font-name-asian="ＭＳ Ｐゴシック1" style:language-asian="ja" style:country-asian="JP" style:font-name-complex="Calibri" style:language-complex="hi" style:country-complex="IN" style:text-emphasize="none" style:font-relief="none" style:text-overline-style="none" style:text-overline-color="font-color"/>
    </style:style>
    <style:style style:name="ce113" style:family="table-cell" style:parent-style-name="Excel_20_Built-in_20_Normal">
      <style:table-cell-properties fo:background-color="#eeeeee" style:text-align-source="fix" style:repeat-content="false" fo:wrap-option="wrap" fo:border="0.002cm solid #000000" style:vertical-align="top"/>
      <style:paragraph-properties fo:text-align="start" fo:margin-left="0cm"/>
      <style:text-properties fo:language="en" fo:country="US" style:text-underline-mode="continuous" style:text-overline-mode="continuous" style:text-line-through-mode="continuous" style:language-asian="ja" style:country-asian="JP" style:language-complex="hi" style:country-complex="IN" style:text-emphasize="none" style:font-relief="none" style:text-overline-style="none" style:text-overline-color="font-color"/>
    </style:style>
    <style:style style:name="ce114" style:family="table-cell" style:parent-style-name="Excel_20_Built-in_20_Normal">
      <style:table-cell-properties style:text-align-source="fix" style:repeat-content="false" fo:border="0.002cm solid #000000" style:vertical-align="top"/>
      <style:paragraph-properties fo:text-align="center" fo:margin-left="0cm"/>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15" style:family="table-cell" style:parent-style-name="Excel_20_Built-in_20_Normal">
      <style:table-cell-properties style:text-align-source="fix" style:repeat-content="false" fo:border="0.002cm solid #000000" style:vertical-align="top"/>
      <style:paragraph-properties fo:text-align="center" fo:margin-left="0cm"/>
    </style:style>
    <style:style style:name="ce116" style:family="table-cell" style:parent-style-name="Excel_20_Built-in_20_Normal">
      <style:table-cell-properties fo:background-color="#eeeeee" style:text-align-source="fix" style:repeat-content="false" fo:border="0.002cm solid #000000" style:vertical-align="top"/>
      <style:paragraph-properties fo:text-align="center" fo:margin-left="0cm"/>
      <style:text-properties fo:font-weight="bold" style:font-weight-asian="bold" style:font-weight-complex="bold"/>
    </style:style>
    <style:style style:name="ce117" style:family="table-cell" style:parent-style-name="Excel_20_Built-in_20_Normal">
      <style:table-cell-properties style:text-align-source="fix" style:repeat-content="false" fo:border="0.002cm solid #000000" style:vertical-align="top"/>
      <style:paragraph-properties fo:text-align="start" fo:margin-left="0cm"/>
      <style:text-properties style:font-name="Calibri" style:font-name-asian="ＭＳ Ｐゴシック1" style:font-name-complex="Calibri"/>
    </style:style>
    <style:style style:name="ce118" style:family="table-cell" style:parent-style-name="Excel_20_Built-in_20_Normal" style:data-style-name="N8099">
      <style:table-cell-properties fo:background-color="#eeeeee" style:text-align-source="fix" style:repeat-content="false" fo:border="0.002cm solid #000000" style:vertical-align="top"/>
      <style:paragraph-properties fo:text-align="center" fo:margin-left="0cm"/>
    </style:style>
    <style:style style:name="ce119" style:family="table-cell" style:parent-style-name="Excel_20_Built-in_20_Normal">
      <style:table-cell-properties fo:background-color="#ccffff" fo:border="0.002cm solid #000000" style:vertical-align="middle"/>
      <style:text-properties fo:font-size="10pt" fo:language="en" fo:country="US" style:text-underline-mode="continuous" style:text-overline-mode="continuous" style:text-line-through-mode="continuous" style:font-size-asian="10pt" style:language-asian="ja" style:country-asian="JP" style:font-size-complex="10pt" style:language-complex="hi" style:country-complex="IN" style:text-emphasize="none" style:font-relief="none" style:text-overline-style="none" style:text-overline-color="font-color"/>
    </style:style>
    <style:style style:name="ce120" style:family="table-cell" style:parent-style-name="Excel_20_Built-in_20_Normal">
      <style:table-cell-properties style:text-align-source="fix" style:repeat-content="false" fo:border="0.002cm solid #000000" style:vertical-align="top"/>
      <style:paragraph-properties fo:text-align="start" fo:margin-left="0cm"/>
    </style:style>
    <style:style style:name="ce121" style:family="table-cell" style:parent-style-name="Excel_20_Built-in_20_Normal">
      <style:table-cell-properties fo:background-color="#ccffff" style:text-align-source="fix" style:repeat-content="false" fo:border="0.002cm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22" style:family="table-cell" style:parent-style-name="Excel_20_Built-in_20_Normal" style:data-style-name="N8010">
      <style:table-cell-properties style:text-align-source="fix" style:repeat-content="false" fo:border="0.002cm solid #000000" style:vertical-align="top"/>
      <style:paragraph-properties fo:text-align="center" fo:margin-left="0cm"/>
    </style:style>
    <style:style style:name="ce123" style:family="table-cell" style:parent-style-name="Excel_20_Built-in_20_Normal">
      <style:table-cell-properties style:text-align-source="fix" style:repeat-content="false" fo:border="0.002cm solid #000000" style:vertical-align="middle"/>
      <style:paragraph-properties fo:text-align="center" fo:margin-left="0cm"/>
      <style:text-properties fo:font-size="10pt" style:font-size-asian="10pt" style:font-size-complex="10pt"/>
    </style:style>
    <style:style style:name="ce124" style:family="table-cell" style:parent-style-name="Excel_20_Built-in_20_Normal">
      <style:table-cell-properties style:text-align-source="fix" style:repeat-content="false" fo:border="0.002cm solid #000000" style:vertical-align="middle"/>
      <style:paragraph-properties fo:text-align="center" fo:margin-left="0cm"/>
    </style:style>
    <style:style style:name="ce125" style:family="table-cell" style:parent-style-name="Default" style:data-style-name="N109"/>
    <style:style style:name="ce126" style:family="table-cell" style:parent-style-name="Default" style:data-style-name="N44"/>
    <style:style style:name="ce205" style:family="table-cell" style:parent-style-name="Excel_20_Built-in_20_Normal">
      <style:table-cell-properties fo:wrap-option="wrap" fo:border="none" style:vertical-align="top"/>
    </style:style>
    <style:style style:name="ce206" style:family="table-cell" style:parent-style-name="Excel_20_Built-in_20_Normal">
      <style:table-cell-properties style:glyph-orientation-vertical="0" style:text-align-source="fix" style:repeat-content="false" fo:wrap-option="wrap" fo:border="none" style:direction="ltr" style:vertical-align="top"/>
      <style:paragraph-properties fo:text-align="start" fo:margin-left="0cm"/>
    </style:style>
    <style:style style:name="ce207" style:family="table-cell" style:parent-style-name="Excel_20_Built-in_20_Normal" style:data-style-name="N8100">
      <style:table-cell-properties style:glyph-orientation-vertical="0" style:text-align-source="fix" style:repeat-content="false" fo:wrap-option="wrap" fo:border="none" style:direction="ltr" style:vertical-align="top"/>
      <style:paragraph-properties fo:text-align="start" fo:margin-left="0cm"/>
    </style:style>
    <style:style style:name="T1" style:family="text">
      <style:text-properties style:font-name="Calibri" style:font-name-asian="ＭＳ Ｐゴシック1" style:font-name-complex="Calibri"/>
    </style:style>
    <style:style style:name="T2" style:family="text">
      <style:text-properties style:font-name="ＭＳ Ｐゴシック" fo:font-size="8pt" style:font-name-asian="ＭＳ Ｐゴシック" style:font-size-asian="8pt" style:font-name-complex="Calibri" style:font-size-complex="8pt"/>
    </style:style>
  </office:automatic-styles>
  <office:body>
    <office:spreadsheet>
      <table:calculation-settings table:case-sensitive="false" table:automatic-find-labels="false" table:use-regular-expressions="false">
        <table:iteration table:maximum-difference="0.0001"/>
      </table:calculation-settings>
      <table:table table:name="表紙" table:style-name="ta10" table:print="false">
        <office:forms form:automatic-focus="false" form:apply-design-mode="false"/>
        <table:table-column table:style-name="co78" table:default-cell-style-name="Default"/>
        <table:table-column table:style-name="co79" table:default-cell-style-name="Default"/>
        <table:table-column table:style-name="co80" table:default-cell-style-name="Excel_20_Built-in_20_Normal"/>
        <table:table-column table:style-name="co81" table:default-cell-style-name="Excel_20_Built-in_20_Normal"/>
        <table:table-column table:style-name="co5" table:number-columns-repeated="1020" table:default-cell-style-name="Excel_20_Built-in_20_Normal"/>
        <table:table-row table:style-name="ro1" table:number-rows-repeated="2">
          <table:table-cell table:number-columns-repeated="2"/>
          <table:table-cell table:style-name="Default" table:number-columns-repeated="1022"/>
        </table:table-row>
        <table:table-row table:style-name="ro45">
          <table:table-cell table:number-columns-repeated="2"/>
          <table:table-cell table:style-name="ce1" office:value-type="string">
            <text:p>ShikiAI設計書</text:p>
          </table:table-cell>
          <table:table-cell table:style-name="Default" table:number-columns-repeated="1021"/>
        </table:table-row>
        <table:table-row table:style-name="ro1" table:number-rows-repeated="4">
          <table:table-cell table:number-columns-repeated="2"/>
          <table:table-cell table:style-name="Default" table:number-columns-repeated="1022"/>
        </table:table-row>
        <table:table-row table:style-name="ro3">
          <table:table-cell table:number-columns-repeated="2"/>
          <table:table-cell table:style-name="Default" table:number-columns-repeated="2"/>
          <table:table-cell table:number-columns-repeated="1020"/>
        </table:table-row>
        <table:table-row table:style-name="ro48">
          <table:table-cell table:number-columns-repeated="2"/>
          <table:table-cell table:style-name="ce205" office:value-type="string">
            <text:p>ドキュメント名:</text:p>
          </table:table-cell>
          <table:table-cell table:style-name="ce205" office:value-type="string">
            <text:p>ShikiAI_設計書.xlsx</text:p>
          </table:table-cell>
          <table:table-cell table:number-columns-repeated="1020"/>
        </table:table-row>
        <table:table-row table:style-name="ro49">
          <table:table-cell table:number-columns-repeated="2"/>
          <table:table-cell table:style-name="ce205" office:value-type="string">
            <text:p>プロジェクト名:</text:p>
          </table:table-cell>
          <table:table-cell table:style-name="ce205" office:value-type="string">
            <text:p>ShikiAI（技術課題用のプログラム）</text:p>
          </table:table-cell>
          <table:table-cell table:number-columns-repeated="1020"/>
        </table:table-row>
        <table:table-row table:style-name="ro6">
          <table:table-cell table:number-columns-repeated="2"/>
          <table:table-cell table:style-name="ce206" office:value-type="string">
            <text:p>作成者:</text:p>
          </table:table-cell>
          <table:table-cell table:style-name="ce206" office:value-type="string">
            <text:p>羅　承浩</text:p>
          </table:table-cell>
          <table:table-cell table:number-columns-repeated="1020"/>
        </table:table-row>
        <table:table-row table:style-name="ro6">
          <table:table-cell table:number-columns-repeated="2"/>
          <table:table-cell table:style-name="ce206" office:value-type="string">
            <text:p>作成日:</text:p>
          </table:table-cell>
          <table:table-cell table:style-name="ce207" office:value-type="string">
            <text:p>2025/07</text:p>
          </table:table-cell>
          <table:table-cell table:number-columns-repeated="1020"/>
        </table:table-row>
        <table:table-row table:style-name="ro50">
          <table:table-cell table:number-columns-repeated="2"/>
          <table:table-cell table:style-name="ce206" office:value-type="string">
            <text:p>目的</text:p>
          </table:table-cell>
          <table:table-cell table:style-name="ce206" office:value-type="string">
            <text:p>本ドキュメントはShikiAIプロジェクトにおける学習環境・設定・処理内容を記載した設計書兼、技術仕様書である。</text:p>
            <text:p>尚、利便性を考慮し、作業記録や検証ログも本書に記述する。</text:p>
          </table:table-cell>
          <table:table-cell table:number-columns-repeated="1020"/>
        </table:table-row>
        <table:table-row table:style-name="ro3" table:number-rows-repeated="2">
          <table:table-cell table:number-columns-repeated="1024"/>
        </table:table-row>
        <table:table-row table:style-name="ro6">
          <table:table-cell table:number-columns-repeated="2"/>
          <table:table-cell office:value-type="string">
            <text:p>ShikiAIとは:</text:p>
          </table:table-cell>
          <table:table-cell table:number-columns-repeated="1021"/>
        </table:table-row>
        <table:table-row table:style-name="ro3">
          <table:table-cell table:number-columns-repeated="2"/>
          <table:table-cell table:style-name="ce4" office:value-type="string" table:number-columns-spanned="2" table:number-rows-spanned="3">
            <text:p>画像データからナンバープレートを検出し自動でバウンティボックス描写、黄色ナンバープレート検出数出力するプログラムです。</text:p>
          </table:table-cell>
          <table:covered-table-cell/>
          <table:table-cell table:number-columns-repeated="1020"/>
        </table:table-row>
        <table:table-row table:style-name="ro3">
          <table:table-cell table:number-columns-repeated="2"/>
          <table:covered-table-cell table:number-columns-repeated="2"/>
          <table:table-cell table:number-columns-repeated="1020"/>
        </table:table-row>
        <table:table-row table:style-name="ro3">
          <table:table-cell table:number-columns-repeated="2"/>
          <table:covered-table-cell table:number-columns-repeated="2"/>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table table:name="環境定義" table:style-name="ta6" table:print="false">
        <office:forms form:automatic-focus="false" form:apply-design-mode="false"/>
        <table:table-column table:style-name="co17" table:default-cell-style-name="Default"/>
        <table:table-column table:style-name="co19" table:default-cell-style-name="Default"/>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5" table:number-columns-repeated="1019" table:default-cell-style-name="Excel_20_Built-in_20_Normal"/>
        <table:table-row table:style-name="ro16">
          <table:table-cell/>
          <table:table-cell table:style-name="ce1" office:value-type="string">
            <text:p>環境定義</text:p>
          </table:table-cell>
          <table:table-cell table:style-name="Default" table:number-columns-repeated="1022"/>
        </table:table-row>
        <table:table-row table:style-name="ro1">
          <table:table-cell table:number-columns-repeated="2"/>
          <table:table-cell table:style-name="Default" table:number-columns-repeated="1022"/>
        </table:table-row>
        <table:table-row table:style-name="ro3">
          <table:table-cell/>
          <table:table-cell table:style-name="ce62" office:value-type="string">
            <text:p>項番</text:p>
          </table:table-cell>
          <table:table-cell table:style-name="ce63" office:value-type="string">
            <text:p>項目</text:p>
          </table:table-cell>
          <table:table-cell table:style-name="ce63" office:value-type="string">
            <text:p>バージョン</text:p>
          </table:table-cell>
          <table:table-cell table:style-name="ce63" office:value-type="string">
            <text:p>備考</text:p>
          </table:table-cell>
          <table:table-cell table:style-name="Default" table:number-columns-repeated="1019"/>
        </table:table-row>
        <table:table-row table:style-name="ro3">
          <table:table-cell/>
          <table:table-cell table:style-name="ce62" table:formula="of:=ROW()-3" office:value-type="float" office:value="1">
            <text:p>1</text:p>
          </table:table-cell>
          <table:table-cell table:style-name="ce64" office:value-type="string" table:number-columns-spanned="3" table:number-rows-spanned="1">
            <text:p>基本環境</text:p>
          </table:table-cell>
          <table:covered-table-cell table:number-columns-repeated="2" table:style-name="ce63"/>
          <table:table-cell table:style-name="Default" table:number-columns-repeated="1019"/>
        </table:table-row>
        <table:table-row table:style-name="ro6">
          <table:table-cell/>
          <table:table-cell table:style-name="ce62" table:formula="of:=ROW()-3" office:value-type="float" office:value="2">
            <text:p>2</text:p>
          </table:table-cell>
          <table:table-cell table:style-name="ce65" office:value-type="string">
            <text:p>OS</text:p>
          </table:table-cell>
          <table:table-cell table:style-name="ce65" office:value-type="string">
            <text:p>Windows 11 Pro</text:p>
          </table:table-cell>
          <table:table-cell table:style-name="ce65" office:value-type="string">
            <text:p>23H2 OSビルド 22631.5335</text:p>
          </table:table-cell>
          <table:table-cell table:number-columns-repeated="1019"/>
        </table:table-row>
        <table:table-row table:style-name="ro3">
          <table:table-cell/>
          <table:table-cell table:style-name="ce62" table:formula="of:=ROW()-3" office:value-type="float" office:value="3">
            <text:p>3</text:p>
          </table:table-cell>
          <table:table-cell table:style-name="ce65" office:value-type="string">
            <text:p>GPU</text:p>
          </table:table-cell>
          <table:table-cell table:style-name="ce65" office:value-type="string">
            <text:p>RTX 4070 Ti SUPER</text:p>
          </table:table-cell>
          <table:table-cell table:style-name="ce65" office:value-type="string">
            <text:p>VRAM 12GB</text:p>
          </table:table-cell>
          <table:table-cell table:number-columns-repeated="1019"/>
        </table:table-row>
        <table:table-row table:style-name="ro6">
          <table:table-cell/>
          <table:table-cell table:style-name="ce62" table:formula="of:=ROW()-3" office:value-type="float" office:value="4">
            <text:p>4</text:p>
          </table:table-cell>
          <table:table-cell table:style-name="ce65" office:value-type="string">
            <text:p>NVIDIA</text:p>
          </table:table-cell>
          <table:table-cell table:style-name="ce65" office:value-type="float" office:value="566.03">
            <text:p>566.03</text:p>
          </table:table-cell>
          <table:table-cell table:style-name="ce65" office:value-type="string">
            <text:p>CUDAサポートバージョン 12.7</text:p>
          </table:table-cell>
          <table:table-cell table:number-columns-repeated="1019"/>
        </table:table-row>
        <table:table-row table:style-name="ro6">
          <table:table-cell/>
          <table:table-cell table:style-name="ce62" table:formula="of:=ROW()-3" office:value-type="float" office:value="5">
            <text:p>5</text:p>
          </table:table-cell>
          <table:table-cell table:style-name="ce65" office:value-type="string">
            <text:p>Python</text:p>
          </table:table-cell>
          <table:table-cell table:style-name="ce65" office:value-type="string">
            <text:p>3.10.11</text:p>
          </table:table-cell>
          <table:table-cell table:style-name="ce65" office:value-type="string">
            <text:p>Python本体バージョン</text:p>
          </table:table-cell>
          <table:table-cell table:number-columns-repeated="1019"/>
        </table:table-row>
        <table:table-row table:style-name="ro3">
          <table:table-cell/>
          <table:table-cell table:style-name="ce62" table:formula="of:=ROW()-3" office:value-type="float" office:value="6">
            <text:p>6</text:p>
          </table:table-cell>
          <table:table-cell table:style-name="ce66" office:value-type="string">
            <text:p>pip</text:p>
          </table:table-cell>
          <table:table-cell table:style-name="ce65" office:value-type="string">
            <text:p>25.1.1</text:p>
          </table:table-cell>
          <table:table-cell table:style-name="ce65" office:value-type="string">
            <text:p>パッケージ管理ツール</text:p>
          </table:table-cell>
          <table:table-cell table:number-columns-repeated="1019"/>
        </table:table-row>
        <table:table-row table:style-name="ro3">
          <table:table-cell/>
          <table:table-cell table:style-name="ce62" table:formula="of:=ROW()-3" office:value-type="float" office:value="7">
            <text:p>7</text:p>
          </table:table-cell>
          <table:table-cell table:style-name="ce65" office:value-type="string">
            <text:p>仮想環境</text:p>
          </table:table-cell>
          <table:table-cell table:style-name="ce68" office:value-type="string">
            <text:p>venv</text:p>
          </table:table-cell>
          <table:table-cell table:style-name="ce68" office:value-type="string">
            <text:p>標準仮想環境モジュール</text:p>
          </table:table-cell>
          <table:table-cell table:number-columns-repeated="1019"/>
        </table:table-row>
        <table:table-row table:style-name="ro6">
          <table:table-cell/>
          <table:table-cell table:style-name="ce62" table:formula="of:=ROW()-3" office:value-type="float" office:value="8">
            <text:p>8</text:p>
          </table:table-cell>
          <table:table-cell table:style-name="ce66" office:value-type="string">
            <text:p>VSCode</text:p>
          </table:table-cell>
          <table:table-cell table:style-name="ce68" office:value-type="string">
            <text:p>1.89.1</text:p>
          </table:table-cell>
          <table:table-cell table:style-name="ce68" office:value-type="string">
            <text:p>IDE（軽量エディタ）</text:p>
          </table:table-cell>
          <table:table-cell table:number-columns-repeated="1019"/>
        </table:table-row>
        <table:table-row table:style-name="ro6">
          <table:table-cell/>
          <table:table-cell table:style-name="ce62" table:formula="of:=ROW()-3" office:value-type="float" office:value="9">
            <text:p>9</text:p>
          </table:table-cell>
          <table:table-cell table:style-name="ce65" office:value-type="string">
            <text:p>VSCode 拡張機能</text:p>
          </table:table-cell>
          <table:table-cell table:style-name="ce65" office:value-type="string">
            <text:p>Python</text:p>
          </table:table-cell>
          <table:table-cell table:style-name="ce65" office:value-type="string">
            <text:p>拡張機能ID：ms-python.python</text:p>
          </table:table-cell>
          <table:table-cell table:number-columns-repeated="1019"/>
        </table:table-row>
        <table:table-row table:style-name="ro6">
          <table:table-cell/>
          <table:table-cell table:style-name="ce62" table:formula="of:=ROW()-3" office:value-type="float" office:value="10">
            <text:p>10</text:p>
          </table:table-cell>
          <table:table-cell table:style-name="ce64" office:value-type="string" table:number-columns-spanned="3" table:number-rows-spanned="1">
            <text:p>機械学習・AIライブラリ</text:p>
          </table:table-cell>
          <table:covered-table-cell table:number-columns-repeated="2" table:style-name="Default"/>
          <table:table-cell table:number-columns-repeated="1019"/>
        </table:table-row>
        <table:table-row table:style-name="ro6">
          <table:table-cell/>
          <table:table-cell table:style-name="ce62" table:formula="of:=ROW()-3" office:value-type="float" office:value="11">
            <text:p>11</text:p>
          </table:table-cell>
          <table:table-cell table:style-name="ce65" office:value-type="string">
            <text:p>PyTorch</text:p>
          </table:table-cell>
          <table:table-cell table:style-name="ce65" office:value-type="string">
            <text:p>2.1.1+cu118</text:p>
          </table:table-cell>
          <table:table-cell table:style-name="ce65" office:value-type="string">
            <text:p>CUDA 11.8 対応ビルド、VRAM利用あり</text:p>
          </table:table-cell>
          <table:table-cell table:number-columns-repeated="1019"/>
        </table:table-row>
        <table:table-row table:style-name="ro6">
          <table:table-cell/>
          <table:table-cell table:style-name="ce62" table:formula="of:=ROW()-3" office:value-type="float" office:value="12">
            <text:p>12</text:p>
          </table:table-cell>
          <table:table-cell table:style-name="ce65" office:value-type="string">
            <text:p>torchvision</text:p>
          </table:table-cell>
          <table:table-cell table:style-name="ce65" office:value-type="string">
            <text:p>0.16.1+cu118</text:p>
          </table:table-cell>
          <table:table-cell table:style-name="ce65" office:value-type="string">
            <text:p>PyTorch補助ライブラリ。画像前処理などで使用</text:p>
          </table:table-cell>
          <table:table-cell table:number-columns-repeated="1019"/>
        </table:table-row>
        <table:table-row table:style-name="ro6">
          <table:table-cell/>
          <table:table-cell table:style-name="ce62" table:formula="of:=ROW()-3" office:value-type="float" office:value="13">
            <text:p>13</text:p>
          </table:table-cell>
          <table:table-cell table:style-name="ce65" office:value-type="string">
            <text:p>CUDAランタイム</text:p>
          </table:table-cell>
          <table:table-cell table:style-name="ce65" office:value-type="float" office:value="11.8">
            <text:p>11.8</text:p>
          </table:table-cell>
          <table:table-cell table:style-name="ce65" office:value-type="string">
            <text:p>PyTorchにバンドルされたCUDAランタイム</text:p>
          </table:table-cell>
          <table:table-cell table:number-columns-repeated="1019"/>
        </table:table-row>
        <table:table-row table:style-name="ro6">
          <table:table-cell/>
          <table:table-cell table:style-name="ce62" table:formula="of:=ROW()-3" office:value-type="float" office:value="14">
            <text:p>14</text:p>
          </table:table-cell>
          <table:table-cell table:style-name="ce65" office:value-type="string">
            <text:p>cuDNN</text:p>
          </table:table-cell>
          <table:table-cell table:style-name="ce65" office:value-type="float" office:value="8700">
            <text:p>8700</text:p>
          </table:table-cell>
          <table:table-cell table:style-name="ce65" office:value-type="string">
            <text:p>PyTorchバンドル版</text:p>
          </table:table-cell>
          <table:table-cell table:number-columns-repeated="1019"/>
        </table:table-row>
        <table:table-row table:style-name="ro6">
          <table:table-cell/>
          <table:table-cell table:style-name="ce62" table:formula="of:=ROW()-3" office:value-type="float" office:value="15">
            <text:p>15</text:p>
          </table:table-cell>
          <table:table-cell table:style-name="ce67" office:value-type="string">
            <text:p>CUDA Toolkit</text:p>
          </table:table-cell>
          <table:table-cell table:style-name="ce67" office:value-type="string">
            <text:p>-</text:p>
          </table:table-cell>
          <table:table-cell table:style-name="ce67" office:value-type="string">
            <text:p>未導入（nvcc 不使用）</text:p>
          </table:table-cell>
          <table:table-cell table:number-columns-repeated="1019"/>
        </table:table-row>
        <table:table-row table:style-name="ro3">
          <table:table-cell/>
          <table:table-cell table:style-name="ce62" table:formula="of:=ROW()-3" office:value-type="float" office:value="16">
            <text:p>16</text:p>
          </table:table-cell>
          <table:table-cell table:style-name="ce64" office:value-type="string" table:number-columns-spanned="3" table:number-rows-spanned="1">
            <text:p>物体検出・画像処理関連</text:p>
          </table:table-cell>
          <table:covered-table-cell table:number-columns-repeated="2" table:style-name="Default"/>
          <table:table-cell table:number-columns-repeated="1019"/>
        </table:table-row>
        <table:table-row table:style-name="ro6">
          <table:table-cell/>
          <table:table-cell table:style-name="ce62" table:formula="of:=ROW()-3" office:value-type="float" office:value="17">
            <text:p>17</text:p>
          </table:table-cell>
          <table:table-cell table:style-name="ce67" office:value-type="string">
            <text:p>ultralytics</text:p>
          </table:table-cell>
          <table:table-cell table:style-name="ce67" office:value-type="string">
            <text:p>8.3.165</text:p>
          </table:table-cell>
          <table:table-cell table:style-name="ce67" office:value-type="string">
            <text:p>パッケージ（YOLOv8実装）</text:p>
          </table:table-cell>
          <table:table-cell table:number-columns-repeated="1019"/>
        </table:table-row>
        <table:table-row table:style-name="ro6">
          <table:table-cell/>
          <table:table-cell table:style-name="ce62" table:formula="of:=ROW()-3" office:value-type="float" office:value="18">
            <text:p>18</text:p>
          </table:table-cell>
          <table:table-cell table:style-name="ce67" office:value-type="string">
            <text:p>YOLOv8</text:p>
          </table:table-cell>
          <table:table-cell table:style-name="ce67" office:value-type="string">
            <text:p>8.3.165</text:p>
          </table:table-cell>
          <table:table-cell table:style-name="ce67" office:value-type="string">
            <text:p>ultralyticsに含まれる</text:p>
          </table:table-cell>
          <table:table-cell table:number-columns-repeated="1019"/>
        </table:table-row>
        <table:table-row table:style-name="ro17">
          <table:table-cell/>
          <table:table-cell table:style-name="ce62" table:formula="of:=ROW()-3" office:value-type="float" office:value="19">
            <text:p>19</text:p>
          </table:table-cell>
          <table:table-cell table:style-name="ce67" office:value-type="string">
            <text:p>OpenCV</text:p>
          </table:table-cell>
          <table:table-cell table:style-name="ce67" office:value-type="string">
            <text:p>4.12.0.88</text:p>
          </table:table-cell>
          <table:table-cell table:style-name="ce67" office:value-type="string">
            <text:p>画像処理ライブラリ</text:p>
          </table:table-cell>
          <table:table-cell table:number-columns-repeated="1019"/>
        </table:table-row>
        <table:table-row table:style-name="ro17">
          <table:table-cell/>
          <table:table-cell table:style-name="ce62" table:formula="of:=ROW()-3" office:value-type="float" office:value="20">
            <text:p>20</text:p>
          </table:table-cell>
          <table:table-cell table:style-name="ce67" office:value-type="string">
            <text:p>Pillow</text:p>
          </table:table-cell>
          <table:table-cell table:style-name="ce69" office:value-type="string">
            <text:p>11.3.0</text:p>
          </table:table-cell>
          <table:table-cell table:style-name="ce67" office:value-type="string">
            <text:p>画像読み込み・保存。torchvision等でも使用</text:p>
          </table:table-cell>
          <table:table-cell table:number-columns-repeated="1019"/>
        </table:table-row>
        <table:table-row table:style-name="ro18">
          <table:table-cell/>
          <table:table-cell table:style-name="ce62" table:formula="of:=ROW()-3" office:value-type="float" office:value="21">
            <text:p>21</text:p>
          </table:table-cell>
          <table:table-cell table:style-name="ce67" office:value-type="string">
            <text:p>labelImg</text:p>
          </table:table-cell>
          <table:table-cell table:style-name="ce70" office:value-type="string">
            <text:p>v1.8.6-39-gb33f965</text:p>
          </table:table-cell>
          <table:table-cell table:style-name="ce67" office:value-type="string">
            <text:p>GitHubクローン実行版。アノテーションツール</text:p>
          </table:table-cell>
          <table:table-cell table:number-columns-repeated="1019"/>
        </table:table-row>
        <table:table-row table:style-name="ro19">
          <table:table-cell/>
          <table:table-cell table:style-name="ce7" table:formula="of:=ROW()-3" office:value-type="float" office:value="22">
            <text:p>22</text:p>
          </table:table-cell>
          <table:table-cell table:style-name="ce67" office:value-type="string">
            <text:p>PyQt5 / sip 他</text:p>
          </table:table-cell>
          <table:table-cell table:style-name="ce70" office:value-type="string">
            <text:p>PyQt5: 5.15.11 / sip: 6.12.0 他</text:p>
          </table:table-cell>
          <table:table-cell table:style-name="ce71" office:value-type="string">
            <text:p>labelImg のGUI動作に必要な依存ライブラリ群。Qt5, PyQt5-sip, tomli などを含む</text:p>
            <text:p/>
          </table:table-cell>
          <table:table-cell table:number-columns-repeated="1019"/>
        </table:table-row>
        <table:table-row table:style-name="ro3">
          <table:table-cell/>
          <table:table-cell table:style-name="ce62" table:formula="of:=ROW()-3" office:value-type="float" office:value="23">
            <text:p>23</text:p>
          </table:table-cell>
          <table:table-cell table:style-name="ce64" office:value-type="string" table:number-columns-spanned="3" table:number-rows-spanned="1">
            <text:p>検証・可視化・解析</text:p>
          </table:table-cell>
          <table:covered-table-cell table:number-columns-repeated="2" table:style-name="Default"/>
          <table:table-cell table:number-columns-repeated="1019"/>
        </table:table-row>
        <table:table-row table:style-name="ro17">
          <table:table-cell/>
          <table:table-cell table:style-name="ce62" table:formula="of:=ROW()-3" office:value-type="float" office:value="24">
            <text:p>24</text:p>
          </table:table-cell>
          <table:table-cell table:style-name="ce67" office:value-type="string">
            <text:p>NumPy</text:p>
          </table:table-cell>
          <table:table-cell table:style-name="ce70" office:value-type="string">
            <text:p><text:s/>1.26.4</text:p>
          </table:table-cell>
          <table:table-cell table:style-name="ce67" office:value-type="string">
            <text:p>数値計算ライブラリ</text:p>
          </table:table-cell>
          <table:table-cell table:number-columns-repeated="1019"/>
        </table:table-row>
        <table:table-row table:style-name="ro17">
          <table:table-cell/>
          <table:table-cell table:style-name="ce62" table:formula="of:=ROW()-3" office:value-type="float" office:value="25">
            <text:p>25</text:p>
          </table:table-cell>
          <table:table-cell table:style-name="ce67" office:value-type="string">
            <text:p>matplotlib</text:p>
          </table:table-cell>
          <table:table-cell table:style-name="ce69" office:value-type="string">
            <text:p>3.10.3</text:p>
          </table:table-cell>
          <table:table-cell table:style-name="ce67" office:value-type="string">
            <text:p>検証結果・学習ログの可視化に使用</text:p>
          </table:table-cell>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ディレクトリ構成" table:style-name="ta9" table:print="false">
        <office:forms form:automatic-focus="false" form:apply-design-mode="false"/>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default-cell-style-name="Excel_20_Built-in_20_Normal"/>
        <table:table-column table:style-name="co5" table:number-columns-repeated="1015" table:default-cell-style-name="Excel_20_Built-in_20_Normal"/>
        <table:table-column table:style-name="co5" table:number-columns-repeated="2" table:default-cell-style-name="Default"/>
        <table:table-row table:style-name="ro16">
          <table:table-cell/>
          <table:table-cell table:style-name="ce17" office:value-type="string">
            <text:p>ディレクトリ構成</text:p>
          </table:table-cell>
          <table:table-cell table:number-columns-repeated="1022"/>
        </table:table-row>
        <table:table-row table:style-name="ro16">
          <table:table-cell/>
          <table:table-cell table:style-name="ce17"/>
          <table:table-cell table:number-columns-repeated="1022"/>
        </table:table-row>
        <table:table-row table:style-name="ro3">
          <table:table-cell table:number-columns-repeated="2"/>
          <table:table-cell table:style-name="ce170" office:value-type="string">
            <text:p>※主要ディレクトリのみ記載。一部の主要ではないディレクトリは[*/] で下位階層は省略</text:p>
          </table:table-cell>
          <table:table-cell table:number-columns-repeated="1021"/>
        </table:table-row>
        <table:table-row table:style-name="ro6">
          <table:table-cell/>
          <table:table-cell table:style-name="ce63" office:value-type="string">
            <text:p>項番</text:p>
          </table:table-cell>
          <table:table-cell table:style-name="ce63" office:value-type="string">
            <text:p>ルート</text:p>
          </table:table-cell>
          <table:table-cell table:style-name="ce63" office:value-type="string">
            <text:p>2層</text:p>
          </table:table-cell>
          <table:table-cell table:style-name="ce63" office:value-type="string">
            <text:p>3層</text:p>
          </table:table-cell>
          <table:table-cell table:style-name="ce63" office:value-type="string">
            <text:p>4層</text:p>
          </table:table-cell>
          <table:table-cell table:style-name="ce183" office:value-type="string">
            <text:p>説明</text:p>
          </table:table-cell>
          <table:table-cell table:number-columns-repeated="1017"/>
        </table:table-row>
        <table:table-row table:style-name="ro3">
          <table:table-cell/>
          <table:table-cell table:style-name="ce7" table:formula="of:=ROW()-4" office:value-type="float" office:value="1">
            <text:p>1</text:p>
          </table:table-cell>
          <table:table-cell table:style-name="ce171" office:value-type="string" table:number-columns-spanned="5" table:number-rows-spanned="1">
            <text:p>ShikiAI/</text:p>
          </table:table-cell>
          <table:covered-table-cell table:number-columns-repeated="4" table:style-name="ce172"/>
          <table:table-cell table:number-columns-repeated="1017"/>
        </table:table-row>
        <table:table-row table:style-name="ro3">
          <table:table-cell/>
          <table:table-cell table:style-name="ce7" table:formula="of:=ROW()-4" office:value-type="float" office:value="2">
            <text:p>2</text:p>
          </table:table-cell>
          <table:table-cell table:style-name="ce171" table:number-columns-spanned="1" table:number-rows-spanned="59"/>
          <table:table-cell table:style-name="ce173" office:value-type="string">
            <text:p>annotations/</text:p>
          </table:table-cell>
          <table:table-cell table:style-name="ce176" table:number-columns-repeated="2"/>
          <table:table-cell table:style-name="ce184" office:value-type="string">
            <text:p>YOLO形式に整形済みの画像とアノテーションをセットで格納する同期済データの保管場所</text:p>
          </table:table-cell>
          <table:table-cell table:number-columns-repeated="1017"/>
        </table:table-row>
        <table:table-row table:style-name="ro3">
          <table:table-cell/>
          <table:table-cell table:style-name="ce7" table:formula="of:=ROW()-4" office:value-type="float" office:value="3">
            <text:p>3</text:p>
          </table:table-cell>
          <table:covered-table-cell table:style-name="ce171"/>
          <table:table-cell table:style-name="ce173"/>
          <table:table-cell table:style-name="ce176" office:value-type="string">
            <text:p>archives/</text:p>
          </table:table-cell>
          <table:table-cell table:style-name="ce176"/>
          <table:table-cell table:style-name="ce185" office:value-type="string">
            <text:p>images/とlabels/の学習済みセットを格納する保管庫。後で取り出して再利用する事が目的。</text:p>
          </table:table-cell>
          <table:table-cell table:number-columns-repeated="1017"/>
        </table:table-row>
        <table:table-row table:style-name="ro3">
          <table:table-cell/>
          <table:table-cell table:style-name="ce7"/>
          <table:covered-table-cell table:style-name="ce171"/>
          <table:table-cell table:style-name="ce173"/>
          <table:table-cell table:style-name="ce176"/>
          <table:table-cell table:style-name="ce177" office:value-type="string">
            <text:p>*.jpg, *.txt</text:p>
          </table:table-cell>
          <table:table-cell table:style-name="ce185"/>
          <table:table-cell table:number-columns-repeated="1017"/>
        </table:table-row>
        <table:table-row table:style-name="ro46">
          <table:table-cell/>
          <table:table-cell table:style-name="ce7" table:formula="of:=ROW()-4" office:value-type="float" office:value="5">
            <text:p>5</text:p>
          </table:table-cell>
          <table:covered-table-cell table:style-name="ce171"/>
          <table:table-cell table:style-name="ce173"/>
          <table:table-cell table:style-name="ce176" office:value-type="string">
            <text:p>split_input/</text:p>
          </table:table-cell>
          <table:table-cell table:style-name="ce176"/>
          <table:table-cell table:style-name="ce184" office:value-type="string">
            <text:p>preprocessフォルダーへの入力元となる、。フォルダ単位で格納可能で、複数セットの同時管理にも対応。データはpreprocess内のlabel_editorやsplit_80_20等へ移行しスクリプトによる加工処理が施される</text:p>
            <text:p>データを格納する時は、必ずコピーを格納すること</text:p>
          </table:table-cell>
          <table:table-cell table:number-columns-repeated="1017"/>
        </table:table-row>
        <table:table-row table:style-name="ro3">
          <table:table-cell/>
          <table:table-cell table:style-name="ce7" table:formula="of:=ROW()-4" office:value-type="float" office:value="6">
            <text:p>6</text:p>
          </table:table-cell>
          <table:covered-table-cell table:style-name="ce171"/>
          <table:table-cell table:style-name="ce174" office:value-type="string">
            <text:p>backup/</text:p>
          </table:table-cell>
          <table:table-cell table:style-name="ce174"/>
          <table:table-cell table:style-name="ce181"/>
          <table:table-cell table:style-name="ce186" office:value-type="string">
            <text:p>バックアップ用フォルダ</text:p>
          </table:table-cell>
          <table:table-cell table:number-columns-repeated="1017"/>
        </table:table-row>
        <table:table-row table:style-name="ro3">
          <table:table-cell/>
          <table:table-cell table:style-name="ce7" table:formula="of:=ROW()-4" office:value-type="float" office:value="7">
            <text:p>7</text:p>
          </table:table-cell>
          <table:covered-table-cell table:style-name="ce171"/>
          <table:table-cell table:style-name="ce174"/>
          <table:table-cell table:style-name="ce177" office:value-type="string">
            <text:p>*/</text:p>
          </table:table-cell>
          <table:table-cell table:style-name="ce181"/>
          <table:table-cell table:style-name="ce186"/>
          <table:table-cell table:number-columns-repeated="1017"/>
        </table:table-row>
        <table:table-row table:style-name="ro3">
          <table:table-cell/>
          <table:table-cell table:style-name="ce7" table:formula="of:=ROW()-4" office:value-type="float" office:value="8">
            <text:p>8</text:p>
          </table:table-cell>
          <table:covered-table-cell table:style-name="ce171"/>
          <table:table-cell table:style-name="ce173" office:value-type="string">
            <text:p>crops/</text:p>
          </table:table-cell>
          <table:table-cell table:style-name="ce176" table:number-columns-repeated="2"/>
          <table:table-cell table:style-name="ce184" office:value-type="string">
            <text:p>ナンバープレート部分のみを切り出し、アノテーション精度を目視で確認しやすいように整理したフォルダ</text:p>
          </table:table-cell>
          <table:table-cell table:number-columns-repeated="1017"/>
        </table:table-row>
        <table:table-row table:style-name="ro3">
          <table:table-cell/>
          <table:table-cell table:style-name="ce7" table:formula="of:=ROW()-4" office:value-type="float" office:value="9">
            <text:p>9</text:p>
          </table:table-cell>
          <table:covered-table-cell table:style-name="ce171"/>
          <table:table-cell table:style-name="ce173"/>
          <table:table-cell table:style-name="ce176" office:value-type="string">
            <text:p>*.jpg</text:p>
          </table:table-cell>
          <table:table-cell table:style-name="ce176"/>
          <table:table-cell table:style-name="ce184"/>
          <table:table-cell table:number-columns-repeated="1017"/>
        </table:table-row>
        <table:table-row table:style-name="ro3">
          <table:table-cell/>
          <table:table-cell table:style-name="ce7" table:formula="of:=ROW()-4" office:value-type="float" office:value="10">
            <text:p>10</text:p>
          </table:table-cell>
          <table:covered-table-cell table:style-name="ce171"/>
          <table:table-cell table:style-name="ce174" office:value-type="string">
            <text:p>images/</text:p>
          </table:table-cell>
          <table:table-cell table:style-name="ce173"/>
          <table:table-cell table:style-name="ce174"/>
          <table:table-cell table:style-name="ce186" office:value-type="string">
            <text:p>YOLO用の画像格納先</text:p>
          </table:table-cell>
          <table:table-cell table:number-columns-repeated="1017"/>
        </table:table-row>
        <table:table-row table:style-name="ro3">
          <table:table-cell/>
          <table:table-cell table:style-name="ce7" table:formula="of:=ROW()-4" office:value-type="float" office:value="11">
            <text:p>11</text:p>
          </table:table-cell>
          <table:covered-table-cell table:style-name="ce171"/>
          <table:table-cell table:style-name="ce175"/>
          <table:table-cell table:style-name="ce174" office:value-type="string">
            <text:p>train/</text:p>
          </table:table-cell>
          <table:table-cell table:style-name="ce174"/>
          <table:table-cell table:style-name="ce186" office:value-type="string">
            <text:p>学習用画像置き場</text:p>
          </table:table-cell>
          <table:table-cell table:number-columns-repeated="1017"/>
        </table:table-row>
        <table:table-row table:style-name="ro3">
          <table:table-cell/>
          <table:table-cell table:style-name="ce7" table:formula="of:=ROW()-4" office:value-type="float" office:value="12">
            <text:p>12</text:p>
          </table:table-cell>
          <table:covered-table-cell table:style-name="ce171"/>
          <table:table-cell table:style-name="ce175"/>
          <table:table-cell table:style-name="ce174"/>
          <table:table-cell table:style-name="ce174" office:value-type="string">
            <text:p>*.jpg</text:p>
          </table:table-cell>
          <table:table-cell table:style-name="ce186"/>
          <table:table-cell table:number-columns-repeated="1017"/>
        </table:table-row>
        <table:table-row table:style-name="ro3">
          <table:table-cell/>
          <table:table-cell table:style-name="ce7" table:formula="of:=ROW()-4" office:value-type="float" office:value="13">
            <text:p>13</text:p>
          </table:table-cell>
          <table:covered-table-cell table:style-name="ce171"/>
          <table:table-cell table:style-name="ce175"/>
          <table:table-cell table:style-name="ce174" office:value-type="string">
            <text:p>val/</text:p>
          </table:table-cell>
          <table:table-cell table:style-name="ce174"/>
          <table:table-cell table:style-name="ce186" office:value-type="string">
            <text:p>検証用画像置き場</text:p>
          </table:table-cell>
          <table:table-cell table:number-columns-repeated="1017"/>
        </table:table-row>
        <table:table-row table:style-name="ro3">
          <table:table-cell/>
          <table:table-cell table:style-name="ce7" table:formula="of:=ROW()-4" office:value-type="float" office:value="14">
            <text:p>14</text:p>
          </table:table-cell>
          <table:covered-table-cell table:style-name="ce171"/>
          <table:table-cell table:style-name="ce175"/>
          <table:table-cell table:style-name="ce174"/>
          <table:table-cell table:style-name="ce174" office:value-type="string">
            <text:p>*.jpg</text:p>
          </table:table-cell>
          <table:table-cell table:style-name="ce186"/>
          <table:table-cell table:number-columns-repeated="1017"/>
        </table:table-row>
        <table:table-row table:style-name="ro3">
          <table:table-cell/>
          <table:table-cell table:style-name="ce7" table:formula="of:=ROW()-4" office:value-type="float" office:value="15">
            <text:p>15</text:p>
          </table:table-cell>
          <table:covered-table-cell table:style-name="ce171"/>
          <table:table-cell table:style-name="ce174" office:value-type="string">
            <text:p>labelImg/</text:p>
          </table:table-cell>
          <table:table-cell table:style-name="ce177" office:value-type="string">
            <text:p>*/</text:p>
          </table:table-cell>
          <table:table-cell table:style-name="ce174"/>
          <table:table-cell table:style-name="ce186" office:value-type="string">
            <text:p>アノテーションツール</text:p>
          </table:table-cell>
          <table:table-cell table:number-columns-repeated="1017"/>
        </table:table-row>
        <table:table-row table:style-name="ro3">
          <table:table-cell/>
          <table:table-cell table:style-name="ce7" table:formula="of:=ROW()-4" office:value-type="float" office:value="16">
            <text:p>16</text:p>
          </table:table-cell>
          <table:covered-table-cell table:style-name="ce171"/>
          <table:table-cell table:style-name="ce174" office:value-type="string">
            <text:p>labels/</text:p>
          </table:table-cell>
          <table:table-cell table:style-name="ce178"/>
          <table:table-cell table:style-name="ce174"/>
          <table:table-cell table:style-name="ce186" office:value-type="string">
            <text:p>YOLO形式のアノテーション格納先</text:p>
          </table:table-cell>
          <table:table-cell table:number-columns-repeated="1017"/>
        </table:table-row>
        <table:table-row table:style-name="ro3">
          <table:table-cell/>
          <table:table-cell table:style-name="ce7" table:formula="of:=ROW()-4" office:value-type="float" office:value="17">
            <text:p>17</text:p>
          </table:table-cell>
          <table:covered-table-cell table:style-name="ce171"/>
          <table:table-cell table:style-name="ce174"/>
          <table:table-cell table:style-name="ce174" office:value-type="string">
            <text:p>train/</text:p>
          </table:table-cell>
          <table:table-cell table:style-name="ce174"/>
          <table:table-cell table:style-name="ce186" office:value-type="string">
            <text:p>学習用アノテーション（.txt）置き場</text:p>
          </table:table-cell>
          <table:table-cell table:number-columns-repeated="1017"/>
        </table:table-row>
        <table:table-row table:style-name="ro3">
          <table:table-cell/>
          <table:table-cell table:style-name="ce7" table:formula="of:=ROW()-4" office:value-type="float" office:value="18">
            <text:p>18</text:p>
          </table:table-cell>
          <table:covered-table-cell table:style-name="ce171"/>
          <table:table-cell table:style-name="ce174" table:number-columns-repeated="2"/>
          <table:table-cell table:style-name="ce174" office:value-type="string">
            <text:p>*.txt</text:p>
          </table:table-cell>
          <table:table-cell table:style-name="ce186"/>
          <table:table-cell table:number-columns-repeated="1017"/>
        </table:table-row>
        <table:table-row table:style-name="ro3">
          <table:table-cell/>
          <table:table-cell table:style-name="ce7" table:formula="of:=ROW()-4" office:value-type="float" office:value="19">
            <text:p>19</text:p>
          </table:table-cell>
          <table:covered-table-cell table:style-name="ce171"/>
          <table:table-cell table:style-name="ce174"/>
          <table:table-cell table:style-name="ce174" office:value-type="string">
            <text:p>val/</text:p>
          </table:table-cell>
          <table:table-cell table:style-name="ce174"/>
          <table:table-cell table:style-name="ce186" office:value-type="string">
            <text:p>検証用アノテーション（.txt）置き場</text:p>
          </table:table-cell>
          <table:table-cell table:number-columns-repeated="1017"/>
        </table:table-row>
        <table:table-row table:style-name="ro3">
          <table:table-cell/>
          <table:table-cell table:style-name="ce7" table:formula="of:=ROW()-4" office:value-type="float" office:value="20">
            <text:p>20</text:p>
          </table:table-cell>
          <table:covered-table-cell table:style-name="ce171"/>
          <table:table-cell table:style-name="ce174" table:number-columns-repeated="2"/>
          <table:table-cell table:style-name="ce174" office:value-type="string">
            <text:p>*.txt</text:p>
          </table:table-cell>
          <table:table-cell table:style-name="ce186"/>
          <table:table-cell table:number-columns-repeated="1017"/>
        </table:table-row>
        <table:table-row table:style-name="ro47">
          <table:table-cell/>
          <table:table-cell table:style-name="ce7" table:formula="of:=ROW()-4" office:value-type="float" office:value="21">
            <text:p>21</text:p>
          </table:table-cell>
          <table:covered-table-cell table:style-name="ce171"/>
          <table:table-cell table:style-name="ce174" office:value-type="string">
            <text:p>old/</text:p>
          </table:table-cell>
          <table:table-cell table:style-name="ce177"/>
          <table:table-cell table:style-name="ce174"/>
          <table:table-cell table:style-name="ce186" office:value-type="string">
            <text:p>今は使用しないが、再利用や参照の可能性があるファイルを保管するための退避フォルダ</text:p>
          </table:table-cell>
          <table:table-cell table:number-columns-repeated="1017"/>
        </table:table-row>
        <table:table-row table:style-name="ro47">
          <table:table-cell/>
          <table:table-cell table:style-name="ce7" table:formula="of:=ROW()-4" office:value-type="float" office:value="22">
            <text:p>22</text:p>
          </table:table-cell>
          <table:covered-table-cell table:style-name="ce171"/>
          <table:table-cell table:style-name="ce174"/>
          <table:table-cell table:style-name="ce177" office:value-type="string">
            <text:p>*/</text:p>
          </table:table-cell>
          <table:table-cell table:style-name="ce174"/>
          <table:table-cell table:style-name="ce186"/>
          <table:table-cell table:number-columns-repeated="1017"/>
        </table:table-row>
        <table:table-row table:style-name="ro3">
          <table:table-cell/>
          <table:table-cell table:style-name="ce7" table:formula="of:=ROW()-4" office:value-type="float" office:value="23">
            <text:p>23</text:p>
          </table:table-cell>
          <table:covered-table-cell table:style-name="ce171"/>
          <table:table-cell table:style-name="ce174" office:value-type="string">
            <text:p>preprocess/</text:p>
          </table:table-cell>
          <table:table-cell table:style-name="ce174" table:number-columns-repeated="2"/>
          <table:table-cell table:style-name="ce186" office:value-type="string">
            <text:p>画像・アノテーションを加工・整形等の前処理スクリプトと処理フォルダを管理する上位ディレクトリ</text:p>
          </table:table-cell>
          <table:table-cell table:number-columns-repeated="1017"/>
        </table:table-row>
        <table:table-row table:style-name="ro3">
          <table:table-cell/>
          <table:table-cell table:style-name="ce7" table:formula="of:=ROW()-4" office:value-type="float" office:value="24">
            <text:p>24</text:p>
          </table:table-cell>
          <table:covered-table-cell table:style-name="ce171"/>
          <table:table-cell table:style-name="ce174"/>
          <table:table-cell table:style-name="ce179" office:value-type="string">
            <text:p>label_editor/</text:p>
          </table:table-cell>
          <table:table-cell table:style-name="ce182"/>
          <table:table-cell table:style-name="ce187" office:value-type="string">
            <text:p>ラベル修正スクリプトの処理対象となるファイル群を一時的に格納する作業用フォルダ</text:p>
          </table:table-cell>
          <table:table-cell table:number-columns-repeated="1017"/>
        </table:table-row>
        <table:table-row table:style-name="ro3">
          <table:table-cell/>
          <table:table-cell table:style-name="ce7" table:formula="of:=ROW()-4" office:value-type="float" office:value="25">
            <text:p>25</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26">
            <text:p>26</text:p>
          </table:table-cell>
          <table:covered-table-cell table:style-name="ce171"/>
          <table:table-cell table:style-name="ce174"/>
          <table:table-cell table:style-name="ce174" office:value-type="string">
            <text:p>label_editor_missing_txt/</text:p>
          </table:table-cell>
          <table:table-cell table:style-name="ce174"/>
          <table:table-cell table:style-name="ce186" office:value-type="string">
            <text:p>アノテーション付き画像セットにおいて、対応する txt が存在しない、または形式が不正な jpg ファイルのみを抽出・保管するフォルダ</text:p>
            <text:p/>
          </table:table-cell>
          <table:table-cell table:number-columns-repeated="1017"/>
        </table:table-row>
        <table:table-row table:style-name="ro3">
          <table:table-cell/>
          <table:table-cell table:style-name="ce7" table:formula="of:=ROW()-4" office:value-type="float" office:value="27">
            <text:p>27</text:p>
          </table:table-cell>
          <table:covered-table-cell table:style-name="ce171"/>
          <table:table-cell table:style-name="ce174" table:number-columns-repeated="2"/>
          <table:table-cell table:style-name="ce174" office:value-type="string">
            <text:p>*.jpg</text:p>
          </table:table-cell>
          <table:table-cell table:style-name="ce186"/>
          <table:table-cell table:number-columns-repeated="1017"/>
        </table:table-row>
        <table:table-row table:style-name="ro46">
          <table:table-cell/>
          <table:table-cell table:style-name="ce7" table:formula="of:=ROW()-4" office:value-type="float" office:value="28">
            <text:p>28</text:p>
          </table:table-cell>
          <table:covered-table-cell table:style-name="ce171"/>
          <table:table-cell table:style-name="ce174"/>
          <table:table-cell table:style-name="ce174" office:value-type="string">
            <text:p>label_editor_output/</text:p>
          </table:table-cell>
          <table:table-cell table:style-name="ce174"/>
          <table:table-cell table:style-name="ce186" office:value-type="string">
            <text:p>label_editor によるスクリプト処理後のデータを出力するフォルダ。 <text:s/>処理済みデータを本フォルダに保存することで、スクリプトの重複実行を防止し、安全性と再現性の確保を図っている。</text:p>
            <text:p/>
          </table:table-cell>
          <table:table-cell table:number-columns-repeated="1017"/>
        </table:table-row>
        <table:table-row table:style-name="ro3">
          <table:table-cell/>
          <table:table-cell table:style-name="ce7" table:formula="of:=ROW()-4" office:value-type="float" office:value="29">
            <text:p>29</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30">
            <text:p>30</text:p>
          </table:table-cell>
          <table:covered-table-cell table:style-name="ce171"/>
          <table:table-cell table:style-name="ce174"/>
          <table:table-cell table:style-name="ce174" office:value-type="string">
            <text:p>merge_editor/</text:p>
          </table:table-cell>
          <table:table-cell table:style-name="ce177"/>
          <table:table-cell table:style-name="ce186" office:value-type="string">
            <text:p>未描写画像とアノテーション付き画像を照合し、ペアとして統合するための作業用フォルダ。対応するペアは merge_editor_output に出力される。</text:p>
            <text:p/>
          </table:table-cell>
          <table:table-cell table:number-columns-repeated="1017"/>
        </table:table-row>
        <table:table-row table:style-name="ro3">
          <table:table-cell/>
          <table:table-cell table:style-name="ce7" table:formula="of:=ROW()-4" office:value-type="float" office:value="31">
            <text:p>31</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32">
            <text:p>32</text:p>
          </table:table-cell>
          <table:covered-table-cell table:style-name="ce171"/>
          <table:table-cell table:style-name="ce174"/>
          <table:table-cell table:style-name="ce174" office:value-type="string">
            <text:p>merge_editor_output/</text:p>
          </table:table-cell>
          <table:table-cell table:style-name="ce177"/>
          <table:table-cell table:style-name="ce186" office:value-type="string">
            <text:p>merge_editor にてマージ処理された画像とアノテーション（.txt）のペアが保存される出力先フォルダ。以後の処理や確認作業に利用される。</text:p>
            <text:p/>
          </table:table-cell>
          <table:table-cell table:number-columns-repeated="1017"/>
        </table:table-row>
        <table:table-row table:style-name="ro3">
          <table:table-cell/>
          <table:table-cell table:style-name="ce7" table:formula="of:=ROW()-4" office:value-type="float" office:value="33">
            <text:p>33</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46">
          <table:table-cell/>
          <table:table-cell table:style-name="ce7" table:formula="of:=ROW()-4" office:value-type="float" office:value="34">
            <text:p>34</text:p>
          </table:table-cell>
          <table:covered-table-cell table:style-name="ce171"/>
          <table:table-cell table:style-name="ce174"/>
          <table:table-cell table:style-name="ce174" office:value-type="string">
            <text:p>split_80_20_to_train_val/</text:p>
          </table:table-cell>
          <table:table-cell table:style-name="ce177"/>
          <table:table-cell table:style-name="ce186" office:value-type="string">
            <text:p>split_80_20_to_train_val.py を実行する際に使用するソースフォルダであり、images/ および labels/ 配下のデータを train／val に 8:2 の比率で振り分けるための入力元となる</text:p>
            <text:p/>
          </table:table-cell>
          <table:table-cell table:number-columns-repeated="1017"/>
        </table:table-row>
        <table:table-row table:style-name="ro3">
          <table:table-cell/>
          <table:table-cell table:style-name="ce7" table:formula="of:=ROW()-4" office:value-type="float" office:value="35">
            <text:p>35</text:p>
          </table:table-cell>
          <table:covered-table-cell table:style-name="ce171"/>
          <table:table-cell table:style-name="ce174" table:number-columns-repeated="2"/>
          <table:table-cell table:style-name="ce177" office:value-type="string">
            <text:p>*.jpg, *.txt</text:p>
          </table:table-cell>
          <table:table-cell table:style-name="ce186"/>
          <table:table-cell table:number-columns-repeated="1017"/>
        </table:table-row>
        <table:table-row table:style-name="ro3">
          <table:table-cell/>
          <table:table-cell table:style-name="ce7" table:formula="of:=ROW()-4" office:value-type="float" office:value="36">
            <text:p>36</text:p>
          </table:table-cell>
          <table:covered-table-cell table:style-name="ce171"/>
          <table:table-cell table:style-name="ce174" office:value-type="string">
            <text:p>results/</text:p>
          </table:table-cell>
          <table:table-cell table:style-name="ce174" table:number-columns-repeated="2"/>
          <table:table-cell table:style-name="ce186" office:value-type="string">
            <text:p>学習済みモデルが画像に推論・描写処理を施した結果を集約するフォルダ</text:p>
          </table:table-cell>
          <table:table-cell table:number-columns-repeated="1017"/>
        </table:table-row>
        <table:table-row table:style-name="ro3">
          <table:table-cell/>
          <table:table-cell table:style-name="ce7" table:formula="of:=ROW()-4" office:value-type="float" office:value="37">
            <text:p>37</text:p>
          </table:table-cell>
          <table:covered-table-cell table:style-name="ce171"/>
          <table:table-cell table:style-name="ce174"/>
          <table:table-cell table:style-name="ce174" office:value-type="string">
            <text:p>outputs_exp*/</text:p>
          </table:table-cell>
          <table:table-cell table:style-name="ce173"/>
          <table:table-cell table:style-name="ce186" office:value-type="string">
            <text:p>実験単位で出力される（回数で自動増加））</text:p>
          </table:table-cell>
          <table:table-cell table:number-columns-repeated="1017"/>
        </table:table-row>
        <table:table-row table:style-name="ro3">
          <table:table-cell/>
          <table:table-cell table:style-name="ce7" table:formula="of:=ROW()-4" office:value-type="float" office:value="38">
            <text:p>38</text:p>
          </table:table-cell>
          <table:covered-table-cell table:style-name="ce171"/>
          <table:table-cell table:style-name="ce174" office:value-type="string">
            <text:p>runs/</text:p>
          </table:table-cell>
          <table:table-cell table:style-name="ce174" table:number-columns-repeated="2"/>
          <table:table-cell table:style-name="ce186" office:value-type="string">
            <text:p>YOLOの学習結果(bes.pt)や推論画像（bbox付き）をテストケース毎に保管する場所</text:p>
          </table:table-cell>
          <table:table-cell table:number-columns-repeated="1017"/>
        </table:table-row>
        <table:table-row table:style-name="ro3">
          <table:table-cell/>
          <table:table-cell table:style-name="ce7" table:formula="of:=ROW()-4" office:value-type="float" office:value="39">
            <text:p>39</text:p>
          </table:table-cell>
          <table:covered-table-cell table:style-name="ce171"/>
          <table:table-cell table:style-name="ce174"/>
          <table:table-cell table:style-name="ce174" office:value-type="string">
            <text:p>detect_exp*/</text:p>
          </table:table-cell>
          <table:table-cell table:style-name="ce174"/>
          <table:table-cell table:style-name="ce188" office:value-type="string">
            <text:p>テスト単位（exp*）で描写処理された画像やbest.pt等が保存される出力フォルダ</text:p>
          </table:table-cell>
          <table:table-cell table:number-columns-repeated="1017"/>
        </table:table-row>
        <table:table-row table:style-name="ro3">
          <table:table-cell table:style-name="Default"/>
          <table:table-cell table:style-name="ce7" table:formula="of:=ROW()-4" office:value-type="float" office:value="40">
            <text:p>40</text:p>
          </table:table-cell>
          <table:covered-table-cell table:style-name="Default"/>
          <table:table-cell table:style-name="ce174" office:value-type="string">
            <text:p>samples-confidential/</text:p>
          </table:table-cell>
          <table:table-cell table:style-name="ce180" table:number-columns-repeated="2"/>
          <table:table-cell table:style-name="ce186" office:value-type="string">
            <text:p>学習済みモデルが推論・バウンディングボックス描写を行う際の入力画像フォルダ</text:p>
          </table:table-cell>
          <table:table-cell table:style-name="Default" table:number-columns-repeated="1015"/>
          <table:table-cell table:number-columns-repeated="2"/>
        </table:table-row>
        <table:table-row table:style-name="ro3">
          <table:table-cell/>
          <table:table-cell table:style-name="ce7" table:formula="of:=ROW()-4" office:value-type="float" office:value="41">
            <text:p>41</text:p>
          </table:table-cell>
          <table:covered-table-cell table:style-name="ce171"/>
          <table:table-cell table:style-name="ce174"/>
          <table:table-cell table:style-name="ce177" office:value-type="string">
            <text:p>*.jpg</text:p>
          </table:table-cell>
          <table:table-cell table:style-name="ce180"/>
          <table:table-cell table:style-name="ce189"/>
          <table:table-cell table:number-columns-repeated="1017"/>
        </table:table-row>
        <table:table-row table:style-name="ro3">
          <table:table-cell/>
          <table:table-cell table:style-name="ce7" table:formula="of:=ROW()-4" office:value-type="float" office:value="42">
            <text:p>42</text:p>
          </table:table-cell>
          <table:covered-table-cell table:style-name="ce171"/>
          <table:table-cell table:style-name="ce174" office:value-type="string">
            <text:p>scripts/</text:p>
          </table:table-cell>
          <table:table-cell table:style-name="ce180" table:number-columns-repeated="2"/>
          <table:table-cell table:style-name="ce186" office:value-type="string">
            <text:p>本環境で使用するスクリプト格納フォルダ</text:p>
          </table:table-cell>
          <table:table-cell table:number-columns-repeated="1017"/>
        </table:table-row>
        <table:table-row table:style-name="ro3">
          <table:table-cell/>
          <table:table-cell table:style-name="ce7" table:formula="of:=ROW()-4" office:value-type="float" office:value="43">
            <text:p>43</text:p>
          </table:table-cell>
          <table:covered-table-cell table:style-name="ce171"/>
          <table:table-cell table:style-name="ce174"/>
          <table:table-cell table:style-name="ce180" office:value-type="string">
            <text:p>*.py</text:p>
          </table:table-cell>
          <table:table-cell table:style-name="ce180"/>
          <table:table-cell table:style-name="ce186" office:value-type="string">
            <text:p>各スクリプト</text:p>
          </table:table-cell>
          <table:table-cell table:number-columns-repeated="1017"/>
        </table:table-row>
        <table:table-row table:style-name="ro3">
          <table:table-cell/>
          <table:table-cell table:style-name="ce7" table:formula="of:=ROW()-4" office:value-type="float" office:value="44">
            <text:p>44</text:p>
          </table:table-cell>
          <table:covered-table-cell table:style-name="ce171"/>
          <table:table-cell table:style-name="ce175" office:value-type="string">
            <text:p>ShikiAI_env/ </text:p>
          </table:table-cell>
          <table:table-cell table:style-name="ce180" table:number-columns-repeated="2"/>
          <table:table-cell table:style-name="ce186" office:value-type="string">
            <text:p>仮想環境構成フォルダ（Python venv）</text:p>
          </table:table-cell>
          <table:table-cell table:number-columns-repeated="1017"/>
        </table:table-row>
        <table:table-row table:style-name="ro3">
          <table:table-cell/>
          <table:table-cell table:style-name="ce7" table:formula="of:=ROW()-4" office:value-type="float" office:value="45">
            <text:p>45</text:p>
          </table:table-cell>
          <table:covered-table-cell table:style-name="ce171"/>
          <table:table-cell table:style-name="ce174"/>
          <table:table-cell table:style-name="ce174" office:value-type="string">
            <text:p>Include/ …</text:p>
          </table:table-cell>
          <table:table-cell table:style-name="ce177" office:value-type="string">
            <text:p>*/</text:p>
          </table:table-cell>
          <table:table-cell table:style-name="ce186" office:value-type="string">
            <text:p>venv内：Cヘッダ等</text:p>
          </table:table-cell>
          <table:table-cell table:number-columns-repeated="1017"/>
        </table:table-row>
        <table:table-row table:style-name="ro3">
          <table:table-cell/>
          <table:table-cell table:style-name="ce7" table:formula="of:=ROW()-4" office:value-type="float" office:value="46">
            <text:p>46</text:p>
          </table:table-cell>
          <table:covered-table-cell table:style-name="ce171"/>
          <table:table-cell table:style-name="ce174"/>
          <table:table-cell table:style-name="ce174" office:value-type="string">
            <text:p>Lib/ …</text:p>
          </table:table-cell>
          <table:table-cell table:style-name="ce177" office:value-type="string">
            <text:p>*/</text:p>
          </table:table-cell>
          <table:table-cell table:style-name="ce186" office:value-type="string">
            <text:p>venv内：ライブラリ本体</text:p>
          </table:table-cell>
          <table:table-cell table:number-columns-repeated="1017"/>
        </table:table-row>
        <table:table-row table:style-name="ro3">
          <table:table-cell/>
          <table:table-cell table:style-name="ce7" table:formula="of:=ROW()-4" office:value-type="float" office:value="47">
            <text:p>47</text:p>
          </table:table-cell>
          <table:covered-table-cell table:style-name="ce171"/>
          <table:table-cell table:style-name="ce174"/>
          <table:table-cell table:style-name="ce174" office:value-type="string">
            <text:p>Scripts/ …</text:p>
          </table:table-cell>
          <table:table-cell table:style-name="ce177" office:value-type="string">
            <text:p>*/</text:p>
          </table:table-cell>
          <table:table-cell table:style-name="ce186" office:value-type="string">
            <text:p>venv内：実行用スクリプト。activateコマンドで環境変数PATHに登録される</text:p>
          </table:table-cell>
          <table:table-cell table:number-columns-repeated="1017"/>
        </table:table-row>
        <table:table-row table:style-name="ro3">
          <table:table-cell/>
          <table:table-cell table:style-name="ce7" table:formula="of:=ROW()-4" office:value-type="float" office:value="48">
            <text:p>48</text:p>
          </table:table-cell>
          <table:covered-table-cell table:style-name="ce171"/>
          <table:table-cell table:style-name="ce174"/>
          <table:table-cell table:style-name="ce174" office:value-type="string">
            <text:p>Share/ … </text:p>
          </table:table-cell>
          <table:table-cell table:style-name="ce177" office:value-type="string">
            <text:p>*/</text:p>
          </table:table-cell>
          <table:table-cell table:style-name="ce186" office:value-type="string">
            <text:p>venv内：共有設定ファイルなど</text:p>
          </table:table-cell>
          <table:table-cell table:number-columns-repeated="1017"/>
        </table:table-row>
        <table:table-row table:style-name="ro3">
          <table:table-cell/>
          <table:table-cell table:style-name="ce7" table:formula="of:=ROW()-4" office:value-type="float" office:value="49">
            <text:p>49</text:p>
          </table:table-cell>
          <table:covered-table-cell table:style-name="ce171"/>
          <table:table-cell table:style-name="ce174" office:value-type="string">
            <text:p>workspace/</text:p>
          </table:table-cell>
          <table:table-cell table:style-name="ce174"/>
          <table:table-cell table:style-name="ce181"/>
          <table:table-cell table:style-name="ce186" office:value-type="string">
            <text:p>取得した画像資材の確認・分類・手動作業・またはその準備を行う多目的作業スペース</text:p>
          </table:table-cell>
          <table:table-cell table:number-columns-repeated="1017"/>
        </table:table-row>
        <table:table-row table:style-name="ro3">
          <table:table-cell/>
          <table:table-cell table:style-name="ce7" table:formula="of:=ROW()-4" office:value-type="float" office:value="50">
            <text:p>50</text:p>
          </table:table-cell>
          <table:covered-table-cell table:style-name="ce171"/>
          <table:table-cell table:style-name="ce174"/>
          <table:table-cell table:style-name="ce174" office:value-type="string">
            <text:p>*/</text:p>
          </table:table-cell>
          <table:table-cell table:style-name="ce181"/>
          <table:table-cell table:style-name="ce186" office:value-type="string">
            <text:p>作業中のフォルダ群</text:p>
          </table:table-cell>
          <table:table-cell table:number-columns-repeated="1017"/>
        </table:table-row>
        <table:table-row table:style-name="ro3">
          <table:table-cell/>
          <table:table-cell table:style-name="ce7" table:formula="of:=ROW()-4" office:value-type="float" office:value="51">
            <text:p>51</text:p>
          </table:table-cell>
          <table:covered-table-cell table:style-name="ce171"/>
          <table:table-cell table:style-name="ce174"/>
          <table:table-cell table:style-name="ce174" office:value-type="string">
            <text:p>move_to_label_editor/</text:p>
          </table:table-cell>
          <table:table-cell table:style-name="ce181"/>
          <table:table-cell table:style-name="ce190" office:value-type="string">
            <text:p>label_editor/ に送る修正対象ファイルを一時的に保管するフォルダ</text:p>
          </table:table-cell>
          <table:table-cell table:number-columns-repeated="1017"/>
        </table:table-row>
        <table:table-row table:style-name="ro3">
          <table:table-cell/>
          <table:table-cell table:style-name="ce7" table:formula="of:=ROW()-4" office:value-type="float" office:value="52">
            <text:p>52</text:p>
          </table:table-cell>
          <table:covered-table-cell table:style-name="ce171"/>
          <table:table-cell table:style-name="ce174" office:value-type="string">
            <text:p>画像資材/</text:p>
          </table:table-cell>
          <table:table-cell table:style-name="ce174"/>
          <table:table-cell table:style-name="ce181"/>
          <table:table-cell table:style-name="ce186" office:value-type="string">
            <text:p>入手した画像素材を保管するエリア。原本の状態を保持するバックアップも兼ねる</text:p>
          </table:table-cell>
          <table:table-cell table:number-columns-repeated="1017"/>
        </table:table-row>
        <table:table-row table:style-name="ro3">
          <table:table-cell/>
          <table:table-cell table:style-name="ce7"/>
          <table:covered-table-cell table:style-name="ce171"/>
          <table:table-cell table:style-name="ce174"/>
          <table:table-cell table:style-name="ce177" office:value-type="string">
            <text:p>*.jpg, *.txt</text:p>
          </table:table-cell>
          <table:table-cell table:style-name="ce181"/>
          <table:table-cell table:style-name="ce186"/>
          <table:table-cell table:number-columns-repeated="1017"/>
        </table:table-row>
        <table:table-row table:style-name="ro35">
          <table:table-cell/>
          <table:table-cell table:style-name="ce7" table:formula="of:=ROW()-4" office:value-type="float" office:value="54">
            <text:p>54</text:p>
          </table:table-cell>
          <table:covered-table-cell table:style-name="ce171"/>
          <table:table-cell table:style-name="ce174" office:value-type="string">
            <text:p>labelImg起動コマンド.txt</text:p>
          </table:table-cell>
          <table:table-cell table:style-name="ce180" table:number-columns-repeated="2"/>
          <table:table-cell table:style-name="ce186" office:value-type="string">
            <text:p>アノテーションツール「labelImg」を起動するためのコマンドを記載したテキストファイル。手動起動の手間を省くためのショートカットとして利用</text:p>
          </table:table-cell>
          <table:table-cell table:number-columns-repeated="1017"/>
        </table:table-row>
        <table:table-row table:style-name="ro3">
          <table:table-cell/>
          <table:table-cell table:style-name="ce7" table:formula="of:=ROW()-4" office:value-type="float" office:value="55">
            <text:p>55</text:p>
          </table:table-cell>
          <table:covered-table-cell table:style-name="ce171"/>
          <table:table-cell table:style-name="ce174" office:value-type="string">
            <text:p>ShikiAI_data.yaml</text:p>
          </table:table-cell>
          <table:table-cell table:style-name="ce180" table:number-columns-repeated="2"/>
          <table:table-cell table:style-name="ce186" office:value-type="string">
            <text:p>YOLOv8の学習用データ定義ファイル（クラス名・画像パス）</text:p>
          </table:table-cell>
          <table:table-cell table:number-columns-repeated="1017"/>
        </table:table-row>
        <table:table-row table:style-name="ro3">
          <table:table-cell/>
          <table:table-cell table:style-name="ce7" table:formula="of:=ROW()-4" office:value-type="float" office:value="56">
            <text:p>56</text:p>
          </table:table-cell>
          <table:covered-table-cell table:style-name="ce171"/>
          <table:table-cell table:style-name="ce174" office:value-type="string">
            <text:p>ShikiAI_submit_data.yaml</text:p>
          </table:table-cell>
          <table:table-cell table:style-name="ce180" table:number-columns-repeated="2"/>
          <table:table-cell table:style-name="ce186" office:value-type="string">
            <text:p>提出画像専用ファインチューニング用設定の学習用データ定義ファイル（クラス名・画像パス）</text:p>
          </table:table-cell>
          <table:table-cell table:number-columns-repeated="1017"/>
        </table:table-row>
        <table:table-row table:style-name="ro35">
          <table:table-cell/>
          <table:table-cell table:style-name="ce7" table:formula="of:=ROW()-4" office:value-type="float" office:value="57">
            <text:p>57</text:p>
          </table:table-cell>
          <table:covered-table-cell table:style-name="ce171"/>
          <table:table-cell table:style-name="ce174" office:value-type="string">
            <text:p>yolov8l.pt</text:p>
          </table:table-cell>
          <table:table-cell table:style-name="ce180" table:number-columns-repeated="2"/>
          <table:table-cell table:style-name="ce186" office:value-type="string">
            <text:p>本環境において物体検出モデルとして使用した YOLOv8（large）の事前学習済みモデルファイル。</text:p>
            <text:p/>
          </table:table-cell>
          <table:table-cell table:number-columns-repeated="1017"/>
        </table:table-row>
        <table:table-row table:style-name="ro35">
          <table:table-cell/>
          <table:table-cell table:style-name="ce7" table:formula="of:=ROW()-4" office:value-type="float" office:value="58">
            <text:p>58</text:p>
          </table:table-cell>
          <table:covered-table-cell table:style-name="ce171"/>
          <table:table-cell table:style-name="ce174" office:value-type="string">
            <text:p>yolov8m.pt</text:p>
          </table:table-cell>
          <table:table-cell table:style-name="ce180" table:number-columns-repeated="2"/>
          <table:table-cell table:style-name="ce186" office:value-type="string">
            <text:p>YOLOv8（medium）サイズの事前学習済みモデルファイル。検出精度と処理速度のバランス型。後半の検証はほとんどこちらを使用</text:p>
          </table:table-cell>
          <table:table-cell table:number-columns-repeated="1017"/>
        </table:table-row>
        <table:table-row table:style-name="ro35">
          <table:table-cell/>
          <table:table-cell table:style-name="ce7" table:formula="of:=ROW()-4" office:value-type="float" office:value="59">
            <text:p>59</text:p>
          </table:table-cell>
          <table:covered-table-cell table:style-name="ce171"/>
          <table:table-cell table:style-name="ce174" office:value-type="string">
            <text:p>yolov8n.pt</text:p>
          </table:table-cell>
          <table:table-cell table:style-name="ce180" table:number-columns-repeated="2"/>
          <table:table-cell table:style-name="ce186" office:value-type="string">
            <text:p>YOLOv8（nano）サイズの事前学習済みモデルファイル。軽量で高速だが検出精度は低め。前半のパラメータ理解のための検証においてはこちらを主に使用</text:p>
          </table:table-cell>
          <table:table-cell table:number-columns-repeated="1017"/>
        </table:table-row>
        <table:table-row table:style-name="ro3">
          <table:table-cell/>
          <table:table-cell table:style-name="ce7" table:formula="of:=ROW()-4" office:value-type="float" office:value="60">
            <text:p>60</text:p>
          </table:table-cell>
          <table:covered-table-cell table:style-name="ce171"/>
          <table:table-cell table:style-name="ce174" office:value-type="string">
            <text:p>yolov8s.pt</text:p>
          </table:table-cell>
          <table:table-cell table:style-name="ce180" table:number-columns-repeated="2"/>
          <table:table-cell table:style-name="ce186" office:value-type="string">
            <text:p>yolov8s.pt <text:s text:c="3"/>YOLOv8（small）サイズの事前学習済みモデルファイル。精度は中程度。</text:p>
          </table:table-cell>
          <table:table-cell table:number-columns-repeated="1017"/>
        </table:table-row>
        <table:table-row table:style-name="ro3" table:number-rows-repeated="1048511">
          <table:table-cell table:number-columns-repeated="1024"/>
        </table:table-row>
        <table:table-row table:style-name="ro3">
          <table:table-cell table:number-columns-repeated="1024"/>
        </table:table-row>
      </table:table>
      <table:table table:name="スクリプト一覧" table:style-name="ta4" table:print="false">
        <office:forms form:automatic-focus="false" form:apply-design-mode="false"/>
        <table:table-column table:style-name="co18"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5" table:number-columns-repeated="1016" table:default-cell-style-name="Excel_20_Built-in_20_Normal"/>
        <table:table-column table:style-name="co5" table:number-columns-repeated="3" table:default-cell-style-name="Default"/>
        <table:table-row table:style-name="ro16">
          <table:table-cell table:style-name="Default"/>
          <table:table-cell table:style-name="ce17" office:value-type="string">
            <text:p>スクリプト一覧</text:p>
          </table:table-cell>
          <table:table-cell table:number-columns-repeated="1022"/>
        </table:table-row>
        <table:table-row table:style-name="ro3">
          <table:table-cell table:style-name="Default"/>
          <table:table-cell table:number-columns-repeated="1023"/>
        </table:table-row>
        <table:table-row table:style-name="ro37">
          <table:table-cell table:style-name="Default"/>
          <table:table-cell table:style-name="ce127" office:value-type="string">
            <text:p>項番</text:p>
          </table:table-cell>
          <table:table-cell table:style-name="ce128" office:value-type="string">
            <text:p>スクリプト名</text:p>
          </table:table-cell>
          <table:table-cell table:style-name="ce128" office:value-type="string">
            <text:p>処理内容</text:p>
          </table:table-cell>
          <table:table-cell table:style-name="ce128" office:value-type="string">
            <text:p>備考</text:p>
          </table:table-cell>
          <table:table-cell table:number-columns-repeated="1019"/>
        </table:table-row>
        <table:table-row table:style-name="ro37">
          <table:table-cell table:style-name="Default"/>
          <table:table-cell table:style-name="ce7" table:formula="of:=ROW()-3" office:value-type="float" office:value="1">
            <text:p>1</text:p>
          </table:table-cell>
          <table:table-cell table:style-name="ce129" office:value-type="string">
            <text:p>AN_archive_to_annotation.py</text:p>
          </table:table-cell>
          <table:table-cell table:style-name="ce130" office:value-type="string">
            <text:p>学習に使用したtrain, valの学習セットを annotations/archivesへ移行</text:p>
          </table:table-cell>
          <table:table-cell table:style-name="ce54"/>
          <table:table-cell table:number-columns-repeated="1019"/>
        </table:table-row>
        <table:table-row table:style-name="ro37">
          <table:table-cell table:style-name="Default"/>
          <table:table-cell table:style-name="ce7" table:formula="of:=ROW()-3" office:value-type="float" office:value="2">
            <text:p>2</text:p>
          </table:table-cell>
          <table:table-cell table:style-name="ce129" office:value-type="string">
            <text:p>AN_move_to_label_editor.py</text:p>
          </table:table-cell>
          <table:table-cell table:style-name="ce130" office:value-type="string">
            <text:p>annotations 内の画像とラベルを label_editor に移動</text:p>
          </table:table-cell>
          <table:table-cell table:style-name="ce54"/>
          <table:table-cell table:number-columns-repeated="1019"/>
        </table:table-row>
        <table:table-row table:style-name="ro37">
          <table:table-cell table:style-name="Default"/>
          <table:table-cell table:style-name="ce7" table:formula="of:=ROW()-3" office:value-type="float" office:value="3">
            <text:p>3</text:p>
          </table:table-cell>
          <table:table-cell table:style-name="ce129" office:value-type="string">
            <text:p>AN_move_to_split_80_20.py</text:p>
          </table:table-cell>
          <table:table-cell table:style-name="ce130" office:value-type="string">
            <text:p>annotations から split_80_20 入力用に画像・ラベルを移動</text:p>
          </table:table-cell>
          <table:table-cell table:style-name="ce54"/>
          <table:table-cell table:number-columns-repeated="1019"/>
        </table:table-row>
        <table:table-row table:style-name="ro37">
          <table:table-cell table:style-name="Default"/>
          <table:table-cell table:style-name="ce7" table:formula="of:=ROW()-3" office:value-type="float" office:value="4">
            <text:p>4</text:p>
          </table:table-cell>
          <table:table-cell table:style-name="ce129" office:value-type="string">
            <text:p>clear_train_val_dirs.py</text:p>
          </table:table-cell>
          <table:table-cell table:style-name="ce130" office:value-type="string">
            <text:p>images/train, val や labels/train, val を空にする</text:p>
          </table:table-cell>
          <table:table-cell table:style-name="ce54"/>
          <table:table-cell table:number-columns-repeated="1019"/>
        </table:table-row>
        <table:table-row table:style-name="ro6">
          <table:table-cell table:style-name="Default"/>
          <table:table-cell table:style-name="ce7" table:formula="of:=ROW()-3" office:value-type="float" office:value="5">
            <text:p>5</text:p>
          </table:table-cell>
          <table:table-cell table:style-name="ce129" office:value-type="string">
            <text:p>crop_from_yolo.py</text:p>
          </table:table-cell>
          <table:table-cell table:style-name="ce130" office:value-type="string">
            <text:p>YOLO検出結果からバウンディングボックス部分を切り出して保存</text:p>
          </table:table-cell>
          <table:table-cell table:style-name="ce51"/>
          <table:table-cell table:number-columns-repeated="1019"/>
        </table:table-row>
        <table:table-row table:style-name="ro6">
          <table:table-cell table:style-name="Default"/>
          <table:table-cell table:style-name="ce7" table:formula="of:=ROW()-3" office:value-type="float" office:value="6">
            <text:p>6</text:p>
          </table:table-cell>
          <table:table-cell table:style-name="ce129" office:value-type="string">
            <text:p>draw_annotations_from_txt.py</text:p>
          </table:table-cell>
          <table:table-cell table:style-name="ce130" office:value-type="string">
            <text:p>YOLO形式のラベルからBBoxを描画して画像を保存</text:p>
          </table:table-cell>
          <table:table-cell table:style-name="ce54"/>
          <table:table-cell table:number-columns-repeated="1019"/>
        </table:table-row>
        <table:table-row table:style-name="ro6">
          <table:table-cell table:style-name="Default"/>
          <table:table-cell table:style-name="ce7" table:formula="of:=ROW()-3" office:value-type="float" office:value="7">
            <text:p>7</text:p>
          </table:table-cell>
          <table:table-cell table:style-name="ce129" office:value-type="string">
            <text:p>label_editor_output_to_merge_editor.py</text:p>
          </table:table-cell>
          <table:table-cell table:style-name="ce130" office:value-type="string">
            <text:p>label_editor_output から merge_editor にファイル移動</text:p>
          </table:table-cell>
          <table:table-cell table:style-name="ce51"/>
          <table:table-cell table:number-columns-repeated="1019"/>
        </table:table-row>
        <table:table-row table:style-name="ro6">
          <table:table-cell table:style-name="Default"/>
          <table:table-cell table:style-name="ce7" table:formula="of:=ROW()-3" office:value-type="float" office:value="8">
            <text:p>8</text:p>
          </table:table-cell>
          <table:table-cell table:style-name="ce129" office:value-type="string">
            <text:p>LE_check_label_editor_pairs.py</text:p>
          </table:table-cell>
          <table:table-cell table:style-name="ce130" office:value-type="string">
            <text:p>label_editor 内の jpg/txt ペアの整合性チェック</text:p>
          </table:table-cell>
          <table:table-cell table:style-name="ce74"/>
          <table:table-cell table:number-columns-repeated="1019"/>
        </table:table-row>
        <table:table-row table:style-name="ro6">
          <table:table-cell/>
          <table:table-cell table:style-name="ce7" table:formula="of:=ROW()-3" office:value-type="float" office:value="9">
            <text:p>9</text:p>
          </table:table-cell>
          <table:table-cell table:style-name="ce129" office:value-type="string">
            <text:p>LE_class_checker.py</text:p>
          </table:table-cell>
          <table:table-cell table:style-name="ce130" office:value-type="string">
            <text:p>YOLOラベル内の class ID を統計表示・チェック</text:p>
          </table:table-cell>
          <table:table-cell table:style-name="ce74"/>
          <table:table-cell table:number-columns-repeated="1019"/>
        </table:table-row>
        <table:table-row table:style-name="ro6">
          <table:table-cell/>
          <table:table-cell table:style-name="ce7" table:formula="of:=ROW()-3" office:value-type="float" office:value="10">
            <text:p>10</text:p>
          </table:table-cell>
          <table:table-cell table:style-name="ce129" office:value-type="string">
            <text:p>LE_clear_invalid_label_editor_files.py</text:p>
          </table:table-cell>
          <table:table-cell table:style-name="ce130" office:value-type="string">
            <text:p>ペアが不正なtxtを削除</text:p>
          </table:table-cell>
          <table:table-cell table:style-name="ce74"/>
          <table:table-cell table:number-columns-repeated="1019"/>
        </table:table-row>
        <table:table-row table:style-name="ro6">
          <table:table-cell/>
          <table:table-cell table:style-name="ce7" table:formula="of:=ROW()-3" office:value-type="float" office:value="11">
            <text:p>11</text:p>
          </table:table-cell>
          <table:table-cell table:style-name="ce129" office:value-type="string">
            <text:p>LE_clear_label_editor_output.py</text:p>
          </table:table-cell>
          <table:table-cell table:style-name="ce130" office:value-type="string">
            <text:p>label_editor_output 内のファイルを削除</text:p>
          </table:table-cell>
          <table:table-cell table:style-name="ce74"/>
          <table:table-cell table:number-columns-repeated="1019"/>
        </table:table-row>
        <table:table-row table:style-name="ro6">
          <table:table-cell/>
          <table:table-cell table:style-name="ce7" table:formula="of:=ROW()-3" office:value-type="float" office:value="12">
            <text:p>12</text:p>
          </table:table-cell>
          <table:table-cell table:style-name="ce129" office:value-type="string">
            <text:p>LE_clear_label_editor.py</text:p>
          </table:table-cell>
          <table:table-cell table:style-name="ce130" office:value-type="string">
            <text:p>label_editor 内のファイルを削除</text:p>
          </table:table-cell>
          <table:table-cell table:style-name="ce74"/>
          <table:table-cell table:number-columns-repeated="1019"/>
        </table:table-row>
        <table:table-row table:style-name="ro6">
          <table:table-cell/>
          <table:table-cell table:style-name="ce7" table:formula="of:=ROW()-3" office:value-type="float" office:value="13">
            <text:p>13</text:p>
          </table:table-cell>
          <table:table-cell table:style-name="ce129" office:value-type="string">
            <text:p>LE_clear_merge_editor.py</text:p>
          </table:table-cell>
          <table:table-cell table:style-name="ce130" office:value-type="string">
            <text:p>merge_editor 内のファイルを削除</text:p>
          </table:table-cell>
          <table:table-cell table:style-name="ce74"/>
          <table:table-cell table:number-columns-repeated="1019"/>
        </table:table-row>
        <table:table-row table:style-name="ro6">
          <table:table-cell/>
          <table:table-cell table:style-name="ce7" table:formula="of:=ROW()-3" office:value-type="float" office:value="14">
            <text:p>14</text:p>
          </table:table-cell>
          <table:table-cell table:style-name="ce129" office:value-type="string">
            <text:p>LE_delete_dir.py</text:p>
          </table:table-cell>
          <table:table-cell table:style-name="ce130" office:value-type="string">
            <text:p>label_editorn内のフォルダを削除して全てファイルにする</text:p>
          </table:table-cell>
          <table:table-cell table:style-name="ce74"/>
          <table:table-cell table:number-columns-repeated="1019"/>
        </table:table-row>
        <table:table-row table:style-name="ro3">
          <table:table-cell/>
          <table:table-cell table:style-name="ce7" table:formula="of:=ROW()-3" office:value-type="float" office:value="15">
            <text:p>15</text:p>
          </table:table-cell>
          <table:table-cell table:style-name="ce129" office:value-type="string">
            <text:p>LE_merge.py</text:p>
          </table:table-cell>
          <table:table-cell table:style-name="ce130" office:value-type="string">
            <text:p>未描写画像とアノテーション済画像をペアにしてマージ</text:p>
          </table:table-cell>
          <table:table-cell table:style-name="ce74"/>
          <table:table-cell table:number-columns-repeated="1019"/>
        </table:table-row>
        <table:table-row table:style-name="ro6">
          <table:table-cell/>
          <table:table-cell table:style-name="ce7" table:formula="of:=ROW()-3" office:value-type="float" office:value="16">
            <text:p>16</text:p>
          </table:table-cell>
          <table:table-cell table:style-name="ce129" office:value-type="string">
            <text:p>LE_move_label_editor_output_to_annotations.py</text:p>
          </table:table-cell>
          <table:table-cell table:style-name="ce130" office:value-type="string">
            <text:p>label_editor_output から annotations にファイル移動</text:p>
          </table:table-cell>
          <table:table-cell table:style-name="ce74"/>
          <table:table-cell table:number-columns-repeated="1019"/>
        </table:table-row>
        <table:table-row table:style-name="ro6">
          <table:table-cell/>
          <table:table-cell table:style-name="ce7" table:formula="of:=ROW()-3" office:value-type="float" office:value="17">
            <text:p>17</text:p>
          </table:table-cell>
          <table:table-cell table:style-name="ce129" office:value-type="string">
            <text:p>LE_move_merge_editor_output_to_annotations.py</text:p>
          </table:table-cell>
          <table:table-cell table:style-name="ce130" office:value-type="string">
            <text:p>merge_editor_output から annotations にファイル移動</text:p>
          </table:table-cell>
          <table:table-cell table:style-name="ce74"/>
          <table:table-cell table:number-columns-repeated="1019"/>
        </table:table-row>
        <table:table-row table:style-name="ro6">
          <table:table-cell/>
          <table:table-cell table:style-name="ce7" table:formula="of:=ROW()-3" office:value-type="float" office:value="18">
            <text:p>18</text:p>
          </table:table-cell>
          <table:table-cell table:style-name="ce129" office:value-type="string">
            <text:p>LE_move_to_LE_from_split_80_20.py</text:p>
          </table:table-cell>
          <table:table-cell table:style-name="ce130" office:value-type="string">
            <text:p>split_80_20 から label_editor へ移動</text:p>
          </table:table-cell>
          <table:table-cell table:style-name="ce74"/>
          <table:table-cell table:number-columns-repeated="1019"/>
        </table:table-row>
        <table:table-row table:style-name="ro6">
          <table:table-cell/>
          <table:table-cell table:style-name="ce7" table:formula="of:=ROW()-3" office:value-type="float" office:value="19">
            <text:p>19</text:p>
          </table:table-cell>
          <table:table-cell table:style-name="ce129" office:value-type="string">
            <text:p>LE_move_to_only_train.py</text:p>
          </table:table-cell>
          <table:table-cell table:style-name="ce130" office:value-type="string">
            <text:p>abel_editor_outputからsplit_80_20へ学習データファイルのみ移動</text:p>
          </table:table-cell>
          <table:table-cell table:style-name="ce74"/>
          <table:table-cell table:number-columns-repeated="1019"/>
        </table:table-row>
        <table:table-row table:style-name="ro6">
          <table:table-cell/>
          <table:table-cell table:style-name="ce7" table:formula="of:=ROW()-3" office:value-type="float" office:value="20">
            <text:p>20</text:p>
          </table:table-cell>
          <table:table-cell table:style-name="ce129" office:value-type="string">
            <text:p>LE_move_to_split_80_20.py</text:p>
          </table:table-cell>
          <table:table-cell table:style-name="ce130" office:value-type="string">
            <text:p>label_editor 内データを split_80_20 用に移動</text:p>
          </table:table-cell>
          <table:table-cell table:style-name="ce74"/>
          <table:table-cell table:number-columns-repeated="1019"/>
        </table:table-row>
        <table:table-row table:style-name="ro6">
          <table:table-cell/>
          <table:table-cell table:style-name="ce7" table:formula="of:=ROW()-3" office:value-type="float" office:value="21">
            <text:p>21</text:p>
          </table:table-cell>
          <table:table-cell table:style-name="ce129" office:value-type="string">
            <text:p>LE_move_unpaired_images.py</text:p>
          </table:table-cell>
          <table:table-cell table:style-name="ce130" office:value-type="string">
            <text:p>jpg だけ存在するペア不備画像を別フォルダに退避</text:p>
          </table:table-cell>
          <table:table-cell table:style-name="ce74"/>
          <table:table-cell table:number-columns-repeated="1019"/>
        </table:table-row>
        <table:table-row table:style-name="ro6">
          <table:table-cell/>
          <table:table-cell table:style-name="ce7" table:formula="of:=ROW()-3" office:value-type="float" office:value="22">
            <text:p>22</text:p>
          </table:table-cell>
          <table:table-cell table:style-name="ce129" office:value-type="string">
            <text:p>LE_output_to_LE.py</text:p>
          </table:table-cell>
          <table:table-cell table:style-name="ce130" office:value-type="string">
            <text:p>label_editor_output を label_editor に移動</text:p>
          </table:table-cell>
          <table:table-cell table:style-name="ce74"/>
          <table:table-cell table:number-columns-repeated="1019"/>
        </table:table-row>
        <table:table-row table:style-name="ro6">
          <table:table-cell/>
          <table:table-cell table:style-name="ce7" table:formula="of:=ROW()-3" office:value-type="float" office:value="23">
            <text:p>23</text:p>
          </table:table-cell>
          <table:table-cell table:style-name="ce129" office:value-type="string">
            <text:p>LE_remove_class_1.py</text:p>
          </table:table-cell>
          <table:table-cell table:style-name="ce130" office:value-type="string">
            <text:p>ラベル内の class 1 を除去</text:p>
          </table:table-cell>
          <table:table-cell table:style-name="ce74"/>
          <table:table-cell table:number-columns-repeated="1019"/>
        </table:table-row>
        <table:table-row table:style-name="ro6">
          <table:table-cell/>
          <table:table-cell table:style-name="ce7" table:formula="of:=ROW()-3" office:value-type="float" office:value="24">
            <text:p>24</text:p>
          </table:table-cell>
          <table:table-cell table:style-name="ce129" office:value-type="string">
            <text:p>LE_remove_class_2.py</text:p>
          </table:table-cell>
          <table:table-cell table:style-name="ce130" office:value-type="string">
            <text:p>ラベル内の class 2 を除去</text:p>
          </table:table-cell>
          <table:table-cell table:style-name="ce74"/>
          <table:table-cell table:number-columns-repeated="1019"/>
        </table:table-row>
        <table:table-row table:style-name="ro3">
          <table:table-cell/>
          <table:table-cell table:style-name="ce7" table:formula="of:=ROW()-3" office:value-type="float" office:value="25">
            <text:p>25</text:p>
          </table:table-cell>
          <table:table-cell table:style-name="ce129" office:value-type="string">
            <text:p>LE_remove_duplicate_labels_batch.py</text:p>
          </table:table-cell>
          <table:table-cell table:style-name="ce130" office:value-type="string">
            <text:p>ラベルの重複を一括検出・除去</text:p>
          </table:table-cell>
          <table:table-cell table:style-name="ce74"/>
          <table:table-cell table:number-columns-repeated="1019"/>
        </table:table-row>
        <table:table-row table:style-name="ro6">
          <table:table-cell/>
          <table:table-cell table:style-name="ce7" table:formula="of:=ROW()-3" office:value-type="float" office:value="26">
            <text:p>26</text:p>
          </table:table-cell>
          <table:table-cell table:style-name="ce129" office:value-type="string">
            <text:p>LE_remove_duplicate_txt_pairs.py</text:p>
          </table:table-cell>
          <table:table-cell table:style-name="ce130" office:value-type="string">
            <text:p>重複する txt/jpg のセットを一括削除</text:p>
          </table:table-cell>
          <table:table-cell table:style-name="ce74"/>
          <table:table-cell table:number-columns-repeated="1019"/>
        </table:table-row>
        <table:table-row table:style-name="ro6">
          <table:table-cell/>
          <table:table-cell table:style-name="ce7" table:formula="of:=ROW()-3" office:value-type="float" office:value="27">
            <text:p>27</text:p>
          </table:table-cell>
          <table:table-cell table:style-name="ce129" office:value-type="string">
            <text:p>LE_rename_pairs.py</text:p>
          </table:table-cell>
          <table:table-cell table:style-name="ce130" office:value-type="string">
            <text:p>jpg/txt のファイル名を連番（1.jpg, 1.txt）にリネーム</text:p>
          </table:table-cell>
          <table:table-cell table:style-name="ce74"/>
          <table:table-cell table:number-columns-repeated="1019"/>
        </table:table-row>
        <table:table-row table:style-name="ro6">
          <table:table-cell/>
          <table:table-cell table:style-name="ce7" table:formula="of:=ROW()-3" office:value-type="float" office:value="28">
            <text:p>28</text:p>
          </table:table-cell>
          <table:table-cell table:style-name="ce129" office:value-type="string">
            <text:p>LE_to_80_20.py</text:p>
          </table:table-cell>
          <table:table-cell table:style-name="ce130" office:value-type="string">
            <text:p>label_editor のデータを split_80_20 に移動</text:p>
          </table:table-cell>
          <table:table-cell table:style-name="ce74"/>
          <table:table-cell table:number-columns-repeated="1019"/>
        </table:table-row>
        <table:table-row table:style-name="ro6">
          <table:table-cell/>
          <table:table-cell table:style-name="ce7" table:formula="of:=ROW()-3" office:value-type="float" office:value="29">
            <text:p>29</text:p>
          </table:table-cell>
          <table:table-cell table:style-name="ce129" office:value-type="string">
            <text:p>LE_to_output.py</text:p>
          </table:table-cell>
          <table:table-cell table:style-name="ce130" office:value-type="string">
            <text:p>label_editor のデータを label_editor_output に移動</text:p>
          </table:table-cell>
          <table:table-cell table:style-name="ce74"/>
          <table:table-cell table:number-columns-repeated="1019"/>
        </table:table-row>
        <table:table-row table:style-name="ro6">
          <table:table-cell/>
          <table:table-cell table:style-name="ce7" table:formula="of:=ROW()-3" office:value-type="float" office:value="30">
            <text:p>30</text:p>
          </table:table-cell>
          <table:table-cell table:style-name="ce129" office:value-type="string">
            <text:p>show_ShikiAI_env_info.py</text:p>
          </table:table-cell>
          <table:table-cell table:style-name="ce130" office:value-type="string">
            <text:p>PyTorch、CUDA、NumPyなどの環境情報を表示</text:p>
          </table:table-cell>
          <table:table-cell table:style-name="ce74"/>
          <table:table-cell table:number-columns-repeated="1019"/>
        </table:table-row>
        <table:table-row table:style-name="ro6">
          <table:table-cell/>
          <table:table-cell table:style-name="ce7" table:formula="of:=ROW()-3" office:value-type="float" office:value="31">
            <text:p>31</text:p>
          </table:table-cell>
          <table:table-cell table:style-name="ce129" office:value-type="string">
            <text:p>split_80_20_to_train_val.py</text:p>
          </table:table-cell>
          <table:table-cell table:style-name="ce130" office:value-type="string">
            <text:p>画像とラベルを 8:2 で train/val に分割</text:p>
          </table:table-cell>
          <table:table-cell table:style-name="ce74"/>
          <table:table-cell table:number-columns-repeated="1019"/>
        </table:table-row>
        <table:table-row table:style-name="ro6">
          <table:table-cell/>
          <table:table-cell table:style-name="ce7" table:formula="of:=ROW()-3" office:value-type="float" office:value="32">
            <text:p>32</text:p>
          </table:table-cell>
          <table:table-cell table:style-name="ce129" office:value-type="string">
            <text:p>split_image_label_to_train.py</text:p>
          </table:table-cell>
          <table:table-cell table:style-name="ce130" office:value-type="string">
            <text:p>全データを train に分割（valなし）</text:p>
          </table:table-cell>
          <table:table-cell table:style-name="ce74"/>
          <table:table-cell table:number-columns-repeated="1019"/>
        </table:table-row>
        <table:table-row table:style-name="ro6">
          <table:table-cell/>
          <table:table-cell table:style-name="ce7" table:formula="of:=ROW()-3" office:value-type="float" office:value="33">
            <text:p>33</text:p>
          </table:table-cell>
          <table:table-cell table:style-name="ce129" office:value-type="string">
            <text:p>split_image_label_to_val.py</text:p>
          </table:table-cell>
          <table:table-cell table:style-name="ce130" office:value-type="string">
            <text:p>全データを val に分割（trainなし）</text:p>
          </table:table-cell>
          <table:table-cell table:style-name="ce74"/>
          <table:table-cell table:number-columns-repeated="1019"/>
        </table:table-row>
        <table:table-row table:style-name="ro6">
          <table:table-cell/>
          <table:table-cell table:style-name="ce7" table:formula="of:=ROW()-3" office:value-type="float" office:value="34">
            <text:p>34</text:p>
          </table:table-cell>
          <table:table-cell table:style-name="ce129" office:value-type="string">
            <text:p>WS_move_to_label_editor.py</text:p>
          </table:table-cell>
          <table:table-cell table:style-name="ce130" office:value-type="string">
            <text:p>workspace 内の画像を label_editor に移動</text:p>
          </table:table-cell>
          <table:table-cell table:style-name="ce74"/>
          <table:table-cell table:number-columns-repeated="1019"/>
        </table:table-row>
        <table:table-row table:style-name="ro3">
          <table:table-cell/>
          <table:table-cell table:style-name="ce7" table:formula="of:=ROW()-3" office:value-type="float" office:value="35">
            <text:p>35</text:p>
          </table:table-cell>
          <table:table-cell table:style-name="ce129" office:value-type="string">
            <text:p>yolo_detect_submit.py</text:p>
          </table:table-cell>
          <table:table-cell table:style-name="ce130" office:value-type="string">
            <text:p>最終提出用モデルで推論を実行</text:p>
          </table:table-cell>
          <table:table-cell table:style-name="ce74"/>
          <table:table-cell table:number-columns-repeated="1019"/>
        </table:table-row>
        <table:table-row table:style-name="ro3">
          <table:table-cell/>
          <table:table-cell table:style-name="ce7" table:formula="of:=ROW()-3" office:value-type="float" office:value="36">
            <text:p>36</text:p>
          </table:table-cell>
          <table:table-cell table:style-name="ce129" office:value-type="string">
            <text:p>yolo_detect_train.py</text:p>
          </table:table-cell>
          <table:table-cell table:style-name="ce130" office:value-type="string">
            <text:p>学習中のモデルで推論を実行</text:p>
          </table:table-cell>
          <table:table-cell table:style-name="ce74"/>
          <table:table-cell table:number-columns-repeated="1019"/>
        </table:table-row>
        <table:table-row table:style-name="ro3">
          <table:table-cell/>
          <table:table-cell table:style-name="ce7" table:formula="of:=ROW()-3" office:value-type="float" office:value="37">
            <text:p>37</text:p>
          </table:table-cell>
          <table:table-cell table:style-name="ce129" office:value-type="string">
            <text:p>yolo_draw_results.py</text:p>
          </table:table-cell>
          <table:table-cell table:style-name="ce130" office:value-type="string">
            <text:p>推論結果のバウンディングボックスを描画</text:p>
          </table:table-cell>
          <table:table-cell table:style-name="ce74"/>
          <table:table-cell table:number-columns-repeated="1019"/>
        </table:table-row>
        <table:table-row table:style-name="ro6">
          <table:table-cell/>
          <table:table-cell table:style-name="ce7" table:formula="of:=ROW()-3" office:value-type="float" office:value="38">
            <text:p>38</text:p>
          </table:table-cell>
          <table:table-cell table:style-name="ce129" office:value-type="string">
            <text:p>yolo_draw_results_submit.py</text:p>
          </table:table-cell>
          <table:table-cell table:style-name="ce130" office:value-type="string">
            <text:p>submit結果の描画（提出用検証） </text:p>
          </table:table-cell>
          <table:table-cell table:style-name="ce74"/>
          <table:table-cell table:number-columns-repeated="1019"/>
        </table:table-row>
        <table:table-row table:style-name="ro3" table:number-rows-repeated="1048534">
          <table:table-cell table:number-columns-repeated="1024"/>
        </table:table-row>
        <table:table-row table:style-name="ro3">
          <table:table-cell table:number-columns-repeated="1024"/>
        </table:table-row>
      </table:table>
      <table:table table:name="処理フロー" table:style-name="ta5" table:print="false">
        <office:forms form:automatic-focus="false" form:apply-design-mode="false"/>
        <table:table-column table:style-name="co18" table:default-cell-style-name="Excel_20_Built-in_20_Normal"/>
        <table:table-column table:style-name="co30" table:default-cell-style-name="Excel_20_Built-in_20_Normal"/>
        <table:table-column table:style-name="co34" table:default-cell-style-name="Excel_20_Built-in_20_Normal"/>
        <table:table-column table:style-name="co35" table:default-cell-style-name="ce48"/>
        <table:table-column table:style-name="co32" table:default-cell-style-name="Excel_20_Built-in_20_Normal"/>
        <table:table-column table:style-name="co36" table:default-cell-style-name="Excel_20_Built-in_20_Normal"/>
        <table:table-column table:style-name="co33" table:default-cell-style-name="Excel_20_Built-in_20_Normal"/>
        <table:table-column table:style-name="co5" table:number-columns-repeated="1017" table:default-cell-style-name="Excel_20_Built-in_20_Normal"/>
        <table:table-row table:style-name="ro16">
          <table:table-cell table:style-name="Default"/>
          <table:table-cell table:style-name="ce17" office:value-type="string">
            <text:p>処理フロー</text:p>
          </table:table-cell>
          <table:table-cell table:number-columns-repeated="1022"/>
        </table:table-row>
        <table:table-row table:style-name="ro3">
          <table:table-cell table:style-name="Default"/>
          <table:table-cell table:number-columns-repeated="1023"/>
        </table:table-row>
        <table:table-row table:style-name="ro3">
          <table:table-cell table:style-name="Default"/>
          <table:table-cell table:style-name="ce127" office:value-type="string">
            <text:p>項番</text:p>
          </table:table-cell>
          <table:table-cell table:style-name="ce128" office:value-type="string">
            <text:p>フェーズ</text:p>
          </table:table-cell>
          <table:table-cell table:style-name="ce128" office:value-type="string">
            <text:p>ステップ</text:p>
          </table:table-cell>
          <table:table-cell table:style-name="ce128" office:value-type="string">
            <text:p>処理内容</text:p>
          </table:table-cell>
          <table:table-cell table:style-name="ce128" office:value-type="string">
            <text:p>生成物</text:p>
          </table:table-cell>
          <table:table-cell table:style-name="ce128" office:value-type="string">
            <text:p>備考</text:p>
          </table:table-cell>
          <table:table-cell table:number-columns-repeated="1017"/>
        </table:table-row>
        <table:table-row table:style-name="ro23">
          <table:table-cell table:style-name="Default"/>
          <table:table-cell table:style-name="ce7" table:formula="of:=ROW()-3" office:value-type="float" office:value="1">
            <text:p>1</text:p>
          </table:table-cell>
          <table:table-cell table:style-name="ce47" office:value-type="string">
            <text:p>学習前処理</text:p>
          </table:table-cell>
          <table:table-cell table:style-name="ce49" office:value-type="float" office:value="1">
            <text:p>1</text:p>
          </table:table-cell>
          <table:table-cell table:style-name="ce50" office:value-type="string">
            <text:p>.jpg ファイルを images/train、images/val に配置し、対応する .txt を labels/train、labels/val に それぞれ8:2 でランダムに分配し、各フォルダを自動作成して移動する</text:p>
          </table:table-cell>
          <table:table-cell table:style-name="ce51" office:value-type="string">
            <text:p>画像・ラベル各フォルダに配置</text:p>
          </table:table-cell>
          <table:table-cell table:style-name="ce54" office:value-type="string">
            <text:p>split_80_20_train_val.py を実行</text:p>
            <text:p>※ 分割結果を確認・固定してから学習に使えるよう、処理を独立化している。</text:p>
          </table:table-cell>
          <table:table-cell table:number-columns-repeated="1017"/>
        </table:table-row>
        <table:table-row table:style-name="ro23">
          <table:table-cell table:style-name="Default"/>
          <table:table-cell table:style-name="ce7" table:formula="of:=ROW()-3" office:value-type="float" office:value="2">
            <text:p>2</text:p>
          </table:table-cell>
          <table:table-cell table:style-name="ce47" office:value-type="string">
            <text:p>学習</text:p>
          </table:table-cell>
          <table:table-cell table:style-name="ce49" office:value-type="float" office:value="2">
            <text:p>2</text:p>
          </table:table-cell>
          <table:table-cell table:style-name="ce50" office:value-type="string">
            <text:p>YOLOv8 の学習パラメータ（バッチサイズ・エポック数など）と事前学習モデル yolov8n.pt 等のモデルを指定</text:p>
          </table:table-cell>
          <table:table-cell table:style-name="ce51"/>
          <table:table-cell table:style-name="ce54" office:value-type="string">
            <text:p>学習設定は yolo_detect_train.py に記述。</text:p>
            <text:p>データ構成（クラス名・画像パスなど）は ShikiAI_data.yaml に記述 。</text:p>
            <text:p>yoloを指定して事前学習済みモデルを使用</text:p>
          </table:table-cell>
          <table:table-cell table:number-columns-repeated="1017"/>
        </table:table-row>
        <table:table-row table:style-name="ro23">
          <table:table-cell table:style-name="Default"/>
          <table:table-cell table:style-name="ce7" table:formula="of:=ROW()-3" office:value-type="float" office:value="3">
            <text:p>3</text:p>
          </table:table-cell>
          <table:table-cell table:style-name="ce47" office:value-type="string">
            <text:p>推論</text:p>
          </table:table-cell>
          <table:table-cell table:style-name="ce49" office:value-type="float" office:value="3">
            <text:p>3</text:p>
          </table:table-cell>
          <table:table-cell table:style-name="ce47" office:value-type="string">
            <text:p>yolo_detect_train.py を実行してモデルを学習</text:p>
          </table:table-cell>
          <table:table-cell table:style-name="ce52" office:value-type="string">
            <text:p>best.pt, last.pt</text:p>
          </table:table-cell>
          <table:table-cell table:style-name="ce54" office:value-type="string">
            <text:p>yolo_detect_train.pyを実行</text:p>
            <text:p>※ 学習条件や分割データの違いによる精度比較を行うため、実行は都度手動とし、他の処理と分離。</text:p>
          </table:table-cell>
          <table:table-cell table:number-columns-repeated="1017"/>
        </table:table-row>
        <table:table-row table:style-name="ro23">
          <table:table-cell table:style-name="Default"/>
          <table:table-cell table:style-name="ce7" table:formula="of:=ROW()-3" office:value-type="float" office:value="4">
            <text:p>4</text:p>
          </table:table-cell>
          <table:table-cell table:style-name="ce47"/>
          <table:table-cell table:style-name="ce49" office:value-type="float" office:value="4">
            <text:p>4</text:p>
          </table:table-cell>
          <table:table-cell table:style-name="ce47" office:value-type="string">
            <text:p>best.pt を使ってテスト画像を推論</text:p>
          </table:table-cell>
          <table:table-cell table:style-name="ce51"/>
          <table:table-cell table:style-name="ce54" office:value-type="string">
            <text:p>best.pt のパスは yolo_draw_results_submit.py 内で手動設定。学習結果ごとに切り替えて推論を実行し、精度比較や再現性確保のため明示的に管理する。</text:p>
            <text:p/>
          </table:table-cell>
          <table:table-cell table:number-columns-repeated="1017"/>
        </table:table-row>
        <table:table-row table:style-name="ro23">
          <table:table-cell table:style-name="Default"/>
          <table:table-cell table:style-name="ce7" table:formula="of:=ROW()-3" office:value-type="float" office:value="5">
            <text:p>5</text:p>
          </table:table-cell>
          <table:table-cell table:style-name="ce47" office:value-type="string">
            <text:p>処理</text:p>
          </table:table-cell>
          <table:table-cell table:style-name="ce49" office:value-type="float" office:value="5">
            <text:p>5</text:p>
          </table:table-cell>
          <table:table-cell table:style-name="ce47" office:value-type="string">
            <text:p>ShikiAI.py を実行して画像を処理（bbox描画・黄色判定用に保存）</text:p>
          </table:table-cell>
          <table:table-cell table:style-name="ce51" office:value-type="string">
            <text:p>bbox付き画像、色情報</text:p>
          </table:table-cell>
          <table:table-cell table:style-name="ce54" office:value-type="string">
            <text:p>YOLO + OpenCV 処理（以降のステップ7〜9も ShikiAI.py 内で一括して実行される）</text:p>
          </table:table-cell>
          <table:table-cell table:number-columns-repeated="1017"/>
        </table:table-row>
        <table:table-row table:style-name="ro23">
          <table:table-cell table:style-name="Default"/>
          <table:table-cell table:style-name="ce7" table:formula="of:=ROW()-3" office:value-type="float" office:value="6">
            <text:p>6</text:p>
          </table:table-cell>
          <table:table-cell table:style-name="ce47"/>
          <table:table-cell table:style-name="ce49" office:value-type="float" office:value="6">
            <text:p>6</text:p>
          </table:table-cell>
          <table:table-cell table:style-name="ce47" office:value-type="string">
            <text:p>バウンディングボックス付き画像を results/outputs_*/ に保存</text:p>
          </table:table-cell>
          <table:table-cell table:style-name="ce51" office:value-type="string">
            <text:p>推論画像一式</text:p>
          </table:table-cell>
          <table:table-cell table:style-name="ce51" office:value-type="string">
            <text:p>フォルダは自動生成</text:p>
          </table:table-cell>
          <table:table-cell table:number-columns-repeated="1017"/>
        </table:table-row>
        <table:table-row table:style-name="ro23">
          <table:table-cell table:style-name="Default"/>
          <table:table-cell table:style-name="ce7" table:formula="of:=ROW()-3" office:value-type="float" office:value="7">
            <text:p>7</text:p>
          </table:table-cell>
          <table:table-cell table:style-name="ce47" office:value-type="string">
            <text:p>黄色ナンバー判定</text:p>
          </table:table-cell>
          <table:table-cell table:style-name="ce49" office:value-type="float" office:value="7">
            <text:p>7</text:p>
          </table:table-cell>
          <table:table-cell table:style-name="ce47" office:value-type="string">
            <text:p>検出された領域を OpenCV で切り抜き、平均色（HSV）を計算</text:p>
          </table:table-cell>
          <table:table-cell table:style-name="ce53"/>
          <table:table-cell table:style-name="ce54" office:value-type="string">
            <text:p>cv2.mean() などを使用</text:p>
            <text:p>※ 不明瞭な画像や光条件の違いに対して安定した判定が必用のため、RGBではなくHSV色空間での判定を採用。</text:p>
          </table:table-cell>
          <table:table-cell table:number-columns-repeated="1017"/>
        </table:table-row>
        <table:table-row table:style-name="ro23">
          <table:table-cell table:style-name="Default"/>
          <table:table-cell table:style-name="ce7" table:formula="of:=ROW()-3" office:value-type="float" office:value="8">
            <text:p>8</text:p>
          </table:table-cell>
          <table:table-cell table:style-name="ce47"/>
          <table:table-cell table:style-name="ce49" office:value-type="float" office:value="8">
            <text:p>8</text:p>
          </table:table-cell>
          <table:table-cell table:style-name="ce47" office:value-type="string">
            <text:p>Hue/Saturation の範囲により「黄色」と判断し、カウントを集計</text:p>
          </table:table-cell>
          <table:table-cell table:style-name="ce51" office:value-type="string">
            <text:p>件数（数値）</text:p>
          </table:table-cell>
          <table:table-cell table:style-name="ce51" office:value-type="string">
            <text:p>判定条件：Hue=20–40, Sat=50以上 など</text:p>
          </table:table-cell>
          <table:table-cell table:number-columns-repeated="1017"/>
        </table:table-row>
        <table:table-row table:style-name="ro3">
          <table:table-cell table:style-name="Default" table:number-columns-repeated="2"/>
          <table:table-cell table:number-columns-repeated="1022"/>
        </table:table-row>
        <table:table-row table:style-name="ro3" table:number-rows-repeated="2">
          <table:table-cell/>
          <table:table-cell table:style-name="Default"/>
          <table:table-cell table:number-columns-repeated="1022"/>
        </table:table-row>
        <table:table-row table:style-name="ro3" table:number-rows-repeated="1048561">
          <table:table-cell table:number-columns-repeated="1024"/>
        </table:table-row>
        <table:table-row table:style-name="ro3">
          <table:table-cell table:number-columns-repeated="1024"/>
        </table:table-row>
      </table:table>
      <table:table table:name="作業記録" table:style-name="ta5" table:print="false">
        <office:forms form:automatic-focus="false" form:apply-design-mode="false"/>
        <table:table-column table:style-name="co18" table:default-cell-style-name="Excel_20_Built-in_20_Normal"/>
        <table:table-column table:style-name="co30" table:default-cell-style-name="Excel_20_Built-in_20_Normal"/>
        <table:table-column table:style-name="co37" table:default-cell-style-name="Excel_20_Built-in_20_Normal"/>
        <table:table-column table:style-name="co38" table:default-cell-style-name="ce48"/>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 table:number-columns-repeated="1017" table:default-cell-style-name="Excel_20_Built-in_20_Normal"/>
        <table:table-row table:style-name="ro16">
          <table:table-cell table:style-name="Default" table:number-columns-repeated="2"/>
          <table:table-cell/>
          <table:table-cell table:style-name="ce17" office:value-type="string">
            <text:p>作業記録</text:p>
          </table:table-cell>
          <table:table-cell table:number-columns-repeated="1020"/>
        </table:table-row>
        <table:table-row table:style-name="ro3">
          <table:table-cell table:style-name="Default"/>
          <table:table-cell table:number-columns-repeated="1023"/>
        </table:table-row>
        <table:table-row table:style-name="ro3">
          <table:table-cell table:style-name="Default"/>
          <table:table-cell table:style-name="ce55" office:value-type="string">
            <text:p>項番</text:p>
          </table:table-cell>
          <table:table-cell table:style-name="ce56" office:value-type="string">
            <text:p>日付</text:p>
          </table:table-cell>
          <table:table-cell table:style-name="ce56" office:value-type="string">
            <text:p>作業概要</text:p>
          </table:table-cell>
          <table:table-cell table:style-name="ce56" office:value-type="string">
            <text:p>作業内容</text:p>
          </table:table-cell>
          <table:table-cell table:style-name="ce56" office:value-type="string">
            <text:p>成果</text:p>
          </table:table-cell>
          <table:table-cell table:style-name="ce56" office:value-type="string">
            <text:p>難しかった部分、工夫した部分</text:p>
          </table:table-cell>
          <table:table-cell table:number-columns-repeated="1017"/>
        </table:table-row>
        <table:table-row table:style-name="ro24">
          <table:table-cell table:style-name="Default"/>
          <table:table-cell table:style-name="ce7" table:formula="of:=ROW()-3" office:value-type="float" office:value="1">
            <text:p>1</text:p>
          </table:table-cell>
          <table:table-cell table:style-name="ce131" office:value-type="date" office:date-value="2025-07-08">
            <text:p>7月8日</text:p>
          </table:table-cell>
          <table:table-cell table:style-name="ce132" office:value-type="string">
            <text:p>要件整理</text:p>
          </table:table-cell>
          <table:table-cell table:style-name="ce136" office:value-type="string">
            <text:p>開発環境の構築および設計書作成に向け、要件の整理を行った。使用言語や必要なライブラリ・パッケージを明確にするため、文献やWeb検索などを通じて情報収集を実施した。</text:p>
          </table:table-cell>
          <table:table-cell table:style-name="ce137" office:value-type="string">
            <text:p>・使用言語は Python とし、安定性を重視して バージョン3.10.11 を採用した</text:p>
            <text:p/>
            <text:p>・ナンバープレート検出には 機械学習（YOLOv8.3） を用いる方針とし、事前学習済みモデル yolov8n.pt を使用する想定</text:p>
            <text:p/>
            <text:p>・バウンディングボックスの描画やファイル出力などの処理には OpenCV（4.12） を使用予定</text:p>
            <text:p/>
            <text:p>・黄色ナンバープレートの識別は画素値ベース（RGBまたはHSV）で行う必要があるため、別途画像処理を組み合わせて対応する方針とした</text:p>
          </table:table-cell>
          <table:table-cell table:style-name="ce139" office:value-type="string">
            <text:p>画像認識AIの実装は今回が初めてであり、当初はどのような開発環境が必要なのか見当がつかなかった。しかし、調査を進める中で参考情報も多く、必要なパッケージや構成の全体像を短時間で把握することができた。</text:p>
            <text:p/>
            <text:p>また、ナンバープレートの検出はコンピュータビジョンによる手法でも機械学習でも許容されているが、過去に実習経験のある機械学習のアプローチを選択した。</text:p>
          </table:table-cell>
          <table:table-cell table:number-columns-repeated="1017"/>
        </table:table-row>
        <table:table-row table:style-name="ro25">
          <table:table-cell table:style-name="Default"/>
          <table:table-cell table:style-name="ce7" table:formula="of:=ROW()-3" office:value-type="float" office:value="2">
            <text:p>2</text:p>
          </table:table-cell>
          <table:table-cell table:style-name="ce131" office:value-type="date" office:date-value="2025-07-08">
            <text:p>7月8日</text:p>
          </table:table-cell>
          <table:table-cell table:style-name="ce133" office:value-type="string">
            <text:p>開発環境の作成</text:p>
          </table:table-cell>
          <table:table-cell table:style-name="ce136" office:value-type="string">
            <text:p>必要なツールやライブラリ等の情報が揃ったため、開発環境の構築に着手した。利便性と安全性を考慮し、Pythonの仮想環境（venv） を利用する構成とした。</text:p>
          </table:table-cell>
          <table:table-cell table:style-name="ce137" office:value-type="string">
            <text:p>・Pythonの仮想環境を構築し、必要なライブラリをインストールして開発環境を整備</text:p>
            <text:p/>
            <text:p>・使用エディタは Visual Studio Code を採用し、ターミナルから仮想環境の操作およびスクリプトの実行を行う</text:p>
            <text:p/>
            <text:p>・機械学習用ラベル付けツールとして LabelImg を導入</text:p>
          </table:table-cell>
          <table:table-cell table:style-name="ce137" office:value-type="string">
            <text:p>環境構築では一部で問題が発生した。仮想環境の作成からYOLOパッケージの導入までは順調だったが、GitHubからのLabelImg導入においてトラブルに直面した。</text:p>
            <text:p/>
            <text:p>具体的には、コンソールから python コマンドを実行しても "python" という文字列しか返ってこない現象が発生し、py コマンドではPythonが実行できたものの、LabelImgのインストール手順ではpyコマンドが使用できず、先に進めない状況に陥った。</text:p>
            <text:p/>
            <text:p>調査の結果、python.exe が2箇所（正規インストールフォルダと Microsoft Store 管理下の WindowsApps フォルダ）に存在していることが原因と判明した。環境変数において WindowsApps の優先度を下げるなどの対処を試みたが、問題は解消されなかった。</text:p>
            <text:p/>
            <text:p>最終的に、管理者権限でPowerShellを起動し、WindowsApps 配下に存在する python.exe を強制的に削除することで python コマンドが正しく通るようになり、LabelImgの導入に成功した。</text:p>
            <text:p/>
            <text:p/>
          </table:table-cell>
          <table:table-cell table:number-columns-repeated="1017"/>
        </table:table-row>
        <table:table-row table:style-name="ro26">
          <table:table-cell table:style-name="Default"/>
          <table:table-cell table:style-name="ce7" table:formula="of:=ROW()-3" office:value-type="float" office:value="3">
            <text:p>3</text:p>
          </table:table-cell>
          <table:table-cell table:style-name="ce131" office:value-type="date" office:date-value="2025-07-08">
            <text:p>7月8日</text:p>
          </table:table-cell>
          <table:table-cell table:style-name="ce133" office:value-type="string">
            <text:p>検証</text:p>
          </table:table-cell>
          <table:table-cell table:style-name="ce50" office:value-type="string">
            <text:p>完成した開発環境をもとに、動作検証を実施した。</text:p>
            <text:p>まず、事前学習済みのYOLOv8nモデル に対して任意の1枚の .jpg 画像を用いて推論テストを行ったところ、「Car」と正しく検出・表示され、基本動作を確認できた。</text:p>
            <text:p/>
            <text:p>その後、支給された画像136枚すべてに対して手動でラベリングを実施し、学習用（109枚）／検証用（27枚） に8:2で分割。これらを用いてYOLOの学習を実行したところ、問題なく学習完了まで推移した。</text:p>
            <text:p/>
            <text:p/>
          </table:table-cell>
          <table:table-cell table:style-name="ce138" office:value-type="string">
            <text:p><text:span text:style-name="T1">・事前学習済みの </text:span><text:span text:style-name="T1">YOLOv8n</text:span><text:span text:style-name="T1">モデル を用いて「</text:span><text:span text:style-name="T1">Car</text:span><text:span text:style-name="T1">」クラ</text:span><text:span text:style-name="T1">スの検出テストを行い、モデルが正常に動作すること</text:span><text:span text:style-name="T1">を確認</text:span></text:p>
            <text:p/>
            <text:p>・YOLOの学習は成功し、意図通りのモデル出力（best.pt, last.pt）が得られた</text:p>
            <text:p/>
            <text:p/>
          </table:table-cell>
          <table:table-cell table:style-name="ce54" office:value-type="string">
            <text:p>Pythonコードや設定ファイルの作成には生成AIを活用し、効率的な開発を実現させた。</text:p>
            <text:p/>
            <text:p>生成されたコードに対しては手動でパス等の微調整を行い、正しく機能することを確認済み。</text:p>
          </table:table-cell>
          <table:table-cell table:number-columns-repeated="1017"/>
        </table:table-row>
        <table:table-row table:style-name="ro27">
          <table:table-cell table:style-name="Default"/>
          <table:table-cell table:style-name="ce7" table:formula="of:=ROW()-3" office:value-type="float" office:value="4">
            <text:p>4</text:p>
          </table:table-cell>
          <table:table-cell table:style-name="ce131" office:value-type="date" office:date-value="2025-07-09">
            <text:p>7月9日</text:p>
          </table:table-cell>
          <table:table-cell table:style-name="ce133" office:value-type="string">
            <text:p>検証</text:p>
          </table:table-cell>
          <table:table-cell table:style-name="ce136" office:value-type="string">
            <text:p>ゼロスタート（学習初期状態からの訓練）や再学習など、複数のパターンで検証を重ねながら、最適なトレーニングパラメータを模索した。学習に関するログの読み取りを通じて、パラメータの理解も深まった。</text:p>
          </table:table-cell>
          <table:table-cell table:style-name="ce139" office:value-type="string">
            <text:p>・トレーニングパラメータの理解</text:p>
            <text:p/>
            <text:p>・ログの理解</text:p>
          </table:table-cell>
          <table:table-cell table:style-name="ce137" office:value-type="string">
            <text:p>検証を繰り返す中で、同一画像の同一箇所において誤認識（看板、車のステッカーをナンバーと誤認）が継続して発生していたことから、ラベリング精度に問題がある可能性を疑った。当初はクラスを1つ（ナンバープレート）に限定してラベリングしていたため、誤認の原因がラベルデータにあるのか、それとも別要因かを切り分ける目的で、過学習を気にせず高負荷・高強度な学習条件で一度実験を実施した。</text:p>
            <text:p/>
            <text:p>理論的には、学習を強化することで正しいナンバープレートの認識精度が向上し、アノテーションされていない誤検出領域にはモデルがネガティブに反応することを期待した。実際、通常4GB程度で推移していたVRAM使用量が7GBを超えるほどの高強度な学習となった。しかし、結果を確認したところ同じ個所に同じ誤認が認められた。</text:p>
            <text:p/>
            <text:p>この結果を受け、原因はラベリング以外にもあると判断。ただし、クラスが1つのみでは誤認領域を明示的に排除できないため、新たに「明瞭」「不明瞭」「誤認」の3クラス構成に変更し、再ラベリングを実施する方針とした。誤認クラスは推論時に描画対象から除外することで、誤認を意図的に除外できる事を期待している。</text:p>
            <text:p/>
            <text:p>今後の主な目的は以下の3点：</text:p>
            <text:p>1. 明瞭なナンバープレートの認識</text:p>
            <text:p>2. 不明瞭なナンバープレートの認識</text:p>
            <text:p>3. 誤認識（誤検出）の抑制</text:p>
            <text:p/>
            <text:p>検証の中で、強化学習パラメータの値を上げると「不明瞭」の検出率は向上するが、その反面「誤認」も増加する傾向が確認された。逆に、誤認の抑制を優先してパラメータ値を下げると、「明瞭」の検知精度が下がるなど、三者間でトレードオフが発生する構造が浮き彫りとなった。</text:p>
            <text:p/>
            <text:p>現在は検証フェーズではあるが、これらの知見を基に詳細な分析を行い、設計書として記録に残すことの重要性を強く認識したため、早めに設計書の作成に着手することとした。</text:p>
          </table:table-cell>
          <table:table-cell table:number-columns-repeated="1017"/>
        </table:table-row>
        <table:table-row table:style-name="ro28">
          <table:table-cell table:style-name="Default"/>
          <table:table-cell table:style-name="ce7" table:formula="of:=ROW()-3" office:value-type="float" office:value="5">
            <text:p>5</text:p>
          </table:table-cell>
          <table:table-cell table:style-name="ce131" office:value-type="date" office:date-value="2025-07-10">
            <text:p>7月10日</text:p>
          </table:table-cell>
          <table:table-cell table:style-name="ce134" office:value-type="string">
            <text:p>設計書作成</text:p>
          </table:table-cell>
          <table:table-cell table:style-name="ce136" office:value-type="string">
            <text:p>要件の整理、開発環境の構築、検証作業の繰り返しによって得られた知見をもとに、設計書の作成に着手した。これまでの作業を体系的にまとめることで、以降の検証や分析を効率的かつ再現性の高い形で進められる環境を整備する。</text:p>
          </table:table-cell>
          <table:table-cell table:style-name="ce137" office:value-type="string">
            <text:p>成果物：設計書</text:p>
            <text:p/>
            <text:p>・各処理のフロー可視化</text:p>
            <text:p/>
            <text:p>・使用ディレクトリ構成の定義</text:p>
            <text:p/>
            <text:p>・パラメータ・モデル・ログの記録</text:p>
            <text:p/>
            <text:p>・処理ごとの工夫点・課題の整理</text:p>
          </table:table-cell>
          <table:table-cell table:style-name="ce137" office:value-type="string">
            <text:p>設計書を通じて、今後の検証作業はより円滑に進められる。各種ログやパラメータの管理や分析も今まではtxtベースで行っていたが、今後はより精巧に行えるようになる。また、再学習やパラメータ比較などを行う際の資料としての活用も見込まれる。</text:p>
          </table:table-cell>
          <table:table-cell table:number-columns-repeated="1017"/>
        </table:table-row>
        <table:table-row table:style-name="ro29">
          <table:table-cell table:style-name="Default"/>
          <table:table-cell table:style-name="ce7" table:formula="of:=ROW()-3" office:value-type="float" office:value="6">
            <text:p>6</text:p>
          </table:table-cell>
          <table:table-cell table:style-name="ce131" office:value-type="date" office:date-value="2025-07-10">
            <text:p>7月10日</text:p>
          </table:table-cell>
          <table:table-cell table:style-name="ce134" office:value-type="string">
            <text:p>検証</text:p>
          </table:table-cell>
          <table:table-cell table:style-name="ce136" office:value-type="string">
            <text:p>検証を重ねるうちに理解が深まり、パラメータの項目や数値の影響をある程度予測できるようになってきた。学習モデル「exp11」はこれまでで最も高い精度を示し、明瞭ナンバーの不検出ゼロ、誤認一件という水準にまで到達した。</text:p>
            <text:p>しかし、支給された136枚の画像だけでは、パラメータの調整のみではこれ以上の改善は難しくなってきていると感じている。将来的に不明瞭ナンバーの検出も視野に入れると、現在のデータだけでは限界があるのは明らかだ。</text:p>
            <text:p>明日以降は、「exp11」のパラメータをベースに、外部から収集した大量の車両画像を学習に活用し、より汎用的かつ的確なAIの開発を進めていく予定である。</text:p>
          </table:table-cell>
          <table:table-cell table:style-name="ce137" office:value-type="string">
            <text:p>・パラメータのより深い理解</text:p>
            <text:p/>
            <text:p>・誤認クラスを定義してもそれはネガティブ学習には繋がらない事の理解</text:p>
            <text:p/>
            <text:p>・現状の136枚という環境において、パラメータ強化だけでも学習精度に差がでる事を理解した</text:p>
          </table:table-cell>
          <table:table-cell table:style-name="ce137" office:value-type="string">
            <text:p>当初は誤認クラスを定義し、それをネガティブサンプルとして学習させることで誤認検出を抑制しようとした。しかしその結果、逆に誤認の検出件数が増加してしまい、効果がないどころか悪化する事態となった。</text:p>
            <text:p/>
            <text:p>従って、誤認に関するアノテーションをすべて削除し、同一の検体比率で再検証を行ったところ、誤認件数はゼロにまで低下した。この結果は、これまで私が前提としていた「誤認クラスの定義によって精度が向上する」という仮説が誤っていたことを示している。</text:p>
            <text:p/>
            <text:p>工夫した点としては、パラメータを一度に複数変更せず、影響を切り分けるために毎回1つのパラメータだけを強化する手法を採用したことが挙げられる。これにより、仮に次の検証で精度が低下しても、原因の特定が容易になるようにしている。</text:p>
          </table:table-cell>
          <table:table-cell table:number-columns-repeated="1017"/>
        </table:table-row>
        <table:table-row table:style-name="ro30">
          <table:table-cell table:style-name="Default"/>
          <table:table-cell table:style-name="ce7" table:formula="of:=ROW()-3" office:value-type="float" office:value="7">
            <text:p>7</text:p>
          </table:table-cell>
          <table:table-cell table:style-name="ce131" office:value-type="date" office:date-value="2025-07-11">
            <text:p>7月11日</text:p>
          </table:table-cell>
          <table:table-cell table:style-name="ce135" office:value-type="string">
            <text:p>資材集め</text:p>
          </table:table-cell>
          <table:table-cell table:style-name="ce50" office:value-type="string">
            <text:p>これまでの検証で、ナンバープレートを認識しやすいパラメータに目途はたった。以後は、外部からナンバープレートを含む画像を調達し、YOLO学習用に加工する。</text:p>
          </table:table-cell>
          <table:table-cell table:style-name="ce54" office:value-type="string">
            <text:p>・学習用ナンバープレート画像約2000枚</text:p>
          </table:table-cell>
          <table:table-cell table:style-name="ce54" office:value-type="string">
            <text:p>ナンバープレートの収集にはやや苦労した。海外のナンバープレート画像は検索で多く見つかる一方で、日本のナンバープレートに限定すると、なかなか適切な素材が見つからなかった。</text:p>
            <text:p>英語での検索を試すなど工夫を重ねた結果、2つのサイトから2種類のサンプル画像セットを入手することができた。ここでは、それぞれを仮に「A」「B」と呼ぶことにする。</text:p>
            <text:p/>
            <text:p>Aについて</text:p>
            <text:p>Aは定点カメラで撮影された画像で、ナンバープレート・車体・背景などが揃っており、本課題の画像に近い構成となっている。そのため、本課題における学習素材としての適性は高いと評価できる。ただし、YOLO形式のアノテーションは付属しておらず、約1000枚の画像に対してラベリング作業を行う必要がある。</text:p>
            <text:p/>
            <text:p>Bについて</text:p>
            <text:p>Bは定点カメラではなく、個人が手持ちカメラで撮影したと思われる画像が中心であり、画面いっぱいにナンバープレートのみが写っているものが多い。そのため、車両全体や背景が含まれている画像は少なく、ナンバープレートに特化したデータセットといえる。本課題の用途に適しているかは不明瞭だが、他に代替データがないため、何らかの形で有効活用する方法を模索する必要がある。</text:p>
            <text:p>なお、この画像セットにはYOLO形式のアノテーションが付属していた。ただし、クラス構成が現在の開発環境と異なるため、スクリプトによる一括変換を検討中である。</text:p>
            <text:p/>
            <text:p/>
          </table:table-cell>
          <table:table-cell table:number-columns-repeated="1017"/>
        </table:table-row>
        <table:table-row table:style-name="ro31">
          <table:table-cell table:style-name="Default"/>
          <table:table-cell table:style-name="ce7" table:formula="of:=ROW()-3" office:value-type="float" office:value="8">
            <text:p>8</text:p>
          </table:table-cell>
          <table:table-cell table:style-name="ce131" office:value-type="date" office:date-value="2025-07-12">
            <text:p>7月12日</text:p>
          </table:table-cell>
          <table:table-cell table:style-name="ce135" office:value-type="string">
            <text:p>画像加工</text:p>
          </table:table-cell>
          <table:table-cell table:style-name="ce50" office:value-type="string">
            <text:p>収集した画像データセットに対して、現在の開発環境に適合するようBのデータセットに対して加工を行った。Aのデータセットに関して、手動でのラベリングは時間的な都合により断念とする。Bを用いて学習させたYOLOを使用し、自動ラベリングを行う想定。</text:p>
          </table:table-cell>
          <table:table-cell table:style-name="ce140" office:value-type="string">
            <text:p>・YOLO適合済みナンバープレート特化画像980枚</text:p>
          </table:table-cell>
          <table:table-cell table:style-name="ce54" office:value-type="string">
            <text:p>Bデータセットの加工について</text:p>
            <text:p>Bデータセットのアノテーションには合計で189クラスが定義されており、そのままでは本開発環境に適用できない構造であった。幸いにも、ナンバープレートのみをラベリングしているクラスはインデックス14番に割り当てられていたことが判明したため、14番以外のすべてのアノテーション情報を削除し、クラス14を本プロジェクトで使用しているナンバープレートのクラス0に統一する処理を行った。</text:p>
            <text:p/>
            <text:p>この処理には専用の変換スクリプトを開発し、クラスIDの一括変換を実施。処理後はLabeImgツールを用いて全画像を開き、視覚的な目視確認を行った。すべてのアノテーションがクラス0（元の14）として正しくラベリングされていることを確認済みである。</text:p>
            <text:p/>
            <text:p>また、データセット内には明らかに合成と推定される画像や、現実の公道や通常の環境下では見かけない不自然な画像が一部含まれていたため、これらはすべて除外した。</text:p>
            <text:p/>
            <text:p>さらに、今後の利用を想定し、画像の中に不明瞭なナンバープレート（例：遠景・ブレ・欠けなど）が含まれているものについては、クラス1（partical_plate）として追加ラベリングを行い、分類の精度向上に備えた構成へと再整理している。</text:p>
            <text:p/>
            <text:p/>
          </table:table-cell>
          <table:table-cell table:number-columns-repeated="1017"/>
        </table:table-row>
        <table:table-row table:style-name="ro32">
          <table:table-cell table:style-name="Default"/>
          <table:table-cell table:style-name="ce7" table:formula="of:=ROW()-3" office:value-type="float" office:value="9">
            <text:p>9</text:p>
          </table:table-cell>
          <table:table-cell table:style-name="ce131" office:value-type="date" office:date-value="2025-07-12">
            <text:p>7月12日</text:p>
          </table:table-cell>
          <table:table-cell table:style-name="ce135" office:value-type="string">
            <text:p>学習用画像ファイル加工</text:p>
          </table:table-cell>
          <table:table-cell table:style-name="ce50" office:value-type="string">
            <text:p>Bのデータセットを学習したモデルを使ってAのデータセットのバウンティボックス描写処理を行った。目視で画像一つずつ確認を行い、誤認等を除去する作業を行った。</text:p>
          </table:table-cell>
          <table:table-cell table:style-name="ce54" office:value-type="string">
            <text:p>・課題画像と同じ定点カメラ画像が豊富なAのデータセット画像とそのアノテーション</text:p>
            <text:p/>
            <text:p>・学習済みモデルを利用した自動ラベリングの知見</text:p>
          </table:table-cell>
          <table:table-cell table:style-name="ce54" office:value-type="string">
            <text:p>Aデータセットに関して</text:p>
            <text:p>ナンバープレート特化型のBデータセットの学習モデルを用いて、背景や車体も含まれるAデータセットに対して描画処理（自動ラベリング）を実施した。</text:p>
            <text:p/>
            <text:p>モデルはナンバープレートを正しく検出しているケースが多かった一方で、大型の看板や車両全体をラベルするケースも見られ、これはBデータセットの学習特性が反映された結果と考えられる。</text:p>
            <text:p/>
            <text:p>ただし、体感的には約70％の画像で適切にナンバープレートのみが検出されており、1000枚中300枚程度を手動で修正すれば済む見込みであると考えると、作業効率の観点からは十分に効果的であると思った。</text:p>
            <text:p/>
            <text:p>明日中にはAデータセット全体に対し高精度なアノテーションを整備し、学習フェーズへと移行したいと考えている。</text:p>
            <text:p/>
            <text:p>本日のトラブルについて</text:p>
            <text:p>本日、軽微なトラブルが発生した。</text:p>
            <text:p/>
            <text:p>仮想環境名を変更したことにより、labelImg の設定ファイル（.labelImgSettings.pkl）に保存されていた旧パスとの不整合が発生。画像フォルダを選択した直後、保存先ダイアログが表示され、そのままアプリケーションがクラッシュする不具合が確認された。</text:p>
            <text:p/>
            <text:p>この問題は、.labelImgSettings.pkl を削除することで正常動作に復旧した。</text:p>
          </table:table-cell>
          <table:table-cell table:number-columns-repeated="1017"/>
        </table:table-row>
        <table:table-row table:style-name="ro33">
          <table:table-cell table:style-name="Default"/>
          <table:table-cell table:style-name="ce7" table:formula="of:=ROW()-3" office:value-type="float" office:value="10">
            <text:p>10</text:p>
          </table:table-cell>
          <table:table-cell table:style-name="ce131" office:value-type="date" office:date-value="2025-07-13">
            <text:p>7月13日</text:p>
          </table:table-cell>
          <table:table-cell table:style-name="ce135" office:value-type="string">
            <text:p>検証</text:p>
          </table:table-cell>
          <table:table-cell table:style-name="ce50" office:value-type="string">
            <text:p>データセットAのラベリングが完了したため受領画像と共に学習をおこなった。結果としては不明瞭ナンバーの検出に貢献するようになった。Bからも状態が良い画像を一部抽出し、これらを用いて課題完成を目指す。</text:p>
          </table:table-cell>
          <table:table-cell table:style-name="ce54" office:value-type="string">
            <text:p>・受領画像＋Aデータセット＋Bデータセットの計1345枚の画像ファイル</text:p>
          </table:table-cell>
          <table:table-cell table:style-name="ce54" office:value-type="string">
            <text:p>完成したデータセットAを用いて学習を行った。不明瞭ナンバーの検出は劇的な改善を見せたが誤検出が増えてしまった。落ち葉の塊等を誤認してしまい、不明瞭クラスアノテーションを疑い、学習資材の再構成に着手した。</text:p>
            <text:p/>
            <text:p>学習データ修正と再構成について</text:p>
            <text:p>落ち葉の塊に対する誤検出が多発した事例を受け、不明瞭クラス（クラス1）のラベリング方針を見直した。これまでは、「文字は読めないが車体の輪郭等からナンバープレートと思われる箇所」 と「ぼやけているが文字の判別が可能なナンバープレート」の双方を同一のクラス1として一括でラベル付けしていた。</text:p>
            <text:p>今回の修正では、前者（文字判別不可な極端に不明瞭なナンバー）を除外し、誤検出の温床となっていたラベルの曖昧性を排除することで、モデルの混乱と誤検出の抑制を図る。</text:p>
            <text:p>加えて、データセットBより「車体全体が映り込んでおり、背景が含まれる画像」を選定し、約100枚を追加学習データとして調達した。</text:p>
            <text:p>これにより、学習データセットは以下の構成となる：</text:p>
            <text:p/>
            <text:p>・受領画像</text:p>
            <text:p>・データセットA（定点カメラ画像＋明瞭・一部不明瞭ナンバー）</text:p>
            <text:p>・データセットB（抽出分100枚程）（背景・車体全体含む画像）</text:p>
            <text:p/>
            <text:p>総計：1345枚</text:p>
            <text:p/>
            <text:p>本構成での学習により、過学習の抑制、誤検出の減少、および不明瞭ナンバーの安定検出を目指す。</text:p>
          </table:table-cell>
          <table:table-cell table:number-columns-repeated="1017"/>
        </table:table-row>
        <table:table-row table:style-name="ro33">
          <table:table-cell table:style-name="Default"/>
          <table:table-cell table:style-name="ce7" table:formula="of:=ROW()-3" office:value-type="float" office:value="11">
            <text:p>11</text:p>
          </table:table-cell>
          <table:table-cell table:style-name="ce131" office:value-type="date" office:date-value="2025-07-14">
            <text:p>7月14日</text:p>
          </table:table-cell>
          <table:table-cell table:style-name="ce135" office:value-type="string">
            <text:p>検証</text:p>
          </table:table-cell>
          <table:table-cell table:style-name="ce50" office:value-type="string">
            <text:p>1345枚の画像を使い、本格的な検証に入っていく。枚数増加に伴い、yoloのモデルもyolov8mと強化した。</text:p>
            <text:p/>
            <text:p>検証を重ね、本番で使用するための最適なパラメータを探し続けた。</text:p>
          </table:table-cell>
          <table:table-cell table:style-name="ce54" office:value-type="string">
            <text:p>・モデルを強化した場合、強化前のモデルで最適だったパラメータが必ずしも最適ではなくなるという知見を得た</text:p>
          </table:table-cell>
          <table:table-cell table:style-name="ce54" office:value-type="string">
            <text:p>1345枚の画像を使用し、YOLOモデルの強化に伴い、1回の学習に要する時間は40分～50分へと大幅に増加した。これまで5分以内で完了していたことを考えると、時間効率としては決して良いとは言えない。とはいえ、精度向上のためには避けられない犠牲でもあり、パラメータを一つずつ調整しながら、地道な検証作業を積み重ねた。その成果として、テストケースexp22において、本プロジェクト最高精度を誇るモデルパラメータが導き出され、以降はこの構成をベースとして更なる精度改善に向けた検証が続ける事とした。</text:p>
            <text:p/>
            <text:p/>
          </table:table-cell>
          <table:table-cell table:number-columns-repeated="1017"/>
        </table:table-row>
        <table:table-row table:style-name="ro33">
          <table:table-cell table:style-name="Default"/>
          <table:table-cell table:style-name="ce7" table:formula="of:=ROW()-3" office:value-type="float" office:value="12">
            <text:p>12</text:p>
          </table:table-cell>
          <table:table-cell table:style-name="ce131" office:value-type="date" office:date-value="2025-07-15">
            <text:p>7月15日</text:p>
          </table:table-cell>
          <table:table-cell table:style-name="ce135" office:value-type="string">
            <text:p>本番</text:p>
          </table:table-cell>
          <table:table-cell table:style-name="ce50" office:value-type="string">
            <text:p>exp22のモデルパラメータをベースに検証作業を重ねてきたものの、さらなる精度向上には至らなかった。提出期限が迫る中、exp22を本番用モデルとして採用を決定し、これに対してファインチューニングを実施することで、最終的な提出課題を完成させた。</text:p>
          </table:table-cell>
          <table:table-cell table:style-name="ce54" office:value-type="string">
            <text:p>・提出用課題画像</text:p>
          </table:table-cell>
          <table:table-cell table:style-name="ce54" office:value-type="string">
            <text:p>exp22をベースに、各パラメータを一つずつ丁寧に調整しながら、故障（誤検出）を抑えることを目指した。</text:p>
            <text:p>具体的には、一つのパラメータを変更して学習を行い、結果を評価した後、元に戻して別のパラメータを試すといった反復的な検証を繰り返した。</text:p>
            <text:p/>
            <text:p>結果的に期限が迫っていたため、苦肉の策としてexp22を更にファインチューニングし、受領画像のみに特化した学習も実施した。こちらのチューニングにより受領画像に対しては非常に高精度なバウンディングボックス描写が得られた。</text:p>
            <text:p/>
            <text:p>しかし、今回の課題において最も意義深い成果は、やはりexp22本体だと考えている。</text:p>
            <text:p>実際に、受領画像特化モデルを別の画像セットに適用したところ、検出成功率は約50％にとどまったのに対し、exp22のモデルでは同じセットに対して約90％の精度を発揮した。</text:p>
            <text:p/>
            <text:p>このことからも、exp22は受領画像に限らず他のデータにも高い適応力を示しており、汎用性という観点から推察するに、本課題において最も完成されたモデルであると考えている。</text:p>
          </table:table-cell>
          <table:table-cell table:number-columns-repeated="1017"/>
        </table:table-row>
        <table:table-row table:style-name="ro33">
          <table:table-cell table:style-name="Default"/>
          <table:table-cell table:style-name="ce7" table:formula="of:=ROW()-3" office:value-type="float" office:value="13">
            <text:p>13</text:p>
          </table:table-cell>
          <table:table-cell table:style-name="ce131" office:value-type="date" office:date-value="2025-07-15">
            <text:p>7月15日</text:p>
          </table:table-cell>
          <table:table-cell table:style-name="ce135" office:value-type="string">
            <text:p>ドキュメント修正</text:p>
          </table:table-cell>
          <table:table-cell table:style-name="ce50" office:value-type="string">
            <text:p>提出用のドキュメント（本設計書）の修正を行った。提出用画像と共に提出する</text:p>
          </table:table-cell>
          <table:table-cell table:style-name="ce54" office:value-type="string">
            <text:p>・設計書</text:p>
          </table:table-cell>
          <table:table-cell table:style-name="ce54" office:value-type="string">
            <text:p>提出にあたり、ドキュメントの修正作業を行った。</text:p>
            <text:p>再現性を確保するため、使用環境については可能な限り詳細に記載し、実行環境を忠実に再現できるよう心がけた。</text:p>
          </table:table-cell>
          <table:table-cell table:number-columns-repeated="1017"/>
        </table:table-row>
        <table:table-row table:style-name="ro3" table:number-rows-repeated="8">
          <table:table-cell table:number-columns-repeated="1024"/>
        </table:table-row>
        <table:table-row table:style-name="ro3">
          <table:table-cell table:number-columns-repeated="2"/>
          <table:table-cell office:value-type="string">
            <text:p>■振り返り</text:p>
          </table:table-cell>
          <table:table-cell table:number-columns-repeated="1021"/>
        </table:table-row>
        <table:table-row table:style-name="ro3">
          <table:table-cell table:number-columns-repeated="2"/>
          <table:table-cell table:style-name="ce4" office:value-type="string" table:number-columns-spanned="5" table:number-rows-spanned="15">
            <text:p>本課題において最も困難であったのは、ナンバープレートと類似した形状や色味を持つ非対象物（例：ステッカーやヘッドライト）を誤って検出することなく、明瞭なナンバープレートを高精度で捉えるという「高精度と誤認防止の両立」であった。</text:p>
            <text:p>パラメータを強化することで明瞭なプレートの検出精度は向上する一方で、誤検出の増加という副作用も顕著になり、両者のバランスを取るには極めて繊細なチューニングが求められた。最適なパラメータを導き出すためには、各項目を1つずつ調整しては検証・記録し、比較を重ねるという試行錯誤を幾度となく繰り返す必要があり、非常に根気を要する作業となった。</text:p>
            <text:p>後半以降は、使用する画像枚数の増加や、それに伴う上位モデルの使用により、1回の学習にかかる時間も40分程度を要するようになった。これにより検証サイクルは長くなり、限られた時間の中で効率的に最適解を導き出すことが求められ作業全体の難易度を一段と押し上げる要因となった。</text:p>
            <text:p/>
            <text:p>問題の本質はパラメータ設定だけに留まらず、使用する画像そのものや、それに付随するラベリングの精度にもあると感じていた。どれほど適切なパラメータを用いても、元となるデータの質が低ければ高精度な結果は望めない。精度が上がらない要因は多岐にわたり、その中でどこに原因があるのかを見極める力も問われた。しかしそれを的確に特定する手段は限られており、常に仮説と検証の繰り返しだった。パラメータの調整から、画像の選定・調達・学習環境への適応まで、考慮すべき要素はとても多く、大きな観点、幅広い視点で全体を見定める事が求められた。</text:p>
            <text:p/>
            <text:p>課題の要件を満たすだけであれば、受領画像のみを対象に過学習させることで容易に達成できたかもしれない。しかし、課題の本質はそこではない事を理解しており、当初より汎用性の高いモデルの開発を目指していた。最終的には時間的制約から妥協を強いられる形となったが、これまで積み重ねてきた検証により得られた最高精度の汎用モデルexp22に対し、提出用に特化したファインチューニングを施すことで、誤認ゼロ・明瞭検出100％・不明瞭検出も上々といった高精度な水準を実現するに至った。</text:p>
            <text:p/>
            <text:p>尚提出特化用にチューニングしたモデルを利用し、そのモデルにどの程度の汎用性が保たれているのか検証を行った。YOLO検証ログシートのテストケースepx30を参照</text:p>
            <text:p/>
            <text:p/>
          </table:table-cell>
          <table:covered-table-cell table:number-columns-repeated="4"/>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table-cell table:number-columns-repeated="2"/>
          <table:covered-table-cell table:number-columns-repeated="5"/>
          <table:table-cell table:number-columns-repeated="1017"/>
        </table:table-row>
        <table:table-row table:style-name="ro3" table:number-rows-repeated="1048535">
          <table:table-cell table:number-columns-repeated="1024"/>
        </table:table-row>
        <table:table-row table:style-name="ro3">
          <table:table-cell table:number-columns-repeated="1024"/>
        </table:table-row>
      </table:table>
      <table:table table:name="学習パラメータ" table:style-name="ta8" table:print="false">
        <office:forms form:automatic-focus="false" form:apply-design-mode="false"/>
        <table:table-column table:style-name="co52" table:default-cell-style-name="Default"/>
        <table:table-column table:style-name="co53" table:default-cell-style-name="Default"/>
        <table:table-column table:style-name="co54" table:default-cell-style-name="Excel_20_Built-in_20_Normal"/>
        <table:table-column table:style-name="co55" table:default-cell-style-name="Excel_20_Built-in_20_Normal"/>
        <table:table-column table:style-name="co56" table:default-cell-style-name="Default"/>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60" table:default-cell-style-name="Excel_20_Built-in_20_Normal"/>
        <table:table-column table:style-name="co5" table:number-columns-repeated="1015" table:default-cell-style-name="Excel_20_Built-in_20_Normal"/>
        <table:table-row table:style-name="ro16">
          <table:table-cell/>
          <table:table-cell table:style-name="ce1" office:value-type="string">
            <text:p>学習パラメータ</text:p>
          </table:table-cell>
          <table:table-cell table:style-name="Default" table:number-columns-repeated="2"/>
          <table:table-cell/>
          <table:table-cell table:style-name="Default" table:number-columns-repeated="1019"/>
        </table:table-row>
        <table:table-row table:style-name="ro3">
          <table:table-cell table:number-columns-repeated="1024"/>
        </table:table-row>
        <table:table-row table:style-name="ro3">
          <table:table-cell/>
          <table:table-cell table:style-name="ce127" office:value-type="string">
            <text:p>項番</text:p>
          </table:table-cell>
          <table:table-cell table:style-name="ce127" office:value-type="string" table:number-columns-spanned="3" table:number-rows-spanned="1">
            <text:p>設定項目</text:p>
          </table:table-cell>
          <table:covered-table-cell table:style-name="ce63"/>
          <table:covered-table-cell/>
          <table:table-cell table:style-name="ce63" office:value-type="string">
            <text:p>デフォルト値</text:p>
          </table:table-cell>
          <table:table-cell table:style-name="ce127" office:value-type="string">
            <text:p>設定値</text:p>
          </table:table-cell>
          <table:table-cell table:style-name="ce63" office:value-type="string">
            <text:p>説明</text:p>
          </table:table-cell>
          <table:table-cell table:style-name="ce63" office:value-type="string">
            <text:p>備考</text:p>
          </table:table-cell>
          <table:table-cell table:number-columns-repeated="1015"/>
        </table:table-row>
        <table:table-row table:style-name="ro6">
          <table:table-cell/>
          <table:table-cell table:style-name="ce62" table:formula="of:=ROW()-3" office:value-type="float" office:value="1">
            <text:p>1</text:p>
          </table:table-cell>
          <table:table-cell table:style-name="ce141" office:value-type="string" table:number-columns-spanned="7" table:number-rows-spanned="1">
            <text:p>実行パラメータ(yolo_detect_train.pyに記述)</text:p>
          </table:table-cell>
          <table:covered-table-cell table:number-columns-repeated="4" table:style-name="ce142"/>
          <table:covered-table-cell table:style-name="ce144"/>
          <table:covered-table-cell table:style-name="ce74"/>
          <table:table-cell table:number-columns-repeated="1015"/>
        </table:table-row>
        <table:table-row table:style-name="ro3">
          <table:table-cell/>
          <table:table-cell table:style-name="ce62" table:formula="of:=ROW()-3" office:value-type="float" office:value="2">
            <text:p>2</text:p>
          </table:table-cell>
          <table:table-cell table:style-name="ce142" table:number-columns-spanned="1" table:number-rows-spanned="30"/>
          <table:table-cell table:style-name="ce145" office:value-type="string" table:number-columns-spanned="6" table:number-rows-spanned="1">
            <text:p>基本設定</text:p>
          </table:table-cell>
          <table:covered-table-cell table:number-columns-repeated="4" table:style-name="ce149"/>
          <table:covered-table-cell table:style-name="ce74"/>
          <table:table-cell table:number-columns-repeated="1015"/>
        </table:table-row>
        <table:table-row table:style-name="ro3">
          <table:table-cell/>
          <table:table-cell table:style-name="ce62" table:formula="of:=ROW()-3" office:value-type="float" office:value="3">
            <text:p>3</text:p>
          </table:table-cell>
          <table:covered-table-cell table:style-name="ce142"/>
          <table:table-cell table:style-name="ce146" table:number-columns-spanned="1" table:number-rows-spanned="6"/>
          <table:table-cell table:style-name="ce74" office:value-type="string">
            <text:p>epochs</text:p>
          </table:table-cell>
          <table:table-cell table:style-name="ce74" office:value-type="string">
            <text:p>100</text:p>
          </table:table-cell>
          <table:table-cell table:style-name="ce84" office:value-type="float" office:value="70">
            <text:p>70</text:p>
          </table:table-cell>
          <table:table-cell table:style-name="ce162" office:value-type="string">
            <text:p>学習のエポック数（データ全体を何回繰り返して学習するか）</text:p>
          </table:table-cell>
          <table:table-cell table:style-name="ce168" office:value-type="string">
            <text:p>多くすると学習が進むが、過学習のリスクもあるためEarlyStopping(patience)と併用推奨</text:p>
          </table:table-cell>
          <table:table-cell table:number-columns-repeated="1015"/>
        </table:table-row>
        <table:table-row table:style-name="ro3">
          <table:table-cell/>
          <table:table-cell table:style-name="ce62" table:formula="of:=ROW()-3" office:value-type="float" office:value="4">
            <text:p>4</text:p>
          </table:table-cell>
          <table:covered-table-cell table:style-name="ce142"/>
          <table:covered-table-cell table:style-name="ce147"/>
          <table:table-cell table:style-name="ce74" office:value-type="string">
            <text:p>batch</text:p>
          </table:table-cell>
          <table:table-cell table:style-name="ce74" office:value-type="string">
            <text:p>16</text:p>
          </table:table-cell>
          <table:table-cell table:style-name="ce85" office:value-type="float" office:value="24">
            <text:p>24</text:p>
          </table:table-cell>
          <table:table-cell table:style-name="ce162" office:value-type="string">
            <text:p>1ステップで処理する画像の枚数</text:p>
          </table:table-cell>
          <table:table-cell table:style-name="ce168" office:value-type="string">
            <text:p>大きくすると学習が安定するが、GPUメモリ消費も増加する</text:p>
          </table:table-cell>
          <table:table-cell table:number-columns-repeated="1015"/>
        </table:table-row>
        <table:table-row table:style-name="ro3">
          <table:table-cell/>
          <table:table-cell table:style-name="ce62" table:formula="of:=ROW()-3" office:value-type="float" office:value="5">
            <text:p>5</text:p>
          </table:table-cell>
          <table:covered-table-cell table:style-name="ce142"/>
          <table:covered-table-cell table:style-name="ce147"/>
          <table:table-cell table:style-name="ce74" office:value-type="string">
            <text:p>imgsz</text:p>
          </table:table-cell>
          <table:table-cell table:style-name="ce74" office:value-type="string">
            <text:p>640</text:p>
          </table:table-cell>
          <table:table-cell table:style-name="ce85" office:value-type="float" office:value="640">
            <text:p>640</text:p>
          </table:table-cell>
          <table:table-cell table:style-name="ce162" office:value-type="string">
            <text:p>入力画像サイズ（幅と高さ）</text:p>
          </table:table-cell>
          <table:table-cell table:style-name="ce168" office:value-type="string">
            <text:p>解像度を上げると検出精度が向上するが、学習・推論時間が長くなる</text:p>
          </table:table-cell>
          <table:table-cell table:number-columns-repeated="1015"/>
        </table:table-row>
        <table:table-row table:style-name="ro3">
          <table:table-cell/>
          <table:table-cell table:style-name="ce62" table:formula="of:=ROW()-3" office:value-type="float" office:value="6">
            <text:p>6</text:p>
          </table:table-cell>
          <table:covered-table-cell table:style-name="ce142"/>
          <table:covered-table-cell table:style-name="ce147"/>
          <table:table-cell table:style-name="ce74" office:value-type="string">
            <text:p>lr0</text:p>
          </table:table-cell>
          <table:table-cell table:style-name="ce74" office:value-type="string">
            <text:p>0.01</text:p>
          </table:table-cell>
          <table:table-cell table:style-name="ce85" office:value-type="float" office:value="0.003">
            <text:p>0.003</text:p>
          </table:table-cell>
          <table:table-cell table:style-name="ce162" office:value-type="string">
            <text:p>初期学習率（重要なハイパーパラメータ）</text:p>
          </table:table-cell>
          <table:table-cell table:style-name="ce168" office:value-type="string">
            <text:p>学習率が高すぎると不安定、低すぎると収束が遅くなる。調整が重要</text:p>
          </table:table-cell>
          <table:table-cell table:number-columns-repeated="1015"/>
        </table:table-row>
        <table:table-row table:style-name="ro3">
          <table:table-cell/>
          <table:table-cell table:style-name="ce62" table:formula="of:=ROW()-3" office:value-type="float" office:value="7">
            <text:p>7</text:p>
          </table:table-cell>
          <table:covered-table-cell table:style-name="ce142"/>
          <table:covered-table-cell table:style-name="ce147"/>
          <table:table-cell table:style-name="ce74" office:value-type="string">
            <text:p>patience</text:p>
          </table:table-cell>
          <table:table-cell table:style-name="ce74" office:value-type="string">
            <text:p>50</text:p>
          </table:table-cell>
          <table:table-cell table:style-name="ce85" office:value-type="float" office:value="15">
            <text:p>15</text:p>
          </table:table-cell>
          <table:table-cell table:style-name="ce162" office:value-type="string">
            <text:p>改善が見られなくなってから学習を止めるまでの待機エポック数</text:p>
          </table:table-cell>
          <table:table-cell table:style-name="ce168" office:value-type="string">
            <text:p>小さいと早期終了しやすくなる。lossやmAPの変化に合わせて調整</text:p>
          </table:table-cell>
          <table:table-cell table:number-columns-repeated="1015"/>
        </table:table-row>
        <table:table-row table:style-name="ro35">
          <table:table-cell/>
          <table:table-cell table:style-name="ce62" table:formula="of:=ROW()-3" office:value-type="float" office:value="8">
            <text:p>8</text:p>
          </table:table-cell>
          <table:covered-table-cell table:style-name="ce142"/>
          <table:covered-table-cell table:style-name="ce147"/>
          <table:table-cell table:style-name="ce76" office:value-type="string">
            <text:p>optimizer</text:p>
          </table:table-cell>
          <table:table-cell table:style-name="ce76" office:value-type="string">
            <text:p>SGD</text:p>
          </table:table-cell>
          <table:table-cell table:style-name="ce157" office:value-type="string">
            <text:p>auto</text:p>
          </table:table-cell>
          <table:table-cell table:style-name="ce162" office:value-type="string">
            <text:p>最適化アルゴリズム（例：SGDまたはAdamまたはAdamWまたはauto）</text:p>
          </table:table-cell>
          <table:table-cell table:style-name="ce168" office:value-type="string">
            <text:p>Adamは収束が速く安定性があるが、SGDは過学習しにくく一般化性能が高い場合もある。autoにより自動選択可能。</text:p>
          </table:table-cell>
          <table:table-cell table:number-columns-repeated="1015"/>
        </table:table-row>
        <table:table-row table:style-name="ro6">
          <table:table-cell/>
          <table:table-cell table:style-name="ce62" table:formula="of:=ROW()-3" office:value-type="float" office:value="9">
            <text:p>9</text:p>
          </table:table-cell>
          <table:covered-table-cell table:style-name="ce142"/>
          <table:table-cell table:style-name="ce148" office:value-type="string" table:number-columns-spanned="6" table:number-rows-spanned="1">
            <text:p>データ拡張（augmentation）</text:p>
          </table:table-cell>
          <table:covered-table-cell table:style-name="ce150"/>
          <table:covered-table-cell table:style-name="ce149"/>
          <table:covered-table-cell table:style-name="ce158"/>
          <table:covered-table-cell table:style-name="ce163"/>
          <table:covered-table-cell table:style-name="ce168"/>
          <table:table-cell table:number-columns-repeated="1015"/>
        </table:table-row>
        <table:table-row table:style-name="ro3">
          <table:table-cell/>
          <table:table-cell table:style-name="ce62" table:formula="of:=ROW()-3" office:value-type="float" office:value="10">
            <text:p>10</text:p>
          </table:table-cell>
          <table:covered-table-cell table:style-name="ce142"/>
          <table:table-cell table:style-name="ce146" table:number-columns-spanned="1" table:number-rows-spanned="12"/>
          <table:table-cell table:style-name="ce74" office:value-type="string">
            <text:p>hsv_h</text:p>
          </table:table-cell>
          <table:table-cell table:style-name="ce74" office:value-type="string">
            <text:p>0.015</text:p>
          </table:table-cell>
          <table:table-cell table:style-name="ce85" office:value-type="float" office:value="0.015">
            <text:p>0.015</text:p>
          </table:table-cell>
          <table:table-cell table:style-name="ce162" office:value-type="string">
            <text:p>色相のランダム変化幅</text:p>
          </table:table-cell>
          <table:table-cell table:style-name="ce168" office:value-type="string">
            <text:p>色調のランダム化でデータ多様性を向上。過剰設定はノイズになる</text:p>
          </table:table-cell>
          <table:table-cell table:number-columns-repeated="1015"/>
        </table:table-row>
        <table:table-row table:style-name="ro3">
          <table:table-cell/>
          <table:table-cell table:style-name="ce62" table:formula="of:=ROW()-3" office:value-type="float" office:value="11">
            <text:p>11</text:p>
          </table:table-cell>
          <table:covered-table-cell table:style-name="ce142"/>
          <table:covered-table-cell table:style-name="ce147"/>
          <table:table-cell table:style-name="ce74" office:value-type="string">
            <text:p>hsv_s</text:p>
          </table:table-cell>
          <table:table-cell table:style-name="ce74" office:value-type="string">
            <text:p>0.7</text:p>
          </table:table-cell>
          <table:table-cell table:style-name="ce88" office:value-type="float" office:value="0.3">
            <text:p>0.3</text:p>
          </table:table-cell>
          <table:table-cell table:style-name="ce162" office:value-type="string">
            <text:p>彩度のランダム変化幅</text:p>
          </table:table-cell>
          <table:table-cell table:style-name="ce168" office:value-type="string">
            <text:p>彩度を調整して環境変化への耐性を向上。夜間・曇天対策等</text:p>
          </table:table-cell>
          <table:table-cell table:number-columns-repeated="1015"/>
        </table:table-row>
        <table:table-row table:style-name="ro3">
          <table:table-cell/>
          <table:table-cell table:style-name="ce62" table:formula="of:=ROW()-3" office:value-type="float" office:value="12">
            <text:p>12</text:p>
          </table:table-cell>
          <table:covered-table-cell table:style-name="ce142"/>
          <table:covered-table-cell table:style-name="ce147"/>
          <table:table-cell table:style-name="ce74" office:value-type="string">
            <text:p>hsv_v</text:p>
          </table:table-cell>
          <table:table-cell table:style-name="ce74" office:value-type="string">
            <text:p>0.4</text:p>
          </table:table-cell>
          <table:table-cell table:style-name="ce88" office:value-type="float" office:value="0.3">
            <text:p>0.3</text:p>
          </table:table-cell>
          <table:table-cell table:style-name="ce162" office:value-type="string">
            <text:p>明度のランダム変化幅</text:p>
          </table:table-cell>
          <table:table-cell table:style-name="ce168" office:value-type="string">
            <text:p>明るさを変えることで、照明条件の違いに対応しやすくなる</text:p>
          </table:table-cell>
          <table:table-cell table:number-columns-repeated="1015"/>
        </table:table-row>
        <table:table-row table:style-name="ro3">
          <table:table-cell/>
          <table:table-cell table:style-name="ce62" table:formula="of:=ROW()-3" office:value-type="float" office:value="13">
            <text:p>13</text:p>
          </table:table-cell>
          <table:covered-table-cell table:style-name="ce142"/>
          <table:covered-table-cell table:style-name="ce147"/>
          <table:table-cell table:style-name="ce74" office:value-type="string">
            <text:p>degrees</text:p>
          </table:table-cell>
          <table:table-cell table:style-name="ce74" office:value-type="string">
            <text:p>0.0</text:p>
          </table:table-cell>
          <table:table-cell table:style-name="ce88" office:value-type="float" office:value="25">
            <text:p>25</text:p>
          </table:table-cell>
          <table:table-cell table:style-name="ce162" office:value-type="string">
            <text:p>回転の度数（±）</text:p>
          </table:table-cell>
          <table:table-cell table:style-name="ce168" office:value-type="string">
            <text:p>回転によってプレートの傾きを補正。小さめの設定が現実的</text:p>
          </table:table-cell>
          <table:table-cell table:number-columns-repeated="1015"/>
        </table:table-row>
        <table:table-row table:style-name="ro3">
          <table:table-cell/>
          <table:table-cell table:style-name="ce62" table:formula="of:=ROW()-3" office:value-type="float" office:value="14">
            <text:p>14</text:p>
          </table:table-cell>
          <table:covered-table-cell table:style-name="ce142"/>
          <table:covered-table-cell table:style-name="ce147"/>
          <table:table-cell table:style-name="ce74" office:value-type="string">
            <text:p>translate</text:p>
          </table:table-cell>
          <table:table-cell table:style-name="ce74" office:value-type="string">
            <text:p>0.1</text:p>
          </table:table-cell>
          <table:table-cell table:style-name="ce88" office:value-type="float" office:value="0.3">
            <text:p>0.3</text:p>
          </table:table-cell>
          <table:table-cell table:style-name="ce162" office:value-type="string">
            <text:p>移動の割合（±）</text:p>
          </table:table-cell>
          <table:table-cell table:style-name="ce168" office:value-type="string">
            <text:p>位置バリエーション増加に有効。過大だと枠外に出るリスク</text:p>
          </table:table-cell>
          <table:table-cell table:number-columns-repeated="1015"/>
        </table:table-row>
        <table:table-row table:style-name="ro3">
          <table:table-cell/>
          <table:table-cell table:style-name="ce62" table:formula="of:=ROW()-3" office:value-type="float" office:value="15">
            <text:p>15</text:p>
          </table:table-cell>
          <table:covered-table-cell table:style-name="ce142"/>
          <table:covered-table-cell table:style-name="ce147"/>
          <table:table-cell table:style-name="ce74" office:value-type="string">
            <text:p>scale</text:p>
          </table:table-cell>
          <table:table-cell table:style-name="ce74" office:value-type="string">
            <text:p>0.5</text:p>
          </table:table-cell>
          <table:table-cell table:style-name="ce88" office:value-type="float" office:value="1">
            <text:p>1</text:p>
          </table:table-cell>
          <table:table-cell table:style-name="ce162" office:value-type="string">
            <text:p>拡大縮小の範囲</text:p>
          </table:table-cell>
          <table:table-cell table:style-name="ce168" office:value-type="string">
            <text:p>拡大縮小で距離感の違いを模擬。0.5〜0.6程度が一般的</text:p>
          </table:table-cell>
          <table:table-cell table:number-columns-repeated="1015"/>
        </table:table-row>
        <table:table-row table:style-name="ro3">
          <table:table-cell/>
          <table:table-cell table:style-name="ce62" table:formula="of:=ROW()-3" office:value-type="float" office:value="16">
            <text:p>16</text:p>
          </table:table-cell>
          <table:covered-table-cell table:style-name="ce142"/>
          <table:covered-table-cell table:style-name="ce147"/>
          <table:table-cell table:style-name="ce74" office:value-type="string">
            <text:p>shear</text:p>
          </table:table-cell>
          <table:table-cell table:style-name="ce74" office:value-type="string">
            <text:p>0.0</text:p>
          </table:table-cell>
          <table:table-cell table:style-name="ce88" office:value-type="float" office:value="0.1">
            <text:p>0.1</text:p>
          </table:table-cell>
          <table:table-cell table:style-name="ce162" office:value-type="string">
            <text:p>せん断変換の強さ</text:p>
          </table:table-cell>
          <table:table-cell table:style-name="ce168" office:value-type="string">
            <text:p>斜め方向のゆがみを学習可能に。大きすぎると不自然になる</text:p>
          </table:table-cell>
          <table:table-cell table:number-columns-repeated="1015"/>
        </table:table-row>
        <table:table-row table:style-name="ro3">
          <table:table-cell/>
          <table:table-cell table:style-name="ce62" table:formula="of:=ROW()-3" office:value-type="float" office:value="17">
            <text:p>17</text:p>
          </table:table-cell>
          <table:covered-table-cell table:style-name="ce142"/>
          <table:covered-table-cell table:style-name="ce147"/>
          <table:table-cell table:style-name="ce74" office:value-type="string">
            <text:p>perspective</text:p>
          </table:table-cell>
          <table:table-cell table:style-name="ce74" office:value-type="string">
            <text:p>0.0</text:p>
          </table:table-cell>
          <table:table-cell table:style-name="ce88" office:value-type="float" office:value="0">
            <text:p>0</text:p>
          </table:table-cell>
          <table:table-cell table:style-name="ce162" office:value-type="string">
            <text:p>遠近法の強さ</text:p>
          </table:table-cell>
          <table:table-cell table:style-name="ce168" office:value-type="string">
            <text:p>遠近効果による変形補正。小さく抑えることで現実的な変化に</text:p>
          </table:table-cell>
          <table:table-cell table:number-columns-repeated="1015"/>
        </table:table-row>
        <table:table-row table:style-name="ro3">
          <table:table-cell/>
          <table:table-cell table:style-name="ce62" table:formula="of:=ROW()-3" office:value-type="float" office:value="18">
            <text:p>18</text:p>
          </table:table-cell>
          <table:covered-table-cell table:style-name="ce142"/>
          <table:covered-table-cell table:style-name="ce147"/>
          <table:table-cell table:style-name="ce74" office:value-type="string">
            <text:p>flipud</text:p>
          </table:table-cell>
          <table:table-cell table:style-name="ce74" office:value-type="string">
            <text:p>0.0</text:p>
          </table:table-cell>
          <table:table-cell table:style-name="ce88" office:value-type="float" office:value="0">
            <text:p>0</text:p>
          </table:table-cell>
          <table:table-cell table:style-name="ce162" office:value-type="string">
            <text:p>上下反転の確率</text:p>
          </table:table-cell>
          <table:table-cell table:style-name="ce168" office:value-type="string">
            <text:p>車両画像では上下反転は不自然なため通常は0を指定</text:p>
          </table:table-cell>
          <table:table-cell table:number-columns-repeated="1015"/>
        </table:table-row>
        <table:table-row table:style-name="ro3">
          <table:table-cell/>
          <table:table-cell table:style-name="ce62" table:formula="of:=ROW()-3" office:value-type="float" office:value="19">
            <text:p>19</text:p>
          </table:table-cell>
          <table:covered-table-cell table:style-name="ce142"/>
          <table:covered-table-cell table:style-name="ce147"/>
          <table:table-cell table:style-name="ce74" office:value-type="string">
            <text:p>fliplr</text:p>
          </table:table-cell>
          <table:table-cell table:style-name="ce74" office:value-type="string">
            <text:p>0.5</text:p>
          </table:table-cell>
          <table:table-cell table:style-name="ce88" office:value-type="float" office:value="0.5">
            <text:p>0.5</text:p>
          </table:table-cell>
          <table:table-cell table:style-name="ce162" office:value-type="string">
            <text:p>左右反転の確率</text:p>
          </table:table-cell>
          <table:table-cell table:style-name="ce168" office:value-type="string">
            <text:p>左右反転は実際の状況に近く、拡張として有効</text:p>
          </table:table-cell>
          <table:table-cell table:number-columns-repeated="1015"/>
        </table:table-row>
        <table:table-row table:style-name="ro3">
          <table:table-cell/>
          <table:table-cell table:style-name="ce62" table:formula="of:=ROW()-3" office:value-type="float" office:value="20">
            <text:p>20</text:p>
          </table:table-cell>
          <table:covered-table-cell table:style-name="ce142"/>
          <table:covered-table-cell table:style-name="ce147"/>
          <table:table-cell table:style-name="ce74" office:value-type="string">
            <text:p>mosaic</text:p>
          </table:table-cell>
          <table:table-cell table:style-name="ce74" office:value-type="string">
            <text:p>1.0</text:p>
          </table:table-cell>
          <table:table-cell table:style-name="ce88" office:value-type="float" office:value="0.5">
            <text:p>0.5</text:p>
          </table:table-cell>
          <table:table-cell table:style-name="ce162" office:value-type="string">
            <text:p>Mosaic拡張の確率</text:p>
          </table:table-cell>
          <table:table-cell table:style-name="ce168" office:value-type="string">
            <text:p>複数画像を合成して背景やスケールの多様性を向上。少数データでは有効</text:p>
          </table:table-cell>
          <table:table-cell table:number-columns-repeated="1015"/>
        </table:table-row>
        <table:table-row table:style-name="ro3">
          <table:table-cell/>
          <table:table-cell table:style-name="ce62" table:formula="of:=ROW()-3" office:value-type="float" office:value="21">
            <text:p>21</text:p>
          </table:table-cell>
          <table:covered-table-cell table:style-name="ce142"/>
          <table:covered-table-cell table:style-name="ce147"/>
          <table:table-cell table:style-name="ce74" office:value-type="string">
            <text:p>mixup</text:p>
          </table:table-cell>
          <table:table-cell table:style-name="ce74" office:value-type="string">
            <text:p>0.0</text:p>
          </table:table-cell>
          <table:table-cell table:style-name="ce88" office:value-type="float" office:value="0">
            <text:p>0</text:p>
          </table:table-cell>
          <table:table-cell table:style-name="ce162" office:value-type="string">
            <text:p>MixUp拡張の確率</text:p>
          </table:table-cell>
          <table:table-cell table:style-name="ce168" office:value-type="string">
            <text:p>画像を混合して過学習を防止。小規模データでは慎重に使用</text:p>
          </table:table-cell>
          <table:table-cell table:number-columns-repeated="1015"/>
        </table:table-row>
        <table:table-row table:style-name="ro3">
          <table:table-cell/>
          <table:table-cell table:style-name="ce62" table:formula="of:=ROW()-3" office:value-type="float" office:value="22">
            <text:p>22</text:p>
          </table:table-cell>
          <table:covered-table-cell table:style-name="ce142"/>
          <table:table-cell table:style-name="ce148" office:value-type="string" table:number-columns-spanned="6" table:number-rows-spanned="1">
            <text:p>その他の詳細設定</text:p>
          </table:table-cell>
          <table:covered-table-cell table:style-name="ce150"/>
          <table:covered-table-cell table:style-name="ce149"/>
          <table:covered-table-cell table:style-name="ce158"/>
          <table:covered-table-cell table:style-name="ce163"/>
          <table:covered-table-cell table:style-name="ce168"/>
          <table:table-cell table:number-columns-repeated="1015"/>
        </table:table-row>
        <table:table-row table:style-name="ro6">
          <table:table-cell/>
          <table:table-cell table:style-name="ce62" table:formula="of:=ROW()-3" office:value-type="float" office:value="23">
            <text:p>23</text:p>
          </table:table-cell>
          <table:covered-table-cell table:style-name="ce142"/>
          <table:table-cell table:style-name="ce146" table:number-columns-spanned="1" table:number-rows-spanned="9"/>
          <table:table-cell table:style-name="ce74" office:value-type="string">
            <text:p>model</text:p>
          </table:table-cell>
          <table:table-cell table:style-name="ce74" office:value-type="string">
            <text:p>-</text:p>
          </table:table-cell>
          <table:table-cell table:style-name="ce89" office:value-type="string">
            <text:p>yolov8m.pt</text:p>
          </table:table-cell>
          <table:table-cell table:style-name="ce162" office:value-type="string">
            <text:p>使用するモデル（例: yolov8n.pt）</text:p>
          </table:table-cell>
          <table:table-cell table:style-name="ce168" office:value-type="string">
            <text:p>転移学習により精度向上・学習時間短縮が可能</text:p>
          </table:table-cell>
          <table:table-cell table:number-columns-repeated="1015"/>
        </table:table-row>
        <table:table-row table:style-name="ro3">
          <table:table-cell/>
          <table:table-cell table:style-name="ce62" table:formula="of:=ROW()-3" office:value-type="float" office:value="24">
            <text:p>24</text:p>
          </table:table-cell>
          <table:covered-table-cell table:style-name="ce142"/>
          <table:covered-table-cell table:style-name="ce147"/>
          <table:table-cell table:style-name="ce74" office:value-type="string">
            <text:p>data</text:p>
          </table:table-cell>
          <table:table-cell table:style-name="ce74" office:value-type="string">
            <text:p>-</text:p>
          </table:table-cell>
          <table:table-cell table:style-name="ce88" office:value-type="string">
            <text:p>ShikiAI_data.yaml</text:p>
          </table:table-cell>
          <table:table-cell table:style-name="ce162" office:value-type="string">
            <text:p>データセット構成を定義した .yaml ファイル</text:p>
          </table:table-cell>
          <table:table-cell table:style-name="ce168" office:value-type="string">
            <text:p>クラス名や画像パスの設定ミスに注意</text:p>
          </table:table-cell>
          <table:table-cell table:number-columns-repeated="1015"/>
        </table:table-row>
        <table:table-row table:style-name="ro3">
          <table:table-cell/>
          <table:table-cell table:style-name="ce62" table:formula="of:=ROW()-3" office:value-type="float" office:value="25">
            <text:p>25</text:p>
          </table:table-cell>
          <table:covered-table-cell table:style-name="ce142"/>
          <table:covered-table-cell table:style-name="ce147"/>
          <table:table-cell table:style-name="ce74" office:value-type="string">
            <text:p>name</text:p>
          </table:table-cell>
          <table:table-cell table:style-name="ce74" office:value-type="string">
            <text:p>train</text:p>
          </table:table-cell>
          <table:table-cell table:style-name="ce88" office:value-type="string">
            <text:p>環境依存</text:p>
          </table:table-cell>
          <table:table-cell table:style-name="ce162" office:value-type="string">
            <text:p>学習結果の保存先ディレクトリ名</text:p>
          </table:table-cell>
          <table:table-cell table:style-name="ce168" office:value-type="string">
            <text:p>実行ごとに変えることで結果の比較・整理が容易に</text:p>
          </table:table-cell>
          <table:table-cell table:number-columns-repeated="1015"/>
        </table:table-row>
        <table:table-row table:style-name="ro3">
          <table:table-cell/>
          <table:table-cell table:style-name="ce62" table:formula="of:=ROW()-3" office:value-type="float" office:value="26">
            <text:p>26</text:p>
          </table:table-cell>
          <table:covered-table-cell table:style-name="ce142"/>
          <table:covered-table-cell table:style-name="ce147"/>
          <table:table-cell table:style-name="ce74" office:value-type="string">
            <text:p>device</text:p>
          </table:table-cell>
          <table:table-cell table:style-name="ce74" office:value-type="string">
            <text:p>None</text:p>
          </table:table-cell>
          <table:table-cell table:style-name="ce88" office:value-type="float" office:value="0">
            <text:p>0</text:p>
          </table:table-cell>
          <table:table-cell table:style-name="ce162" office:value-type="string">
            <text:p>使用するGPUまたはCPUの指定（例: 0 または cpu）</text:p>
          </table:table-cell>
          <table:table-cell table:style-name="ce168" office:value-type="string">
            <text:p>0でGPU指定し高速学習可能。複数GPUはdevice=0,1などで指定</text:p>
          </table:table-cell>
          <table:table-cell table:number-columns-repeated="1015"/>
        </table:table-row>
        <table:table-row table:style-name="ro3">
          <table:table-cell/>
          <table:table-cell table:style-name="ce62" table:formula="of:=ROW()-3" office:value-type="float" office:value="27">
            <text:p>27</text:p>
          </table:table-cell>
          <table:covered-table-cell table:style-name="ce142"/>
          <table:covered-table-cell table:style-name="ce147"/>
          <table:table-cell table:style-name="ce74" office:value-type="string">
            <text:p>workers</text:p>
          </table:table-cell>
          <table:table-cell table:style-name="ce74" office:value-type="string">
            <text:p>8</text:p>
          </table:table-cell>
          <table:table-cell table:style-name="ce88" office:value-type="float" office:value="8">
            <text:p>8</text:p>
          </table:table-cell>
          <table:table-cell table:style-name="ce162" office:value-type="string">
            <text:p>データローダーの並列スレッド数</text:p>
          </table:table-cell>
          <table:table-cell table:style-name="ce168" office:value-type="string">
            <text:p>値が大きいほど学習が高速化。ただしCPUコア数に依存</text:p>
          </table:table-cell>
          <table:table-cell table:number-columns-repeated="1015"/>
        </table:table-row>
        <table:table-row table:style-name="ro3">
          <table:table-cell/>
          <table:table-cell table:style-name="ce62" table:formula="of:=ROW()-3" office:value-type="float" office:value="28">
            <text:p>28</text:p>
          </table:table-cell>
          <table:covered-table-cell table:style-name="ce142"/>
          <table:covered-table-cell table:style-name="ce147"/>
          <table:table-cell table:style-name="ce74" office:value-type="string">
            <text:p>project</text:p>
          </table:table-cell>
          <table:table-cell table:style-name="ce74" office:value-type="string">
            <text:p>runs/train</text:p>
          </table:table-cell>
          <table:table-cell table:style-name="ce88" office:value-type="string">
            <text:p>runs</text:p>
          </table:table-cell>
          <table:table-cell table:style-name="ce162" office:value-type="string">
            <text:p>保存先のプロジェクトディレクトリ</text:p>
          </table:table-cell>
          <table:table-cell table:style-name="ce168" office:value-type="string">
            <text:p>保存ディレクトリのルート指定。整理と共有に便利</text:p>
          </table:table-cell>
          <table:table-cell table:number-columns-repeated="1015"/>
        </table:table-row>
        <table:table-row table:style-name="ro3">
          <table:table-cell/>
          <table:table-cell table:style-name="ce62" table:formula="of:=ROW()-3" office:value-type="float" office:value="29">
            <text:p>29</text:p>
          </table:table-cell>
          <table:covered-table-cell table:style-name="ce142"/>
          <table:covered-table-cell table:style-name="ce147"/>
          <table:table-cell table:style-name="ce74" office:value-type="string">
            <text:p>exist_ok</text:p>
          </table:table-cell>
          <table:table-cell table:style-name="ce74" office:value-type="string">
            <text:p>False</text:p>
          </table:table-cell>
          <table:table-cell table:style-name="ce88" office:value-type="string">
            <text:p>True</text:p>
          </table:table-cell>
          <table:table-cell table:style-name="ce162" office:value-type="string">
            <text:p>同名フォルダが存在してもエラーにしない</text:p>
          </table:table-cell>
          <table:table-cell table:style-name="ce168" office:value-type="string">
            <text:p>再実行時に同名フォルダがあってもエラーを出さず続行</text:p>
          </table:table-cell>
          <table:table-cell table:number-columns-repeated="1015"/>
        </table:table-row>
        <table:table-row table:style-name="ro3">
          <table:table-cell/>
          <table:table-cell table:style-name="ce62" table:formula="of:=ROW()-3" office:value-type="float" office:value="30">
            <text:p>30</text:p>
          </table:table-cell>
          <table:covered-table-cell table:style-name="ce142"/>
          <table:covered-table-cell table:style-name="ce147"/>
          <table:table-cell table:style-name="ce74" office:value-type="string">
            <text:p>resume</text:p>
          </table:table-cell>
          <table:table-cell table:style-name="ce74" office:value-type="string">
            <text:p>False</text:p>
          </table:table-cell>
          <table:table-cell table:style-name="ce88" office:value-type="string">
            <text:p>False</text:p>
          </table:table-cell>
          <table:table-cell table:style-name="ce162" office:value-type="string">
            <text:p>学習を前回のチェックポイントから再開</text:p>
          </table:table-cell>
          <table:table-cell table:style-name="ce168" office:value-type="string">
            <text:p>途中中断した学習を再開可能。時間短縮やモデル改善に有効</text:p>
          </table:table-cell>
          <table:table-cell table:number-columns-repeated="1015"/>
        </table:table-row>
        <table:table-row table:style-name="ro3">
          <table:table-cell/>
          <table:table-cell table:style-name="ce62" table:formula="of:=ROW()-3" office:value-type="float" office:value="31">
            <text:p>31</text:p>
          </table:table-cell>
          <table:covered-table-cell table:style-name="ce142"/>
          <table:covered-table-cell table:style-name="ce147"/>
          <table:table-cell table:style-name="ce74" office:value-type="string">
            <text:p>cache</text:p>
          </table:table-cell>
          <table:table-cell table:style-name="ce74" office:value-type="string">
            <text:p>False</text:p>
          </table:table-cell>
          <table:table-cell table:style-name="ce88" office:value-type="string">
            <text:p>環境依存</text:p>
          </table:table-cell>
          <table:table-cell table:style-name="ce162" office:value-type="string">
            <text:p>データセットをメモリにキャッシュする</text:p>
          </table:table-cell>
          <table:table-cell table:style-name="ce168" office:value-type="string">
            <text:p>データをRAMに読み込むことで学習速度を向上。RAMに余裕がある場合に有効</text:p>
          </table:table-cell>
          <table:table-cell table:number-columns-repeated="1015"/>
        </table:table-row>
        <table:table-row table:style-name="ro3">
          <table:table-cell/>
          <table:table-cell table:style-name="ce62" table:formula="of:=ROW()-3" office:value-type="float" office:value="32">
            <text:p>32</text:p>
          </table:table-cell>
          <table:table-cell table:style-name="ce143" office:value-type="string" table:number-columns-spanned="7" table:number-rows-spanned="1">
            <text:p>ログパラメータ</text:p>
          </table:table-cell>
          <table:covered-table-cell table:style-name="ce144"/>
          <table:covered-table-cell table:style-name="ce142"/>
          <table:covered-table-cell table:style-name="ce144"/>
          <table:covered-table-cell table:style-name="ce159"/>
          <table:covered-table-cell table:style-name="ce164"/>
          <table:covered-table-cell table:style-name="ce168"/>
          <table:table-cell table:number-columns-repeated="1015"/>
        </table:table-row>
        <table:table-row table:style-name="ro6">
          <table:table-cell/>
          <table:table-cell table:style-name="ce62" table:formula="of:=ROW()-3" office:value-type="float" office:value="33">
            <text:p>33</text:p>
          </table:table-cell>
          <table:table-cell table:style-name="ce144" table:number-columns-spanned="1" table:number-rows-spanned="16"/>
          <table:table-cell table:style-name="ce148" office:value-type="string" table:number-columns-spanned="6" table:number-rows-spanned="1">
            <text:p>実行ログ(学習用画像)</text:p>
          </table:table-cell>
          <table:covered-table-cell table:style-name="ce147"/>
          <table:covered-table-cell table:style-name="ce74"/>
          <table:covered-table-cell table:style-name="ce91"/>
          <table:covered-table-cell table:style-name="ce162"/>
          <table:covered-table-cell table:style-name="ce168"/>
          <table:table-cell table:number-columns-repeated="1015"/>
        </table:table-row>
        <table:table-row table:style-name="ro3">
          <table:table-cell/>
          <table:table-cell table:style-name="ce62" table:formula="of:=ROW()-3" office:value-type="float" office:value="34">
            <text:p>34</text:p>
          </table:table-cell>
          <table:covered-table-cell table:style-name="ce144"/>
          <table:table-cell table:style-name="ce148" table:number-columns-spanned="1" table:number-rows-spanned="7"/>
          <table:table-cell table:style-name="ce151" office:value-type="string">
            <text:p>Epochs </text:p>
          </table:table-cell>
          <table:table-cell table:style-name="ce154" office:value-type="string">
            <text:p>基本設定依存</text:p>
          </table:table-cell>
          <table:table-cell table:style-name="ce91"/>
          <table:table-cell table:style-name="ce162" office:value-type="string">
            <text:p>学習回数</text:p>
          </table:table-cell>
          <table:table-cell table:style-name="ce168" office:value-type="string">
            <text:p>多すぎると過学習のリスク。patienceで自動停止も考慮</text:p>
          </table:table-cell>
          <table:table-cell table:number-columns-repeated="1015"/>
        </table:table-row>
        <table:table-row table:style-name="ro3">
          <table:table-cell/>
          <table:table-cell table:style-name="ce62" table:formula="of:=ROW()-3" office:value-type="float" office:value="35">
            <text:p>35</text:p>
          </table:table-cell>
          <table:covered-table-cell table:style-name="ce144"/>
          <table:covered-table-cell table:style-name="ce74"/>
          <table:table-cell table:style-name="ce151" office:value-type="string">
            <text:p>GPU_mem</text:p>
          </table:table-cell>
          <table:table-cell table:style-name="ce154" office:value-type="string">
            <text:p>基本設定依存</text:p>
          </table:table-cell>
          <table:table-cell table:style-name="ce91"/>
          <table:table-cell table:style-name="ce162" office:value-type="string">
            <text:p>GPUメモリ使用量</text:p>
          </table:table-cell>
          <table:table-cell table:style-name="ce168" office:value-type="string">
            <text:p>高解像度・大バッチでは増加。モデルサイズの目安にも</text:p>
          </table:table-cell>
          <table:table-cell table:number-columns-repeated="1015"/>
        </table:table-row>
        <table:table-row table:style-name="ro3">
          <table:table-cell/>
          <table:table-cell table:style-name="ce62" table:formula="of:=ROW()-3" office:value-type="float" office:value="36">
            <text:p>36</text:p>
          </table:table-cell>
          <table:covered-table-cell table:style-name="ce144"/>
          <table:covered-table-cell table:style-name="ce74"/>
          <table:table-cell table:style-name="ce151" office:value-type="string">
            <text:p>box_loss</text:p>
          </table:table-cell>
          <table:table-cell table:style-name="ce154" office:value-type="string">
            <text:p>基本設定依存</text:p>
          </table:table-cell>
          <table:table-cell table:style-name="ce91"/>
          <table:table-cell table:style-name="ce162" office:value-type="string">
            <text:p>バウンディングボックス誤差</text:p>
          </table:table-cell>
          <table:table-cell table:style-name="ce168" office:value-type="string">
            <text:p>小さいほど良い。検出枠の精度を反映。下降傾向なら学習が進んでいる</text:p>
          </table:table-cell>
          <table:table-cell table:number-columns-repeated="1015"/>
        </table:table-row>
        <table:table-row table:style-name="ro3">
          <table:table-cell/>
          <table:table-cell table:style-name="ce62" table:formula="of:=ROW()-3" office:value-type="float" office:value="37">
            <text:p>37</text:p>
          </table:table-cell>
          <table:covered-table-cell table:style-name="ce144"/>
          <table:covered-table-cell table:style-name="ce74"/>
          <table:table-cell table:style-name="ce151" office:value-type="string">
            <text:p>cls_loss</text:p>
          </table:table-cell>
          <table:table-cell table:style-name="ce154" office:value-type="string">
            <text:p>基本設定依存</text:p>
          </table:table-cell>
          <table:table-cell table:style-name="ce91"/>
          <table:table-cell table:style-name="ce162" office:value-type="string">
            <text:p>クラス分類誤差</text:p>
          </table:table-cell>
          <table:table-cell table:style-name="ce168" office:value-type="string">
            <text:p>小さいほど良い。クラス誤認を反映。複数クラスある場合は特に注視</text:p>
          </table:table-cell>
          <table:table-cell table:number-columns-repeated="1015"/>
        </table:table-row>
        <table:table-row table:style-name="ro3">
          <table:table-cell/>
          <table:table-cell table:style-name="ce62" table:formula="of:=ROW()-3" office:value-type="float" office:value="38">
            <text:p>38</text:p>
          </table:table-cell>
          <table:covered-table-cell table:style-name="ce144"/>
          <table:covered-table-cell table:style-name="ce74"/>
          <table:table-cell table:style-name="ce151" office:value-type="string">
            <text:p>dfl_loss</text:p>
          </table:table-cell>
          <table:table-cell table:style-name="ce154" office:value-type="string">
            <text:p>基本設定依存</text:p>
          </table:table-cell>
          <table:table-cell table:style-name="ce91"/>
          <table:table-cell table:style-name="ce162" office:value-type="string">
            <text:p>分布損失（位置誤差）</text:p>
          </table:table-cell>
          <table:table-cell table:style-name="ce168" office:value-type="string">
            <text:p>小さいほど良い。オブジェクト中心やサイズの誤差に関連。YOLOv8特有の指標</text:p>
          </table:table-cell>
          <table:table-cell table:number-columns-repeated="1015"/>
        </table:table-row>
        <table:table-row table:style-name="ro3">
          <table:table-cell/>
          <table:table-cell table:style-name="ce62" table:formula="of:=ROW()-3" office:value-type="float" office:value="39">
            <text:p>39</text:p>
          </table:table-cell>
          <table:covered-table-cell table:style-name="ce144"/>
          <table:covered-table-cell table:style-name="ce74"/>
          <table:table-cell table:style-name="ce151" office:value-type="string">
            <text:p>Instances</text:p>
          </table:table-cell>
          <table:table-cell table:style-name="ce154" office:value-type="string">
            <text:p>基本設定依存</text:p>
          </table:table-cell>
          <table:table-cell table:style-name="ce91"/>
          <table:table-cell table:style-name="ce162" office:value-type="string">
            <text:p>学習に使われた物体の総数</text:p>
          </table:table-cell>
          <table:table-cell table:style-name="ce168" office:value-type="string">
            <text:p>入力画像枚数×ラベル数の合計。画像/ラベル数の確認用にも使える</text:p>
          </table:table-cell>
          <table:table-cell table:number-columns-repeated="1015"/>
        </table:table-row>
        <table:table-row table:style-name="ro3">
          <table:table-cell/>
          <table:table-cell table:style-name="ce62" table:formula="of:=ROW()-3" office:value-type="float" office:value="40">
            <text:p>40</text:p>
          </table:table-cell>
          <table:covered-table-cell table:style-name="ce144"/>
          <table:covered-table-cell table:style-name="ce74"/>
          <table:table-cell table:style-name="ce151" office:value-type="string">
            <text:p>Size</text:p>
          </table:table-cell>
          <table:table-cell table:style-name="ce154" office:value-type="string">
            <text:p>基本設定依存</text:p>
          </table:table-cell>
          <table:table-cell table:style-name="ce91"/>
          <table:table-cell table:style-name="ce162" office:value-type="string">
            <text:p>入力画像のリサイズサイズ</text:p>
          </table:table-cell>
          <table:table-cell table:style-name="ce168" office:value-type="string">
            <text:p>高すぎると計算負荷増、低すぎると精度低下。設定値はimgsz依存</text:p>
          </table:table-cell>
          <table:table-cell table:number-columns-repeated="1015"/>
        </table:table-row>
        <table:table-row table:style-name="ro6">
          <table:table-cell/>
          <table:table-cell table:style-name="ce62" table:formula="of:=ROW()-3" office:value-type="float" office:value="41">
            <text:p>41</text:p>
          </table:table-cell>
          <table:covered-table-cell table:style-name="ce144"/>
          <table:table-cell table:style-name="ce148" office:value-type="string" table:number-columns-spanned="6" table:number-rows-spanned="1">
            <text:p>サマリーレポート(検証用画像)</text:p>
          </table:table-cell>
          <table:covered-table-cell table:style-name="ce151"/>
          <table:covered-table-cell table:style-name="ce74"/>
          <table:covered-table-cell table:style-name="ce91"/>
          <table:covered-table-cell table:style-name="ce162"/>
          <table:covered-table-cell table:style-name="ce168"/>
          <table:table-cell table:number-columns-repeated="1015"/>
        </table:table-row>
        <table:table-row table:style-name="ro3">
          <table:table-cell/>
          <table:table-cell table:style-name="ce62" table:formula="of:=ROW()-3" office:value-type="float" office:value="42">
            <text:p>42</text:p>
          </table:table-cell>
          <table:covered-table-cell table:style-name="ce144"/>
          <table:table-cell table:style-name="ce148" table:number-columns-spanned="1" table:number-rows-spanned="7"/>
          <table:table-cell table:style-name="ce152" office:value-type="string">
            <text:p>Class</text:p>
          </table:table-cell>
          <table:table-cell table:style-name="ce155" office:value-type="string">
            <text:p>検証時の出力依存</text:p>
          </table:table-cell>
          <table:table-cell table:style-name="ce160"/>
          <table:table-cell table:style-name="ce165" office:value-type="string">
            <text:p>評価対象のクラス名（例：all, number_plate）</text:p>
          </table:table-cell>
          <table:table-cell table:style-name="ce169" office:value-type="string">
            <text:p>allは全体平均、それ以外はクラス別の評価値</text:p>
          </table:table-cell>
          <table:table-cell table:number-columns-repeated="1015"/>
        </table:table-row>
        <table:table-row table:style-name="ro3">
          <table:table-cell/>
          <table:table-cell table:style-name="ce62" table:formula="of:=ROW()-3" office:value-type="float" office:value="43">
            <text:p>43</text:p>
          </table:table-cell>
          <table:covered-table-cell table:style-name="ce144"/>
          <table:covered-table-cell table:style-name="ce74"/>
          <table:table-cell table:style-name="ce152" office:value-type="string">
            <text:p>Images</text:p>
          </table:table-cell>
          <table:table-cell table:style-name="ce155" office:value-type="string">
            <text:p>検証用画像数</text:p>
          </table:table-cell>
          <table:table-cell table:style-name="ce160"/>
          <table:table-cell table:style-name="ce165" office:value-type="string">
            <text:p>使用された検証画像の枚数</text:p>
          </table:table-cell>
          <table:table-cell table:style-name="ce169" office:value-type="string">
            <text:p>実行ごとにデータ変化がないか確認</text:p>
          </table:table-cell>
          <table:table-cell table:number-columns-repeated="1015"/>
        </table:table-row>
        <table:table-row table:style-name="ro3">
          <table:table-cell/>
          <table:table-cell table:style-name="ce62" table:formula="of:=ROW()-3" office:value-type="float" office:value="44">
            <text:p>44</text:p>
          </table:table-cell>
          <table:covered-table-cell table:style-name="ce144"/>
          <table:covered-table-cell table:style-name="ce74"/>
          <table:table-cell table:style-name="ce152" office:value-type="string">
            <text:p>Instances</text:p>
          </table:table-cell>
          <table:table-cell table:style-name="ce155" office:value-type="string">
            <text:p>アノテーション依存</text:p>
          </table:table-cell>
          <table:table-cell table:style-name="ce160"/>
          <table:table-cell table:style-name="ce165" office:value-type="string">
            <text:p>検証対象のオブジェクト数</text:p>
          </table:table-cell>
          <table:table-cell table:style-name="ce169" office:value-type="string">
            <text:p>Images × 画像中の物体数（クラスごとに異なる）</text:p>
          </table:table-cell>
          <table:table-cell table:number-columns-repeated="1015"/>
        </table:table-row>
        <table:table-row table:style-name="ro3">
          <table:table-cell/>
          <table:table-cell table:style-name="ce62" table:formula="of:=ROW()-3" office:value-type="float" office:value="45">
            <text:p>45</text:p>
          </table:table-cell>
          <table:covered-table-cell table:style-name="ce144"/>
          <table:covered-table-cell table:style-name="ce74"/>
          <table:table-cell table:style-name="ce152" office:value-type="string">
            <text:p>Box(P)</text:p>
          </table:table-cell>
          <table:table-cell table:style-name="ce155" office:value-type="string">
            <text:p>学習結果依存</text:p>
          </table:table-cell>
          <table:table-cell table:style-name="ce160"/>
          <table:table-cell table:style-name="ce165" office:value-type="string">
            <text:p>検出の精度（Precision）</text:p>
          </table:table-cell>
          <table:table-cell table:style-name="ce169" office:value-type="string">
            <text:p>高いほど偽陽性が少ない（正しく検出された割合）。0.8以上で優秀</text:p>
          </table:table-cell>
          <table:table-cell table:number-columns-repeated="1015"/>
        </table:table-row>
        <table:table-row table:style-name="ro3">
          <table:table-cell/>
          <table:table-cell table:style-name="ce62" table:formula="of:=ROW()-3" office:value-type="float" office:value="46">
            <text:p>46</text:p>
          </table:table-cell>
          <table:covered-table-cell table:style-name="ce144"/>
          <table:covered-table-cell table:style-name="ce74"/>
          <table:table-cell table:style-name="ce152" office:value-type="string">
            <text:p>R</text:p>
          </table:table-cell>
          <table:table-cell table:style-name="ce155" office:value-type="string">
            <text:p>学習結果依存</text:p>
          </table:table-cell>
          <table:table-cell table:style-name="ce160"/>
          <table:table-cell table:style-name="ce165" office:value-type="string">
            <text:p>検出の再現率（Recall）</text:p>
          </table:table-cell>
          <table:table-cell table:style-name="ce169" office:value-type="string">
            <text:p>高いほど見逃しが少ない（正解を検出できた割合）。0.8以上で優秀</text:p>
          </table:table-cell>
          <table:table-cell table:number-columns-repeated="1015"/>
        </table:table-row>
        <table:table-row table:style-name="ro43">
          <table:table-cell/>
          <table:table-cell table:style-name="ce62" table:formula="of:=ROW()-3" office:value-type="float" office:value="47">
            <text:p>47</text:p>
          </table:table-cell>
          <table:covered-table-cell table:style-name="ce144"/>
          <table:covered-table-cell table:style-name="ce74"/>
          <table:table-cell table:style-name="ce153" office:value-type="string">
            <text:p>mAP50</text:p>
          </table:table-cell>
          <table:table-cell table:style-name="ce156" office:value-type="string">
            <text:p>学習結果依存</text:p>
          </table:table-cell>
          <table:table-cell table:style-name="ce161"/>
          <table:table-cell table:style-name="ce166" office:value-type="string">
            <text:p>IoU=0.5 の平均適合率（粗い検出精度）※1</text:p>
          </table:table-cell>
          <table:table-cell table:style-name="ce169" office:value-type="string">
            <text:p>0.5以上で実用的、高いほど精度良好</text:p>
            <text:p><text:span text:style-name="T2">※</text:span><text:span text:style-name="T2">1</text:span><text:span text:style-name="T2">：</text:span><text:span text:style-name="T2">IoU</text:span><text:span text:style-name="T2">（</text:span><text:span text:style-name="T2">Intersection over Union</text:span><text:span text:style-name="T2">）</text:span></text:p>
            <text:p><text:span text:style-name="T2">検出ボックスと正解ボックスの重なり度合いを数値化した指標。検出</text:span><text:span text:style-name="T2">位置のズレの少なさを表し、値が高いほど予測精度が高いとされる</text:span><text:span text:style-name="T2">。</text:span></text:p>
          </table:table-cell>
          <table:table-cell table:number-columns-repeated="1015"/>
        </table:table-row>
        <table:table-row table:style-name="ro3">
          <table:table-cell/>
          <table:table-cell table:style-name="ce62" table:formula="of:=ROW()-3" office:value-type="float" office:value="48">
            <text:p>48</text:p>
          </table:table-cell>
          <table:covered-table-cell table:style-name="ce144"/>
          <table:covered-table-cell table:style-name="ce74"/>
          <table:table-cell table:style-name="ce152" office:value-type="string">
            <text:p>mAP50-95</text:p>
          </table:table-cell>
          <table:table-cell table:style-name="ce155" office:value-type="string">
            <text:p>学習結果依存</text:p>
          </table:table-cell>
          <table:table-cell table:style-name="ce160"/>
          <table:table-cell table:style-name="ce165" office:value-type="string">
            <text:p>IoU=0.5〜0.95の平均適合率（詳細精度）</text:p>
          </table:table-cell>
          <table:table-cell table:style-name="ce169" office:value-type="string">
            <text:p>IOUが厳しくなるほど難しい。全体的なモデル性能の指標。0.5以上で優秀</text:p>
          </table:table-cell>
          <table:table-cell table:number-columns-repeated="1015"/>
        </table:table-row>
        <table:table-row table:style-name="ro6">
          <table:table-cell table:number-columns-repeated="6"/>
          <table:table-cell office:value-type="string">
            <text:p>※設定値には一番精度の高いパラメータ構成であった、exp22の設定値を採用している。テストケース毎のパラメータに関しては「YOLO学習ログ、YOLO学習ログtxtベース」を参照</text:p>
          </table:table-cell>
          <table:table-cell table:style-name="ce167"/>
          <table:table-cell table:number-columns-repeated="1016"/>
        </table:table-row>
        <table:table-row table:style-name="ro3" table:number-rows-repeated="1048523">
          <table:table-cell table:number-columns-repeated="1024"/>
        </table:table-row>
        <table:table-row table:style-name="ro3">
          <table:table-cell table:number-columns-repeated="1024"/>
        </table:table-row>
      </table:table>
      <table:table table:name="YOLO学習ログ" table:style-name="ta5" table:print="false">
        <office:forms form:automatic-focus="false" form:apply-design-mode="false"/>
        <table:table-column table:style-name="co18" table:default-cell-style-name="Excel_20_Built-in_20_Normal"/>
        <table:table-column table:style-name="co39" table:default-cell-style-name="Excel_20_Built-in_20_Normal"/>
        <table:table-column table:style-name="co40" table:default-cell-style-name="Excel_20_Built-in_20_Normal"/>
        <table:table-column table:style-name="co41" table:default-cell-style-name="ce48"/>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5" table:number-columns-repeated="1017" table:default-cell-style-name="Excel_20_Built-in_20_Normal"/>
        <table:table-row table:style-name="ro36">
          <table:table-cell table:style-name="Default"/>
          <table:table-cell table:style-name="ce17" office:value-type="string">
            <text:p>YOLO学習ログ</text:p>
          </table:table-cell>
          <table:table-cell table:number-columns-repeated="1022"/>
        </table:table-row>
        <table:table-row table:style-name="ro3">
          <table:table-cell table:style-name="Default"/>
          <table:table-cell table:number-columns-repeated="1023"/>
        </table:table-row>
        <table:table-row table:style-name="ro37">
          <table:table-cell table:style-name="Default"/>
          <table:table-cell table:style-name="ce55" office:value-type="string">
            <text:p>項番</text:p>
          </table:table-cell>
          <table:table-cell table:style-name="ce56" table:number-columns-spanned="5" table:number-rows-spanned="1"/>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
            <text:p>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
            <text:p>2</text:p>
          </table:table-cell>
          <table:table-cell table:style-name="ce101" office:value-type="string" table:number-columns-spanned="5" table:number-rows-spanned="5">
            <text:p>前回テスト:8-8 exp8_8（検証ログtxtベースの最終テスト参照）</text:p>
            <text:p>ステッカー誤認1件減少し総誤認件数は残り2件となった。どちらの誤認も同じ画像の同じ場所である。</text:p>
            <text:p>明瞭ナンバー不検出は１件もない。</text:p>
            <text:p>不明瞭ナンバーの検出数はあまり変わらずに再現率10～20%程度。</text:p>
            <text:p>残り2件の誤認をなんとか修正したい。</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
            <text:p>3</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4">
            <text:p>4</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
            <text:p>5</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6">
            <text:p>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7">
            <text:p>7</text:p>
          </table:table-cell>
          <table:table-cell table:style-name="ce102" office:value-type="string" table:number-columns-spanned="5" table:number-rows-spanned="2">
            <text:p>テストケース:exp9</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
            <text:p>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
            <text:p>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
            <text:p>10</text:p>
          </table:table-cell>
          <table:table-cell table:style-name="ce104" office:value-type="string" table:number-columns-spanned="5" table:number-rows-spanned="5">
            <text:p>これまでの検証結果をもとに分析したところ、誤認されやすい物体には共通するいくつかの特徴が見られた。具体的には、「四角い形状をしている」「白や灰色などの明るい色味である」「文字や記号が断続的に並んでいる」といった点が挙げられる。</text:p>
            <text:p>そこで今回は、これらの特徴を持つオブジェクトに対し積極的に誤認ラベルである「decoy_object」ラベルを付与する作業を行うことにした。これにより、誤認リスクを明示的に学習データに反映させ、検出精度の向上を図ることができると想定している。なお、学習に使用するパラメータについては、前回までの実験で一定の成果が得られており、今回もその設定を踏襲する方針とした。</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
            <text:p>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2">
            <text:p>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3">
            <text:p>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4">
            <text:p>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5">
            <text:p>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
            <text:p>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7">
            <text:p>1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79G <text:s text:c="4"/>0.8011 <text:s text:c="5"/>1.176 <text:s text:c="4"/>0.8694 <text:s text:c="8"/>27 <text:s text:c="7"/>896: 100%|██████████|</text:p>
            <text:p><text:s text:c="17"/>Class <text:s text:c="4"/>Images <text:s/>Instances <text:s text:c="5"/>Box(P <text:s text:c="9"/>R <text:s text:c="5"/>mAP50 <text:s/>mAP50-95): 100%| </text:p>
            <text:p><text:s text:c="19"/>all <text:s text:c="8"/>28 <text:s text:c="8"/>63 <text:s text:c="5"/>0.838 <text:s text:c="5"/>0.493 <text:s text:c="5"/>0.529 <text:s text:c="5"/>0.365</text:p>
          </table:table-cell>
          <table:covered-table-cell table:style-name="ce54"/>
          <table:table-cell table:number-columns-repeated="1017"/>
        </table:table-row>
        <table:table-row table:style-name="ro37">
          <table:table-cell table:style-name="Default"/>
          <table:table-cell table:style-name="ce7" table:formula="of:=ROW()-3" office:value-type="float" office:value="18">
            <text:p>1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9">
            <text:p>1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20">
            <text:p>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1">
            <text:p>2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2">
            <text:p>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3">
            <text:p>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24">
            <text:p>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5">
            <text:p>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6">
            <text:p>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27">
            <text:p>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28">
            <text:p>28</text:p>
          </table:table-cell>
          <table:table-cell table:style-name="ce108" office:value-type="string">
            <text:p>translate</text:p>
          </table:table-cell>
          <table:table-cell table:style-name="ce88" office:value-type="float" office:value="0.2">
            <text:p>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
            <text:p>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0">
            <text:p>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1">
            <text:p>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2">
            <text:p>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
            <text:p>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
            <text:p>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5">
            <text:p>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6">
            <text:p>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37">
            <text:p>3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233 parameters, 0 gradients, 8.1 GFLOPs</text:p>
            <text:p><text:s text:c="17"/>Class <text:s text:c="4"/>Images <text:s/>Instances <text:s text:c="5"/>Box(P <text:s text:c="9"/>R <text:s text:c="5"/>mAP50 <text:s/>mAP50-95): 100%|</text:p>
            <text:p><text:s text:c="19"/>all <text:s text:c="8"/>28 <text:s text:c="8"/>63 <text:s text:c="5"/>0.635 <text:s text:c="5"/>0.542 <text:s text:c="5"/>0.547 <text:s text:c="5"/>0.384</text:p>
            <text:p><text:s text:c="11"/>clear_plate <text:s text:c="8"/>28 <text:s text:c="8"/>45 <text:s text:c="5"/>0.808 <text:s text:c="9"/>1 <text:s text:c="5"/>0.995 <text:s text:c="5"/>0.744 <text:s text:c="7"/></text:p>
            <text:p><text:s text:c="9"/>partial_plate <text:s text:c="9"/>5 <text:s text:c="9"/>8 <text:s text:c="5"/>0.695 <text:s text:c="5"/>0.125 <text:s text:c="5"/>0.128 <text:s text:c="4"/>0.0384 <text:s text:c="7"/></text:p>
            <text:p><text:s text:c="10"/>decoy_object <text:s text:c="9"/>6 <text:s text:c="8"/>10 <text:s text:c="5"/>0.402 <text:s text:c="7"/>0.5 <text:s text:c="5"/>0.517 <text:s text:c="5"/>0.368</text:p>
          </table:table-cell>
          <table:covered-table-cell table:style-name="ce76"/>
          <table:table-cell table:number-columns-repeated="1017"/>
        </table:table-row>
        <table:table-row table:style-name="ro3">
          <table:table-cell/>
          <table:table-cell table:style-name="ce7" table:formula="of:=ROW()-3" office:value-type="float" office:value="38">
            <text:p>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
            <text:p>39</text:p>
          </table:table-cell>
          <table:table-cell table:style-name="ce108" office:value-type="string">
            <text:p>name</text:p>
          </table:table-cell>
          <table:table-cell table:style-name="ce116" office:value-type="string">
            <text:p>detect_exp9</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0">
            <text:p>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1">
            <text:p>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2">
            <text:p>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
            <text:p>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
            <text:p>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5">
            <text:p>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6">
            <text:p>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47">
            <text:p>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48">
            <text:p>4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office:value-type="string">
            <text:p>考慮外</text:p>
          </table:table-cell>
          <table:table-cell table:number-columns-repeated="1017"/>
        </table:table-row>
        <table:table-row table:style-name="ro6">
          <table:table-cell/>
          <table:table-cell table:style-name="ce7" table:formula="of:=ROW()-3" office:value-type="float" office:value="49">
            <text:p>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5">
            <text:p>5</text:p>
          </table:table-cell>
          <table:table-cell table:style-name="ce120" office:value-type="string">
            <text:p>ヘッドライト1, 看板1, ステッカー3, エンブレム1</text:p>
          </table:table-cell>
          <table:table-cell table:number-columns-repeated="1017"/>
        </table:table-row>
        <table:table-row table:style-name="ro6">
          <table:table-cell/>
          <table:table-cell table:style-name="ce7" table:formula="of:=ROW()-3" office:value-type="float" office:value="50">
            <text:p>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5">
            <text:p>5</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51">
            <text:p>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2">
            <text:p>52</text:p>
          </table:table-cell>
          <table:table-cell table:style-name="ce101" office:value-type="string" table:number-columns-spanned="5" table:number-rows-spanned="5">
            <text:p>今回は誤認ラベルを積極に増やしたアノテーションを利用していたが、前回テストと比べ誤認検出は増えてしまった。理由は不明だが、誤認＜明瞭という学習になっている事は間違いない。新たに誤認されたオブジェクトもあったため、再度追加のラベリング、及び甘めのラベリングの精度を強化した。明瞭の不検出は相変わらず0であるので、次回はパラメータを少し弱めてみようと思う。</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3">
            <text:p>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4">
            <text:p>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
            <text:p>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6">
            <text:p>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7">
            <text:p>57</text:p>
          </table:table-cell>
          <table:table-cell table:style-name="ce102" office:value-type="string" table:number-columns-spanned="5" table:number-rows-spanned="2">
            <text:p>テストケース:exp10</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8">
            <text:p>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9">
            <text:p>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0">
            <text:p>60</text:p>
          </table:table-cell>
          <table:table-cell table:style-name="ce104" office:value-type="string" table:number-columns-spanned="5" table:number-rows-spanned="5">
            <text:p>前回の検証では、誤認ラベルを追加した結果として、かえって誤認の検出数が増加するという現象が見られた。現時点では他に明確な要因が見当たらないため、原因を切り分ける目的で、今回はすべての誤認ラベル（クラス2）を撤去した状態で再検証を行うこととする。前回のテストと同じデータ分配（train/val）を使用するが、クラス2（誤認）に該当するラベルのみ削除している。なお、パラメータ設定は前回から変更しない。</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
            <text:p>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2">
            <text:p>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3">
            <text:p>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4">
            <text:p>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5">
            <text:p>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
            <text:p>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67">
            <text:p>6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7G <text:s text:c="4"/>0.7458 <text:s text:c="5"/>1.098 <text:s text:c="4"/>0.8718 <text:s text:c="8"/>22 <text:s text:c="7"/>896: 100%|██████████|</text:p>
            <text:p><text:s text:c="17"/>Class <text:s text:c="4"/>Images <text:s/>Instances <text:s text:c="5"/>Box(P <text:s text:c="9"/>R <text:s text:c="5"/>mAP50 <text:s/>mAP50-95): 100%| </text:p>
            <text:p><text:s text:c="19"/>all <text:s text:c="8"/>28 <text:s text:c="8"/>53 <text:s text:c="5"/>0.584 <text:s text:c="5"/>0.562 <text:s text:c="5"/>0.546 <text:s text:c="5"/>0.394</text:p>
          </table:table-cell>
          <table:covered-table-cell table:style-name="ce54"/>
          <table:table-cell table:number-columns-repeated="1017"/>
        </table:table-row>
        <table:table-row table:style-name="ro37">
          <table:table-cell table:style-name="Default"/>
          <table:table-cell table:style-name="ce7" table:formula="of:=ROW()-3" office:value-type="float" office:value="68">
            <text:p>6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9">
            <text:p>6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70">
            <text:p>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1">
            <text:p>7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2">
            <text:p>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3">
            <text:p>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74">
            <text:p>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5">
            <text:p>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6">
            <text:p>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77">
            <text:p>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78">
            <text:p>78</text:p>
          </table:table-cell>
          <table:table-cell table:style-name="ce108" office:value-type="string">
            <text:p>translate</text:p>
          </table:table-cell>
          <table:table-cell table:style-name="ce88" office:value-type="float" office:value="0.2">
            <text:p>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
            <text:p>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0">
            <text:p>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1">
            <text:p>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2">
            <text:p>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
            <text:p>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
            <text:p>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5">
            <text:p>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6">
            <text:p>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87">
            <text:p>8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928 <text:s text:c="7"/>0.5 <text:s text:c="6"/>0.62 <text:s text:c="5"/>0.411</text:p>
            <text:p><text:s text:c="11"/>clear_plate <text:s text:c="8"/>28 <text:s text:c="8"/>45 <text:s text:c="5"/>0.857 <text:s text:c="9"/>1 <text:s text:c="5"/>0.995 <text:s text:c="5"/>0.717 <text:s text:c="7"/></text:p>
            <text:p><text:s text:c="9"/>partial_plate <text:s text:c="9"/>5 <text:s text:c="9"/>8 <text:s text:c="9"/>1 <text:s text:c="9"/>0 <text:s text:c="5"/>0.245 <text:s text:c="5"/>0.105</text:p>
          </table:table-cell>
          <table:covered-table-cell table:style-name="ce76"/>
          <table:table-cell table:number-columns-repeated="1017"/>
        </table:table-row>
        <table:table-row table:style-name="ro3">
          <table:table-cell/>
          <table:table-cell table:style-name="ce7" table:formula="of:=ROW()-3" office:value-type="float" office:value="88">
            <text:p>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
            <text:p>89</text:p>
          </table:table-cell>
          <table:table-cell table:style-name="ce108" office:value-type="string">
            <text:p>name</text:p>
          </table:table-cell>
          <table:table-cell table:style-name="ce116" office:value-type="string">
            <text:p>detect_exp1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0">
            <text:p>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1">
            <text:p>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2">
            <text:p>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
            <text:p>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
            <text:p>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5">
            <text:p>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6">
            <text:p>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97">
            <text:p>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6">
          <table:table-cell/>
          <table:table-cell table:style-name="ce7" table:formula="of:=ROW()-3" office:value-type="float" office:value="98">
            <text:p>9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office:value-type="string">
            <text:p>考慮外</text:p>
          </table:table-cell>
          <table:table-cell table:number-columns-repeated="1017"/>
        </table:table-row>
        <table:table-row table:style-name="ro6">
          <table:table-cell/>
          <table:table-cell table:style-name="ce7" table:formula="of:=ROW()-3" office:value-type="float" office:value="99">
            <text:p>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100">
            <text:p>1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
            <text:p>1</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101">
            <text:p>1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2">
            <text:p>102</text:p>
          </table:table-cell>
          <table:table-cell table:style-name="ce101" office:value-type="string" table:number-columns-spanned="5" table:number-rows-spanned="5">
            <text:p>驚くべきことに、クラス2を除外した結果、誤認の検出がゼロになった。これまでクラス2を追加することでネガティブな学習が可能になると信じていたが、それは誤りだった。また、明瞭ナンバーの不検出が1件増加したが、これはクラス2の画像を除外したことで全体のインスタンス数が減少し、学習精度がわずかに低下したと考えれば説明がつく。今後の検証では、誤認クラスを完全に廃止とし、パラメータの強化によって明瞭ナンバーの検出精度を高めていきたい。なお、明瞭ナンバーが不検出となった「5.jpg」のバスについては、画像を確認したところvalに振り分けられており、学習に使用されなかったことがもう一つの原因として考えられ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3">
            <text:p>1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4">
            <text:p>1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5">
            <text:p>1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6">
            <text:p>1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07">
            <text:p>107</text:p>
          </table:table-cell>
          <table:table-cell table:style-name="ce102" office:value-type="string" table:number-columns-spanned="5" table:number-rows-spanned="2">
            <text:p>テストケース:exp11</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8">
            <text:p>1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9">
            <text:p>1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0">
            <text:p>110</text:p>
          </table:table-cell>
          <table:table-cell table:style-name="ce104" office:value-type="string" table:number-columns-spanned="5" table:number-rows-spanned="5">
            <text:p>前回のテストでは、val側にあったバスの明瞭ナンバーが検出されなかった。train側には同じ定点カメラから撮影されたバスの画像が含まれていたため、これを活用してval側のバスを検出できるようにしたい。そこで、trainとvalのデータ構成は前回と同様に据え置き、過学習を避けるためエポック数も変更せず、過去の実験結果から有効と考えられる現行パラメータも維持した上で、影響を切り分けるために1つのパラメータのみを変更して検証を行う方針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1">
            <text:p>1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2">
            <text:p>1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3">
            <text:p>1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4">
            <text:p>1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5">
            <text:p>1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16">
            <text:p>1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17">
            <text:p>11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7G <text:s text:c="4"/>0.7565 <text:s text:c="5"/>1.109 <text:s text:c="4"/>0.8809 <text:s text:c="8"/>22 <text:s text:c="7"/>896: 100%|██████████|</text:p>
            <text:p><text:s text:c="17"/>Class <text:s text:c="4"/>Images <text:s/>Instances <text:s text:c="5"/>Box(P <text:s text:c="9"/>R <text:s text:c="5"/>mAP50 <text:s/>mAP50-95): 100%| </text:p>
            <text:p><text:s text:c="19"/>all <text:s text:c="8"/>28 <text:s text:c="8"/>53 <text:s text:c="5"/>0.712 <text:s text:c="5"/>0.562 <text:s text:c="5"/>0.574 <text:s text:c="5"/>0.391</text:p>
          </table:table-cell>
          <table:covered-table-cell table:style-name="ce54"/>
          <table:table-cell table:number-columns-repeated="1017"/>
        </table:table-row>
        <table:table-row table:style-name="ro37">
          <table:table-cell table:style-name="Default"/>
          <table:table-cell table:style-name="ce7" table:formula="of:=ROW()-3" office:value-type="float" office:value="118">
            <text:p>11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19">
            <text:p>11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20">
            <text:p>1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21">
            <text:p>12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22">
            <text:p>1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23">
            <text:p>1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24">
            <text:p>1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25">
            <text:p>1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26">
            <text:p>1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27">
            <text:p>1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6">
          <table:table-cell/>
          <table:table-cell table:style-name="ce7" table:formula="of:=ROW()-3" office:value-type="float" office:value="128">
            <text:p>128</text:p>
          </table:table-cell>
          <table:table-cell table:style-name="ce108" office:value-type="string">
            <text:p>translate</text:p>
          </table:table-cell>
          <table:table-cell table:style-name="ce88" office:value-type="string">
            <text:p>0.2　→　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29">
            <text:p>1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0">
            <text:p>1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1">
            <text:p>1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2">
            <text:p>1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3">
            <text:p>1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4">
            <text:p>1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5">
            <text:p>1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6">
            <text:p>1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137">
            <text:p>13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679 <text:s text:c="5"/>0.562 <text:s text:c="5"/>0.572 <text:s text:c="5"/>0.416</text:p>
            <text:p><text:s text:c="11"/>clear_plate <text:s text:c="8"/>28 <text:s text:c="8"/>45 <text:s text:c="5"/>0.882 <text:s text:c="9"/>1 <text:s text:c="5"/>0.995 <text:s text:c="5"/>0.768 <text:s text:c="7"/></text:p>
            <text:p><text:s text:c="9"/>partial_plate <text:s text:c="9"/>5 <text:s text:c="9"/>8 <text:s text:c="5"/>0.476 <text:s text:c="5"/>0.125 <text:s text:c="5"/>0.149 <text:s text:c="4"/>0.0636 <text:s text:c="7"/></text:p>
            <text:p>Speed: 0.1ms preprocess, 0.6ms inference, 0.0ms loss, 0.9ms postprocess per image</text:p>
          </table:table-cell>
          <table:covered-table-cell table:style-name="ce76"/>
          <table:table-cell table:number-columns-repeated="1017"/>
        </table:table-row>
        <table:table-row table:style-name="ro3">
          <table:table-cell/>
          <table:table-cell table:style-name="ce7" table:formula="of:=ROW()-3" office:value-type="float" office:value="138">
            <text:p>1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39">
            <text:p>139</text:p>
          </table:table-cell>
          <table:table-cell table:style-name="ce108" office:value-type="string">
            <text:p>name</text:p>
          </table:table-cell>
          <table:table-cell table:style-name="ce116" office:value-type="string">
            <text:p>detect_exp1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0">
            <text:p>1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1">
            <text:p>1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2">
            <text:p>1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3">
            <text:p>1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4">
            <text:p>1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5">
            <text:p>1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46">
            <text:p>1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147">
            <text:p>1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148">
            <text:p>1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1">
            <text:p>10%</text:p>
          </table:table-cell>
          <table:table-cell table:style-name="ce120"/>
          <table:table-cell table:number-columns-repeated="1017"/>
        </table:table-row>
        <table:table-row table:style-name="ro6">
          <table:table-cell/>
          <table:table-cell table:style-name="ce7" table:formula="of:=ROW()-3" office:value-type="float" office:value="149">
            <text:p>1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
            <text:p>1</text:p>
          </table:table-cell>
          <table:table-cell table:style-name="ce120" office:value-type="string">
            <text:p>132のハイエースステッカー</text:p>
          </table:table-cell>
          <table:table-cell table:number-columns-repeated="1017"/>
        </table:table-row>
        <table:table-row table:style-name="ro6">
          <table:table-cell/>
          <table:table-cell table:style-name="ce7" table:formula="of:=ROW()-3" office:value-type="float" office:value="150">
            <text:p>1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
            <text:p>1</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151">
            <text:p>1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52">
            <text:p>152</text:p>
          </table:table-cell>
          <table:table-cell table:style-name="ce101" office:value-type="string" table:number-columns-spanned="5" table:number-rows-spanned="5">
            <text:p>5のバスの明瞭不検出は解決したが、やはり強化した分誤認件数が1増えてしまった。誤認箇所は132.jpgの黒のハイエースのステッカーであり、このハイエースのステッカーは過去にも高確率で誤認検出されていた箇所。パラメータの設定項目を一つに限定する方針は継続させ、このハイエースのステッカー誤認を防ぎたい。</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53">
            <text:p>1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54">
            <text:p>1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55">
            <text:p>1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56">
            <text:p>1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57">
            <text:p>157</text:p>
          </table:table-cell>
          <table:table-cell table:style-name="ce102" office:value-type="string" table:number-columns-spanned="5" table:number-rows-spanned="2">
            <text:p>テストケース:exp12</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58">
            <text:p>1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59">
            <text:p>1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0">
            <text:p>160</text:p>
          </table:table-cell>
          <table:table-cell table:style-name="ce104" office:value-type="string" table:number-columns-spanned="5" table:number-rows-spanned="5">
            <text:p>ハイエースのステッカー誤認をなんとかするため、今度は別のパラメータ一つのみを調整する。引き続き、学習用のデータ分配（train/val）は同じ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1">
            <text:p>1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2">
            <text:p>1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3">
            <text:p>1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4">
            <text:p>1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5">
            <text:p>1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66">
            <text:p>1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67">
            <text:p>16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5G <text:s text:c="4"/>0.7422 <text:s text:c="5"/>1.102 <text:s text:c="4"/>0.8663 <text:s text:c="8"/>22 <text:s text:c="7"/>896: 100%|██████████|</text:p>
            <text:p><text:s text:c="17"/>Class <text:s text:c="4"/>Images <text:s/>Instances <text:s text:c="5"/>Box(P <text:s text:c="9"/>R <text:s text:c="5"/>mAP50 <text:s/>mAP50-95): 100%| </text:p>
            <text:p><text:s text:c="19"/>all <text:s text:c="8"/>28 <text:s text:c="8"/>53 <text:s text:c="7"/>0.6 <text:s text:c="5"/>0.562 <text:s text:c="5"/>0.529 <text:s text:c="5"/>0.377</text:p>
          </table:table-cell>
          <table:covered-table-cell table:style-name="ce54"/>
          <table:table-cell table:number-columns-repeated="1017"/>
        </table:table-row>
        <table:table-row table:style-name="ro37">
          <table:table-cell table:style-name="Default"/>
          <table:table-cell table:style-name="ce7" table:formula="of:=ROW()-3" office:value-type="float" office:value="168">
            <text:p>16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69">
            <text:p>16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70">
            <text:p>1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71">
            <text:p>17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72">
            <text:p>1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73">
            <text:p>1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74">
            <text:p>1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75">
            <text:p>1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176">
            <text:p>176</text:p>
          </table:table-cell>
          <table:table-cell table:style-name="ce108" office:value-type="string">
            <text:p>hsv_v</text:p>
          </table:table-cell>
          <table:table-cell table:style-name="ce88" office:value-type="string">
            <text:p>0.3　→　0.2</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77">
            <text:p>1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178">
            <text:p>1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79">
            <text:p>1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0">
            <text:p>1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1">
            <text:p>1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2">
            <text:p>1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3">
            <text:p>1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4">
            <text:p>1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5">
            <text:p>1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6">
            <text:p>1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187">
            <text:p>18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635 <text:s text:c="5"/>0.562 <text:s text:c="5"/>0.531 <text:s text:c="5"/>0.401</text:p>
            <text:p><text:s text:c="11"/>clear_plate <text:s text:c="8"/>28 <text:s text:c="8"/>45 <text:s text:c="5"/>0.899 <text:s text:c="9"/>1 <text:s text:c="5"/>0.993 <text:s text:c="5"/>0.775 <text:s text:c="7"/></text:p>
            <text:p><text:s text:c="9"/>partial_plate <text:s text:c="9"/>5 <text:s text:c="9"/>8 <text:s text:c="6"/>0.37 <text:s text:c="5"/>0.125 <text:s text:c="4"/>0.0682 <text:s text:c="4"/>0.0267 <text:s text:c="7"/></text:p>
            <text:p>Speed: 0.1ms preprocess, 0.6ms inference, 0.0ms loss, 0.9ms postprocess per image</text:p>
          </table:table-cell>
          <table:covered-table-cell table:style-name="ce76"/>
          <table:table-cell table:number-columns-repeated="1017"/>
        </table:table-row>
        <table:table-row table:style-name="ro3">
          <table:table-cell/>
          <table:table-cell table:style-name="ce7" table:formula="of:=ROW()-3" office:value-type="float" office:value="188">
            <text:p>1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89">
            <text:p>189</text:p>
          </table:table-cell>
          <table:table-cell table:style-name="ce108" office:value-type="string">
            <text:p>name</text:p>
          </table:table-cell>
          <table:table-cell table:style-name="ce116" office:value-type="string">
            <text:p>detect_exp1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0">
            <text:p>1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1">
            <text:p>1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2">
            <text:p>1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3">
            <text:p>1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4">
            <text:p>1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5">
            <text:p>1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96">
            <text:p>1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197">
            <text:p>1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34">
          <table:table-cell/>
          <table:table-cell table:style-name="ce7" table:formula="of:=ROW()-3" office:value-type="float" office:value="198">
            <text:p>1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2">
            <text:p>20%</text:p>
          </table:table-cell>
          <table:table-cell table:style-name="ce120"/>
          <table:table-cell table:number-columns-repeated="1017"/>
        </table:table-row>
        <table:table-row table:style-name="ro6">
          <table:table-cell/>
          <table:table-cell table:style-name="ce7" table:formula="of:=ROW()-3" office:value-type="float" office:value="199">
            <text:p>1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3">
            <text:p>3</text:p>
          </table:table-cell>
          <table:table-cell table:style-name="ce120" office:value-type="string">
            <text:p>2のハイジェットロゴ、5のバスのテールランプ、132ステッカー</text:p>
          </table:table-cell>
          <table:table-cell table:number-columns-repeated="1017"/>
        </table:table-row>
        <table:table-row table:style-name="ro6">
          <table:table-cell/>
          <table:table-cell table:style-name="ce7" table:formula="of:=ROW()-3" office:value-type="float" office:value="200">
            <text:p>2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
            <text:p>4</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201">
            <text:p>2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02">
            <text:p>202</text:p>
          </table:table-cell>
          <table:table-cell table:style-name="ce101" office:value-type="string" table:number-columns-spanned="5" table:number-rows-spanned="5">
            <text:p>前回と比べ、hsv_vを0.2としたところ、5のバスの明瞭不検出、2のハイジェットのロゴ（初）と5のバスのテールランプ(初)、そして132のハイエースのステッカーは引き続き誤認検出となった。総故障件数は3増えてしまったため、hsv_vの強化は失敗だと言わざるを得ない。hsv_vのパラメータは0.3へ戻しつつ、他の強化を考え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03">
            <text:p>2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04">
            <text:p>2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05">
            <text:p>2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06">
            <text:p>2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207">
            <text:p>207</text:p>
          </table:table-cell>
          <table:table-cell table:style-name="ce102" office:value-type="string" table:number-columns-spanned="5" table:number-rows-spanned="2">
            <text:p>テストケース:exp13</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08">
            <text:p>2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09">
            <text:p>2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0">
            <text:p>210</text:p>
          </table:table-cell>
          <table:table-cell table:style-name="ce104" office:value-type="string" table:number-columns-spanned="5" table:number-rows-spanned="5">
            <text:p>前回の強化は失敗に終わったため、振り出しに戻る。exp11が抱えているハイエースのステッカー誤認をなんとかするため、hsv_vの設定値は0.3へと戻し、別のパラメータ一つのみを調整する。引き続き、学習用のデータ分配（train/val）は同じとする。過去の検証において、mosaicを0.3とする事で精度が向上した事実があるが、効果がいまいち不明のため、一度mosaiceを0にして検証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1">
            <text:p>2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2">
            <text:p>2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3">
            <text:p>2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4">
            <text:p>2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5">
            <text:p>2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16">
            <text:p>2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217">
            <text:p>217</text:p>
          </table:table-cell>
          <table:table-cell table:style-name="ce108" office:value-type="string">
            <text:p>epochs</text:p>
          </table:table-cell>
          <table:table-cell table:style-name="ce84" office:value-type="float" office:value="50">
            <text:p>5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0/50 <text:s text:c="5"/>4.17G <text:s text:c="4"/>0.7778 <text:s text:c="5"/>1.073 <text:s text:c="4"/>0.8586 <text:s text:c="8"/>22 <text:s text:c="7"/>896: 100%|██████████|</text:p>
            <text:p><text:s text:c="17"/>Class <text:s text:c="4"/>Images <text:s/>Instances <text:s text:c="5"/>Box(P <text:s text:c="9"/>R <text:s text:c="5"/>mAP50 <text:s/>mAP50-95): 100%|</text:p>
            <text:p><text:s text:c="19"/>all <text:s text:c="8"/>28 <text:s text:c="8"/>53 <text:s text:c="5"/>0.969 <text:s text:c="5"/>0.551 <text:s text:c="5"/>0.564 <text:s text:c="5"/>0.378</text:p>
          </table:table-cell>
          <table:covered-table-cell table:style-name="ce54"/>
          <table:table-cell table:number-columns-repeated="1017"/>
        </table:table-row>
        <table:table-row table:style-name="ro37">
          <table:table-cell table:style-name="Default"/>
          <table:table-cell table:style-name="ce7" table:formula="of:=ROW()-3" office:value-type="float" office:value="218">
            <text:p>218</text:p>
          </table:table-cell>
          <table:table-cell table:style-name="ce108" office:value-type="string">
            <text:p>batch</text:p>
          </table:table-cell>
          <table:table-cell table:style-name="ce85" office:value-type="float" office:value="16">
            <text:p>16</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19">
            <text:p>21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220">
            <text:p>2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21">
            <text:p>221</text:p>
          </table:table-cell>
          <table:table-cell table:style-name="ce108" office:value-type="string">
            <text:p>patience</text:p>
          </table:table-cell>
          <table:table-cell table:style-name="ce85" office:value-type="float" office:value="20">
            <text:p>20</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22">
            <text:p>2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23">
            <text:p>2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224">
            <text:p>2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25">
            <text:p>2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26">
            <text:p>2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227">
            <text:p>2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228">
            <text:p>2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29">
            <text:p>2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0">
            <text:p>2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1">
            <text:p>2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2">
            <text:p>2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3">
            <text:p>2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234">
            <text:p>234</text:p>
          </table:table-cell>
          <table:table-cell table:style-name="ce108" office:value-type="string">
            <text:p>mosaic</text:p>
          </table:table-cell>
          <table:table-cell table:style-name="ce88" office:value-type="string">
            <text:p>0.3　→　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5">
            <text:p>2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6">
            <text:p>2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237">
            <text:p>23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text:p>
            <text:p><text:s text:c="19"/>all <text:s text:c="8"/>28 <text:s text:c="8"/>53 <text:s text:c="5"/>0.813 <text:s text:c="5"/>0.562 <text:s text:c="5"/>0.562 <text:s text:c="5"/>0.413</text:p>
            <text:p><text:s text:c="11"/>clear_plate <text:s text:c="8"/>28 <text:s text:c="8"/>45 <text:s text:c="5"/>0.913 <text:s text:c="9"/>1 <text:s text:c="5"/>0.995 <text:s text:c="5"/>0.775 <text:s text:c="7"/></text:p>
            <text:p><text:s text:c="9"/>partial_plate <text:s text:c="9"/>5 <text:s text:c="9"/>8 <text:s text:c="5"/>0.713 <text:s text:c="5"/>0.125 <text:s text:c="5"/>0.129 <text:s text:c="4"/>0.0506</text:p>
          </table:table-cell>
          <table:covered-table-cell table:style-name="ce76"/>
          <table:table-cell table:number-columns-repeated="1017"/>
        </table:table-row>
        <table:table-row table:style-name="ro3">
          <table:table-cell/>
          <table:table-cell table:style-name="ce7" table:formula="of:=ROW()-3" office:value-type="float" office:value="238">
            <text:p>2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39">
            <text:p>239</text:p>
          </table:table-cell>
          <table:table-cell table:style-name="ce108" office:value-type="string">
            <text:p>name</text:p>
          </table:table-cell>
          <table:table-cell table:style-name="ce116" office:value-type="string">
            <text:p>detect_exp1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0">
            <text:p>2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1">
            <text:p>2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2">
            <text:p>2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3">
            <text:p>2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4">
            <text:p>2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5">
            <text:p>2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46">
            <text:p>2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247">
            <text:p>2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6">
          <table:table-cell/>
          <table:table-cell table:style-name="ce7" table:formula="of:=ROW()-3" office:value-type="float" office:value="248">
            <text:p>24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office:value-type="string">
            <text:p>考慮外</text:p>
          </table:table-cell>
          <table:table-cell table:number-columns-repeated="1017"/>
        </table:table-row>
        <table:table-row table:style-name="ro6">
          <table:table-cell/>
          <table:table-cell table:style-name="ce7" table:formula="of:=ROW()-3" office:value-type="float" office:value="249">
            <text:p>2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
            <text:p>1</text:p>
          </table:table-cell>
          <table:table-cell table:style-name="ce120" office:value-type="string">
            <text:p>132のステッカー</text:p>
          </table:table-cell>
          <table:table-cell table:number-columns-repeated="1017"/>
        </table:table-row>
        <table:table-row table:style-name="ro6">
          <table:table-cell/>
          <table:table-cell table:style-name="ce7" table:formula="of:=ROW()-3" office:value-type="float" office:value="250">
            <text:p>2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
            <text:p>2</text:p>
          </table:table-cell>
          <table:table-cell table:style-name="ce120" office:value-type="string">
            <text:p>不明瞭検出は除く</text:p>
          </table:table-cell>
          <table:table-cell table:number-columns-repeated="1017"/>
        </table:table-row>
        <table:table-row table:style-name="ro3">
          <table:table-cell/>
          <table:table-cell table:style-name="ce7" table:formula="of:=ROW()-3" office:value-type="float" office:value="251">
            <text:p>2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52">
            <text:p>252</text:p>
          </table:table-cell>
          <table:table-cell table:style-name="ce112" office:value-type="string" table:number-columns-spanned="5" table:number-rows-spanned="5">
            <text:p>方針としてはhsv_vを0.2に戻すはずであったが忘れてしまった。ただ、mosaicを0とした効果で誤認件数は減少した。mosaicは明瞭不検出に貢献すると考えられるため、5のバスの明瞭不検出は想定内。132のハイエースのステッカーは引き続き誤認検出となった。総故障件数は2件。hsv_vの強化値がそのままだったという点と、mosaicを0にした効果で融和した可能性は考えられる。とはいえ、多くのパラメータにおいて、5のバスと132のハイエースは故障が続いている。改善のためには抜本的な問題があると思われ、現在の画像136枚のみ、かつパラメータ強化では限界を感じている。検証中で一番優秀だったexp11のパラメータを利用して新たな手法を模索す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253">
            <text:p>2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54">
            <text:p>2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55">
            <text:p>2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256">
            <text:p>2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257">
            <text:p>257</text:p>
          </table:table-cell>
          <table:table-cell table:style-name="ce102" office:value-type="string" table:number-columns-spanned="5" table:number-rows-spanned="2">
            <text:p>テストケース:exp14</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58">
            <text:p>2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59">
            <text:p>2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0">
            <text:p>260</text:p>
          </table:table-cell>
          <table:table-cell table:style-name="ce104" office:value-type="string" table:number-columns-spanned="5" table:number-rows-spanned="5">
            <text:p>外部から調達した980枚のナンバー画像（Bの画像セット）の学習を行う。強化パラメータは今までの検証で一番優れていたexp11の設定値を踏襲とする。基本パラメータに関して、画像総数が増えた事から学習回数と学習時間の調整をはかるためepochsとbatchをより大きな数字へと修正する。様子見程度にはなるが、patienceを15として、不要な学習を抑制しようと思う。パラメータの右矢印（→）について、exp11から見た変更内容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1">
            <text:p>2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2">
            <text:p>2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3">
            <text:p>2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4">
            <text:p>2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5">
            <text:p>2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266">
            <text:p>2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267">
            <text:p>267</text:p>
          </table:table-cell>
          <table:table-cell table:style-name="ce108" office:value-type="string">
            <text:p>epochs</text:p>
          </table:table-cell>
          <table:table-cell table:style-name="ce84" office:value-type="string">
            <text:p>50　→　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6/70 <text:s text:c="5"/>7.36G <text:s text:c="4"/>0.5781 <text:s text:c="4"/>0.3384 <text:s text:c="5"/>1.173 <text:s text:c="8"/>23 <text:s text:c="7"/>896: 100%|██████████|</text:p>
            <text:p><text:s text:c="17"/>Class <text:s text:c="4"/>Images <text:s/>Instances <text:s text:c="5"/>Box(P <text:s text:c="9"/>R <text:s text:c="5"/>mAP50 <text:s/>mAP50-95): 100%| </text:p>
            <text:p><text:s text:c="19"/>all <text:s text:c="7"/>190 <text:s text:c="7"/>211 <text:s text:c="5"/>0.732 <text:s text:c="5"/>0.571 <text:s text:c="5"/>0.616 <text:s text:c="5"/>0.487</text:p>
          </table:table-cell>
          <table:covered-table-cell table:style-name="ce54"/>
          <table:table-cell table:number-columns-repeated="1017"/>
        </table:table-row>
        <table:table-row table:style-name="ro37">
          <table:table-cell table:style-name="Default"/>
          <table:table-cell table:style-name="ce7" table:formula="of:=ROW()-3" office:value-type="float" office:value="268">
            <text:p>268</text:p>
          </table:table-cell>
          <table:table-cell table:style-name="ce108" office:value-type="string">
            <text:p>batch</text:p>
          </table:table-cell>
          <table:table-cell table:style-name="ce85" office:value-type="string">
            <text:p>16　→　32</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69">
            <text:p>269</text:p>
          </table:table-cell>
          <table:table-cell table:style-name="ce108" office:value-type="string">
            <text:p>imgsz</text:p>
          </table:table-cell>
          <table:table-cell table:style-name="ce85" office:value-type="float" office:value="896">
            <text:p>896</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270">
            <text:p>2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71">
            <text:p>271</text:p>
          </table:table-cell>
          <table:table-cell table:style-name="ce108" office:value-type="string">
            <text:p>patience</text:p>
          </table:table-cell>
          <table:table-cell table:style-name="ce85" office:value-type="string">
            <text:p>20　→ <text:s/>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272">
            <text:p>2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73">
            <text:p>2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274">
            <text:p>2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275">
            <text:p>2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76">
            <text:p>2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277">
            <text:p>2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1/70 <text:s text:c="5"/>7.23G <text:s text:c="4"/>0.7395 <text:s text:c="4"/>0.4796 <text:s text:c="5"/>1.231 <text:s text:c="8"/>37 <text:s text:c="7"/>896: 100%|██████████|</text:p>
            <text:p><text:s text:c="17"/>Class <text:s text:c="4"/>Images <text:s/>Instances <text:s text:c="5"/>Box(P <text:s text:c="9"/>R <text:s text:c="5"/>mAP50 <text:s/>mAP50-95): 100%| </text:p>
            <text:p><text:s text:c="19"/>all <text:s text:c="7"/>190 <text:s text:c="7"/>211 <text:s text:c="5"/>0.847 <text:s text:c="5"/>0.714 <text:s text:c="5"/>0.678 <text:s text:c="5"/>0.506</text:p>
          </table:table-cell>
          <table:covered-table-cell table:style-name="ce76"/>
          <table:table-cell table:number-columns-repeated="1017"/>
        </table:table-row>
        <table:table-row table:style-name="ro3">
          <table:table-cell/>
          <table:table-cell table:style-name="ce7" table:formula="of:=ROW()-3" office:value-type="float" office:value="278">
            <text:p>2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79">
            <text:p>2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0">
            <text:p>2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1">
            <text:p>2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2">
            <text:p>2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3">
            <text:p>2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4">
            <text:p>2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5">
            <text:p>2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6">
            <text:p>2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
          <table:table-cell/>
          <table:table-cell table:style-name="ce7" table:formula="of:=ROW()-3" office:value-type="float" office:value="287">
            <text:p>287</text:p>
          </table:table-cell>
          <table:table-cell table:style-name="ce108" office:value-type="string">
            <text:p>model</text:p>
          </table:table-cell>
          <table:table-cell table:style-name="ce88" office:value-type="string">
            <text:p>yolov8n.pt</text:p>
          </table:table-cell>
          <table:covered-table-cell table:style-name="ce76"/>
          <table:table-cell table:style-name="ce76" office:value-type="string" table:number-columns-spanned="2" table:number-rows-spanned="9">
            <text:p>Model summary (fused): 72 layers, 3,006,038 parameters, 0 gradients, 8.1 GFLOPs</text:p>
            <text:p><text:s text:c="17"/>Class <text:s text:c="4"/>Images <text:s/>Instances <text:s text:c="5"/>Box(P <text:s text:c="9"/>R <text:s text:c="5"/>mAP50 <text:s/>mAP50-95): 100%| </text:p>
            <text:p><text:s text:c="19"/>all <text:s text:c="7"/>190 <text:s text:c="7"/>211 <text:s text:c="5"/>0.847 <text:s text:c="5"/>0.714 <text:s text:c="5"/>0.678 <text:s text:c="5"/>0.509 <text:s text:c="7"/></text:p>
            <text:p><text:s text:c="11"/>clear_plate <text:s text:c="7"/>190 <text:s text:c="7"/>204 <text:s text:c="5"/>0.972 <text:s text:c="9"/>1 <text:s text:c="5"/>0.995 <text:s text:c="7"/>0.8 <text:s text:c="7"/></text:p>
            <text:p><text:s text:c="9"/>partial_plate <text:s text:c="9"/>4 <text:s text:c="9"/>7 <text:s text:c="5"/>0.722 <text:s text:c="5"/>0.429 <text:s text:c="5"/>0.362 <text:s text:c="5"/>0.218 <text:s text:c="7"/></text:p>
            <text:p>Speed: 0.1ms preprocess, 1.2ms inference, 0.0ms loss, 1.1ms postprocess per image</text:p>
          </table:table-cell>
          <table:covered-table-cell table:style-name="ce76"/>
          <table:table-cell table:number-columns-repeated="1017"/>
        </table:table-row>
        <table:table-row table:style-name="ro3">
          <table:table-cell/>
          <table:table-cell table:style-name="ce7" table:formula="of:=ROW()-3" office:value-type="float" office:value="288">
            <text:p>2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89">
            <text:p>289</text:p>
          </table:table-cell>
          <table:table-cell table:style-name="ce108" office:value-type="string">
            <text:p>name</text:p>
          </table:table-cell>
          <table:table-cell table:style-name="ce116" office:value-type="string">
            <text:p>detect_exp1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0">
            <text:p>2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1">
            <text:p>2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2">
            <text:p>2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3">
            <text:p>2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4">
            <text:p>2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5">
            <text:p>2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296">
            <text:p>2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297">
            <text:p>2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6">
          <table:table-cell/>
          <table:table-cell table:style-name="ce7" table:formula="of:=ROW()-3" office:value-type="float" office:value="298">
            <text:p>29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6">
          <table:table-cell/>
          <table:table-cell table:style-name="ce7" table:formula="of:=ROW()-3" office:value-type="float" office:value="299">
            <text:p>2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6">
          <table:table-cell/>
          <table:table-cell table:style-name="ce7" table:formula="of:=ROW()-3" office:value-type="float" office:value="300">
            <text:p>3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string">
            <text:p>-</text:p>
          </table:table-cell>
          <table:table-cell table:style-name="ce120"/>
          <table:table-cell table:number-columns-repeated="1017"/>
        </table:table-row>
        <table:table-row table:style-name="ro3">
          <table:table-cell/>
          <table:table-cell table:style-name="ce7" table:formula="of:=ROW()-3" office:value-type="float" office:value="301">
            <text:p>3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02">
            <text:p>302</text:p>
          </table:table-cell>
          <table:table-cell table:style-name="ce101" office:value-type="string" table:number-columns-spanned="5" table:number-rows-spanned="5">
            <text:p>今回の学習は、データセットAに対して自動ラベリングを行うことを目的とし、データセットBを用いてYOLOの学習を実施したものである。</text:p>
            <text:p>ログを見る限り良好な結果が得られているが、果たしてデータセットAに対して精度の高いラベリングを施せるかが注目される。</text:p>
            <text:p>今回学習したデータセットBベースのYOLOモデルは「exp14」として保存し、いつでも再利用できる状態にしておく。</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03">
            <text:p>3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04">
            <text:p>3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05">
            <text:p>3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06">
            <text:p>3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307">
            <text:p>307</text:p>
          </table:table-cell>
          <table:table-cell table:style-name="ce102" office:value-type="string" table:number-columns-spanned="5" table:number-rows-spanned="2">
            <text:p>テストケース:exp15</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08">
            <text:p>3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09">
            <text:p>3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0">
            <text:p>310</text:p>
          </table:table-cell>
          <table:table-cell table:style-name="ce104" office:value-type="string" table:number-columns-spanned="5" table:number-rows-spanned="5">
            <text:p>データセットAに対して自動ラベリングを行い、その後、手動で修正を加えた。このデータセットをYOLOの学習素材として使用することとする。データセットAには計1049枚の画像が含まれており、学習結果に期待が持てる。今回のテストケースでは、データセットAを学習用として使用し、検証用には全受領画像136枚を指定する。サマリーログにおいて高精度な結果が得られることを期待したい。強化パラメータについては、前回と同様の設定を据え置く。なお、web等で調査・情報収集を行った結果、YOLOv8nよりもYOLOv8mの方が高精度が期待できるという知見を得たため、今回のモデルにはYOLOv8mを採用する。それに伴い、バッチとサイズを修正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1">
            <text:p>3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2">
            <text:p>3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3">
            <text:p>3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4">
            <text:p>3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5">
            <text:p>3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16">
            <text:p>3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317">
            <text:p>3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70/70 <text:s text:c="5"/>9.02G <text:s text:c="4"/>0.7347 <text:s text:c="4"/>0.3571 <text:s text:c="5"/>0.936 <text:s text:c="8"/>17 <text:s text:c="7"/>640: 100%|██████████| 44/44 [00:11&lt;00:00, <text:s/>3.92it/s]</text:p>
            <text:p><text:s text:c="17"/>Class <text:s text:c="4"/>Images <text:s/>Instances <text:s text:c="5"/>Box(P <text:s text:c="9"/>R <text:s text:c="5"/>mAP50 <text:s/>mAP50-95): 100%|██████████| 3/3 [00:00&lt;00:00, <text:s/>4.6</text:p>
            <text:p><text:s text:c="19"/>all <text:s text:c="7"/>136 <text:s text:c="7"/>290 <text:s text:c="6"/>0.66 <text:s text:c="5"/>0.594 <text:s text:c="5"/>0.566 <text:s text:c="5"/>0.209</text:p>
          </table:table-cell>
          <table:covered-table-cell table:style-name="ce54"/>
          <table:table-cell table:number-columns-repeated="1017"/>
        </table:table-row>
        <table:table-row table:style-name="ro37">
          <table:table-cell table:style-name="Default"/>
          <table:table-cell table:style-name="ce7" table:formula="of:=ROW()-3" office:value-type="float" office:value="318">
            <text:p>318</text:p>
          </table:table-cell>
          <table:table-cell table:style-name="ce108" office:value-type="string">
            <text:p>batch</text:p>
          </table:table-cell>
          <table:table-cell table:style-name="ce85" office:value-type="string">
            <text:p>32　→　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19">
            <text:p>319</text:p>
          </table:table-cell>
          <table:table-cell table:style-name="ce108" office:value-type="string">
            <text:p>imgsz</text:p>
          </table:table-cell>
          <table:table-cell table:style-name="ce85" office:value-type="string">
            <text:p>896　→　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320">
            <text:p>3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21">
            <text:p>3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22">
            <text:p>3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23">
            <text:p>3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324">
            <text:p>3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25">
            <text:p>3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26">
            <text:p>3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327">
            <text:p>3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328">
            <text:p>3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29">
            <text:p>3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0">
            <text:p>3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1">
            <text:p>3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2">
            <text:p>3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3">
            <text:p>3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4">
            <text:p>3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5">
            <text:p>3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6">
            <text:p>3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8">
          <table:table-cell/>
          <table:table-cell table:style-name="ce7" table:formula="of:=ROW()-3" office:value-type="float" office:value="337">
            <text:p>337</text:p>
          </table:table-cell>
          <table:table-cell table:style-name="ce108" office:value-type="string">
            <text:p>model</text:p>
          </table:table-cell>
          <table:table-cell table:style-name="ce89" office:value-type="string">
            <text:p>yolov8n.pt　→　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3/3 [00:00&lt;00:00, <text:s/>3.9</text:p>
            <text:p><text:s text:c="19"/>all <text:s text:c="7"/>136 <text:s text:c="7"/>290 <text:s text:c="5"/>0.649 <text:s text:c="5"/>0.596 <text:s text:c="6"/>0.57 <text:s text:c="5"/>0.236</text:p>
            <text:p><text:s text:c="11"/>clear_plate <text:s text:c="7"/>135 <text:s text:c="7"/>249 <text:s text:c="5"/>0.932 <text:s text:c="5"/>0.972 <text:s text:c="5"/>0.984 <text:s text:c="5"/>0.398</text:p>
            <text:p><text:s text:c="9"/>partial_plate <text:s text:c="8"/>32 <text:s text:c="8"/>41 <text:s text:c="5"/>0.366 <text:s text:c="6"/>0.22 <text:s text:c="5"/>0.156 <text:s text:c="4"/>0.0743</text:p>
          </table:table-cell>
          <table:covered-table-cell table:style-name="ce76"/>
          <table:table-cell table:number-columns-repeated="1017"/>
        </table:table-row>
        <table:table-row table:style-name="ro3">
          <table:table-cell/>
          <table:table-cell table:style-name="ce7" table:formula="of:=ROW()-3" office:value-type="float" office:value="338">
            <text:p>3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39">
            <text:p>339</text:p>
          </table:table-cell>
          <table:table-cell table:style-name="ce108" office:value-type="string">
            <text:p>name</text:p>
          </table:table-cell>
          <table:table-cell table:style-name="ce116" office:value-type="string">
            <text:p>detect_exp1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0">
            <text:p>3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1">
            <text:p>3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2">
            <text:p>3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3">
            <text:p>3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4">
            <text:p>3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5">
            <text:p>3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46">
            <text:p>3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347">
            <text:p>3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4">
            <text:p>4</text:p>
          </table:table-cell>
          <table:table-cell table:style-name="ce120" office:value-type="string">
            <text:p>5のバス、8のハイエース等</text:p>
          </table:table-cell>
          <table:table-cell table:number-columns-repeated="1017"/>
        </table:table-row>
        <table:table-row table:style-name="ro6">
          <table:table-cell/>
          <table:table-cell table:style-name="ce7" table:formula="of:=ROW()-3" office:value-type="float" office:value="348">
            <text:p>348</text:p>
          </table:table-cell>
          <table:covered-table-cell table:style-name="ce74"/>
          <table:table-cell table:style-name="ce117" office:value-type="string" table:number-columns-spanned="2" table:number-rows-spanned="1">
            <text:p>不明瞭不検出数:</text:p>
          </table:table-cell>
          <table:covered-table-cell table:style-name="ce120"/>
          <table:table-cell table:style-name="ce122" office:value-type="percentage" office:value="0.4">
            <text:p>40%</text:p>
          </table:table-cell>
          <table:table-cell table:style-name="ce120"/>
          <table:table-cell table:number-columns-repeated="1017"/>
        </table:table-row>
        <table:table-row table:style-name="ro6">
          <table:table-cell/>
          <table:table-cell table:style-name="ce7" table:formula="of:=ROW()-3" office:value-type="float" office:value="349">
            <text:p>3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9">
            <text:p>9</text:p>
          </table:table-cell>
          <table:table-cell table:style-name="ce120" office:value-type="string">
            <text:p>5のステッカー、9柵、15柵、18ステッカー、27ポール等</text:p>
          </table:table-cell>
          <table:table-cell table:number-columns-repeated="1017"/>
        </table:table-row>
        <table:table-row table:style-name="ro6">
          <table:table-cell/>
          <table:table-cell table:style-name="ce7" table:formula="of:=ROW()-3" office:value-type="float" office:value="350">
            <text:p>3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3">
            <text:p>13</text:p>
          </table:table-cell>
          <table:table-cell table:style-name="ce120"/>
          <table:table-cell table:number-columns-repeated="1017"/>
        </table:table-row>
        <table:table-row table:style-name="ro3">
          <table:table-cell/>
          <table:table-cell table:style-name="ce7" table:formula="of:=ROW()-3" office:value-type="float" office:value="351">
            <text:p>3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52">
            <text:p>352</text:p>
          </table:table-cell>
          <table:table-cell table:style-name="ce101" office:value-type="string" table:number-columns-spanned="5" table:number-rows-spanned="5">
            <text:p>今回は受領画像の学習を一切していないが、そこそこナンバーは捉えてくれていた。故障件数は今の段階では多いので改良の余地は残る。今後の方針として、1．今回のデータセットAのモデルで受領画像のファインチューニングを行う。2．受領画像とAデータセットを同時に学習させる。</text:p>
            <text:p>パラメータに関して、データセットAの画像の特徴として、一つの定点カメラからの画像が多数を占めていた。そのため横反転等のパラメータを強化する必要があるのではないかと考えている。次のテストでは「１」の検証を行ってみる。</text:p>
            <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353">
            <text:p>3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54">
            <text:p>3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55">
            <text:p>3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356">
            <text:p>3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357">
            <text:p>357</text:p>
          </table:table-cell>
          <table:table-cell table:style-name="ce102" office:value-type="string" table:number-columns-spanned="5" table:number-rows-spanned="2">
            <text:p>テストケース:exp16</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58">
            <text:p>3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59">
            <text:p>3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0">
            <text:p>360</text:p>
          </table:table-cell>
          <table:table-cell table:style-name="ce104" office:value-type="string" table:number-columns-spanned="5" table:number-rows-spanned="5">
            <text:p>テストケースexp15で学習済みのモデルを使い、受領画像のファインチューニングを行う。</text:p>
            <text:p>これによりexp15で浮き彫りとなった故障件数の低下が見込まれる。</text:p>
            <text:p>違うデータセットとはいえ、再度の学習となるためエポック数は20とし、ir0を0.001とする。</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1">
            <text:p>3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2">
            <text:p>3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3">
            <text:p>3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4">
            <text:p>3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5">
            <text:p>3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366">
            <text:p>3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367">
            <text:p>367</text:p>
          </table:table-cell>
          <table:table-cell table:style-name="ce108" office:value-type="string">
            <text:p>epochs</text:p>
          </table:table-cell>
          <table:table-cell table:style-name="ce84" office:value-type="string">
            <text:p>70　→　2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20/20 <text:s text:c="5"/>9.52G <text:s text:c="4"/>0.7179 <text:s text:c="4"/>0.4067 <text:s text:c="4"/>0.8476 <text:s text:c="8"/>18 <text:s text:c="7"/>640: 100%|██████████| 5/5 [00:01&lt;00:00, <text:s/>4.18it/s]</text:p>
            <text:p><text:s text:c="17"/>Class <text:s text:c="4"/>Images <text:s/>Instances <text:s text:c="5"/>Box(P <text:s text:c="9"/>R <text:s text:c="5"/>mAP50 <text:s/>mAP50-95): 100%|██████████| 1/1 [00:00&lt;00:00, <text:s/>7.5</text:p>
            <text:p><text:s text:c="19"/>all <text:s text:c="8"/>28 <text:s text:c="8"/>64 <text:s text:c="6"/>0.84 <text:s text:c="5"/>0.667 <text:s text:c="5"/>0.708 <text:s text:c="5"/>0.428</text:p>
          </table:table-cell>
          <table:covered-table-cell table:style-name="ce54"/>
          <table:table-cell table:number-columns-repeated="1017"/>
        </table:table-row>
        <table:table-row table:style-name="ro37">
          <table:table-cell table:style-name="Default"/>
          <table:table-cell table:style-name="ce7" table:formula="of:=ROW()-3" office:value-type="float" office:value="368">
            <text:p>3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69">
            <text:p>3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370">
            <text:p>370</text:p>
          </table:table-cell>
          <table:table-cell table:style-name="ce108" office:value-type="string">
            <text:p>lr0</text:p>
          </table:table-cell>
          <table:table-cell table:style-name="ce85" office:value-type="string">
            <text:p>0.003　→　0.001</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71">
            <text:p>3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372">
            <text:p>3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73">
            <text:p>3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374">
            <text:p>3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375">
            <text:p>3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76">
            <text:p>3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377">
            <text:p>3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378">
            <text:p>3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79">
            <text:p>3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0">
            <text:p>3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1">
            <text:p>3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2">
            <text:p>3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3">
            <text:p>3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4">
            <text:p>3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5">
            <text:p>3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6">
            <text:p>3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387">
            <text:p>387</text:p>
          </table:table-cell>
          <table:table-cell table:style-name="ce108" office:value-type="string">
            <text:p>model</text:p>
          </table:table-cell>
          <table:table-cell table:style-name="ce89" office:value-type="string">
            <text:p>exp15/best.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1/1 [00:00&lt;00:00, <text:s/>6.9</text:p>
            <text:p><text:s text:c="19"/>all <text:s text:c="8"/>28 <text:s text:c="8"/>64 <text:s text:c="6"/>0.72 <text:s text:c="5"/>0.605 <text:s text:c="5"/>0.639 <text:s text:c="5"/>0.456</text:p>
            <text:p><text:s text:c="11"/>clear_plate <text:s text:c="8"/>28 <text:s text:c="8"/>52 <text:s text:c="5"/>0.731 <text:s text:c="9"/>1 <text:s text:c="5"/>0.995 <text:s text:c="5"/>0.784</text:p>
            <text:p><text:s text:c="9"/>partial_plate <text:s text:c="8"/>10 <text:s text:c="8"/>12 <text:s text:c="5"/>0.709 <text:s text:c="5"/>0.209 <text:s text:c="5"/>0.283 <text:s text:c="5"/>0.129</text:p>
          </table:table-cell>
          <table:covered-table-cell table:style-name="ce76"/>
          <table:table-cell table:number-columns-repeated="1017"/>
        </table:table-row>
        <table:table-row table:style-name="ro3">
          <table:table-cell/>
          <table:table-cell table:style-name="ce7" table:formula="of:=ROW()-3" office:value-type="float" office:value="388">
            <text:p>3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89">
            <text:p>389</text:p>
          </table:table-cell>
          <table:table-cell table:style-name="ce108" office:value-type="string">
            <text:p>name</text:p>
          </table:table-cell>
          <table:table-cell table:style-name="ce116" office:value-type="string">
            <text:p>detect_exp16</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0">
            <text:p>3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1">
            <text:p>3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2">
            <text:p>3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3">
            <text:p>3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4">
            <text:p>3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5">
            <text:p>3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396">
            <text:p>3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397">
            <text:p>3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text:p>
          </table:table-cell>
          <table:table-cell table:number-columns-repeated="1017"/>
        </table:table-row>
        <table:table-row table:style-name="ro6">
          <table:table-cell/>
          <table:table-cell table:style-name="ce7" table:formula="of:=ROW()-3" office:value-type="float" office:value="398">
            <text:p>3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5">
            <text:p>50%</text:p>
          </table:table-cell>
          <table:table-cell table:style-name="ce120"/>
          <table:table-cell table:number-columns-repeated="1017"/>
        </table:table-row>
        <table:table-row table:style-name="ro6">
          <table:table-cell/>
          <table:table-cell table:style-name="ce7" table:formula="of:=ROW()-3" office:value-type="float" office:value="399">
            <text:p>3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6">
            <text:p>6</text:p>
          </table:table-cell>
          <table:table-cell table:style-name="ce120" office:value-type="string">
            <text:p>ハイエースのステッカー等</text:p>
          </table:table-cell>
          <table:table-cell table:number-columns-repeated="1017"/>
        </table:table-row>
        <table:table-row table:style-name="ro6">
          <table:table-cell/>
          <table:table-cell table:style-name="ce7" table:formula="of:=ROW()-3" office:value-type="float" office:value="400">
            <text:p>4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7">
            <text:p>7</text:p>
          </table:table-cell>
          <table:table-cell table:style-name="ce120"/>
          <table:table-cell table:number-columns-repeated="1017"/>
        </table:table-row>
        <table:table-row table:style-name="ro3">
          <table:table-cell/>
          <table:table-cell table:style-name="ce7" table:formula="of:=ROW()-3" office:value-type="float" office:value="401">
            <text:p>4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02">
            <text:p>402</text:p>
          </table:table-cell>
          <table:table-cell table:style-name="ce101" office:value-type="string" table:number-columns-spanned="5" table:number-rows-spanned="5">
            <text:p>再学習により、一定の精度向上は認められると思われる。一見するとexp11の方が優れてると思われるが、exp11は受領画像のみで学習していたのだから当然であり、こちらはより汎用モデルとして向上しているものと考えられる。また、不明瞭画像検出が以前に比べてよく検出されるようになった。</text:p>
            <text:p>誤認件数が多いため、次の学習ではパラメータを調整する必要があ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03">
            <text:p>4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04">
            <text:p>4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05">
            <text:p>4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06">
            <text:p>4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407">
            <text:p>407</text:p>
          </table:table-cell>
          <table:table-cell table:style-name="ce102" office:value-type="string" table:number-columns-spanned="5" table:number-rows-spanned="2">
            <text:p>テストケース:exp17</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08">
            <text:p>4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09">
            <text:p>4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0">
            <text:p>410</text:p>
          </table:table-cell>
          <table:table-cell table:style-name="ce104" office:value-type="string" table:number-columns-spanned="5" table:number-rows-spanned="5">
            <text:p>テストケースexp15の結果を受け、本テストでは受領画像＋データセットAの複合セットを用いて学習を行う方針とする。</text:p>
            <text:p>パラメータに関して、比重の大きいデータセットAの画像の特徴として、一つの定点カメラから撮られた画像が多数を占める。このため、同じアングルでの学習の偏りを減少させるため、横反転のfliplrを0.8、shearを0.2、また、exp16で誤認件数が多かったためmosaicを0.2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1">
            <text:p>4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2">
            <text:p>4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3">
            <text:p>4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4">
            <text:p>4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5">
            <text:p>4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16">
            <text:p>4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417">
            <text:p>4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0/70 <text:s text:c="5"/>9.37G <text:s text:c="4"/>0.7682 <text:s text:c="4"/>0.3998 <text:s text:c="5"/>0.932 <text:s text:c="8"/>21 <text:s text:c="7"/>640: 100%|██████████| 40/40 [00:10&lt;00:00, <text:s/>3.97it/s]</text:p>
            <text:p><text:s text:c="17"/>Class <text:s text:c="4"/>Images <text:s/>Instances <text:s text:c="5"/>Box(P <text:s text:c="9"/>R <text:s text:c="5"/>mAP50 <text:s/>mAP50-95): 100%|██████████| 5/5 [00:01&lt;00:00, <text:s/>4.9</text:p>
            <text:p><text:s text:c="19"/>all <text:s text:c="7"/>237 <text:s text:c="7"/>302 <text:s text:c="5"/>0.801 <text:s text:c="5"/>0.679 <text:s text:c="5"/>0.725 <text:s text:c="5"/>0.526</text:p>
          </table:table-cell>
          <table:covered-table-cell table:style-name="ce54"/>
          <table:table-cell table:number-columns-repeated="1017"/>
        </table:table-row>
        <table:table-row table:style-name="ro37">
          <table:table-cell table:style-name="Default"/>
          <table:table-cell table:style-name="ce7" table:formula="of:=ROW()-3" office:value-type="float" office:value="418">
            <text:p>4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19">
            <text:p>4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420">
            <text:p>4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21">
            <text:p>4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22">
            <text:p>4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23">
            <text:p>4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424">
            <text:p>4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25">
            <text:p>4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26">
            <text:p>4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427">
            <text:p>4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5/70 <text:s text:c="5"/>9.37G <text:s text:c="4"/>0.8613 <text:s text:c="4"/>0.4906 <text:s text:c="4"/>0.9597 <text:s text:c="8"/>15 <text:s text:c="7"/>640: 100%|██████████| 40/40 [00:10&lt;00:00, <text:s/>3.98it/s]</text:p>
            <text:p><text:s text:c="17"/>Class <text:s text:c="4"/>Images <text:s/>Instances <text:s text:c="5"/>Box(P <text:s text:c="9"/>R <text:s text:c="5"/>mAP50 <text:s/>mAP50-95): 100%|██████████| 5/5 [00:01&lt;00:00, <text:s/>4.8</text:p>
            <text:p><text:s text:c="19"/>all <text:s text:c="7"/>237 <text:s text:c="7"/>302 <text:s text:c="6"/>0.79 <text:s text:c="5"/>0.714 <text:s text:c="5"/>0.784 <text:s text:c="5"/>0.522</text:p>
          </table:table-cell>
          <table:covered-table-cell table:style-name="ce76"/>
          <table:table-cell table:number-columns-repeated="1017"/>
        </table:table-row>
        <table:table-row table:style-name="ro3">
          <table:table-cell/>
          <table:table-cell table:style-name="ce7" table:formula="of:=ROW()-3" office:value-type="float" office:value="428">
            <text:p>4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29">
            <text:p>4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30">
            <text:p>430</text:p>
          </table:table-cell>
          <table:table-cell table:style-name="ce108" office:value-type="string">
            <text:p>shear</text:p>
          </table:table-cell>
          <table:table-cell table:style-name="ce88" office:value-type="string">
            <text:p>0.1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1">
            <text:p>4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2">
            <text:p>4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33">
            <text:p>433</text:p>
          </table:table-cell>
          <table:table-cell table:style-name="ce108" office:value-type="string">
            <text:p>fliplr</text:p>
          </table:table-cell>
          <table:table-cell table:style-name="ce88" office:value-type="string">
            <text:p>0.5　→　0.8</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34">
            <text:p>434</text:p>
          </table:table-cell>
          <table:table-cell table:style-name="ce108" office:value-type="string">
            <text:p>mosaic</text:p>
          </table:table-cell>
          <table:table-cell table:style-name="ce88" office:value-type="string">
            <text:p>0.3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5">
            <text:p>4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6">
            <text:p>4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437">
            <text:p>4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5/5 [00:01&lt;00:00, <text:s/>3.9</text:p>
            <text:p><text:s text:c="19"/>all <text:s text:c="7"/>237 <text:s text:c="7"/>302 <text:s text:c="5"/>0.794 <text:s text:c="5"/>0.714 <text:s text:c="5"/>0.785 <text:s text:c="5"/>0.523</text:p>
            <text:p><text:s text:c="11"/>clear_plate <text:s text:c="7"/>224 <text:s text:c="7"/>258 <text:s text:c="5"/>0.829 <text:s text:c="5"/>0.973 <text:s text:c="5"/>0.976 <text:s text:c="5"/>0.738</text:p>
            <text:p><text:s text:c="9"/>partial_plate <text:s text:c="8"/>43 <text:s text:c="8"/>44 <text:s text:c="5"/>0.758 <text:s text:c="5"/>0.455 <text:s text:c="5"/>0.593 <text:s text:c="5"/>0.307</text:p>
          </table:table-cell>
          <table:covered-table-cell table:style-name="ce76"/>
          <table:table-cell table:number-columns-repeated="1017"/>
        </table:table-row>
        <table:table-row table:style-name="ro3">
          <table:table-cell/>
          <table:table-cell table:style-name="ce7" table:formula="of:=ROW()-3" office:value-type="float" office:value="438">
            <text:p>4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39">
            <text:p>439</text:p>
          </table:table-cell>
          <table:table-cell table:style-name="ce108" office:value-type="string">
            <text:p>name</text:p>
          </table:table-cell>
          <table:table-cell table:style-name="ce116" office:value-type="string">
            <text:p>detect_exp17</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0">
            <text:p>4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1">
            <text:p>4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2">
            <text:p>4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3">
            <text:p>4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4">
            <text:p>4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5">
            <text:p>4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46">
            <text:p>4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447">
            <text:p>4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33のミラココア</text:p>
          </table:table-cell>
          <table:table-cell table:number-columns-repeated="1017"/>
        </table:table-row>
        <table:table-row table:style-name="ro6">
          <table:table-cell/>
          <table:table-cell table:style-name="ce7" table:formula="of:=ROW()-3" office:value-type="float" office:value="448">
            <text:p>4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7">
            <text:p>70%</text:p>
          </table:table-cell>
          <table:table-cell table:style-name="ce120"/>
          <table:table-cell table:number-columns-repeated="1017"/>
        </table:table-row>
        <table:table-row table:style-name="ro6">
          <table:table-cell/>
          <table:table-cell table:style-name="ce7" table:formula="of:=ROW()-3" office:value-type="float" office:value="449">
            <text:p>4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45">
            <text:p>45</text:p>
          </table:table-cell>
          <table:table-cell table:style-name="ce120" office:value-type="string">
            <text:p>ヘッドライト多数</text:p>
          </table:table-cell>
          <table:table-cell table:number-columns-repeated="1017"/>
        </table:table-row>
        <table:table-row table:style-name="ro6">
          <table:table-cell/>
          <table:table-cell table:style-name="ce7" table:formula="of:=ROW()-3" office:value-type="float" office:value="450">
            <text:p>4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6">
            <text:p>46</text:p>
          </table:table-cell>
          <table:table-cell table:style-name="ce120"/>
          <table:table-cell table:number-columns-repeated="1017"/>
        </table:table-row>
        <table:table-row table:style-name="ro3">
          <table:table-cell/>
          <table:table-cell table:style-name="ce7" table:formula="of:=ROW()-3" office:value-type="float" office:value="451">
            <text:p>4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52">
            <text:p>452</text:p>
          </table:table-cell>
          <table:table-cell table:style-name="ce101" office:value-type="string" table:number-columns-spanned="5" table:number-rows-spanned="5">
            <text:p>過去最大の誤認件数を記録した。また一方で、不明瞭ナンバーの検出数がかなり増加していると感じた。</text:p>
            <text:p>以上の結果を踏まえてexp16より大幅に誤認が増えてしまった要因として、パラメータが強すぎた可能性は非常に高い。</text:p>
            <text:p>誤認箇所の多くはヘッドライト、フォグランプであった。</text:p>
            <text:p>次回のテストでは、exp16のパラメータに戻し、再度受領画像＋データセットAの同じ条件で学習を行う。</text:p>
            <text:p>また、同じ学習セットを使うため、cacheをtrueとす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453">
            <text:p>4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54">
            <text:p>4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55">
            <text:p>4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456">
            <text:p>4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457">
            <text:p>457</text:p>
          </table:table-cell>
          <table:table-cell table:style-name="ce102" office:value-type="string" table:number-columns-spanned="5" table:number-rows-spanned="2">
            <text:p>テストケース:exp18</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58">
            <text:p>4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59">
            <text:p>4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0">
            <text:p>460</text:p>
          </table:table-cell>
          <table:table-cell table:style-name="ce104" office:value-type="string" table:number-columns-spanned="5" table:number-rows-spanned="5">
            <text:p>前回のテストで圧倒的な誤認を検出してしまったため、受領画像＋データセットAの学習セットの構図はそのままで、パラメータをexp16の設定に戻し、再度学習を行う。尚、trainとvalの割り当てにも変化はないため、cacheを有効として高速化を図る想定。</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1">
            <text:p>4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2">
            <text:p>4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3">
            <text:p>4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4">
            <text:p>4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5">
            <text:p>4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466">
            <text:p>4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467">
            <text:p>4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9/70 <text:s text:c="5"/>9.04G <text:s text:c="4"/>0.7165 <text:s text:c="4"/>0.3682 <text:s text:c="4"/>0.9231 <text:s text:c="8"/>12 <text:s text:c="7"/>640: 100%|██████████| 40/40 [00:10&lt;00:00, <text:s/>3.93it/s]</text:p>
            <text:p><text:s text:c="17"/>Class <text:s text:c="4"/>Images <text:s/>Instances <text:s text:c="5"/>Box(P <text:s text:c="9"/>R <text:s text:c="5"/>mAP50 <text:s/>mAP50-95): 100%|██████████| 5/5 [00:01&lt;00:00, <text:s/>4.6</text:p>
            <text:p><text:s text:c="19"/>all <text:s text:c="7"/>237 <text:s text:c="7"/>302 <text:s text:c="5"/>0.896 <text:s text:c="7"/>0.7 <text:s text:c="5"/>0.766 <text:s text:c="5"/>0.534</text:p>
          </table:table-cell>
          <table:covered-table-cell table:style-name="ce54"/>
          <table:table-cell table:number-columns-repeated="1017"/>
        </table:table-row>
        <table:table-row table:style-name="ro37">
          <table:table-cell table:style-name="Default"/>
          <table:table-cell table:style-name="ce7" table:formula="of:=ROW()-3" office:value-type="float" office:value="468">
            <text:p>4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69">
            <text:p>4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470">
            <text:p>4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71">
            <text:p>4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472">
            <text:p>4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73">
            <text:p>4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474">
            <text:p>4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475">
            <text:p>4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76">
            <text:p>4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477">
            <text:p>4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4/70 <text:s text:c="5"/>9.02G <text:s text:c="4"/>0.8502 <text:s text:c="4"/>0.4545 <text:s text:c="4"/>0.9493 <text:s text:c="8"/>14 <text:s text:c="7"/>640: 100%|██████████| 40/40 [00:10&lt;00:00, <text:s/>3.89it/s]</text:p>
            <text:p><text:s text:c="17"/>Class <text:s text:c="4"/>Images <text:s/>Instances <text:s text:c="5"/>Box(P <text:s text:c="9"/>R <text:s text:c="5"/>mAP50 <text:s/>mAP50-95): 100%|██████████| 5/5 [00:01&lt;00:00, <text:s/>4.8</text:p>
            <text:p><text:s text:c="19"/>all <text:s text:c="7"/>237 <text:s text:c="7"/>302 <text:s text:c="5"/>0.758 <text:s text:c="5"/>0.778 <text:s text:c="5"/>0.811 <text:s text:c="5"/>0.558</text:p>
          </table:table-cell>
          <table:covered-table-cell table:style-name="ce76"/>
          <table:table-cell table:number-columns-repeated="1017"/>
        </table:table-row>
        <table:table-row table:style-name="ro3">
          <table:table-cell/>
          <table:table-cell table:style-name="ce7" table:formula="of:=ROW()-3" office:value-type="float" office:value="478">
            <text:p>4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79">
            <text:p>4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80">
            <text:p>480</text:p>
          </table:table-cell>
          <table:table-cell table:style-name="ce108" office:value-type="string">
            <text:p>shear</text:p>
          </table:table-cell>
          <table:table-cell table:style-name="ce88" office:value-type="string">
            <text:p>0.2　→　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1">
            <text:p>4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2">
            <text:p>4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83">
            <text:p>483</text:p>
          </table:table-cell>
          <table:table-cell table:style-name="ce108" office:value-type="string">
            <text:p>fliplr</text:p>
          </table:table-cell>
          <table:table-cell table:style-name="ce88" office:value-type="string">
            <text:p>0.8　→　0.5</text:p>
          </table:table-cell>
          <table:covered-table-cell table:number-columns-repeated="3" table:style-name="ce76"/>
          <table:table-cell table:number-columns-repeated="1017"/>
        </table:table-row>
        <table:table-row table:style-name="ro6">
          <table:table-cell/>
          <table:table-cell table:style-name="ce7" table:formula="of:=ROW()-3" office:value-type="float" office:value="484">
            <text:p>484</text:p>
          </table:table-cell>
          <table:table-cell table:style-name="ce108" office:value-type="string">
            <text:p>mosaic</text:p>
          </table:table-cell>
          <table:table-cell table:style-name="ce88" office:value-type="string">
            <text:p>0.2　→　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5">
            <text:p>4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6">
            <text:p>4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487">
            <text:p>4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5/5 [00:01&lt;00:00, <text:s/>4.0</text:p>
            <text:p><text:s text:c="19"/>all <text:s text:c="7"/>237 <text:s text:c="7"/>302 <text:s text:c="5"/>0.758 <text:s text:c="5"/>0.778 <text:s text:c="5"/>0.811 <text:s text:c="5"/>0.558</text:p>
            <text:p><text:s text:c="11"/>clear_plate <text:s text:c="7"/>224 <text:s text:c="7"/>258 <text:s text:c="5"/>0.879 <text:s text:c="5"/>0.988 <text:s text:c="5"/>0.976 <text:s text:c="5"/>0.764</text:p>
            <text:p><text:s text:c="9"/>partial_plate <text:s text:c="8"/>43 <text:s text:c="8"/>44 <text:s text:c="5"/>0.637 <text:s text:c="5"/>0.568 <text:s text:c="5"/>0.646 <text:s text:c="5"/>0.352</text:p>
          </table:table-cell>
          <table:covered-table-cell table:style-name="ce76"/>
          <table:table-cell table:number-columns-repeated="1017"/>
        </table:table-row>
        <table:table-row table:style-name="ro3">
          <table:table-cell/>
          <table:table-cell table:style-name="ce7" table:formula="of:=ROW()-3" office:value-type="float" office:value="488">
            <text:p>4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89">
            <text:p>489</text:p>
          </table:table-cell>
          <table:table-cell table:style-name="ce108" office:value-type="string">
            <text:p>name</text:p>
          </table:table-cell>
          <table:table-cell table:style-name="ce116" office:value-type="string">
            <text:p>detect_exp1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0">
            <text:p>4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1">
            <text:p>4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2">
            <text:p>4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3">
            <text:p>4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4">
            <text:p>4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5">
            <text:p>495</text:p>
          </table:table-cell>
          <table:table-cell table:style-name="ce108" office:value-type="string">
            <text:p>cache</text:p>
          </table:table-cell>
          <table:table-cell table:style-name="ce118" office:value-type="boolean" office:boolean-value="true">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496">
            <text:p>4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497">
            <text:p>4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498">
            <text:p>4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7">
            <text:p>70%</text:p>
          </table:table-cell>
          <table:table-cell table:style-name="ce120"/>
          <table:table-cell table:number-columns-repeated="1017"/>
        </table:table-row>
        <table:table-row table:style-name="ro6">
          <table:table-cell/>
          <table:table-cell table:style-name="ce7" table:formula="of:=ROW()-3" office:value-type="float" office:value="499">
            <text:p>4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9">
            <text:p>9</text:p>
          </table:table-cell>
          <table:table-cell table:style-name="ce120" office:value-type="string">
            <text:p>5のステッカー、77の看板、119のヘッドライト、落ち葉の塊等</text:p>
          </table:table-cell>
          <table:table-cell table:number-columns-repeated="1017"/>
        </table:table-row>
        <table:table-row table:style-name="ro6">
          <table:table-cell/>
          <table:table-cell table:style-name="ce7" table:formula="of:=ROW()-3" office:value-type="float" office:value="500">
            <text:p>5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9">
            <text:p>9</text:p>
          </table:table-cell>
          <table:table-cell table:style-name="ce120"/>
          <table:table-cell table:number-columns-repeated="1017"/>
        </table:table-row>
        <table:table-row table:style-name="ro3">
          <table:table-cell/>
          <table:table-cell table:style-name="ce7" table:formula="of:=ROW()-3" office:value-type="float" office:value="501">
            <text:p>5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02">
            <text:p>502</text:p>
          </table:table-cell>
          <table:table-cell table:style-name="ce101" office:value-type="string" table:number-columns-spanned="5" table:number-rows-spanned="5">
            <text:p>exp17より誤認は大幅に減少した。一方で不明瞭検出数は維持されていた。</text:p>
            <text:p>これは最高の精度を誇っていたexp11を凌ぐ結果といえる。</text:p>
            <text:p>誤認件数の削減はまだまだ課題ではあるが、exp11は不明瞭ナンバーの検出は殆どできておらず、これが最大の課題だったからだ。</text:p>
            <text:p>ただ、誤認の解消法に目途は立っていない。exp17もそうであったが、落ち葉の塊が結構な頻度でナンバー誤認されていた。何故落ち葉の塊が誤認されているのか検討はつかないが色合いが黄色の四角い塊であるので、黄色ナンバーと間違えている可能性は否定できない。</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03">
            <text:p>5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04">
            <text:p>5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05">
            <text:p>5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06">
            <text:p>5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07">
            <text:p>507</text:p>
          </table:table-cell>
          <table:table-cell table:style-name="ce102" office:value-type="string" table:number-columns-spanned="5" table:number-rows-spanned="2">
            <text:p>テストケース:exp19</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08">
            <text:p>5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09">
            <text:p>5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0">
            <text:p>510</text:p>
          </table:table-cell>
          <table:table-cell table:style-name="ce113" office:value-type="string" table:number-columns-spanned="5" table:number-rows-spanned="5">
            <text:p>exp18において「落ち葉の塊」が多数誤認された原因として、データセットAに含まれる“不明瞭ナンバー（クラス1）”との相関性が考えられる。データセットAは定点カメラによる撮影で構成されており、画像右上に駐車場が写り込む構図が多い。この区域には距離のあるぼやけたナンバープレートが頻出しており尚且つ黄色ナンバーが多く、これがクラス1としてラベル付けされていた。一方、誤認対象となった落ち葉の塊も同じく画像右上に位置しており、構図上の共通性から誤学習の温床となった可能性がある。以上を踏まえ、本テストでは要因の切り分けを目的とし、学習データからクラス1をすべて除去。その影響を検証することで、精度改善の糸口を探る。</text:p>
            <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1">
            <text:p>5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2">
            <text:p>5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3">
            <text:p>5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4">
            <text:p>5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5">
            <text:p>5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16">
            <text:p>5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517">
            <text:p>5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3/70 <text:s text:c="5"/>9.03G <text:s text:c="4"/>0.7452 <text:s text:c="4"/>0.3543 <text:s text:c="4"/>0.9363 <text:s text:c="8"/>13 <text:s text:c="7"/>640: 100%|██████████| 40/40 [00:10&lt;00:00, <text:s/>3.94it/s]</text:p>
            <text:p><text:s text:c="17"/>Class <text:s text:c="4"/>Images <text:s/>Instances <text:s text:c="5"/>Box(P <text:s text:c="9"/>R <text:s text:c="5"/>mAP50 <text:s/>mAP50-95): 100%|██████████| 5/5 [00:01&lt;00:00, <text:s/>4.0</text:p>
            <text:p><text:s text:c="19"/>all <text:s text:c="7"/>237 <text:s text:c="7"/>265 <text:s text:c="5"/>0.958 <text:s text:c="5"/>0.985 <text:s text:c="5"/>0.985 <text:s text:c="5"/>0.744</text:p>
          </table:table-cell>
          <table:covered-table-cell table:style-name="ce54"/>
          <table:table-cell table:number-columns-repeated="1017"/>
        </table:table-row>
        <table:table-row table:style-name="ro37">
          <table:table-cell table:style-name="Default"/>
          <table:table-cell table:style-name="ce7" table:formula="of:=ROW()-3" office:value-type="float" office:value="518">
            <text:p>5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19">
            <text:p>5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520">
            <text:p>5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21">
            <text:p>5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22">
            <text:p>5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23">
            <text:p>5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524">
            <text:p>5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25">
            <text:p>5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26">
            <text:p>5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527">
            <text:p>52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8/70 <text:s text:c="5"/>9.04G <text:s text:c="4"/>0.8709 <text:s text:c="4"/>0.4499 <text:s text:c="4"/>0.9392 <text:s text:c="8"/>10 <text:s text:c="7"/>640: 100%|██████████| 40/40 [00:09&lt;00:00, <text:s/>4.00it/s]</text:p>
            <text:p><text:s text:c="17"/>Class <text:s text:c="4"/>Images <text:s/>Instances <text:s text:c="5"/>Box(P <text:s text:c="9"/>R <text:s text:c="5"/>mAP50 <text:s/>mAP50-95): 100%|██████████| 5/5 [00:01&lt;00:00, <text:s/>4.6</text:p>
            <text:p><text:s text:c="19"/>all <text:s text:c="7"/>237 <text:s text:c="7"/>265 <text:s text:c="5"/>0.953 <text:s text:c="5"/>0.989 <text:s text:c="5"/>0.988 <text:s text:c="5"/>0.749</text:p>
          </table:table-cell>
          <table:covered-table-cell table:style-name="ce76"/>
          <table:table-cell table:number-columns-repeated="1017"/>
        </table:table-row>
        <table:table-row table:style-name="ro3">
          <table:table-cell/>
          <table:table-cell table:style-name="ce7" table:formula="of:=ROW()-3" office:value-type="float" office:value="528">
            <text:p>5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29">
            <text:p>5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0">
            <text:p>5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1">
            <text:p>5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2">
            <text:p>5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3">
            <text:p>5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4">
            <text:p>5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5">
            <text:p>5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6">
            <text:p>5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537">
            <text:p>5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339 parameters, 0 gradients, 78.7 GFLOPs</text:p>
            <text:p><text:s text:c="17"/>Class <text:s text:c="4"/>Images <text:s/>Instances <text:s text:c="5"/>Box(P <text:s text:c="9"/>R <text:s text:c="5"/>mAP50 <text:s/>mAP50-95): 100%|██████████| 5/5 [00:01&lt;00:00, <text:s/>3.9</text:p>
            <text:p><text:s text:c="19"/>all <text:s text:c="7"/>237 <text:s text:c="7"/>265 <text:s text:c="5"/>0.953 <text:s text:c="5"/>0.989 <text:s text:c="5"/>0.988 <text:s text:c="6"/>0.75</text:p>
          </table:table-cell>
          <table:covered-table-cell table:style-name="ce76"/>
          <table:table-cell table:number-columns-repeated="1017"/>
        </table:table-row>
        <table:table-row table:style-name="ro3">
          <table:table-cell/>
          <table:table-cell table:style-name="ce7" table:formula="of:=ROW()-3" office:value-type="float" office:value="538">
            <text:p>5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39">
            <text:p>539</text:p>
          </table:table-cell>
          <table:table-cell table:style-name="ce108" office:value-type="string">
            <text:p>name</text:p>
          </table:table-cell>
          <table:table-cell table:style-name="ce116" office:value-type="string">
            <text:p>detect_exp19</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0">
            <text:p>5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1">
            <text:p>5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2">
            <text:p>5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3">
            <text:p>5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4">
            <text:p>5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5">
            <text:p>54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46">
            <text:p>5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547">
            <text:p>5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548">
            <text:p>5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4">
            <text:p>40%</text:p>
          </table:table-cell>
          <table:table-cell table:style-name="ce120"/>
          <table:table-cell table:number-columns-repeated="1017"/>
        </table:table-row>
        <table:table-row table:style-name="ro6">
          <table:table-cell/>
          <table:table-cell table:style-name="ce7" table:formula="of:=ROW()-3" office:value-type="float" office:value="549">
            <text:p>5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20">
            <text:p>20</text:p>
          </table:table-cell>
          <table:table-cell table:style-name="ce120" office:value-type="string">
            <text:p>ヘッドライト、ステッカー等多数</text:p>
          </table:table-cell>
          <table:table-cell table:number-columns-repeated="1017"/>
        </table:table-row>
        <table:table-row table:style-name="ro6">
          <table:table-cell/>
          <table:table-cell table:style-name="ce7" table:formula="of:=ROW()-3" office:value-type="float" office:value="550">
            <text:p>5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0">
            <text:p>20</text:p>
          </table:table-cell>
          <table:table-cell table:style-name="ce120"/>
          <table:table-cell table:number-columns-repeated="1017"/>
        </table:table-row>
        <table:table-row table:style-name="ro3">
          <table:table-cell/>
          <table:table-cell table:style-name="ce7" table:formula="of:=ROW()-3" office:value-type="float" office:value="551">
            <text:p>5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52">
            <text:p>552</text:p>
          </table:table-cell>
          <table:table-cell table:style-name="ce101" office:value-type="string" table:number-columns-spanned="5" table:number-rows-spanned="5">
            <text:p>誤認件数が大幅に増加してしまった。推測の通り、落ち葉の塊の誤認は１件もなかったが、ヘッドライトやステッカー、エンブレム等、が多数誤認検出された。不明瞭クラスを撤廃する事で不明瞭検出数は低下し、かつ誤認も低下すると考えていたが、結果としては不明瞭の検出は低下し、誤認は大幅増加となった。不明瞭プレートを除去したことで学習の多様性が失われ、モデルの識別力が偏った可能性が考えられる。</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553">
            <text:p>5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4">
            <text:p>5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5">
            <text:p>5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556">
            <text:p>5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557">
            <text:p>557</text:p>
          </table:table-cell>
          <table:table-cell table:style-name="ce102" office:value-type="string" table:number-columns-spanned="5" table:number-rows-spanned="2">
            <text:p>テストケース:exp20</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58">
            <text:p>5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59">
            <text:p>5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0">
            <text:p>560</text:p>
          </table:table-cell>
          <table:table-cell table:style-name="ce113" office:value-type="string" table:number-columns-spanned="5" table:number-rows-spanned="5">
            <text:p>落ち葉の塊の誤検出をうけて、不明瞭クラス1のラベリング修正に取り組んだ。具体的には、これまでは不明瞭クラス1として「ぼやけているが文字は読める」ものと「文字は読めず車の輪郭から恐らくナンバーの位置だろう」というものを一緒にラベル付けしていた。今回は後者のラベルと取り払い誤検出の低下を防ぐ。また、データセットBより、「車体全体が収まっていて背景がある」ものを抽出し、こちらも学習にするべく150枚程調達した。</text:p>
            <text:p>受領画像＋データセットA＋データセットB（抽出）が合わさり合計1345ファイルの画像ファイルを使い学習を行うこととする。</text:p>
            <text:p/>
            <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1">
            <text:p>5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2">
            <text:p>5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3">
            <text:p>5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4">
            <text:p>5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5">
            <text:p>5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566">
            <text:p>5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567">
            <text:p>5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31/70 <text:s text:c="5"/>8.55G <text:s text:c="4"/>0.9658 <text:s text:c="4"/>0.5729 <text:s text:c="5"/>1.036 <text:s text:c="8"/>23 <text:s text:c="7"/>640: 100%|██████████| 45/45 [00:12&lt;00:00, <text:s/>3.71it/s]</text:p>
            <text:p><text:s text:c="17"/>Class <text:s text:c="4"/>Images <text:s/>Instances <text:s text:c="5"/>Box(P <text:s text:c="9"/>R <text:s text:c="5"/>mAP50 <text:s/>mAP50-95): 100%|██████████| 6/6 [00:01&lt;00:00, <text:s/>4.3</text:p>
            <text:p><text:s text:c="19"/>all <text:s text:c="7"/>269 <text:s text:c="7"/>328 <text:s text:c="5"/>0.584 <text:s text:c="5"/>0.581 <text:s text:c="5"/>0.631 <text:s text:c="5"/>0.424</text:p>
          </table:table-cell>
          <table:covered-table-cell table:style-name="ce54"/>
          <table:table-cell table:number-columns-repeated="1017"/>
        </table:table-row>
        <table:table-row table:style-name="ro37">
          <table:table-cell table:style-name="Default"/>
          <table:table-cell table:style-name="ce7" table:formula="of:=ROW()-3" office:value-type="float" office:value="568">
            <text:p>5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69">
            <text:p>5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570">
            <text:p>5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71">
            <text:p>5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572">
            <text:p>5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73">
            <text:p>5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574">
            <text:p>5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575">
            <text:p>5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76">
            <text:p>5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577">
            <text:p>577</text:p>
          </table:table-cell>
          <table:table-cell table:style-name="ce108" office:value-type="string">
            <text:p>degrees</text:p>
          </table:table-cell>
          <table:table-cell table:style-name="ce88" office:value-type="float" office:value="15">
            <text:p>1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16/70 <text:s text:c="5"/>8.55G <text:s text:c="5"/>1.133 <text:s text:c="4"/>0.7063 <text:s text:c="5"/>1.103 <text:s text:c="8"/>28 <text:s text:c="7"/>640: 100%|██████████| 45/45 [00:12&lt;00:00, <text:s/>3.72it/s]</text:p>
            <text:p><text:s text:c="17"/>Class <text:s text:c="4"/>Images <text:s/>Instances <text:s text:c="5"/>Box(P <text:s text:c="9"/>R <text:s text:c="5"/>mAP50 <text:s/>mAP50-95): 100%|██████████| 6/6 [00:01&lt;00:00, <text:s/>4.2</text:p>
            <text:p><text:s text:c="19"/>all <text:s text:c="7"/>269 <text:s text:c="7"/>328 <text:s text:c="5"/>0.714 <text:s text:c="5"/>0.684 <text:s text:c="5"/>0.707 <text:s text:c="6"/>0.47</text:p>
          </table:table-cell>
          <table:covered-table-cell table:style-name="ce76"/>
          <table:table-cell table:number-columns-repeated="1017"/>
        </table:table-row>
        <table:table-row table:style-name="ro3">
          <table:table-cell/>
          <table:table-cell table:style-name="ce7" table:formula="of:=ROW()-3" office:value-type="float" office:value="578">
            <text:p>5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79">
            <text:p>5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0">
            <text:p>5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1">
            <text:p>5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2">
            <text:p>5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3">
            <text:p>5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4">
            <text:p>58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5">
            <text:p>5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6">
            <text:p>5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6">
          <table:table-cell/>
          <table:table-cell table:style-name="ce7" table:formula="of:=ROW()-3" office:value-type="float" office:value="587">
            <text:p>5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8</text:p>
            <text:p><text:s text:c="19"/>all <text:s text:c="7"/>269 <text:s text:c="7"/>328 <text:s text:c="5"/>0.714 <text:s text:c="5"/>0.684 <text:s text:c="5"/>0.707 <text:s text:c="5"/>0.468</text:p>
            <text:p><text:s text:c="11"/>clear_plate <text:s text:c="7"/>260 <text:s text:c="7"/>299 <text:s text:c="5"/>0.815 <text:s text:c="5"/>0.988 <text:s text:c="5"/>0.988 <text:s text:c="5"/>0.674</text:p>
            <text:p><text:s text:c="9"/>partial_plate <text:s text:c="8"/>27 <text:s text:c="8"/>29 <text:s text:c="5"/>0.612 <text:s text:c="5"/>0.379 <text:s text:c="5"/>0.425 <text:s text:c="5"/>0.263</text:p>
            <text:p>Speed: 0.1ms preprocess, 2.2ms inference, 0.0ms loss, 1.3ms postprocess per image</text:p>
          </table:table-cell>
          <table:covered-table-cell table:style-name="ce76"/>
          <table:table-cell table:number-columns-repeated="1017"/>
        </table:table-row>
        <table:table-row table:style-name="ro3">
          <table:table-cell/>
          <table:table-cell table:style-name="ce7" table:formula="of:=ROW()-3" office:value-type="float" office:value="588">
            <text:p>5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89">
            <text:p>589</text:p>
          </table:table-cell>
          <table:table-cell table:style-name="ce108" office:value-type="string">
            <text:p>name</text:p>
          </table:table-cell>
          <table:table-cell table:style-name="ce116" office:value-type="string">
            <text:p>detect_exp2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0">
            <text:p>5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1">
            <text:p>5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2">
            <text:p>5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3">
            <text:p>5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4">
            <text:p>5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5">
            <text:p>595</text:p>
          </table:table-cell>
          <table:table-cell table:style-name="ce108" office:value-type="string">
            <text:p>cach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596">
            <text:p>5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6">
          <table:table-cell/>
          <table:table-cell table:style-name="ce7" table:formula="of:=ROW()-3" office:value-type="float" office:value="597">
            <text:p>5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6">
          <table:table-cell/>
          <table:table-cell table:style-name="ce7" table:formula="of:=ROW()-3" office:value-type="float" office:value="598">
            <text:p>5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6">
          <table:table-cell/>
          <table:table-cell table:style-name="ce7" table:formula="of:=ROW()-3" office:value-type="float" office:value="599">
            <text:p>5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8">
            <text:p>18</text:p>
          </table:table-cell>
          <table:table-cell table:style-name="ce120" office:value-type="string">
            <text:p>ステッカー、街路樹の茂み2、建物の窓ガラス、ヘッドライト等</text:p>
          </table:table-cell>
          <table:table-cell table:number-columns-repeated="1017"/>
        </table:table-row>
        <table:table-row table:style-name="ro6">
          <table:table-cell/>
          <table:table-cell table:style-name="ce7" table:formula="of:=ROW()-3" office:value-type="float" office:value="600">
            <text:p>6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0">
            <text:p>20</text:p>
          </table:table-cell>
          <table:table-cell table:style-name="ce120"/>
          <table:table-cell table:number-columns-repeated="1017"/>
        </table:table-row>
        <table:table-row table:style-name="ro3">
          <table:table-cell/>
          <table:table-cell table:style-name="ce7" table:formula="of:=ROW()-3" office:value-type="float" office:value="601">
            <text:p>6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02">
            <text:p>602</text:p>
          </table:table-cell>
          <table:table-cell table:style-name="ce101" office:value-type="string" table:number-columns-spanned="5" table:number-rows-spanned="5">
            <text:p>評価できる点として、不明瞭プレートの検出率改善が目覚ましい事があげられる。実際は不明瞭クラスで検出されているわけではなく、明瞭クラスで検出されているが、過去モデルと比較して今回は抜群に検出している。</text:p>
            <text:p>一方、評価できない点としてやはり誤検出が多い事が上げられる。ステッカー、ヘッドライト、エンブレム等、今まで誤認されていたものに加えて、街路樹の茂みや建物の窓ガラス等、今回初めて見る誤認があった。学習画像数が増えたため、多様性が増えた半面、誤認も増えてしまったと考えられる。次のテストでは同じ学習データセットを使い、パラメータの強化により調整していくこととす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03">
            <text:p>6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04">
            <text:p>6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05">
            <text:p>6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06">
            <text:p>6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607">
            <text:p>607</text:p>
          </table:table-cell>
          <table:table-cell table:style-name="ce102" office:value-type="string" table:number-columns-spanned="5" table:number-rows-spanned="2">
            <text:p>テストケース:exp21</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08">
            <text:p>6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09">
            <text:p>6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0">
            <text:p>610</text:p>
          </table:table-cell>
          <table:table-cell table:style-name="ce113" office:value-type="string" table:number-columns-spanned="5" table:number-rows-spanned="5">
            <text:p>現状として明瞭の検出は100%。不明瞭検出もかなりの精度となっているが、誤認が多く検出されている。</text:p>
            <text:p>引き続き同じ学習セットを用いて、パラメータの調整で誤認を抑えたい。</text:p>
            <text:p>予想としては誤認を抑えようとするほど不明瞭の検出も下がる予想。</text:p>
            <text:p>データセットAのカメラの角度の割合が大きいためその影響が強いと予想し、パラメータとしてはdegrees（回転の度合い）を増やしてみようと思う。</text:p>
            <text:p>また同じ学習セットのため、cacheを有効化させ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1">
            <text:p>6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2">
            <text:p>6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3">
            <text:p>6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4">
            <text:p>6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5">
            <text:p>6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16">
            <text:p>6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617">
            <text:p>6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8/70 <text:s text:c="5"/>8.57G <text:s text:c="4"/>0.7184 <text:s text:c="4"/>0.3764 <text:s text:c="4"/>0.9788 <text:s text:c="8"/>19 <text:s text:c="7"/>640: 100%|██████████| 45/45 [00:11&lt;00:00, <text:s/>3.95it/s]</text:p>
            <text:p><text:s text:c="17"/>Class <text:s text:c="4"/>Images <text:s/>Instances <text:s text:c="5"/>Box(P <text:s text:c="9"/>R <text:s text:c="5"/>mAP50 <text:s/>mAP50-95): 100%|██████████| 6/6 [00:01&lt;00:00, <text:s/>4.53it</text:p>
            <text:p><text:s text:c="19"/>all <text:s text:c="7"/>269 <text:s text:c="7"/>328 <text:s text:c="5"/>0.685 <text:s text:c="5"/>0.636 <text:s text:c="6"/>0.67 <text:s text:c="5"/>0.464</text:p>
          </table:table-cell>
          <table:covered-table-cell table:style-name="ce54"/>
          <table:table-cell table:number-columns-repeated="1017"/>
        </table:table-row>
        <table:table-row table:style-name="ro37">
          <table:table-cell table:style-name="Default"/>
          <table:table-cell table:style-name="ce7" table:formula="of:=ROW()-3" office:value-type="float" office:value="618">
            <text:p>6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19">
            <text:p>6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620">
            <text:p>6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21">
            <text:p>6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22">
            <text:p>6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23">
            <text:p>6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624">
            <text:p>6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25">
            <text:p>6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26">
            <text:p>6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4">
          <table:table-cell/>
          <table:table-cell table:style-name="ce7" table:formula="of:=ROW()-3" office:value-type="float" office:value="627">
            <text:p>627</text:p>
          </table:table-cell>
          <table:table-cell table:style-name="ce108" office:value-type="string">
            <text:p>degrees</text:p>
          </table:table-cell>
          <table:table-cell table:style-name="ce88" office:value-type="string">
            <text:p>15　→　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3/70 <text:s text:c="5"/>8.54G <text:s text:c="4"/>0.8365 <text:s text:c="4"/>0.4872 <text:s text:c="4"/>0.9861 <text:s text:c="8"/>33 <text:s text:c="7"/>640: 100%|██████████| 45/45 [00:11&lt;00:00, <text:s/>3.95it/s]</text:p>
            <text:p><text:s text:c="17"/>Class <text:s text:c="4"/>Images <text:s/>Instances <text:s text:c="5"/>Box(P <text:s text:c="9"/>R <text:s text:c="5"/>mAP50 <text:s/>mAP50-95): 100%|██████████| 6/6 [00:01&lt;00:00, <text:s/>4.50it</text:p>
            <text:p><text:s text:c="19"/>all <text:s text:c="7"/>269 <text:s text:c="7"/>328 <text:s text:c="5"/>0.743 <text:s text:c="5"/>0.704 <text:s text:c="6"/>0.72 <text:s text:c="5"/>0.502</text:p>
          </table:table-cell>
          <table:covered-table-cell table:style-name="ce76"/>
          <table:table-cell table:number-columns-repeated="1017"/>
        </table:table-row>
        <table:table-row table:style-name="ro3">
          <table:table-cell/>
          <table:table-cell table:style-name="ce7" table:formula="of:=ROW()-3" office:value-type="float" office:value="628">
            <text:p>6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29">
            <text:p>6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0">
            <text:p>6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1">
            <text:p>6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2">
            <text:p>6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3">
            <text:p>6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4">
            <text:p>634</text:p>
          </table:table-cell>
          <table:table-cell table:style-name="ce108" office:value-type="string">
            <text:p>mosaic</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5">
            <text:p>6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6">
            <text:p>6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637">
            <text:p>6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87it</text:p>
            <text:p><text:s text:c="19"/>all <text:s text:c="7"/>269 <text:s text:c="7"/>328 <text:s text:c="5"/>0.744 <text:s text:c="5"/>0.704 <text:s text:c="6"/>0.72 <text:s text:c="5"/>0.502</text:p>
            <text:p><text:s text:c="11"/>clear_plate <text:s text:c="7"/>260 <text:s text:c="7"/>299 <text:s text:c="5"/>0.886 <text:s text:c="6"/>0.99 <text:s text:c="5"/>0.992 <text:s text:c="5"/>0.744</text:p>
            <text:p><text:s text:c="9"/>partial_plate <text:s text:c="8"/>27 <text:s text:c="8"/>29 <text:s text:c="5"/>0.602 <text:s text:c="5"/>0.418 <text:s text:c="5"/>0.448 <text:s text:c="6"/>0.26</text:p>
          </table:table-cell>
          <table:covered-table-cell table:style-name="ce76"/>
          <table:table-cell table:number-columns-repeated="1017"/>
        </table:table-row>
        <table:table-row table:style-name="ro3">
          <table:table-cell/>
          <table:table-cell table:style-name="ce7" table:formula="of:=ROW()-3" office:value-type="float" office:value="638">
            <text:p>6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39">
            <text:p>639</text:p>
          </table:table-cell>
          <table:table-cell table:style-name="ce108" office:value-type="string">
            <text:p>name</text:p>
          </table:table-cell>
          <table:table-cell table:style-name="ce116" office:value-type="string">
            <text:p>detect_exp2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0">
            <text:p>6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1">
            <text:p>6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2">
            <text:p>6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3">
            <text:p>6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4">
            <text:p>6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5">
            <text:p>6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46">
            <text:p>6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647">
            <text:p>6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4">
          <table:table-cell/>
          <table:table-cell table:style-name="ce7" table:formula="of:=ROW()-3" office:value-type="float" office:value="648">
            <text:p>6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649">
            <text:p>6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5">
            <text:p>5</text:p>
          </table:table-cell>
          <table:table-cell table:style-name="ce120" office:value-type="string">
            <text:p>5のバスのステッカー、看板、ヘッドライト等</text:p>
          </table:table-cell>
          <table:table-cell table:number-columns-repeated="1017"/>
        </table:table-row>
        <table:table-row table:style-name="ro34">
          <table:table-cell/>
          <table:table-cell table:style-name="ce7" table:formula="of:=ROW()-3" office:value-type="float" office:value="650">
            <text:p>6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5">
            <text:p>5</text:p>
          </table:table-cell>
          <table:table-cell table:style-name="ce120"/>
          <table:table-cell table:number-columns-repeated="1017"/>
        </table:table-row>
        <table:table-row table:style-name="ro3">
          <table:table-cell/>
          <table:table-cell table:style-name="ce7" table:formula="of:=ROW()-3" office:value-type="float" office:value="651">
            <text:p>6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52">
            <text:p>652</text:p>
          </table:table-cell>
          <table:table-cell table:style-name="ce101" office:value-type="string" table:number-columns-spanned="5" table:number-rows-spanned="5">
            <text:p>かなり満足の行く結果となった。不明瞭の検出数は据え置きで、誤認が大幅に減少した。</text:p>
            <text:p>課題提出日まであまり時間がないので、このexp21を最終結果用モデルとしてもいいかもしれないと思った。</text:p>
            <text:p>しかし、やはり期限ぎりぎりまでは突き詰めたいため、残りの誤認5件をなんとか改善したい。</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653">
            <text:p>6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54">
            <text:p>6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55">
            <text:p>6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656">
            <text:p>6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657">
            <text:p>657</text:p>
          </table:table-cell>
          <table:table-cell table:style-name="ce102" office:value-type="string" table:number-columns-spanned="5" table:number-rows-spanned="2">
            <text:p>テストケース:exp22</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58">
            <text:p>6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59">
            <text:p>6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0">
            <text:p>660</text:p>
          </table:table-cell>
          <table:table-cell table:style-name="ce113" office:value-type="string" table:number-columns-spanned="5" table:number-rows-spanned="5">
            <text:p>誤認検出数を抑えるべく、exp21と同条件で、一つのパラメータのみを変更しテストを行う。</text:p>
            <text:p>過去の検証でmosaicを上げると誤認解消した事例があったので、今回はmosaicを調整しテストを行っ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1">
            <text:p>6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2">
            <text:p>6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3">
            <text:p>6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4">
            <text:p>6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5">
            <text:p>6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666">
            <text:p>6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667">
            <text:p>6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1/70 <text:s text:c="5"/>8.56G <text:s text:c="4"/>0.7626 <text:s text:c="4"/>0.4077 <text:s text:c="5"/>0.989 <text:s text:c="8"/>20 <text:s text:c="7"/>640: 100%|██████████| 45/45 [00:11&lt;00:00, <text:s/>3.80it/s]</text:p>
            <text:p><text:s text:c="17"/>Class <text:s text:c="4"/>Images <text:s/>Instances <text:s text:c="5"/>Box(P <text:s text:c="9"/>R <text:s text:c="5"/>mAP50 <text:s/>mAP50-95): 100%|██████████| 6/6 [00:01&lt;00:00, <text:s/>3.92it</text:p>
            <text:p><text:s text:c="19"/>all <text:s text:c="7"/>269 <text:s text:c="7"/>328 <text:s text:c="5"/>0.609 <text:s text:c="5"/>0.635 <text:s text:c="5"/>0.637 <text:s text:c="6"/>0.45</text:p>
          </table:table-cell>
          <table:covered-table-cell table:style-name="ce54"/>
          <table:table-cell table:number-columns-repeated="1017"/>
        </table:table-row>
        <table:table-row table:style-name="ro37">
          <table:table-cell table:style-name="Default"/>
          <table:table-cell table:style-name="ce7" table:formula="of:=ROW()-3" office:value-type="float" office:value="668">
            <text:p>6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69">
            <text:p>6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670">
            <text:p>6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71">
            <text:p>6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672">
            <text:p>6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73">
            <text:p>6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674">
            <text:p>6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675">
            <text:p>6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76">
            <text:p>6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677">
            <text:p>6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6/70 <text:s text:c="5"/>8.55G <text:s text:c="4"/>0.8761 <text:s text:c="4"/>0.5143 <text:s text:c="4"/>0.9969 <text:s text:c="8"/>34 <text:s text:c="7"/>640: 100%|██████████| 45/45 [00:11&lt;00:00, <text:s/>4.01it/s]</text:p>
            <text:p><text:s text:c="17"/>Class <text:s text:c="4"/>Images <text:s/>Instances <text:s text:c="5"/>Box(P <text:s text:c="9"/>R <text:s text:c="5"/>mAP50 <text:s/>mAP50-95): 100%|██████████| 6/6 [00:01&lt;00:00, <text:s/>4.85it</text:p>
            <text:p><text:s text:c="19"/>all <text:s text:c="7"/>269 <text:s text:c="7"/>328 <text:s text:c="5"/>0.708 <text:s text:c="5"/>0.671 <text:s text:c="5"/>0.691 <text:s text:c="5"/>0.485</text:p>
          </table:table-cell>
          <table:covered-table-cell table:style-name="ce76"/>
          <table:table-cell table:number-columns-repeated="1017"/>
        </table:table-row>
        <table:table-row table:style-name="ro3">
          <table:table-cell/>
          <table:table-cell table:style-name="ce7" table:formula="of:=ROW()-3" office:value-type="float" office:value="678">
            <text:p>6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79">
            <text:p>6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0">
            <text:p>6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1">
            <text:p>6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2">
            <text:p>6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3">
            <text:p>6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684">
            <text:p>684</text:p>
          </table:table-cell>
          <table:table-cell table:style-name="ce108" office:value-type="string">
            <text:p>mosaic</text:p>
          </table:table-cell>
          <table:table-cell table:style-name="ce88" office:value-type="string">
            <text:p>0.3　→　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5">
            <text:p>6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6">
            <text:p>6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687">
            <text:p>6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77it</text:p>
            <text:p><text:s text:c="19"/>all <text:s text:c="7"/>269 <text:s text:c="7"/>328 <text:s text:c="5"/>0.706 <text:s text:c="5"/>0.667 <text:s text:c="5"/>0.691 <text:s text:c="5"/>0.486</text:p>
            <text:p><text:s text:c="11"/>clear_plate <text:s text:c="7"/>260 <text:s text:c="7"/>299 <text:s text:c="5"/>0.886 <text:s text:c="6"/>0.99 <text:s text:c="5"/>0.991 <text:s text:c="5"/>0.742</text:p>
            <text:p><text:s text:c="9"/>partial_plate <text:s text:c="8"/>27 <text:s text:c="8"/>29 <text:s text:c="5"/>0.526 <text:s text:c="5"/>0.345 <text:s text:c="5"/>0.391 <text:s text:c="5"/>0.229</text:p>
          </table:table-cell>
          <table:covered-table-cell table:style-name="ce76"/>
          <table:table-cell table:number-columns-repeated="1017"/>
        </table:table-row>
        <table:table-row table:style-name="ro3">
          <table:table-cell/>
          <table:table-cell table:style-name="ce7" table:formula="of:=ROW()-3" office:value-type="float" office:value="688">
            <text:p>6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89">
            <text:p>689</text:p>
          </table:table-cell>
          <table:table-cell table:style-name="ce108" office:value-type="string">
            <text:p>name</text:p>
          </table:table-cell>
          <table:table-cell table:style-name="ce116" office:value-type="string">
            <text:p>detect_exp2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0">
            <text:p>6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1">
            <text:p>6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2">
            <text:p>6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3">
            <text:p>6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4">
            <text:p>6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5">
            <text:p>6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696">
            <text:p>6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697">
            <text:p>6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698">
            <text:p>6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699">
            <text:p>6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
            <text:p>1</text:p>
          </table:table-cell>
          <table:table-cell table:style-name="ce120" office:value-type="string">
            <text:p>132のハイエースのステッカー</text:p>
          </table:table-cell>
          <table:table-cell table:number-columns-repeated="1017"/>
        </table:table-row>
        <table:table-row table:style-name="ro34">
          <table:table-cell/>
          <table:table-cell table:style-name="ce7" table:formula="of:=ROW()-3" office:value-type="float" office:value="700">
            <text:p>7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2">
            <text:p>2</text:p>
          </table:table-cell>
          <table:table-cell table:style-name="ce120"/>
          <table:table-cell table:number-columns-repeated="1017"/>
        </table:table-row>
        <table:table-row table:style-name="ro3">
          <table:table-cell/>
          <table:table-cell table:style-name="ce7" table:formula="of:=ROW()-3" office:value-type="float" office:value="701">
            <text:p>7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02">
            <text:p>702</text:p>
          </table:table-cell>
          <table:table-cell table:style-name="ce101" office:value-type="string" table:number-columns-spanned="5" table:number-rows-spanned="5">
            <text:p>exp21よりも更に良い結果となった。総故障件数が2件で、かつ不明瞭もしっかりと捉えてくれている。exp11の完全上位互換のようだ。</text:p>
            <text:p>ただ、明瞭ナンバーが1件不検出となってしまった。これは対応する必要がある。</text:p>
            <text:p>5のバスのナンバープレート不検出と132のハイエースのステッカーは、今までのテストにおいて高頻出している故障個所である。</text:p>
            <text:p>まずは、5のバスのナンバーを検出させるよう、パラメータの微調整を行いたい。</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03">
            <text:p>7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04">
            <text:p>7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05">
            <text:p>7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06">
            <text:p>7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707">
            <text:p>707</text:p>
          </table:table-cell>
          <table:table-cell table:style-name="ce102" office:value-type="string" table:number-columns-spanned="5" table:number-rows-spanned="2">
            <text:p>テストケース:exp23</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08">
            <text:p>7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09">
            <text:p>7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0">
            <text:p>710</text:p>
          </table:table-cell>
          <table:table-cell table:style-name="ce113" office:value-type="string" table:number-columns-spanned="5" table:number-rows-spanned="5">
            <text:p>5のバスのナンバーを検出させるため、パラメータを微調整させ、テストを行う。</text:p>
            <text:p>過去の検証ではtranslateを強化したことで改善した事例があるので、今回はtranslateを強化すること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1">
            <text:p>7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2">
            <text:p>7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3">
            <text:p>7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4">
            <text:p>7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5">
            <text:p>7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16">
            <text:p>7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717">
            <text:p>7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5/70 <text:s text:c="5"/>8.55G <text:s text:c="5"/>0.786 <text:s text:c="4"/>0.4161 <text:s text:c="5"/>1.019 <text:s text:c="8"/>17 <text:s text:c="7"/>640: 100%|██████████| 45/45 [00:11&lt;00:00, <text:s/>3.96it/s]</text:p>
            <text:p><text:s text:c="17"/>Class <text:s text:c="4"/>Images <text:s/>Instances <text:s text:c="5"/>Box(P <text:s text:c="9"/>R <text:s text:c="5"/>mAP50 <text:s/>mAP50-95): 100%|██████████| 6/6 [00:01&lt;00:00, <text:s/>4.66it</text:p>
            <text:p><text:s text:c="19"/>all <text:s text:c="7"/>269 <text:s text:c="7"/>328 <text:s text:c="5"/>0.771 <text:s text:c="5"/>0.651 <text:s text:c="5"/>0.662 <text:s text:c="5"/>0.457</text:p>
          </table:table-cell>
          <table:covered-table-cell table:style-name="ce54"/>
          <table:table-cell table:number-columns-repeated="1017"/>
        </table:table-row>
        <table:table-row table:style-name="ro37">
          <table:table-cell table:style-name="Default"/>
          <table:table-cell table:style-name="ce7" table:formula="of:=ROW()-3" office:value-type="float" office:value="718">
            <text:p>7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19">
            <text:p>7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720">
            <text:p>7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21">
            <text:p>7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22">
            <text:p>7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23">
            <text:p>7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724">
            <text:p>7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25">
            <text:p>7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26">
            <text:p>7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727">
            <text:p>72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0/70 <text:s text:c="6"/>8.4G <text:s text:c="5"/>0.859 <text:s text:c="4"/>0.5082 <text:s text:c="9"/>1 <text:s text:c="8"/>35 <text:s text:c="7"/>640: 100%|██████████| 45/45 [00:11&lt;00:00, <text:s/>3.93it/s]</text:p>
            <text:p><text:s text:c="17"/>Class <text:s text:c="4"/>Images <text:s/>Instances <text:s text:c="5"/>Box(P <text:s text:c="9"/>R <text:s text:c="5"/>mAP50 <text:s/>mAP50-95): 100%|██████████| 6/6 [00:01&lt;00:00, <text:s/>4.71it</text:p>
            <text:p><text:s text:c="19"/>all <text:s text:c="7"/>269 <text:s text:c="7"/>328 <text:s text:c="5"/>0.764 <text:s text:c="6"/>0.65 <text:s text:c="5"/>0.714 <text:s text:c="5"/>0.502</text:p>
          </table:table-cell>
          <table:covered-table-cell table:style-name="ce76"/>
          <table:table-cell table:number-columns-repeated="1017"/>
        </table:table-row>
        <table:table-row table:style-name="ro34">
          <table:table-cell/>
          <table:table-cell table:style-name="ce7" table:formula="of:=ROW()-3" office:value-type="float" office:value="728">
            <text:p>728</text:p>
          </table:table-cell>
          <table:table-cell table:style-name="ce108" office:value-type="string">
            <text:p>translate</text:p>
          </table:table-cell>
          <table:table-cell table:style-name="ce88" office:value-type="string">
            <text:p>0.3　→　0.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29">
            <text:p>7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0">
            <text:p>7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1">
            <text:p>7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2">
            <text:p>7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3">
            <text:p>7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4">
            <text:p>73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5">
            <text:p>7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6">
            <text:p>7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737">
            <text:p>7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 6/6 [00:01&lt;00:00, <text:s/>3.89it</text:p>
            <text:p><text:s text:c="19"/>all <text:s text:c="7"/>269 <text:s text:c="7"/>328 <text:s text:c="5"/>0.763 <text:s text:c="6"/>0.65 <text:s text:c="5"/>0.715 <text:s text:c="5"/>0.502</text:p>
            <text:p><text:s text:c="11"/>clear_plate <text:s text:c="7"/>260 <text:s text:c="7"/>299 <text:s text:c="5"/>0.886 <text:s text:c="6"/>0.99 <text:s text:c="5"/>0.991 <text:s text:c="5"/>0.733</text:p>
            <text:p><text:s text:c="9"/>partial_plate <text:s text:c="8"/>27 <text:s text:c="8"/>29 <text:s text:c="5"/>0.639 <text:s text:c="6"/>0.31 <text:s text:c="5"/>0.438 <text:s text:c="5"/>0.271</text:p>
            <text:p>Speed: 0.1ms preprocess, 2.0ms inference, 0.0ms loss, 1.1ms postprocess per image</text:p>
          </table:table-cell>
          <table:covered-table-cell table:style-name="ce76"/>
          <table:table-cell table:number-columns-repeated="1017"/>
        </table:table-row>
        <table:table-row table:style-name="ro3">
          <table:table-cell/>
          <table:table-cell table:style-name="ce7" table:formula="of:=ROW()-3" office:value-type="float" office:value="738">
            <text:p>7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39">
            <text:p>739</text:p>
          </table:table-cell>
          <table:table-cell table:style-name="ce108" office:value-type="string">
            <text:p>name</text:p>
          </table:table-cell>
          <table:table-cell table:style-name="ce116" office:value-type="string">
            <text:p>detect_exp2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0">
            <text:p>7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1">
            <text:p>7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2">
            <text:p>7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3">
            <text:p>7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4">
            <text:p>7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5">
            <text:p>7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46">
            <text:p>7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747">
            <text:p>7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748">
            <text:p>7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749">
            <text:p>7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10">
            <text:p>10</text:p>
          </table:table-cell>
          <table:table-cell table:style-name="ce120" office:value-type="string">
            <text:p>5のバスのステッカー、茂み3、エンブレム、ヘッドライト等</text:p>
          </table:table-cell>
          <table:table-cell table:number-columns-repeated="1017"/>
        </table:table-row>
        <table:table-row table:style-name="ro34">
          <table:table-cell/>
          <table:table-cell table:style-name="ce7" table:formula="of:=ROW()-3" office:value-type="float" office:value="750">
            <text:p>7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1">
            <text:p>11</text:p>
          </table:table-cell>
          <table:table-cell table:style-name="ce120"/>
          <table:table-cell table:number-columns-repeated="1017"/>
        </table:table-row>
        <table:table-row table:style-name="ro3">
          <table:table-cell/>
          <table:table-cell table:style-name="ce7" table:formula="of:=ROW()-3" office:value-type="float" office:value="751">
            <text:p>7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52">
            <text:p>752</text:p>
          </table:table-cell>
          <table:table-cell table:style-name="ce112" office:value-type="string" table:number-columns-spanned="5" table:number-rows-spanned="5">
            <text:p><text:span text:style-name="T1">translate</text:span><text:span text:style-name="T1">を</text:span><text:span text:style-name="T1">0.4</text:span><text:span text:style-name="T1">としたところ、誤検出が増えてしまった。その上</text:span><text:span text:style-name="T1">5</text:span><text:span text:style-name="T1">のバスの明瞭不検出も改善はしていない。</text:span></text:p>
            <text:p><text:span text:style-name="T1">今回のテストは失敗と言わざるをえない結果だった。</text:span></text:p>
            <text:p><text:span text:style-name="T1">次のテストでは</text:span><text:span text:style-name="T1">translate</text:span><text:span text:style-name="T1">を</text:span><text:span text:style-name="T1">0.3</text:span><text:span text:style-name="T1">へと戻し、再度他のパラメータを微調整し対応を行う。</text:span></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753">
            <text:p>7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54">
            <text:p>7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55">
            <text:p>7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756">
            <text:p>7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757">
            <text:p>757</text:p>
          </table:table-cell>
          <table:table-cell table:style-name="ce102" office:value-type="string" table:number-columns-spanned="5" table:number-rows-spanned="2">
            <text:p>テストケース:exp24</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58">
            <text:p>7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59">
            <text:p>7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0">
            <text:p>760</text:p>
          </table:table-cell>
          <table:table-cell table:style-name="ce113" office:value-type="string" table:number-columns-spanned="5" table:number-rows-spanned="5">
            <text:p>5のバスのナンバーを検出させるため、パラメータを微調整させ、テストを行う。</text:p>
            <text:p>translateの設定値を0.3へと戻し、今回はshearを強化すること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1">
            <text:p>7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2">
            <text:p>7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3">
            <text:p>7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4">
            <text:p>7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5">
            <text:p>7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766">
            <text:p>7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767">
            <text:p>7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8/70 <text:s text:c="5"/>8.55G <text:s text:c="4"/>0.7146 <text:s text:c="4"/>0.3786 <text:s text:c="4"/>0.9761 <text:s text:c="8"/>19 <text:s text:c="7"/>640: 100%|█████████</text:p>
            <text:p><text:s text:c="17"/>Class <text:s text:c="4"/>Images <text:s/>Instances <text:s text:c="5"/>Box(P <text:s text:c="9"/>R <text:s text:c="5"/>mAP50 <text:s/>mAP50-95): 100</text:p>
            <text:p><text:s text:c="19"/>all <text:s text:c="7"/>269 <text:s text:c="7"/>328 <text:s text:c="5"/>0.718 <text:s text:c="5"/>0.662 <text:s text:c="5"/>0.649 <text:s text:c="5"/>0.464</text:p>
          </table:table-cell>
          <table:covered-table-cell table:style-name="ce54"/>
          <table:table-cell table:number-columns-repeated="1017"/>
        </table:table-row>
        <table:table-row table:style-name="ro37">
          <table:table-cell table:style-name="Default"/>
          <table:table-cell table:style-name="ce7" table:formula="of:=ROW()-3" office:value-type="float" office:value="768">
            <text:p>7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69">
            <text:p>7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770">
            <text:p>7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71">
            <text:p>7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772">
            <text:p>7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73">
            <text:p>7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774">
            <text:p>7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775">
            <text:p>7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76">
            <text:p>7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777">
            <text:p>7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3/70 <text:s text:c="5"/>8.43G <text:s text:c="4"/>0.8484 <text:s text:c="4"/>0.5004 <text:s text:c="4"/>0.9802 <text:s text:c="8"/>27 <text:s text:c="7"/>640: 100%|█████████</text:p>
            <text:p><text:s text:c="17"/>Class <text:s text:c="4"/>Images <text:s/>Instances <text:s text:c="5"/>Box(P <text:s text:c="9"/>R <text:s text:c="5"/>mAP50 <text:s/>mAP50-95): 100</text:p>
            <text:p><text:s text:c="19"/>all <text:s text:c="7"/>269 <text:s text:c="7"/>328 <text:s text:c="6"/>0.82 <text:s text:c="5"/>0.725 <text:s text:c="5"/>0.747 <text:s text:c="5"/>0.522</text:p>
          </table:table-cell>
          <table:covered-table-cell table:style-name="ce76"/>
          <table:table-cell table:number-columns-repeated="1017"/>
        </table:table-row>
        <table:table-row table:style-name="ro34">
          <table:table-cell/>
          <table:table-cell table:style-name="ce7" table:formula="of:=ROW()-3" office:value-type="float" office:value="778">
            <text:p>778</text:p>
          </table:table-cell>
          <table:table-cell table:style-name="ce108" office:value-type="string">
            <text:p>translate</text:p>
          </table:table-cell>
          <table:table-cell table:style-name="ce88" office:value-type="string">
            <text:p>0.4　→　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79">
            <text:p>7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780">
            <text:p>780</text:p>
          </table:table-cell>
          <table:table-cell table:style-name="ce108" office:value-type="string">
            <text:p>shear</text:p>
          </table:table-cell>
          <table:table-cell table:style-name="ce88" office:value-type="string">
            <text:p>0.1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1">
            <text:p>7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2">
            <text:p>7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3">
            <text:p>7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4">
            <text:p>78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5">
            <text:p>7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6">
            <text:p>7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787">
            <text:p>7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5"/>0.821 <text:s text:c="5"/>0.724 <text:s text:c="5"/>0.747 <text:s text:c="5"/>0.522</text:p>
            <text:p><text:s text:c="11"/>clear_plate <text:s text:c="7"/>260 <text:s text:c="7"/>299 <text:s text:c="5"/>0.916 <text:s text:c="5"/>0.993 <text:s text:c="5"/>0.992 <text:s text:c="5"/>0.772 <text:s text:c="5"/></text:p>
            <text:p><text:s text:c="9"/>partial_plate <text:s text:c="8"/>27 <text:s text:c="8"/>29 <text:s text:c="5"/>0.725 <text:s text:c="5"/>0.455 <text:s text:c="5"/>0.503 <text:s text:c="5"/>0.272</text:p>
          </table:table-cell>
          <table:covered-table-cell table:style-name="ce76"/>
          <table:table-cell table:number-columns-repeated="1017"/>
        </table:table-row>
        <table:table-row table:style-name="ro3">
          <table:table-cell/>
          <table:table-cell table:style-name="ce7" table:formula="of:=ROW()-3" office:value-type="float" office:value="788">
            <text:p>7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89">
            <text:p>789</text:p>
          </table:table-cell>
          <table:table-cell table:style-name="ce108" office:value-type="string">
            <text:p>name</text:p>
          </table:table-cell>
          <table:table-cell table:style-name="ce116" office:value-type="string">
            <text:p>detect_exp2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0">
            <text:p>7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1">
            <text:p>7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2">
            <text:p>7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3">
            <text:p>7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4">
            <text:p>7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5">
            <text:p>7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796">
            <text:p>7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797">
            <text:p>7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798">
            <text:p>7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8">
            <text:p>80%</text:p>
          </table:table-cell>
          <table:table-cell table:style-name="ce120"/>
          <table:table-cell table:number-columns-repeated="1017"/>
        </table:table-row>
        <table:table-row table:style-name="ro34">
          <table:table-cell/>
          <table:table-cell table:style-name="ce7" table:formula="of:=ROW()-3" office:value-type="float" office:value="799">
            <text:p>7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3">
            <text:p>3</text:p>
          </table:table-cell>
          <table:table-cell table:style-name="ce120" office:value-type="string">
            <text:p>19のエンブレム、132のステッカー等</text:p>
          </table:table-cell>
          <table:table-cell table:number-columns-repeated="1017"/>
        </table:table-row>
        <table:table-row table:style-name="ro34">
          <table:table-cell/>
          <table:table-cell table:style-name="ce7" table:formula="of:=ROW()-3" office:value-type="float" office:value="800">
            <text:p>8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
            <text:p>4</text:p>
          </table:table-cell>
          <table:table-cell table:style-name="ce120"/>
          <table:table-cell table:number-columns-repeated="1017"/>
        </table:table-row>
        <table:table-row table:style-name="ro3">
          <table:table-cell/>
          <table:table-cell table:style-name="ce7" table:formula="of:=ROW()-3" office:value-type="float" office:value="801">
            <text:p>8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02">
            <text:p>802</text:p>
          </table:table-cell>
          <table:table-cell table:style-name="ce112" office:value-type="string" table:number-columns-spanned="5" table:number-rows-spanned="5">
            <text:p><text:span text:style-name="T1">ログデータからだと全体的に精度向上が見られ、</text:span><text:span text:style-name="T1">mAP50 – 90</text:span><text:span text:style-name="T1">のスコアはかなり良いが、目視での確認を行うと総故障件数は</text:span><text:span text:style-name="T1">4</text:span><text:span text:style-name="T1">件となった。</text:span></text:p>
            <text:p><text:span text:style-name="T1">５のバスのナンバーは相変わらず検出せず、いつもの</text:span><text:span text:style-name="T1">132</text:span><text:span text:style-name="T1">のステッカーを含め誤検出は合計</text:span><text:span text:style-name="T1">3</text:span><text:span text:style-name="T1">件となった。</text:span></text:p>
            <text:p><text:span text:style-name="T1"/></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03">
            <text:p>8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04">
            <text:p>8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05">
            <text:p>8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06">
            <text:p>8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807">
            <text:p>807</text:p>
          </table:table-cell>
          <table:table-cell table:style-name="ce102" office:value-type="string" table:number-columns-spanned="5" table:number-rows-spanned="2">
            <text:p>テストケース:exp25</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08">
            <text:p>8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09">
            <text:p>8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0">
            <text:p>810</text:p>
          </table:table-cell>
          <table:table-cell table:style-name="ce113" office:value-type="string" table:number-columns-spanned="5" table:number-rows-spanned="5">
            <text:p>5のバスのナンバーを検出させるため、パラメータを微調整させ、テストを行う。</text:p>
            <text:p>現時点ではexp22が最高精度となっている。exp22のパラメータをベースにし、残りの故障件数を改善させる。パラメータの矢印（→）はexp22を始点とする。</text:p>
            <text:p>とはいえ、強化するパラメータの案が思い浮かばないため、yoloのモデルをm　→　lとして検証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1">
            <text:p>8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2">
            <text:p>8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3">
            <text:p>8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4">
            <text:p>8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5">
            <text:p>8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16">
            <text:p>8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817">
            <text:p>8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56/70 <text:s text:c="5"/>13.8G <text:s text:c="4"/>0.8329 <text:s text:c="4"/>0.4727 <text:s text:c="5"/>0.974 <text:s text:c="8"/>34 <text:s text:c="7"/>640: 100%|█████████</text:p>
            <text:p><text:s text:c="17"/>Class <text:s text:c="4"/>Images <text:s/>Instances <text:s text:c="5"/>Box(P <text:s text:c="9"/>R <text:s text:c="5"/>mAP50 <text:s/>mAP50-95): 100</text:p>
            <text:p><text:s text:c="19"/>all <text:s text:c="7"/>269 <text:s text:c="7"/>328 <text:s text:c="5"/>0.673 <text:s text:c="5"/>0.705 <text:s text:c="5"/>0.692 <text:s text:c="5"/>0.449</text:p>
          </table:table-cell>
          <table:covered-table-cell table:style-name="ce54"/>
          <table:table-cell table:number-columns-repeated="1017"/>
        </table:table-row>
        <table:table-row table:style-name="ro37">
          <table:table-cell table:style-name="Default"/>
          <table:table-cell table:style-name="ce7" table:formula="of:=ROW()-3" office:value-type="float" office:value="818">
            <text:p>8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19">
            <text:p>8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820">
            <text:p>8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21">
            <text:p>8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22">
            <text:p>8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23">
            <text:p>8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824">
            <text:p>8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25">
            <text:p>8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26">
            <text:p>8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827">
            <text:p>82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1/70 <text:s text:c="5"/>14.1G <text:s text:c="4"/>0.9293 <text:s text:c="4"/>0.5598 <text:s text:c="5"/>1.018 <text:s text:c="8"/>34 <text:s text:c="7"/>640: 100%|█████████</text:p>
            <text:p><text:s text:c="17"/>Class <text:s text:c="4"/>Images <text:s/>Instances <text:s text:c="5"/>Box(P <text:s text:c="9"/>R <text:s text:c="5"/>mAP50 <text:s/>mAP50-95): 100</text:p>
            <text:p><text:s text:c="19"/>all <text:s text:c="7"/>269 <text:s text:c="7"/>328 <text:s text:c="6"/>0.76 <text:s text:c="5"/>0.683 <text:s text:c="5"/>0.715 <text:s text:c="5"/>0.498</text:p>
          </table:table-cell>
          <table:covered-table-cell table:style-name="ce76"/>
          <table:table-cell table:number-columns-repeated="1017"/>
        </table:table-row>
        <table:table-row table:style-name="ro3">
          <table:table-cell/>
          <table:table-cell table:style-name="ce7" table:formula="of:=ROW()-3" office:value-type="float" office:value="828">
            <text:p>82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29">
            <text:p>8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0">
            <text:p>8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1">
            <text:p>8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2">
            <text:p>8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3">
            <text:p>8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4">
            <text:p>83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5">
            <text:p>8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6">
            <text:p>8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9">
          <table:table-cell/>
          <table:table-cell table:style-name="ce7" table:formula="of:=ROW()-3" office:value-type="float" office:value="837">
            <text:p>837</text:p>
          </table:table-cell>
          <table:table-cell table:style-name="ce108" office:value-type="string">
            <text:p>model</text:p>
          </table:table-cell>
          <table:table-cell table:style-name="ce89" office:value-type="string">
            <text:p>yolov8m.pt <text:s/>→　yolov8l.pt</text:p>
          </table:table-cell>
          <table:covered-table-cell table:style-name="ce76"/>
          <table:table-cell table:style-name="ce76" office:value-type="string" table:number-columns-spanned="2" table:number-rows-spanned="9">
            <text:p>Model summary (fused): 112 layers, 43,608,150 parameters, 0 gradients, 164.8 GFLOPs</text:p>
            <text:p><text:s text:c="17"/>Class <text:s text:c="4"/>Images <text:s/>Instances <text:s text:c="5"/>Box(P <text:s text:c="9"/>R <text:s text:c="5"/>mAP50 <text:s/>mAP50-95): 100</text:p>
            <text:p><text:s text:c="19"/>all <text:s text:c="7"/>269 <text:s text:c="7"/>328 <text:s text:c="5"/>0.759 <text:s text:c="5"/>0.683 <text:s text:c="5"/>0.715 <text:s text:c="5"/>0.498</text:p>
            <text:p><text:s text:c="11"/>clear_plate <text:s text:c="7"/>260 <text:s text:c="7"/>299 <text:s text:c="5"/>0.866 <text:s text:c="5"/>0.987 <text:s text:c="5"/>0.986 <text:s text:c="5"/>0.734 <text:s text:c="5"/></text:p>
            <text:p><text:s text:c="9"/>partial_plate <text:s text:c="8"/>27 <text:s text:c="8"/>29 <text:s text:c="5"/>0.652 <text:s text:c="5"/>0.379 <text:s text:c="5"/>0.444 <text:s text:c="5"/>0.262 <text:s text:c="5"/></text:p>
            <text:p>Speed: 0.1ms preprocess, 3.4ms inference, 0.0ms loss, 1.2ms postprocess per image</text:p>
          </table:table-cell>
          <table:covered-table-cell table:style-name="ce76"/>
          <table:table-cell table:number-columns-repeated="1017"/>
        </table:table-row>
        <table:table-row table:style-name="ro3">
          <table:table-cell/>
          <table:table-cell table:style-name="ce7" table:formula="of:=ROW()-3" office:value-type="float" office:value="838">
            <text:p>8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39">
            <text:p>839</text:p>
          </table:table-cell>
          <table:table-cell table:style-name="ce108" office:value-type="string">
            <text:p>name</text:p>
          </table:table-cell>
          <table:table-cell table:style-name="ce116" office:value-type="string">
            <text:p>detect_exp2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0">
            <text:p>8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1">
            <text:p>8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2">
            <text:p>8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3">
            <text:p>8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4">
            <text:p>8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5">
            <text:p>8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46">
            <text:p>8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847">
            <text:p>8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848">
            <text:p>8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9">
            <text:p>90%</text:p>
          </table:table-cell>
          <table:table-cell table:style-name="ce120"/>
          <table:table-cell table:number-columns-repeated="1017"/>
        </table:table-row>
        <table:table-row table:style-name="ro34">
          <table:table-cell/>
          <table:table-cell table:style-name="ce7" table:formula="of:=ROW()-3" office:value-type="float" office:value="849">
            <text:p>8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43">
            <text:p>43</text:p>
          </table:table-cell>
          <table:table-cell table:style-name="ce120" office:value-type="string">
            <text:p>ヘッドライト多数</text:p>
          </table:table-cell>
          <table:table-cell table:number-columns-repeated="1017"/>
        </table:table-row>
        <table:table-row table:style-name="ro34">
          <table:table-cell/>
          <table:table-cell table:style-name="ce7" table:formula="of:=ROW()-3" office:value-type="float" office:value="850">
            <text:p>8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4">
            <text:p>44</text:p>
          </table:table-cell>
          <table:table-cell table:style-name="ce120"/>
          <table:table-cell table:number-columns-repeated="1017"/>
        </table:table-row>
        <table:table-row table:style-name="ro3">
          <table:table-cell/>
          <table:table-cell table:style-name="ce7" table:formula="of:=ROW()-3" office:value-type="float" office:value="851">
            <text:p>8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52">
            <text:p>852</text:p>
          </table:table-cell>
          <table:table-cell table:style-name="ce112" office:value-type="string" table:number-columns-spanned="5" table:number-rows-spanned="5">
            <text:p>yolov8m から yolov8lへと変更を行ったが、誤認件数が大幅に増加してしまった。考えられる理由としては、元々m用に最適化されていたパラメータが、lにとっては強すぎた設定値となってしまい結果的に誤検出の増加につながったのではないかと推定される。</text:p>
            <text:p>一方で、不明瞭ナンバーの検出は恐らく過去最高の成績を取っており、人間が一瞬見た程度では気づかないレベルの不明瞭なものまで検出していた。こちらのlに最適なパラメータを見つけて学習すればより精度の高いモデルが生み出されると思われるが、１回の学習で１時間ちょっとかかるため時間効率としては良くない。そのため、次回以降は YOLOv8m モデルに戻し、mモデルに最適化されたパラメータチューニングを継続する方針とする。</text:p>
            <text:p/>
            <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853">
            <text:p>8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54">
            <text:p>8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55">
            <text:p>8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856">
            <text:p>8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857">
            <text:p>857</text:p>
          </table:table-cell>
          <table:table-cell table:style-name="ce102" office:value-type="string" table:number-columns-spanned="5" table:number-rows-spanned="2">
            <text:p>テストケース:exp26</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58">
            <text:p>8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59">
            <text:p>8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0">
            <text:p>860</text:p>
          </table:table-cell>
          <table:table-cell table:style-name="ce113" office:value-type="string" table:number-columns-spanned="5" table:number-rows-spanned="5">
            <text:p>exp22の課題である、バスの明瞭ナンバーを検出させてハイエースのステッカー誤認を防ぐため、パラメータを微調整させてテストを行う。</text:p>
            <text:p>とはいえ、どのパラメータを強化すれば改善につながるのか見当がつかず、exp22のパラメータをベースにし踏襲総当たりで一つずつ変えていく方針とす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1">
            <text:p>8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2">
            <text:p>8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3">
            <text:p>8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4">
            <text:p>8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5">
            <text:p>8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866">
            <text:p>8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867">
            <text:p>8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4/70 <text:s text:c="5"/>8.39G <text:s text:c="4"/>0.7412 <text:s text:c="4"/>0.4105 <text:s text:c="4"/>0.9506 <text:s text:c="8"/>18 <text:s text:c="7"/>640: 100%|█████████</text:p>
            <text:p><text:s text:c="17"/>Class <text:s text:c="4"/>Images <text:s/>Instances <text:s text:c="5"/>Box(P <text:s text:c="9"/>R <text:s text:c="5"/>mAP50 <text:s/>mAP50-95): 100</text:p>
            <text:p><text:s text:c="19"/>all <text:s text:c="7"/>269 <text:s text:c="7"/>328 <text:s text:c="5"/>0.719 <text:s text:c="5"/>0.669 <text:s text:c="5"/>0.701 <text:s text:c="5"/>0.494</text:p>
          </table:table-cell>
          <table:covered-table-cell table:style-name="ce54"/>
          <table:table-cell table:number-columns-repeated="1017"/>
        </table:table-row>
        <table:table-row table:style-name="ro37">
          <table:table-cell table:style-name="Default"/>
          <table:table-cell table:style-name="ce7" table:formula="of:=ROW()-3" office:value-type="float" office:value="868">
            <text:p>8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69">
            <text:p>8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870">
            <text:p>8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71">
            <text:p>8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872">
            <text:p>8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73">
            <text:p>8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874">
            <text:p>8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875">
            <text:p>8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76">
            <text:p>8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877">
            <text:p>8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9/70 <text:s text:c="5"/>8.56G <text:s text:c="4"/>0.8911 <text:s text:c="4"/>0.5088 <text:s text:c="4"/>0.9823 <text:s text:c="8"/>35 <text:s text:c="7"/>640: 100%|█████████</text:p>
            <text:p><text:s text:c="17"/>Class <text:s text:c="4"/>Images <text:s/>Instances <text:s text:c="5"/>Box(P <text:s text:c="9"/>R <text:s text:c="5"/>mAP50 <text:s/>mAP50-95): 100</text:p>
            <text:p><text:s text:c="19"/>all <text:s text:c="7"/>269 <text:s text:c="7"/>328 <text:s text:c="5"/>0.816 <text:s text:c="5"/>0.688 <text:s text:c="5"/>0.751 <text:s text:c="5"/>0.525</text:p>
          </table:table-cell>
          <table:covered-table-cell table:style-name="ce76"/>
          <table:table-cell table:number-columns-repeated="1017"/>
        </table:table-row>
        <table:table-row table:style-name="ro3">
          <table:table-cell/>
          <table:table-cell table:style-name="ce7" table:formula="of:=ROW()-3" office:value-type="float" office:value="878">
            <text:p>8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879">
            <text:p>879</text:p>
          </table:table-cell>
          <table:table-cell table:style-name="ce108" office:value-type="string">
            <text:p>scale</text:p>
          </table:table-cell>
          <table:table-cell table:style-name="ce88" office:value-type="string">
            <text:p>1　→　0.9</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0">
            <text:p>8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1">
            <text:p>8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2">
            <text:p>8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3">
            <text:p>8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4">
            <text:p>88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5">
            <text:p>88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6">
            <text:p>8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887">
            <text:p>8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6"/>0.81 <text:s text:c="5"/>0.677 <text:s text:c="5"/>0.751 <text:s text:c="5"/>0.524</text:p>
            <text:p><text:s text:c="11"/>clear_plate <text:s text:c="7"/>260 <text:s text:c="7"/>299 <text:s text:c="5"/>0.899 <text:s text:c="5"/>0.997 <text:s text:c="5"/>0.984 <text:s text:c="5"/>0.756 <text:s text:c="5"/></text:p>
            <text:p><text:s text:c="9"/>partial_plate <text:s text:c="8"/>27 <text:s text:c="8"/>29 <text:s text:c="5"/>0.721 <text:s text:c="5"/>0.357 <text:s text:c="5"/>0.517 <text:s text:c="5"/>0.291</text:p>
          </table:table-cell>
          <table:covered-table-cell table:style-name="ce76"/>
          <table:table-cell table:number-columns-repeated="1017"/>
        </table:table-row>
        <table:table-row table:style-name="ro3">
          <table:table-cell/>
          <table:table-cell table:style-name="ce7" table:formula="of:=ROW()-3" office:value-type="float" office:value="888">
            <text:p>8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89">
            <text:p>889</text:p>
          </table:table-cell>
          <table:table-cell table:style-name="ce108" office:value-type="string">
            <text:p>name</text:p>
          </table:table-cell>
          <table:table-cell table:style-name="ce116" office:value-type="string">
            <text:p>detect_exp26</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0">
            <text:p>8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1">
            <text:p>8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2">
            <text:p>8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3">
            <text:p>8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4">
            <text:p>8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5">
            <text:p>8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896">
            <text:p>8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897">
            <text:p>8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898">
            <text:p>8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9">
            <text:p>90%</text:p>
          </table:table-cell>
          <table:table-cell table:style-name="ce120"/>
          <table:table-cell table:number-columns-repeated="1017"/>
        </table:table-row>
        <table:table-row table:style-name="ro34">
          <table:table-cell/>
          <table:table-cell table:style-name="ce7" table:formula="of:=ROW()-3" office:value-type="float" office:value="899">
            <text:p>8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7">
            <text:p>7</text:p>
          </table:table-cell>
          <table:table-cell table:style-name="ce120" office:value-type="string">
            <text:p>5のバスステッカー、132のハイエース、その他ヘッドライト</text:p>
          </table:table-cell>
          <table:table-cell table:number-columns-repeated="1017"/>
        </table:table-row>
        <table:table-row table:style-name="ro34">
          <table:table-cell/>
          <table:table-cell table:style-name="ce7" table:formula="of:=ROW()-3" office:value-type="float" office:value="900">
            <text:p>9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8">
            <text:p>8</text:p>
          </table:table-cell>
          <table:table-cell table:style-name="ce120"/>
          <table:table-cell table:number-columns-repeated="1017"/>
        </table:table-row>
        <table:table-row table:style-name="ro3">
          <table:table-cell/>
          <table:table-cell table:style-name="ce7" table:formula="of:=ROW()-3" office:value-type="float" office:value="901">
            <text:p>9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02">
            <text:p>902</text:p>
          </table:table-cell>
          <table:table-cell table:style-name="ce112" office:value-type="string" table:number-columns-spanned="5" table:number-rows-spanned="5">
            <text:p>不明瞭検出が先ほどのyolov8lで実施した内容に近く、9割捉えてくれている。</text:p>
            <text:p>一方で、小さめのヘッドライトやドアミラーなど、小さくて四角いオブジェクトを誤認してしまっていた。</text:p>
            <text:p>5のバスや132のハイエースも引き続き検出されてい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03">
            <text:p>9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04">
            <text:p>9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05">
            <text:p>9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06">
            <text:p>9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907">
            <text:p>907</text:p>
          </table:table-cell>
          <table:table-cell table:style-name="ce102" office:value-type="string" table:number-columns-spanned="5" table:number-rows-spanned="2">
            <text:p>テストケース:exp27</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08">
            <text:p>9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09">
            <text:p>9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0">
            <text:p>910</text:p>
          </table:table-cell>
          <table:table-cell table:style-name="ce113" office:value-type="string" table:number-columns-spanned="5" table:number-rows-spanned="5">
            <text:p>exp22の課題である、バスの明瞭ナンバーを検出させてハイエースのステッカー誤認を防ぐため、パラメータを微調整させてテストを行う。</text:p>
            <text:p>とはいえ、どのパラメータを強化すれば改善につながるのか見当がつかず、exp22のパラメータをベースにし踏襲総当たりで一つずつ変えていく方針とする。</text:p>
            <text:p>今回は、exp10→exp11において、translateを0.1上げたところ明瞭プレートの検出に繋がった事例があるため、本テストではtranslateを0.2と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1">
            <text:p>9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2">
            <text:p>9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3">
            <text:p>9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4">
            <text:p>9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5">
            <text:p>9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16">
            <text:p>9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917">
            <text:p>91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0/70 <text:s text:c="5"/>8.56G <text:s text:c="4"/>0.8162 <text:s text:c="4"/>0.4354 <text:s text:c="4"/>0.9469 <text:s text:c="8"/>27 <text:s text:c="7"/>640: 100%|█████████</text:p>
            <text:p><text:s text:c="17"/>Class <text:s text:c="4"/>Images <text:s/>Instances <text:s text:c="5"/>Box(P <text:s text:c="9"/>R <text:s text:c="5"/>mAP50 <text:s/>mAP50-95): 100</text:p>
            <text:p><text:s text:c="19"/>all <text:s text:c="7"/>269 <text:s text:c="7"/>328 <text:s text:c="5"/>0.775 <text:s text:c="5"/>0.613 <text:s text:c="5"/>0.656 <text:s text:c="5"/>0.474 </text:p>
          </table:table-cell>
          <table:covered-table-cell table:style-name="ce54"/>
          <table:table-cell table:number-columns-repeated="1017"/>
        </table:table-row>
        <table:table-row table:style-name="ro37">
          <table:table-cell table:style-name="Default"/>
          <table:table-cell table:style-name="ce7" table:formula="of:=ROW()-3" office:value-type="float" office:value="918">
            <text:p>91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19">
            <text:p>91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920">
            <text:p>92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21">
            <text:p>92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22">
            <text:p>9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23">
            <text:p>9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924">
            <text:p>92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25">
            <text:p>92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26">
            <text:p>92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927">
            <text:p>92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45/70 <text:s text:c="5"/>8.41G <text:s text:c="5"/>0.891 <text:s text:c="4"/>0.5105 <text:s text:c="5"/>1.003 <text:s text:c="8"/>23 <text:s text:c="7"/>640: 100%|█████████</text:p>
            <text:p><text:s text:c="17"/>Class <text:s text:c="4"/>Images <text:s/>Instances <text:s text:c="5"/>Box(P <text:s text:c="9"/>R <text:s text:c="5"/>mAP50 <text:s/>mAP50-95): 100</text:p>
            <text:p><text:s text:c="19"/>all <text:s text:c="7"/>269 <text:s text:c="7"/>328 <text:s text:c="5"/>0.733 <text:s text:c="5"/>0.676 <text:s text:c="5"/>0.722 <text:s text:c="5"/>0.494</text:p>
          </table:table-cell>
          <table:covered-table-cell table:style-name="ce76"/>
          <table:table-cell table:number-columns-repeated="1017"/>
        </table:table-row>
        <table:table-row table:style-name="ro34">
          <table:table-cell/>
          <table:table-cell table:style-name="ce7" table:formula="of:=ROW()-3" office:value-type="float" office:value="928">
            <text:p>928</text:p>
          </table:table-cell>
          <table:table-cell table:style-name="ce108" office:value-type="string">
            <text:p>translate</text:p>
          </table:table-cell>
          <table:table-cell table:style-name="ce88" office:value-type="string">
            <text:p>0.3　→　0.2</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29">
            <text:p>92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0">
            <text:p>93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1">
            <text:p>9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2">
            <text:p>9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3">
            <text:p>93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4">
            <text:p>93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5">
            <text:p>9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6">
            <text:p>9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937">
            <text:p>93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5"/>0.733 <text:s text:c="5"/>0.676 <text:s text:c="5"/>0.722 <text:s text:c="5"/>0.494</text:p>
            <text:p><text:s text:c="11"/>clear_plate <text:s text:c="7"/>260 <text:s text:c="7"/>299 <text:s text:c="5"/>0.868 <text:s text:c="5"/>0.993 <text:s text:c="5"/>0.993 <text:s text:c="5"/>0.721 <text:s text:c="5"/></text:p>
            <text:p><text:s text:c="9"/>partial_plate <text:s text:c="8"/>27 <text:s text:c="8"/>29 <text:s text:c="5"/>0.597 <text:s text:c="5"/>0.358 <text:s text:c="6"/>0.45 <text:s text:c="5"/>0.268</text:p>
          </table:table-cell>
          <table:covered-table-cell table:style-name="ce76"/>
          <table:table-cell table:number-columns-repeated="1017"/>
        </table:table-row>
        <table:table-row table:style-name="ro3">
          <table:table-cell/>
          <table:table-cell table:style-name="ce7" table:formula="of:=ROW()-3" office:value-type="float" office:value="938">
            <text:p>93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39">
            <text:p>939</text:p>
          </table:table-cell>
          <table:table-cell table:style-name="ce108" office:value-type="string">
            <text:p>name</text:p>
          </table:table-cell>
          <table:table-cell table:style-name="ce116" office:value-type="string">
            <text:p>detect_exp27</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0">
            <text:p>9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1">
            <text:p>94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2">
            <text:p>9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3">
            <text:p>9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4">
            <text:p>9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5">
            <text:p>9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46">
            <text:p>9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947">
            <text:p>9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948">
            <text:p>9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6">
            <text:p>60%</text:p>
          </table:table-cell>
          <table:table-cell table:style-name="ce120"/>
          <table:table-cell table:number-columns-repeated="1017"/>
        </table:table-row>
        <table:table-row table:style-name="ro34">
          <table:table-cell/>
          <table:table-cell table:style-name="ce7" table:formula="of:=ROW()-3" office:value-type="float" office:value="949">
            <text:p>9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9">
            <text:p>9</text:p>
          </table:table-cell>
          <table:table-cell table:style-name="ce120" office:value-type="string">
            <text:p>5のバスステッカー、132のハイエース、その他ヘッドライト</text:p>
          </table:table-cell>
          <table:table-cell table:number-columns-repeated="1017"/>
        </table:table-row>
        <table:table-row table:style-name="ro34">
          <table:table-cell/>
          <table:table-cell table:style-name="ce7" table:formula="of:=ROW()-3" office:value-type="float" office:value="950">
            <text:p>9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10">
            <text:p>10</text:p>
          </table:table-cell>
          <table:table-cell table:style-name="ce120"/>
          <table:table-cell table:number-columns-repeated="1017"/>
        </table:table-row>
        <table:table-row table:style-name="ro3">
          <table:table-cell/>
          <table:table-cell table:style-name="ce7" table:formula="of:=ROW()-3" office:value-type="float" office:value="951">
            <text:p>9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52">
            <text:p>952</text:p>
          </table:table-cell>
          <table:table-cell table:style-name="ce112" office:value-type="string" table:number-columns-spanned="5" table:number-rows-spanned="5">
            <text:p>translateを0.2にしたところ、全体的な精度低下となった。</text:p>
            <text:p>誤認件数は結構増えてしまい、かつこれまでの課題であったバスとハイエースもクリアできていない。</text:p>
            <text:p>その上、不明瞭検出件数が明らかに下がってしまっていた。</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953">
            <text:p>9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54">
            <text:p>9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55">
            <text:p>95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956">
            <text:p>9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957">
            <text:p>957</text:p>
          </table:table-cell>
          <table:table-cell table:style-name="ce102" office:value-type="string" table:number-columns-spanned="5" table:number-rows-spanned="2">
            <text:p>テストケース:exp28</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58">
            <text:p>9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59">
            <text:p>9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0">
            <text:p>960</text:p>
          </table:table-cell>
          <table:table-cell table:style-name="ce113" office:value-type="string" table:number-columns-spanned="5" table:number-rows-spanned="5">
            <text:p>exp22の課題である、バスの明瞭ナンバーを検出させてハイエースのステッカー誤認を防ぐため、パラメータを微調整させてテストを行う。</text:p>
            <text:p>とはいえ、どのパラメータを強化すれば改善につながるのか見当がつかず、exp22のパラメータをベースにし踏襲総当たりで一つずつ変えていく方針とする。</text:p>
            <text:p>今回は、webでの情報収集をえて、mixupを0.1としてみる。</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1">
            <text:p>9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2">
            <text:p>9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3">
            <text:p>9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4">
            <text:p>9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5">
            <text:p>9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966">
            <text:p>9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967">
            <text:p>967</text:p>
          </table:table-cell>
          <table:table-cell table:style-name="ce108" office:value-type="string">
            <text:p>epochs</text:p>
          </table:table-cell>
          <table:table-cell table:style-name="ce84" office:value-type="float" office:value="70">
            <text:p>70</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67/70 <text:s text:c="5"/>8.56G <text:s text:c="4"/>0.7483 <text:s text:c="4"/>0.4084 <text:s text:c="4"/>0.9863 <text:s text:c="8"/>24 <text:s text:c="7"/>640: 100%|█████████</text:p>
            <text:p><text:s text:c="17"/>Class <text:s text:c="4"/>Images <text:s/>Instances <text:s text:c="5"/>Box(P <text:s text:c="9"/>R <text:s text:c="5"/>mAP50 <text:s/>mAP50-95): 100</text:p>
            <text:p><text:s text:c="19"/>all <text:s text:c="7"/>269 <text:s text:c="7"/>328 <text:s text:c="5"/>0.636 <text:s text:c="5"/>0.704 <text:s text:c="5"/>0.679 <text:s text:c="5"/>0.462</text:p>
          </table:table-cell>
          <table:covered-table-cell table:style-name="ce54"/>
          <table:table-cell table:number-columns-repeated="1017"/>
        </table:table-row>
        <table:table-row table:style-name="ro37">
          <table:table-cell table:style-name="Default"/>
          <table:table-cell table:style-name="ce7" table:formula="of:=ROW()-3" office:value-type="float" office:value="968">
            <text:p>968</text:p>
          </table:table-cell>
          <table:table-cell table:style-name="ce108" office:value-type="string">
            <text:p>batch</text:p>
          </table:table-cell>
          <table:table-cell table:style-name="ce85" office:value-type="float" office:value="24">
            <text:p>24</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69">
            <text:p>969</text:p>
          </table:table-cell>
          <table:table-cell table:style-name="ce108" office:value-type="string">
            <text:p>imgsz</text:p>
          </table:table-cell>
          <table:table-cell table:style-name="ce85" office:value-type="float" office:value="640">
            <text:p>640</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970">
            <text:p>970</text:p>
          </table:table-cell>
          <table:table-cell table:style-name="ce108" office:value-type="string">
            <text:p>lr0</text:p>
          </table:table-cell>
          <table:table-cell table:style-name="ce85" office:value-type="float" office:value="0.003">
            <text:p>0.003</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71">
            <text:p>971</text:p>
          </table:table-cell>
          <table:table-cell table:style-name="ce108" office:value-type="string">
            <text:p>patience</text:p>
          </table:table-cell>
          <table:table-cell table:style-name="ce85" office:value-type="float" office:value="15">
            <text:p>1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972">
            <text:p>97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73">
            <text:p>9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974">
            <text:p>974</text:p>
          </table:table-cell>
          <table:table-cell table:style-name="ce108" office:value-type="string">
            <text:p>hsv_h</text:p>
          </table:table-cell>
          <table:table-cell table:style-name="ce85" office:value-type="float" office:value="0.015">
            <text:p>0.015</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975">
            <text:p>975</text:p>
          </table:table-cell>
          <table:table-cell table:style-name="ce108" office:value-type="string">
            <text:p>hsv_s</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76">
            <text:p>976</text:p>
          </table:table-cell>
          <table:table-cell table:style-name="ce108" office:value-type="string">
            <text:p>hsv_v</text:p>
          </table:table-cell>
          <table:table-cell table:style-name="ce88" office:value-type="float" office:value="0.3">
            <text:p>0.3</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977">
            <text:p>977</text:p>
          </table:table-cell>
          <table:table-cell table:style-name="ce108" office:value-type="string">
            <text:p>degrees</text:p>
          </table:table-cell>
          <table:table-cell table:style-name="ce88" office:value-type="float" office:value="25">
            <text:p>25</text:p>
          </table:table-cell>
          <table:covered-table-cell table:style-name="ce76"/>
          <table:table-cell table:style-name="ce76" office:value-type="string" table:number-columns-spanned="2" table:number-rows-spanned="9">
            <text:p>Epoch <text:s text:c="3"/>GPU_mem <text:s text:c="2"/>box_loss <text:s text:c="2"/>cls_loss <text:s text:c="2"/>dfl_loss <text:s/>Instances <text:s text:c="6"/>Size</text:p>
            <text:p><text:s text:c="6"/>52/70 <text:s text:c="5"/>8.57G <text:s text:c="5"/>0.895 <text:s text:c="4"/>0.5064 <text:s text:c="5"/>1.006 <text:s text:c="8"/>27 <text:s text:c="7"/>640: 100%|█████████</text:p>
            <text:p><text:s text:c="17"/>Class <text:s text:c="4"/>Images <text:s/>Instances <text:s text:c="5"/>Box(P <text:s text:c="9"/>R <text:s text:c="5"/>mAP50 <text:s/>mAP50-95): 100</text:p>
            <text:p><text:s text:c="19"/>all <text:s text:c="7"/>269 <text:s text:c="7"/>328 <text:s text:c="5"/>0.756 <text:s text:c="5"/>0.686 <text:s text:c="5"/>0.721 <text:s text:c="5"/>0.509</text:p>
          </table:table-cell>
          <table:covered-table-cell table:style-name="ce76"/>
          <table:table-cell table:number-columns-repeated="1017"/>
        </table:table-row>
        <table:table-row table:style-name="ro3">
          <table:table-cell/>
          <table:table-cell table:style-name="ce7" table:formula="of:=ROW()-3" office:value-type="float" office:value="978">
            <text:p>978</text:p>
          </table:table-cell>
          <table:table-cell table:style-name="ce108" office:value-type="string">
            <text:p>translate</text:p>
          </table:table-cell>
          <table:table-cell table:style-name="ce88" office:value-type="float" office:value="0.3">
            <text:p>0.3</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79">
            <text:p>979</text:p>
          </table:table-cell>
          <table:table-cell table:style-name="ce108" office:value-type="string">
            <text:p>scale</text:p>
          </table:table-cell>
          <table:table-cell table:style-name="ce88" office:value-type="float" office:value="1">
            <text:p>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0">
            <text:p>980</text:p>
          </table:table-cell>
          <table:table-cell table:style-name="ce108" office:value-type="string">
            <text:p>shear</text:p>
          </table:table-cell>
          <table:table-cell table:style-name="ce88" office:value-type="float" office:value="0.1">
            <text:p>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1">
            <text:p>98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2">
            <text:p>98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3">
            <text:p>983</text:p>
          </table:table-cell>
          <table:table-cell table:style-name="ce108" office:value-type="string">
            <text:p>fliplr</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4">
            <text:p>984</text:p>
          </table:table-cell>
          <table:table-cell table:style-name="ce108" office:value-type="string">
            <text:p>mosaic</text:p>
          </table:table-cell>
          <table:table-cell table:style-name="ce88" office:value-type="float" office:value="0.5">
            <text:p>0.5</text:p>
          </table:table-cell>
          <table:covered-table-cell table:number-columns-repeated="3" table:style-name="ce76"/>
          <table:table-cell table:number-columns-repeated="1017"/>
        </table:table-row>
        <table:table-row table:style-name="ro34">
          <table:table-cell/>
          <table:table-cell table:style-name="ce7" table:formula="of:=ROW()-3" office:value-type="float" office:value="985">
            <text:p>985</text:p>
          </table:table-cell>
          <table:table-cell table:style-name="ce108" office:value-type="string">
            <text:p>mixup</text:p>
          </table:table-cell>
          <table:table-cell table:style-name="ce88" office:value-type="string">
            <text:p>0　→　0.1</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6">
            <text:p>9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987">
            <text:p>987</text:p>
          </table:table-cell>
          <table:table-cell table:style-name="ce108" office:value-type="string">
            <text:p>model</text:p>
          </table:table-cell>
          <table:table-cell table:style-name="ce89" office:value-type="string">
            <text:p>yolov8m.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269 <text:s text:c="7"/>328 <text:s text:c="5"/>0.756 <text:s text:c="5"/>0.685 <text:s text:c="5"/>0.721 <text:s text:c="5"/>0.509</text:p>
            <text:p><text:s text:c="11"/>clear_plate <text:s text:c="7"/>260 <text:s text:c="7"/>299 <text:s text:c="5"/>0.871 <text:s text:c="9"/>1 <text:s text:c="6"/>0.99 <text:s text:c="5"/>0.732 <text:s text:c="5"/></text:p>
            <text:p><text:s text:c="9"/>partial_plate <text:s text:c="8"/>27 <text:s text:c="8"/>29 <text:s text:c="5"/>0.642 <text:s text:c="5"/>0.371 <text:s text:c="5"/>0.453 <text:s text:c="5"/>0.286</text:p>
          </table:table-cell>
          <table:covered-table-cell table:style-name="ce76"/>
          <table:table-cell table:number-columns-repeated="1017"/>
        </table:table-row>
        <table:table-row table:style-name="ro3">
          <table:table-cell/>
          <table:table-cell table:style-name="ce7" table:formula="of:=ROW()-3" office:value-type="float" office:value="988">
            <text:p>988</text:p>
          </table:table-cell>
          <table:table-cell table:style-name="ce108" office:value-type="string">
            <text:p>data</text:p>
          </table:table-cell>
          <table:table-cell table:style-name="ce88" office:value-type="string">
            <text:p>ShikiAI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89">
            <text:p>989</text:p>
          </table:table-cell>
          <table:table-cell table:style-name="ce108" office:value-type="string">
            <text:p>name</text:p>
          </table:table-cell>
          <table:table-cell table:style-name="ce116" office:value-type="string">
            <text:p>detect_exp2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0">
            <text:p>99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1">
            <text:p>991</text:p>
          </table:table-cell>
          <table:table-cell table:style-name="ce108" office:value-type="string">
            <text:p>workers</text:p>
          </table:table-cell>
          <table:table-cell table:style-name="ce88" office:value-type="float" office:value="8">
            <text:p>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2">
            <text:p>99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3">
            <text:p>99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4">
            <text:p>99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5">
            <text:p>99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996">
            <text:p>9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997">
            <text:p>9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1">
            <text:p>1</text:p>
          </table:table-cell>
          <table:table-cell table:style-name="ce120" office:value-type="string">
            <text:p>5のバスのナンバー</text:p>
          </table:table-cell>
          <table:table-cell table:number-columns-repeated="1017"/>
        </table:table-row>
        <table:table-row table:style-name="ro34">
          <table:table-cell/>
          <table:table-cell table:style-name="ce7" table:formula="of:=ROW()-3" office:value-type="float" office:value="998">
            <text:p>9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7">
            <text:p>70%</text:p>
          </table:table-cell>
          <table:table-cell table:style-name="ce120"/>
          <table:table-cell table:number-columns-repeated="1017"/>
        </table:table-row>
        <table:table-row table:style-name="ro34">
          <table:table-cell/>
          <table:table-cell table:style-name="ce7" table:formula="of:=ROW()-3" office:value-type="float" office:value="999">
            <text:p>9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3">
            <text:p>3</text:p>
          </table:table-cell>
          <table:table-cell table:style-name="ce120" office:value-type="string">
            <text:p>5のバスステッカー、その他ヘッドライト</text:p>
          </table:table-cell>
          <table:table-cell table:number-columns-repeated="1017"/>
        </table:table-row>
        <table:table-row table:style-name="ro34">
          <table:table-cell/>
          <table:table-cell table:style-name="ce7" table:formula="of:=ROW()-3" office:value-type="float" office:value="1000">
            <text:p>10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4">
            <text:p>4</text:p>
          </table:table-cell>
          <table:table-cell table:style-name="ce120"/>
          <table:table-cell table:number-columns-repeated="1017"/>
        </table:table-row>
        <table:table-row table:style-name="ro3">
          <table:table-cell/>
          <table:table-cell table:style-name="ce7" table:formula="of:=ROW()-3" office:value-type="float" office:value="1001">
            <text:p>10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02">
            <text:p>1002</text:p>
          </table:table-cell>
          <table:table-cell table:style-name="ce112" office:value-type="string" table:number-columns-spanned="5" table:number-rows-spanned="5">
            <text:p>まずまずの精度になったが、やはりexp22には及ばない。</text:p>
            <text:p>唯一の関心としては、132のハイエースのステッカー誤認が無かった事があげられる。</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03">
            <text:p>10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04">
            <text:p>10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05">
            <text:p>1005</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06">
            <text:p>100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007">
            <text:p>1007</text:p>
          </table:table-cell>
          <table:table-cell table:style-name="ce102" office:value-type="string" table:number-columns-spanned="5" table:number-rows-spanned="2">
            <text:p>テストケース:exp29</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08">
            <text:p>100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09">
            <text:p>100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0">
            <text:p>1010</text:p>
          </table:table-cell>
          <table:table-cell table:style-name="ce113" office:value-type="string" table:number-columns-spanned="5" table:number-rows-spanned="5">
            <text:p>バスの明瞭ナンバー検出やハイエースのステッカー誤認といったexp22の課題解決に向けて試行錯誤を重ねたが、精度向上には至らなかった。本来は汎用モデルの力だけで136枚すべてを無故障で突破したかったが、提出期限が迫っているため、やむを得ず課題特化型モデルの学習に切り替える。具体的には、一番精度の高いexp22のbest.ptを初期重みとし、提出画像136枚すべてを用いてファインチューニングを行う方針とする。パラメータはエポック数を25とし、枚数も少ないため、VLAM の余裕がでるはずなのでサイズは1024とかなり大きくする。</text:p>
            <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1">
            <text:p>101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2">
            <text:p>101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3">
            <text:p>101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4">
            <text:p>101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5">
            <text:p>101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16">
            <text:p>101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017">
            <text:p>1017</text:p>
          </table:table-cell>
          <table:table-cell table:style-name="ce108" office:value-type="string">
            <text:p>epochs</text:p>
          </table:table-cell>
          <table:table-cell table:style-name="ce84" office:value-type="float" office:value="25">
            <text:p>25</text:p>
          </table:table-cell>
          <table:covered-table-cell table:style-name="ce50"/>
          <table:table-cell table:style-name="ce51" office:value-type="string" table:number-columns-spanned="2" table:number-rows-spanned="9">
            <text:p>Epoch <text:s text:c="3"/>GPU_mem <text:s text:c="2"/>box_loss <text:s text:c="2"/>cls_loss <text:s text:c="2"/>dfl_loss <text:s/>Instances <text:s text:c="6"/>Size</text:p>
            <text:p><text:s text:c="6"/>25/25 <text:s text:c="5"/>7.96G <text:s text:c="4"/>0.4889 <text:s text:c="4"/>0.2893 <text:s text:c="4"/>0.8197 <text:s text:c="8"/>12 <text:s text:c="6"/>1024: 100%|█████████</text:p>
            <text:p><text:s text:c="17"/>Class <text:s text:c="4"/>Images <text:s/>Instances <text:s text:c="5"/>Box(P <text:s text:c="9"/>R <text:s text:c="5"/>mAP50 <text:s/>mAP50-95): 100 </text:p>
            <text:p><text:s text:c="19"/>all <text:s text:c="7"/>136 <text:s text:c="7"/>278 <text:s text:c="5"/>0.986 <text:s text:c="5"/>0.948 <text:s text:c="5"/>0.978 <text:s text:c="6"/>0.79</text:p>
          </table:table-cell>
          <table:covered-table-cell table:style-name="ce54"/>
          <table:table-cell table:number-columns-repeated="1017"/>
        </table:table-row>
        <table:table-row table:style-name="ro37">
          <table:table-cell table:style-name="Default"/>
          <table:table-cell table:style-name="ce7" table:formula="of:=ROW()-3" office:value-type="float" office:value="1018">
            <text:p>1018</text:p>
          </table:table-cell>
          <table:table-cell table:style-name="ce108" office:value-type="string">
            <text:p>batch</text:p>
          </table:table-cell>
          <table:table-cell table:style-name="ce85" office:value-type="float" office:value="8">
            <text:p>8</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19">
            <text:p>1019</text:p>
          </table:table-cell>
          <table:table-cell table:style-name="ce108" office:value-type="string">
            <text:p>imgsz</text:p>
          </table:table-cell>
          <table:table-cell table:style-name="ce85" office:value-type="float" office:value="1024">
            <text:p>1024</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020">
            <text:p>1020</text:p>
          </table:table-cell>
          <table:table-cell table:style-name="ce108" office:value-type="string">
            <text:p>lr0</text:p>
          </table:table-cell>
          <table:table-cell table:style-name="ce85" office:value-type="float" office:value="0.0005">
            <text:p>0.0005</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21">
            <text:p>1021</text:p>
          </table:table-cell>
          <table:table-cell table:style-name="ce108" office:value-type="string">
            <text:p>patience</text:p>
          </table:table-cell>
          <table:table-cell table:style-name="ce85" office:value-type="float" office:value="8">
            <text:p>8</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22">
            <text:p>1022</text:p>
          </table:table-cell>
          <table:table-cell table:style-name="ce108" office:value-type="string">
            <text:p>optimizer</text:p>
          </table:table-cell>
          <table:table-cell table:style-name="ce85" office:value-type="string">
            <text:p>auto</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23">
            <text:p>102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024">
            <text:p>1024</text:p>
          </table:table-cell>
          <table:table-cell table:style-name="ce108" office:value-type="string">
            <text:p>hsv_h</text:p>
          </table:table-cell>
          <table:table-cell table:style-name="ce85" office:value-type="float" office:value="0">
            <text:p>0</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25">
            <text:p>1025</text:p>
          </table:table-cell>
          <table:table-cell table:style-name="ce108" office:value-type="string">
            <text:p>hsv_s</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26">
            <text:p>1026</text:p>
          </table:table-cell>
          <table:table-cell table:style-name="ce108" office:value-type="string">
            <text:p>hsv_v</text:p>
          </table:table-cell>
          <table:table-cell table:style-name="ce88" office:value-type="float" office:value="0">
            <text:p>0</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027">
            <text:p>1027</text:p>
          </table:table-cell>
          <table:table-cell table:style-name="ce108" office:value-type="string">
            <text:p>degrees</text:p>
          </table:table-cell>
          <table:table-cell table:style-name="ce88" office:value-type="float" office:value="0">
            <text:p>0</text:p>
          </table:table-cell>
          <table:covered-table-cell table:style-name="ce76"/>
          <table:table-cell table:style-name="ce76" table:number-columns-spanned="2" table:number-rows-spanned="9"/>
          <table:covered-table-cell table:style-name="ce76"/>
          <table:table-cell table:number-columns-repeated="1017"/>
        </table:table-row>
        <table:table-row table:style-name="ro3">
          <table:table-cell/>
          <table:table-cell table:style-name="ce7" table:formula="of:=ROW()-3" office:value-type="float" office:value="1028">
            <text:p>1028</text:p>
          </table:table-cell>
          <table:table-cell table:style-name="ce108" office:value-type="string">
            <text:p>translate</text:p>
          </table:table-cell>
          <table:table-cell table:style-name="ce88" office:value-type="float" office:value="0.5">
            <text:p>0.5</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29">
            <text:p>1029</text:p>
          </table:table-cell>
          <table:table-cell table:style-name="ce108" office:value-type="string">
            <text:p>scale</text:p>
          </table:table-cell>
          <table:table-cell table:style-name="ce88" office:value-type="float" office:value="0.8">
            <text:p>0.8</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0">
            <text:p>1030</text:p>
          </table:table-cell>
          <table:table-cell table:style-name="ce108" office:value-type="string">
            <text:p>shear</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1">
            <text:p>1031</text:p>
          </table:table-cell>
          <table:table-cell table:style-name="ce108" office:value-type="string">
            <text:p>perspectiv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2">
            <text:p>1032</text:p>
          </table:table-cell>
          <table:table-cell table:style-name="ce108" office:value-type="string">
            <text:p>flipud</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3">
            <text:p>1033</text:p>
          </table:table-cell>
          <table:table-cell table:style-name="ce108" office:value-type="string">
            <text:p>fliplr</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4">
            <text:p>1034</text:p>
          </table:table-cell>
          <table:table-cell table:style-name="ce108" office:value-type="string">
            <text:p>mosaic</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5">
            <text:p>1035</text:p>
          </table:table-cell>
          <table:table-cell table:style-name="ce108" office:value-type="string">
            <text:p>mixup</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6">
            <text:p>103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9">
          <table:table-cell/>
          <table:table-cell table:style-name="ce7" table:formula="of:=ROW()-3" office:value-type="float" office:value="1037">
            <text:p>1037</text:p>
          </table:table-cell>
          <table:table-cell table:style-name="ce108" office:value-type="string">
            <text:p>model</text:p>
          </table:table-cell>
          <table:table-cell table:style-name="ce89" office:value-type="string">
            <text:p>runs/detect_exp22/weights/best.pt</text:p>
          </table:table-cell>
          <table:covered-table-cell table:style-name="ce76"/>
          <table:table-cell table:style-name="ce76" office:value-type="string" table:number-columns-spanned="2" table:number-rows-spanned="9">
            <text:p>Model summary (fused): 92 layers, 25,840,918 parameters, 0 gradients, 78.7 GFLOPs</text:p>
            <text:p><text:s text:c="17"/>Class <text:s text:c="4"/>Images <text:s/>Instances <text:s text:c="5"/>Box(P <text:s text:c="9"/>R <text:s text:c="5"/>mAP50 <text:s/>mAP50-95): 100</text:p>
            <text:p><text:s text:c="19"/>all <text:s text:c="7"/>136 <text:s text:c="7"/>278 <text:s text:c="5"/>0.986 <text:s text:c="5"/>0.948 <text:s text:c="5"/>0.978 <text:s text:c="5"/>0.791</text:p>
            <text:p><text:s text:c="11"/>clear_plate <text:s text:c="7"/>135 <text:s text:c="7"/>249 <text:s text:c="5"/>0.972 <text:s text:c="9"/>1 <text:s text:c="5"/>0.995 <text:s text:c="5"/>0.927 <text:s text:c="5"/></text:p>
            <text:p><text:s text:c="9"/>partial_plate <text:s text:c="8"/>26 <text:s text:c="8"/>29 <text:s text:c="9"/>1 <text:s text:c="5"/>0.896 <text:s text:c="5"/>0.961 <text:s text:c="5"/>0.655</text:p>
          </table:table-cell>
          <table:covered-table-cell table:style-name="ce76"/>
          <table:table-cell table:number-columns-repeated="1017"/>
        </table:table-row>
        <table:table-row table:style-name="ro39">
          <table:table-cell/>
          <table:table-cell table:style-name="ce7" table:formula="of:=ROW()-3" office:value-type="float" office:value="1038">
            <text:p>1038</text:p>
          </table:table-cell>
          <table:table-cell table:style-name="ce108" office:value-type="string">
            <text:p>data</text:p>
          </table:table-cell>
          <table:table-cell table:style-name="ce89" office:value-type="string">
            <text:p>ShikiAI_submit_data.yaml</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39">
            <text:p>1039</text:p>
          </table:table-cell>
          <table:table-cell table:style-name="ce108" office:value-type="string">
            <text:p>name</text:p>
          </table:table-cell>
          <table:table-cell table:style-name="ce116" office:value-type="string">
            <text:p>detect_submit</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0">
            <text:p>1040</text:p>
          </table:table-cell>
          <table:table-cell table:style-name="ce108" office:value-type="string">
            <text:p>device</text:p>
          </table:table-cell>
          <table:table-cell table:style-name="ce88" office:value-type="float" office:value="0">
            <text:p>0</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1">
            <text:p>1041</text:p>
          </table:table-cell>
          <table:table-cell table:style-name="ce108" office:value-type="string">
            <text:p>workers</text:p>
          </table:table-cell>
          <table:table-cell table:style-name="ce88" office:value-type="float" office:value="4">
            <text:p>4</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2">
            <text:p>1042</text:p>
          </table:table-cell>
          <table:table-cell table:style-name="ce108" office:value-type="string">
            <text:p>project</text:p>
          </table:table-cell>
          <table:table-cell table:style-name="ce88" office:value-type="string">
            <text:p>runs</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3">
            <text:p>1043</text:p>
          </table:table-cell>
          <table:table-cell table:style-name="ce108" office:value-type="string">
            <text:p>exist_ok</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4">
            <text:p>1044</text:p>
          </table:table-cell>
          <table:table-cell table:style-name="ce108" office:value-type="string">
            <text:p>resume</text:p>
          </table:table-cell>
          <table:table-cell table:style-name="ce88" office:value-type="string">
            <text:p>Fals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5">
            <text:p>1045</text:p>
          </table:table-cell>
          <table:table-cell table:style-name="ce108" office:value-type="string">
            <text:p>cache</text:p>
          </table:table-cell>
          <table:table-cell table:style-name="ce88" office:value-type="string">
            <text:p>True</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46">
            <text:p>104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1047">
            <text:p>104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4">
          <table:table-cell/>
          <table:table-cell table:style-name="ce7" table:formula="of:=ROW()-3" office:value-type="float" office:value="1048">
            <text:p>104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percentage" office:value="0.9">
            <text:p>90%</text:p>
          </table:table-cell>
          <table:table-cell table:style-name="ce120"/>
          <table:table-cell table:number-columns-repeated="1017"/>
        </table:table-row>
        <table:table-row table:style-name="ro34">
          <table:table-cell/>
          <table:table-cell table:style-name="ce7" table:formula="of:=ROW()-3" office:value-type="float" office:value="1049">
            <text:p>104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4">
          <table:table-cell/>
          <table:table-cell table:style-name="ce7" table:formula="of:=ROW()-3" office:value-type="float" office:value="1050">
            <text:p>105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float" office:value="0">
            <text:p>0</text:p>
          </table:table-cell>
          <table:table-cell table:style-name="ce120"/>
          <table:table-cell table:number-columns-repeated="1017"/>
        </table:table-row>
        <table:table-row table:style-name="ro3">
          <table:table-cell/>
          <table:table-cell table:style-name="ce7" table:formula="of:=ROW()-3" office:value-type="float" office:value="1051">
            <text:p>105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52">
            <text:p>1052</text:p>
          </table:table-cell>
          <table:table-cell table:style-name="ce112" office:value-type="string" table:number-columns-spanned="5" table:number-rows-spanned="5">
            <text:p>流石はファインチューニング。その力は、これまでの試行錯誤を物ともせず、圧倒的な精度でそれらを超越した。出来上がった学習モデルのbest.ptは本プロジェクトであるShikiAIを見越して「shiki_apex.pt」として、保管することにする。</text:p>
            <text:p>しかし課題提出のため半ば強引にクリアをした感じも否めず、もちろんそれによりshiki_apex.ptの汎用性は低下してしまったことは承知している。</text:p>
            <text:p>本来は、汎用モデルによってこの結果を実現したかったが、提出期限が迫る中では致し方ない判断だった。もし時間があるなら、さらなるデータ（3000枚以上）を収集し、学習と検証を重ねて、汎用性の高いモデルとして世に出したい所存だ。</text:p>
            <text:p/>
            <text:p>尚、不明瞭検出に関しては特に大きく向上はしなかった。検出できなかった箇所は以下の通り（数字はjpgのファイル名を示す）。</text:p>
            <text:p>5ガード下の車2台、7最奥の黒、8ガード下の車2台、9ガード下の車2台、9ガード下の車、18右奥シルバー、77ガード下の車2台、132奥側の黒</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053">
            <text:p>105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54">
            <text:p>105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055">
            <text:p>1055</text:p>
          </table:table-cell>
          <table:covered-table-cell table:number-columns-repeated="5" table:style-name="ce56"/>
          <table:table-cell table:number-columns-repeated="1017"/>
        </table:table-row>
        <table:table-row table:style-name="ro40">
          <table:table-cell/>
          <table:table-cell table:style-name="ce7" table:formula="of:=ROW()-3" office:value-type="float" office:value="1056">
            <text:p>1056</text:p>
          </table:table-cell>
          <table:covered-table-cell table:number-columns-repeated="5" table:style-name="ce56"/>
          <table:table-cell table:number-columns-repeated="1017"/>
        </table:table-row>
        <table:table-row table:style-name="ro37">
          <table:table-cell table:style-name="Default"/>
          <table:table-cell table:style-name="ce7" table:formula="of:=ROW()-3" office:value-type="float" office:value="1057">
            <text:p>1057</text:p>
          </table:table-cell>
          <table:table-cell table:style-name="ce102" office:value-type="string" table:number-columns-spanned="5" table:number-rows-spanned="2">
            <text:p>テストケース:exp30</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58">
            <text:p>1058</text:p>
          </table:table-cell>
          <table:covered-table-cell table:style-name="ce102"/>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59">
            <text:p>1059</text:p>
          </table:table-cell>
          <table:table-cell table:style-name="ce103" office:value-type="string" table:number-columns-spanned="5" table:number-rows-spanned="1">
            <text:p>方針</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0">
            <text:p>1060</text:p>
          </table:table-cell>
          <table:table-cell table:style-name="ce113" office:value-type="string" table:number-columns-spanned="5" table:number-rows-spanned="5">
            <text:p>テストケース exp30 は番外編である。</text:p>
            <text:p>ファインチューニングによって課題特化型となった shiki_apex.pt を用い、どの程度の汎用性が保持されているかを検証することが目的である。</text:p>
            <text:p>対象は、データセットBから抽出した約150枚の画像。今回は学習処理は行わず、shiki_apex.pt を用いた描写処理のみを実施するため、パラメータやログ欄に記述は無い。</text:p>
            <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1">
            <text:p>1061</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2">
            <text:p>1062</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3">
            <text:p>1063</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4">
            <text:p>1064</text:p>
          </table:table-cell>
          <table:covered-table-cell table:style-name="ce105"/>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5">
            <text:p>1065</text:p>
          </table:table-cell>
          <table:table-cell table:style-name="ce106" office:value-type="string" table:number-columns-spanned="5" table:number-rows-spanned="1">
            <text:p>１回目</text:p>
          </table:table-cell>
          <table:covered-table-cell table:number-columns-repeated="4" table:style-name="ce56"/>
          <table:table-cell table:number-columns-repeated="1017"/>
        </table:table-row>
        <table:table-row table:style-name="ro37">
          <table:table-cell table:style-name="Default"/>
          <table:table-cell table:style-name="ce7" table:formula="of:=ROW()-3" office:value-type="float" office:value="1066">
            <text:p>1066</text:p>
          </table:table-cell>
          <table:table-cell table:style-name="ce107" office:value-type="string" table:number-columns-spanned="2" table:number-rows-spanned="1">
            <text:p>基本パラメータ</text:p>
          </table:table-cell>
          <table:covered-table-cell table:style-name="ce49"/>
          <table:table-cell table:style-name="ce119" table:number-columns-spanned="1" table:number-rows-spanned="30"/>
          <table:table-cell table:style-name="ce121" office:value-type="string" table:number-columns-spanned="2" table:number-rows-spanned="1">
            <text:p>最終エポック</text:p>
          </table:table-cell>
          <table:covered-table-cell table:style-name="ce54"/>
          <table:table-cell table:number-columns-repeated="1017"/>
        </table:table-row>
        <table:table-row table:style-name="ro37">
          <table:table-cell table:style-name="Default"/>
          <table:table-cell table:style-name="ce7" table:formula="of:=ROW()-3" office:value-type="float" office:value="1067">
            <text:p>1067</text:p>
          </table:table-cell>
          <table:table-cell table:style-name="ce108" office:value-type="string">
            <text:p>epochs</text:p>
          </table:table-cell>
          <table:table-cell table:style-name="ce84" office:value-type="string">
            <text:p>-</text:p>
          </table:table-cell>
          <table:covered-table-cell table:style-name="ce50"/>
          <table:table-cell table:style-name="ce123" office:value-type="string" table:number-columns-spanned="2" table:number-rows-spanned="9">
            <text:p>-</text:p>
          </table:table-cell>
          <table:covered-table-cell table:style-name="ce54"/>
          <table:table-cell table:number-columns-repeated="1017"/>
        </table:table-row>
        <table:table-row table:style-name="ro37">
          <table:table-cell table:style-name="Default"/>
          <table:table-cell table:style-name="ce7" table:formula="of:=ROW()-3" office:value-type="float" office:value="1068">
            <text:p>1068</text:p>
          </table:table-cell>
          <table:table-cell table:style-name="ce108" office:value-type="string">
            <text:p>batch</text:p>
          </table:table-cell>
          <table:table-cell table:style-name="ce85" office:value-type="string">
            <text:p>-</text:p>
          </table:table-cell>
          <table:covered-table-cell table:style-name="ce50"/>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69">
            <text:p>1069</text:p>
          </table:table-cell>
          <table:table-cell table:style-name="ce108" office:value-type="string">
            <text:p>imgsz</text:p>
          </table:table-cell>
          <table:table-cell table:style-name="ce85" office:value-type="string">
            <text:p>-</text:p>
          </table:table-cell>
          <table:covered-table-cell table:style-name="ce47"/>
          <table:covered-table-cell table:style-name="ce52"/>
          <table:covered-table-cell table:style-name="ce54"/>
          <table:table-cell table:number-columns-repeated="1017"/>
        </table:table-row>
        <table:table-row table:style-name="ro37">
          <table:table-cell table:style-name="Default"/>
          <table:table-cell table:style-name="ce7" table:formula="of:=ROW()-3" office:value-type="float" office:value="1070">
            <text:p>1070</text:p>
          </table:table-cell>
          <table:table-cell table:style-name="ce108" office:value-type="string">
            <text:p>lr0</text:p>
          </table:table-cell>
          <table:table-cell table:style-name="ce85" office:value-type="string">
            <text:p>-</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71">
            <text:p>1071</text:p>
          </table:table-cell>
          <table:table-cell table:style-name="ce108" office:value-type="string">
            <text:p>patience</text:p>
          </table:table-cell>
          <table:table-cell table:style-name="ce85" office:value-type="string">
            <text:p>-</text:p>
          </table:table-cell>
          <table:covered-table-cell table:style-name="ce47"/>
          <table:covered-table-cell table:style-name="ce51"/>
          <table:covered-table-cell table:style-name="ce54"/>
          <table:table-cell table:number-columns-repeated="1017"/>
        </table:table-row>
        <table:table-row table:style-name="ro37">
          <table:table-cell table:style-name="Default"/>
          <table:table-cell table:style-name="ce7" table:formula="of:=ROW()-3" office:value-type="float" office:value="1072">
            <text:p>1072</text:p>
          </table:table-cell>
          <table:table-cell table:style-name="ce108" office:value-type="string">
            <text:p>optimizer</text:p>
          </table:table-cell>
          <table:table-cell table:style-name="ce85" office:value-type="string">
            <text:p>-</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73">
            <text:p>1073</text:p>
          </table:table-cell>
          <table:table-cell table:style-name="ce109" office:value-type="string" table:number-columns-spanned="2" table:number-rows-spanned="1">
            <text:p>強化パラメータ</text:p>
          </table:table-cell>
          <table:covered-table-cell table:style-name="ce114"/>
          <table:covered-table-cell table:style-name="ce47"/>
          <table:covered-table-cell table:style-name="ce53"/>
          <table:covered-table-cell table:style-name="ce54"/>
          <table:table-cell table:number-columns-repeated="1017"/>
        </table:table-row>
        <table:table-row table:style-name="ro37">
          <table:table-cell table:style-name="Default"/>
          <table:table-cell table:style-name="ce7" table:formula="of:=ROW()-3" office:value-type="float" office:value="1074">
            <text:p>1074</text:p>
          </table:table-cell>
          <table:table-cell table:style-name="ce108" office:value-type="string">
            <text:p>hsv_h</text:p>
          </table:table-cell>
          <table:table-cell table:style-name="ce85" office:value-type="string">
            <text:p>-</text:p>
          </table:table-cell>
          <table:covered-table-cell table:style-name="ce47"/>
          <table:covered-table-cell table:number-columns-repeated="2" table:style-name="ce51"/>
          <table:table-cell table:number-columns-repeated="1017"/>
        </table:table-row>
        <table:table-row table:style-name="ro37">
          <table:table-cell table:style-name="Default"/>
          <table:table-cell table:style-name="ce7" table:formula="of:=ROW()-3" office:value-type="float" office:value="1075">
            <text:p>1075</text:p>
          </table:table-cell>
          <table:table-cell table:style-name="ce108" office:value-type="string">
            <text:p>hsv_s</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76">
            <text:p>1076</text:p>
          </table:table-cell>
          <table:table-cell table:style-name="ce108" office:value-type="string">
            <text:p>hsv_v</text:p>
          </table:table-cell>
          <table:table-cell table:style-name="ce88" office:value-type="string">
            <text:p>-</text:p>
          </table:table-cell>
          <table:covered-table-cell table:style-name="ce76"/>
          <table:table-cell table:style-name="ce107" office:value-type="string" table:number-columns-spanned="2" table:number-rows-spanned="1">
            <text:p>ベストエポック</text:p>
          </table:table-cell>
          <table:covered-table-cell table:style-name="ce76"/>
          <table:table-cell table:number-columns-repeated="1017"/>
        </table:table-row>
        <table:table-row table:style-name="ro3">
          <table:table-cell/>
          <table:table-cell table:style-name="ce7" table:formula="of:=ROW()-3" office:value-type="float" office:value="1077">
            <text:p>1077</text:p>
          </table:table-cell>
          <table:table-cell table:style-name="ce108" office:value-type="string">
            <text:p>degrees</text:p>
          </table:table-cell>
          <table:table-cell table:style-name="ce88" office:value-type="string">
            <text:p>-</text:p>
          </table:table-cell>
          <table:covered-table-cell table:style-name="ce76"/>
          <table:table-cell table:style-name="ce124" office:value-type="string" table:number-columns-spanned="2" table:number-rows-spanned="9">
            <text:p>-</text:p>
          </table:table-cell>
          <table:covered-table-cell table:style-name="ce76"/>
          <table:table-cell table:number-columns-repeated="1017"/>
        </table:table-row>
        <table:table-row table:style-name="ro3">
          <table:table-cell/>
          <table:table-cell table:style-name="ce7" table:formula="of:=ROW()-3" office:value-type="float" office:value="1078">
            <text:p>1078</text:p>
          </table:table-cell>
          <table:table-cell table:style-name="ce108" office:value-type="string">
            <text:p>translat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79">
            <text:p>1079</text:p>
          </table:table-cell>
          <table:table-cell table:style-name="ce108" office:value-type="string">
            <text:p>scal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0">
            <text:p>1080</text:p>
          </table:table-cell>
          <table:table-cell table:style-name="ce108" office:value-type="string">
            <text:p>shear</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1">
            <text:p>1081</text:p>
          </table:table-cell>
          <table:table-cell table:style-name="ce108" office:value-type="string">
            <text:p>perspectiv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2">
            <text:p>1082</text:p>
          </table:table-cell>
          <table:table-cell table:style-name="ce108" office:value-type="string">
            <text:p>flipud</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3">
            <text:p>1083</text:p>
          </table:table-cell>
          <table:table-cell table:style-name="ce108" office:value-type="string">
            <text:p>fliplr</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4">
            <text:p>1084</text:p>
          </table:table-cell>
          <table:table-cell table:style-name="ce108" office:value-type="string">
            <text:p>mosaic</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5">
            <text:p>1085</text:p>
          </table:table-cell>
          <table:table-cell table:style-name="ce108" office:value-type="string">
            <text:p>mixup</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6">
            <text:p>1086</text:p>
          </table:table-cell>
          <table:table-cell table:style-name="ce107" office:value-type="string" table:number-columns-spanned="2" table:number-rows-spanned="1">
            <text:p>詳細パラメータ</text:p>
          </table:table-cell>
          <table:covered-table-cell table:style-name="ce115"/>
          <table:covered-table-cell table:style-name="ce76"/>
          <table:table-cell table:style-name="ce107" office:value-type="string" table:number-columns-spanned="2" table:number-rows-spanned="1">
            <text:p>サマリー</text:p>
          </table:table-cell>
          <table:covered-table-cell table:style-name="ce76"/>
          <table:table-cell table:number-columns-repeated="1017"/>
        </table:table-row>
        <table:table-row table:style-name="ro34">
          <table:table-cell/>
          <table:table-cell table:style-name="ce7" table:formula="of:=ROW()-3" office:value-type="float" office:value="1087">
            <text:p>1087</text:p>
          </table:table-cell>
          <table:table-cell table:style-name="ce108" office:value-type="string">
            <text:p>model</text:p>
          </table:table-cell>
          <table:table-cell table:style-name="ce89" office:value-type="string">
            <text:p>-</text:p>
          </table:table-cell>
          <table:covered-table-cell table:style-name="ce76"/>
          <table:table-cell table:style-name="ce124" office:value-type="string" table:number-columns-spanned="2" table:number-rows-spanned="9">
            <text:p>-</text:p>
          </table:table-cell>
          <table:covered-table-cell table:style-name="ce76"/>
          <table:table-cell table:number-columns-repeated="1017"/>
        </table:table-row>
        <table:table-row table:style-name="ro34">
          <table:table-cell/>
          <table:table-cell table:style-name="ce7" table:formula="of:=ROW()-3" office:value-type="float" office:value="1088">
            <text:p>1088</text:p>
          </table:table-cell>
          <table:table-cell table:style-name="ce108" office:value-type="string">
            <text:p>data</text:p>
          </table:table-cell>
          <table:table-cell table:style-name="ce89"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89">
            <text:p>1089</text:p>
          </table:table-cell>
          <table:table-cell table:style-name="ce108" office:value-type="string">
            <text:p>name</text:p>
          </table:table-cell>
          <table:table-cell table:style-name="ce116"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0">
            <text:p>1090</text:p>
          </table:table-cell>
          <table:table-cell table:style-name="ce108" office:value-type="string">
            <text:p>devic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1">
            <text:p>1091</text:p>
          </table:table-cell>
          <table:table-cell table:style-name="ce108" office:value-type="string">
            <text:p>workers</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2">
            <text:p>1092</text:p>
          </table:table-cell>
          <table:table-cell table:style-name="ce108" office:value-type="string">
            <text:p>project</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3">
            <text:p>1093</text:p>
          </table:table-cell>
          <table:table-cell table:style-name="ce108" office:value-type="string">
            <text:p>exist_ok</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4">
            <text:p>1094</text:p>
          </table:table-cell>
          <table:table-cell table:style-name="ce108" office:value-type="string">
            <text:p>resum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5">
            <text:p>1095</text:p>
          </table:table-cell>
          <table:table-cell table:style-name="ce108" office:value-type="string">
            <text:p>cache</text:p>
          </table:table-cell>
          <table:table-cell table:style-name="ce88" office:value-type="string">
            <text:p>-</text:p>
          </table:table-cell>
          <table:covered-table-cell table:number-columns-repeated="3" table:style-name="ce76"/>
          <table:table-cell table:number-columns-repeated="1017"/>
        </table:table-row>
        <table:table-row table:style-name="ro3">
          <table:table-cell/>
          <table:table-cell table:style-name="ce7" table:formula="of:=ROW()-3" office:value-type="float" office:value="1096">
            <text:p>1096</text:p>
          </table:table-cell>
          <table:table-cell table:style-name="ce110" office:value-type="string" table:number-columns-spanned="5" table:number-rows-spanned="1">
            <text:p>故障内容</text:p>
          </table:table-cell>
          <table:covered-table-cell table:style-name="ce91"/>
          <table:covered-table-cell table:number-columns-repeated="3" table:style-name="ce74"/>
          <table:table-cell table:number-columns-repeated="1017"/>
        </table:table-row>
        <table:table-row table:style-name="ro34">
          <table:table-cell/>
          <table:table-cell table:style-name="ce7" table:formula="of:=ROW()-3" office:value-type="float" office:value="1097">
            <text:p>1097</text:p>
          </table:table-cell>
          <table:table-cell table:style-name="ce111" table:number-columns-spanned="1" table:number-rows-spanned="4"/>
          <table:table-cell table:style-name="ce117" office:value-type="string" table:number-columns-spanned="2" table:number-rows-spanned="1">
            <text:p>明瞭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34">
          <table:table-cell/>
          <table:table-cell table:style-name="ce7" table:formula="of:=ROW()-3" office:value-type="float" office:value="1098">
            <text:p>1098</text:p>
          </table:table-cell>
          <table:covered-table-cell table:style-name="ce74"/>
          <table:table-cell table:style-name="ce117" office:value-type="string" table:number-columns-spanned="2" table:number-rows-spanned="1">
            <text:p>不明瞭検出数:</text:p>
          </table:table-cell>
          <table:covered-table-cell table:style-name="ce120"/>
          <table:table-cell table:style-name="ce122" office:value-type="string">
            <text:p>-%</text:p>
          </table:table-cell>
          <table:table-cell table:style-name="ce120"/>
          <table:table-cell table:number-columns-repeated="1017"/>
        </table:table-row>
        <table:table-row table:style-name="ro34">
          <table:table-cell/>
          <table:table-cell table:style-name="ce7" table:formula="of:=ROW()-3" office:value-type="float" office:value="1099">
            <text:p>1099</text:p>
          </table:table-cell>
          <table:covered-table-cell table:style-name="ce74"/>
          <table:table-cell table:style-name="ce117" office:value-type="string" table:number-columns-spanned="2" table:number-rows-spanned="1">
            <text:p>誤認検出数:</text:p>
          </table:table-cell>
          <table:covered-table-cell table:style-name="ce120"/>
          <table:table-cell table:style-name="ce115" office:value-type="string">
            <text:p>-</text:p>
          </table:table-cell>
          <table:table-cell table:style-name="ce120"/>
          <table:table-cell table:number-columns-repeated="1017"/>
        </table:table-row>
        <table:table-row table:style-name="ro34">
          <table:table-cell/>
          <table:table-cell table:style-name="ce7" table:formula="of:=ROW()-3" office:value-type="float" office:value="1100">
            <text:p>1100</text:p>
          </table:table-cell>
          <table:covered-table-cell table:style-name="ce74"/>
          <table:table-cell table:style-name="ce117" office:value-type="string" table:number-columns-spanned="2" table:number-rows-spanned="1">
            <text:p>総故障件数:</text:p>
          </table:table-cell>
          <table:covered-table-cell table:style-name="ce120"/>
          <table:table-cell table:style-name="ce115" office:value-type="string">
            <text:p>-</text:p>
          </table:table-cell>
          <table:table-cell table:style-name="ce120"/>
          <table:table-cell table:number-columns-repeated="1017"/>
        </table:table-row>
        <table:table-row table:style-name="ro3">
          <table:table-cell/>
          <table:table-cell table:style-name="ce7" table:formula="of:=ROW()-3" office:value-type="float" office:value="1101">
            <text:p>1101</text:p>
          </table:table-cell>
          <table:table-cell table:style-name="ce100" office:value-type="string" table:number-columns-spanned="5" table:number-rows-spanned="1">
            <text:p>評価分析と課題</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102">
            <text:p>1102</text:p>
          </table:table-cell>
          <table:table-cell table:style-name="ce112" office:value-type="string" table:number-columns-spanned="5" table:number-rows-spanned="5">
            <text:p>shiki_apex.pt による描写処理を行った結果、体感としてはおよそ 50% 程度の精度にとどまった。</text:p>
            <text:p>やはりファインチューニングによって過学習が生じ、課題特化型となった影響により、汎用性は大きく低下したと推察される。</text:p>
            <text:p>本評価結果は以下に保存されている：</text:p>
            <text:p>ShikiAI\results\outputs2_submit</text:p>
            <text:p/>
            <text:p>一方、汎用モデルとして開発してきたexp22 のbest.pt を用いて同じデータセットBに描写処理の実施も行ってみた。</text:p>
            <text:p>結果として若干の明瞭ナンバーの取りこぼしは見られたものの、多くのシーンで的確にナンバーを捉え、不明瞭ナンバーに対する検出精度も高かった。真の王者は「exp22のbest.pt」なのかもしれない。</text:p>
            <text:p>本評価結果は以下に保存されている：</text:p>
            <text:p>ShikiAI\results\outputs3_exp22</text:p>
          </table:table-cell>
          <table:covered-table-cell table:number-columns-repeated="4" table:style-name="ce56"/>
          <table:table-cell table:number-columns-repeated="1017"/>
        </table:table-row>
        <table:table-row table:style-name="ro3">
          <table:table-cell/>
          <table:table-cell table:style-name="ce7" table:formula="of:=ROW()-3" office:value-type="float" office:value="1103">
            <text:p>1103</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104">
            <text:p>1104</text:p>
          </table:table-cell>
          <table:covered-table-cell table:number-columns-repeated="5" table:style-name="ce56"/>
          <table:table-cell table:number-columns-repeated="1017"/>
        </table:table-row>
        <table:table-row table:style-name="ro3">
          <table:table-cell/>
          <table:table-cell table:style-name="ce7" table:formula="of:=ROW()-3" office:value-type="float" office:value="1105">
            <text:p>1105</text:p>
          </table:table-cell>
          <table:covered-table-cell table:number-columns-repeated="5" table:style-name="ce56"/>
          <table:table-cell table:number-columns-repeated="1017"/>
        </table:table-row>
        <table:table-row table:style-name="ro41">
          <table:table-cell/>
          <table:table-cell table:style-name="ce7" table:formula="of:=ROW()-3" office:value-type="float" office:value="1106">
            <text:p>1106</text:p>
          </table:table-cell>
          <table:covered-table-cell table:number-columns-repeated="5" table:style-name="ce56"/>
          <table:table-cell table:number-columns-repeated="1017"/>
        </table:table-row>
        <table:table-row table:style-name="ro3" table:number-rows-repeated="1047466">
          <table:table-cell table:number-columns-repeated="1024"/>
        </table:table-row>
        <table:table-row table:style-name="ro3">
          <table:table-cell table:number-columns-repeated="1024"/>
        </table:table-row>
      </table:table>
      <table:table table:name="YOLO学習ログtxtベース" table:style-name="ta4" table:print="false">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number-columns-repeated="9" table:default-cell-style-name="Default"/>
        <table:table-row table:style-name="ro42">
          <table:table-cell office:value-type="string">
            <text:p>１．exp1</text:p>
          </table:table-cell>
          <table:table-cell table:number-columns-repeated="11"/>
        </table:table-row>
        <table:table-row table:style-name="ro42">
          <table:table-cell office:value-type="string">
            <text:p>学習設定をYAMLファイルに記述し、ターミナルから実行</text:p>
          </table:table-cell>
          <table:table-cell table:number-columns-repeated="11"/>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640×640、その他デフォルト値</text:p>
          </table:table-cell>
          <table:table-cell table:number-columns-repeated="8"/>
        </table:table-row>
        <table:table-row table:style-name="ro42">
          <table:table-cell office:value-type="string">
            <text:p>40秒程で学習完了。</text:p>
          </table:table-cell>
          <table:table-cell table:number-columns-repeated="11"/>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50/50</text:p>
          </table:table-cell>
          <table:table-cell office:value-type="string">
            <text:p>2.88G</text:p>
          </table:table-cell>
          <table:table-cell office:value-type="float" office:value="0.6641">
            <text:p>0.6641</text:p>
          </table:table-cell>
          <table:table-cell office:value-type="float" office:value="0.6016">
            <text:p>0.6016</text:p>
          </table:table-cell>
          <table:table-cell office:value-type="float" office:value="0.8279">
            <text:p>0.8279</text:p>
          </table:table-cell>
          <table:table-cell office:value-type="float" office:value="29">
            <text:p>29</text:p>
          </table:table-cell>
          <table:table-cell table:style-name="ce126" office:value-type="time" office:time-value="PT640H00M00S">
            <text:p>640: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string">
            <text:p>14.39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8.73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61">
            <text:p>0.961</text:p>
          </table:table-cell>
          <table:table-cell office:value-type="float" office:value="0.926">
            <text:p>0.926</text:p>
          </table:table-cell>
          <table:table-cell office:value-type="float" office:value="0.958">
            <text:p>0.958</text:p>
          </table:table-cell>
          <table:table-cell office:value-type="float" office:value="0.709">
            <text:p>0.709</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9.71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61">
            <text:p>0.961</text:p>
          </table:table-cell>
          <table:table-cell office:value-type="float" office:value="0.926">
            <text:p>0.926</text:p>
          </table:table-cell>
          <table:table-cell office:value-type="float" office:value="0.958">
            <text:p>0.958</text:p>
          </table:table-cell>
          <table:table-cell office:value-type="float" office:value="0.71">
            <text:p>0.71</text:p>
          </table:table-cell>
          <table:table-cell table:number-columns-repeated="4"/>
        </table:table-row>
        <table:table-row table:style-name="ro1">
          <table:table-cell office:value-type="string">
            <text:p><text:tab/>Speed:</text:p>
          </table:table-cell>
          <table:table-cell office:value-type="string">
            <text:p>0.1ms</text:p>
          </table:table-cell>
          <table:table-cell office:value-type="string">
            <text:p>preprocess,</text:p>
          </table:table-cell>
          <table:table-cell office:value-type="string">
            <text:p>0.3ms</text:p>
          </table:table-cell>
          <table:table-cell office:value-type="string">
            <text:p>inference,</text:p>
          </table:table-cell>
          <table:table-cell office:value-type="string">
            <text:p>0.0ms</text:p>
          </table:table-cell>
          <table:table-cell office:value-type="string">
            <text:p>loss,</text:p>
          </table:table-cell>
          <table:table-cell office:value-type="string">
            <text:p>0.9ms</text:p>
          </table:table-cell>
          <table:table-cell office:value-type="string">
            <text:p>postprocess</text:p>
          </table:table-cell>
          <table:table-cell office:value-type="string">
            <text:p>per</text:p>
          </table:table-cell>
          <table:table-cell office:value-type="string">
            <text:p>image</text:p>
          </table:table-cell>
          <table:table-cell/>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box_loss、cls_loss、dfl_lossはいずれもやや高めの数値だった。</text:p>
          </table:table-cell>
          <table:table-cell table:number-columns-repeated="11"/>
        </table:table-row>
        <table:table-row table:style-name="ro1">
          <table:table-cell office:value-type="string">
            <text:p>ただ、エポックが進むごとに損失は減っていたので、さらにエポック数を増やせば改善の余地はありそう。</text:p>
          </table:table-cell>
          <table:table-cell table:number-columns-repeated="11"/>
        </table:table-row>
        <table:table-row table:style-name="ro1">
          <table:table-cell office:value-type="string">
            <text:p>とはいえ、学習データが少ないため、過学習のリスクも考慮する必要があると感じた。</text:p>
          </table:table-cell>
          <table:table-cell table:number-columns-repeated="11"/>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Precision、Recall、mAP</text:p>
          </table:table-cell>
          <table:table-cell office:value-type="string">
            <text:p>などの正解率はいずれも</text:p>
          </table:table-cell>
          <table:table-cell office:value-type="float" office:value="0.9">
            <text:p>0.9</text:p>
          </table:table-cell>
          <table:table-cell office:value-type="string">
            <text:p>以上と非常に高く、精度としては十分満足できるレベル。</text:p>
          </table:table-cell>
          <table:table-cell table:number-columns-repeated="8"/>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1">
          <table:table-cell office:value-type="string">
            <text:p>データ数が限られていることもあり、エポック数はこのまま据え置く予定。</text:p>
          </table:table-cell>
          <table:table-cell table:number-columns-repeated="11"/>
        </table:table-row>
        <table:table-row table:style-name="ro42">
          <table:table-cell office:value-type="string">
            <text:p>GPUにはまだ余裕があるので、より高精度な学習も可能だと思われる。</text:p>
          </table:table-cell>
          <table:table-cell table:number-columns-repeated="11"/>
        </table:table-row>
        <table:table-row table:style-name="ro1">
          <table:table-cell office:value-type="string">
            <text:p>次回は汎用性の向上を狙って、画像サイズやバッチサイズを上げてゼロスタートの学習を行う。</text:p>
          </table:table-cell>
          <table:table-cell table:number-columns-repeated="11"/>
        </table:table-row>
        <table:table-row table:style-name="ro1" table:number-rows-repeated="2">
          <table:table-cell table:number-columns-repeated="12"/>
        </table:table-row>
        <table:table-row table:style-name="ro1">
          <table:table-cell office:value-type="float" office:value="2">
            <text:p>2</text:p>
          </table:table-cell>
          <table:table-cell office:value-type="string">
            <text:p>exp2</text:p>
          </table:table-cell>
          <table:table-cell table:number-columns-repeated="10"/>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736×736、バッチサイズ</text:p>
          </table:table-cell>
          <table:table-cell office:value-type="string">
            <text:p>32、patience</text:p>
          </table:table-cell>
          <table:table-cell office:value-type="string">
            <text:p>5、学習率初期値</text:p>
          </table:table-cell>
          <table:table-cell office:value-type="string">
            <text:p>0.01、</text:p>
          </table:table-cell>
          <table:table-cell table:number-columns-repeated="5"/>
        </table:table-row>
        <table:table-row table:style-name="ro42">
          <table:table-cell office:value-type="string">
            <text:p>色変換</text:p>
          </table:table-cell>
          <table:table-cell office:value-type="string">
            <text:p>hsv_h=0.015、hsv_s=0.7、hsv_v=0.4、反転</text:p>
          </table:table-cell>
          <table:table-cell office:value-type="string">
            <text:p>fliplr=0.5、mosaic</text:p>
          </table:table-cell>
          <table:table-cell office:value-type="string">
            <text:p>1.0、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0.0、translate=0.1、scale=0.5、shear=0.0、flipud=0.0）</text:p>
          </table:table-cell>
          <table:table-cell table:number-columns-repeated="9"/>
        </table:table-row>
        <table:table-row table:style-name="ro1">
          <table:table-cell office:value-type="string">
            <text:p>最終エポックのログ：</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8/50</text:p>
          </table:table-cell>
          <table:table-cell office:value-type="string">
            <text:p>5.24G</text:p>
          </table:table-cell>
          <table:table-cell office:value-type="float" office:value="1.033">
            <text:p>1.033</text:p>
          </table:table-cell>
          <table:table-cell office:value-type="float" office:value="1.209">
            <text:p>1.209</text:p>
          </table:table-cell>
          <table:table-cell office:value-type="float" office:value="0.905">
            <text:p>0.905</text:p>
          </table:table-cell>
          <table:table-cell office:value-type="float" office:value="61">
            <text:p>61</text:p>
          </table:table-cell>
          <table:table-cell table:style-name="ce126" office:value-type="time" office:time-value="PT736H00M00S">
            <text:p>736:00:00</text:p>
          </table:table-cell>
          <table:table-cell office:value-type="string">
            <text:p>100%|██████████|</text:p>
          </table:table-cell>
          <table:table-cell table:style-name="ce125" office:value-type="date" office:date-value="2025-04-04">
            <text:p>4月4日</text:p>
          </table:table-cell>
          <table:table-cell office:value-type="string">
            <text:p>[00:00&lt;00:00,</text:p>
          </table:table-cell>
          <table:table-cell office:value-type="string">
            <text:p>7.40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8.51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00595">
            <text:p>0.00595</text:p>
          </table:table-cell>
          <table:table-cell office:value-type="float" office:value="0.926">
            <text:p>0.926</text:p>
          </table:table-cell>
          <table:table-cell office:value-type="float" office:value="0.011">
            <text:p>0.011</text:p>
          </table:table-cell>
          <table:table-cell office:value-type="float" office:value="0.00701">
            <text:p>0.00701</text:p>
          </table:table-cell>
          <table:table-cell table:number-columns-repeated="4"/>
        </table:table-row>
        <table:table-row table:style-name="ro1" table:number-rows-repeated="2">
          <table:table-cell table:number-columns-repeated="12"/>
        </table:table-row>
        <table:table-row table:style-name="ro1">
          <table:table-cell office:value-type="string">
            <text:p>・サマリーログ：</text:p>
          </table:table-cell>
          <table:table-cell table:number-columns-repeated="11"/>
        </table:table-row>
        <table:table-row table:style-name="ro1">
          <table:table-cell table:number-columns-repeated="12"/>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9.39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00583">
            <text:p>0.00583</text:p>
          </table:table-cell>
          <table:table-cell office:value-type="float" office:value="0.907">
            <text:p>0.907</text:p>
          </table:table-cell>
          <table:table-cell office:value-type="float" office:value="0.0129">
            <text:p>0.0129</text:p>
          </table:table-cell>
          <table:table-cell office:value-type="float" office:value="0.00797">
            <text:p>0.00797</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table:number-columns-repeated="12"/>
        </table:table-row>
        <table:table-row table:style-name="ro42">
          <table:table-cell office:value-type="string">
            <text:p>EarlyStopping</text:p>
          </table:table-cell>
          <table:table-cell office:value-type="string">
            <text:p>により</text:p>
          </table:table-cell>
          <table:table-cell office:value-type="string">
            <text:p>8エポックで学習が終了。</text:p>
          </table:table-cell>
          <table:table-cell table:number-columns-repeated="9"/>
        </table:table-row>
        <table:table-row table:style-name="ro42">
          <table:table-cell office:value-type="string">
            <text:p>今回はエポック数を１回目と据え置き、精度を高めた設定となっているためpatienceを5としていた。</text:p>
          </table:table-cell>
          <table:table-cell table:number-columns-repeated="11"/>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42">
          <table:table-cell office:value-type="string">
            <text:p>box_loss,</text:p>
          </table:table-cell>
          <table:table-cell office:value-type="string">
            <text:p>cls_loss,</text:p>
          </table:table-cell>
          <table:table-cell office:value-type="string">
            <text:p>dfl_loss</text:p>
          </table:table-cell>
          <table:table-cell office:value-type="string">
            <text:p>いずれも高めで、特に</text:p>
          </table:table-cell>
          <table:table-cell office:value-type="string">
            <text:p>box_loss（1.033）と</text:p>
          </table:table-cell>
          <table:table-cell office:value-type="string">
            <text:p>cls_loss（1.209）が前回より悪化。</text:p>
          </table:table-cell>
          <table:table-cell table:number-columns-repeated="6"/>
        </table:table-row>
        <table:table-row table:style-name="ro42">
          <table:table-cell office:value-type="string">
            <text:p>また、mAP50</text:p>
          </table:table-cell>
          <table:table-cell office:value-type="string">
            <text:p>が</text:p>
          </table:table-cell>
          <table:table-cell office:value-type="string">
            <text:p>0.011、mAP50-95</text:p>
          </table:table-cell>
          <table:table-cell office:value-type="string">
            <text:p>が</text:p>
          </table:table-cell>
          <table:table-cell office:value-type="string">
            <text:p>0.007と極端に低く、精度面では失敗と判断できる。</text:p>
          </table:table-cell>
          <table:table-cell table:number-columns-repeated="7"/>
        </table:table-row>
        <table:table-row table:style-name="ro1">
          <table:table-cell office:value-type="string">
            <text:p>原因としては、画像サイズ拡大・バッチ増加・データ拡張設定の影響により、学習が安定せず精度が落ちた可能性がある。</text:p>
          </table:table-cell>
          <table:table-cell table:number-columns-repeated="11"/>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Recall（0.926）は維持されているが、Precision（0.00595）と</text:p>
          </table:table-cell>
          <table:table-cell office:value-type="string">
            <text:p>mAP</text:p>
          </table:table-cell>
          <table:table-cell office:value-type="string">
            <text:p>が激減。</text:p>
          </table:table-cell>
          <table:table-cell table:number-columns-repeated="9"/>
        </table:table-row>
        <table:table-row table:style-name="ro42">
          <table:table-cell office:value-type="string">
            <text:p>mosaicやmixupなどの高度なAugmentationが過学習防止に貢献する一方、小規模データセットには強すぎた可能性が高い。</text:p>
          </table:table-cell>
          <table:table-cell table:number-columns-repeated="11"/>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1">
          <table:table-cell table:number-columns-repeated="12"/>
        </table:table-row>
        <table:table-row table:style-name="ro42">
          <table:table-cell office:value-type="string">
            <text:p>patience=5では早すぎたため、patience値を20程度に引き上げる</text:p>
          </table:table-cell>
          <table:table-cell table:number-columns-repeated="11"/>
        </table:table-row>
        <table:table-row table:style-name="ro42">
          <table:table-cell office:value-type="string">
            <text:p>mixupやhsv_*などのデータ拡張をやや緩める方向で調整</text:p>
          </table:table-cell>
          <table:table-cell table:number-columns-repeated="11"/>
        </table:table-row>
        <table:table-row table:style-name="ro1">
          <table:table-cell office:value-type="string">
            <text:p>精度を安定させるため、一度</text:p>
          </table:table-cell>
          <table:table-cell office:value-type="string">
            <text:p>augmentation</text:p>
          </table:table-cell>
          <table:table-cell office:value-type="string">
            <text:p>を減らした上で検証する</text:p>
          </table:table-cell>
          <table:table-cell table:number-columns-repeated="9"/>
        </table:table-row>
        <table:table-row table:style-name="ro1" table:number-rows-repeated="2">
          <table:table-cell table:number-columns-repeated="12"/>
        </table:table-row>
        <table:table-row table:style-name="ro1">
          <table:table-cell office:value-type="float" office:value="3">
            <text:p>3</text:p>
          </table:table-cell>
          <table:table-cell office:value-type="string">
            <text:p>exp3</text:p>
          </table:table-cell>
          <table:table-cell table:number-columns-repeated="10"/>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736×736、バッチサイズ</text:p>
          </table:table-cell>
          <table:table-cell office:value-type="string">
            <text:p>32、patience</text:p>
          </table:table-cell>
          <table:table-cell office:value-type="string">
            <text:p>20、学習率初期値</text:p>
          </table:table-cell>
          <table:table-cell office:value-type="string">
            <text:p>0.01、</text:p>
          </table:table-cell>
          <table:table-cell table:number-columns-repeated="5"/>
        </table:table-row>
        <table:table-row table:style-name="ro42">
          <table:table-cell office:value-type="string">
            <text:p>色変換</text:p>
          </table:table-cell>
          <table:table-cell office:value-type="string">
            <text:p>hsv_h=0.010、hsv_s=0.3、hsv_v=0.2、反転</text:p>
          </table:table-cell>
          <table:table-cell office:value-type="string">
            <text:p>fliplr=0.3、mosaic</text:p>
          </table:table-cell>
          <table:table-cell office:value-type="string">
            <text:p>0.5、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0.0、translate=0.1、scale=0.5、shear=0.0、flipud=0.0）</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50/50</text:p>
          </table:table-cell>
          <table:table-cell office:value-type="string">
            <text:p>5.32G</text:p>
          </table:table-cell>
          <table:table-cell office:value-type="float" office:value="0.6977">
            <text:p>0.6977</text:p>
          </table:table-cell>
          <table:table-cell office:value-type="float" office:value="0.6658">
            <text:p>0.6658</text:p>
          </table:table-cell>
          <table:table-cell office:value-type="float" office:value="0.8381">
            <text:p>0.8381</text:p>
          </table:table-cell>
          <table:table-cell office:value-type="float" office:value="22">
            <text:p>22</text:p>
          </table:table-cell>
          <table:table-cell table:style-name="ce126" office:value-type="time" office:time-value="PT736H00M00S">
            <text:p>736:00:00</text:p>
          </table:table-cell>
          <table:table-cell office:value-type="string">
            <text:p>100%|██████████|</text:p>
          </table:table-cell>
          <table:table-cell table:style-name="ce125" office:value-type="date" office:date-value="2025-04-04">
            <text:p>4月4日</text:p>
          </table:table-cell>
          <table:table-cell office:value-type="string">
            <text:p>[00:00&lt;00:00,</text:p>
          </table:table-cell>
          <table:table-cell office:value-type="string">
            <text:p>8.50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10.58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81">
            <text:p>0.981</text:p>
          </table:table-cell>
          <table:table-cell office:value-type="float" office:value="0.939">
            <text:p>0.939</text:p>
          </table:table-cell>
          <table:table-cell office:value-type="float" office:value="0.945">
            <text:p>0.945</text:p>
          </table:table-cell>
          <table:table-cell office:value-type="float" office:value="0.697">
            <text:p>0.69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7.52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96">
            <text:p>0.996</text:p>
          </table:table-cell>
          <table:table-cell office:value-type="float" office:value="0.926">
            <text:p>0.926</text:p>
          </table:table-cell>
          <table:table-cell office:value-type="float" office:value="0.944">
            <text:p>0.944</text:p>
          </table:table-cell>
          <table:table-cell office:value-type="float" office:value="0.717">
            <text:p>0.717</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損失値（box_loss、cls_loss、dfl_loss）は1回目に比べてやや高めだが概ね安定している。</text:p>
          </table:table-cell>
          <table:table-cell table:number-columns-repeated="11"/>
        </table:table-row>
        <table:table-row table:style-name="ro42">
          <table:table-cell office:value-type="string">
            <text:p>特に</text:p>
          </table:table-cell>
          <table:table-cell office:value-type="string">
            <text:p>box_loss（0.6977）、cls_loss（0.6658）は1回目の0.6641、0.6016と近い値で、学習はしっかり進んでいる。</text:p>
          </table:table-cell>
          <table:table-cell table:number-columns-repeated="10"/>
        </table:table-row>
        <table:table-row table:style-name="ro42">
          <table:table-cell office:value-type="string">
            <text:p>しかし1回目と比べて、mAP50-95は0.69(1回目:</text:p>
          </table:table-cell>
          <table:table-cell office:value-type="string">
            <text:p>0.709)でやや低下している事が認められる。</text:p>
          </table:table-cell>
          <table:table-cell table:number-columns-repeated="10"/>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Precisionは非常に高く0.98〜0.99を維持し、Recallも0.92〜0.94で安定。</text:p>
          </table:table-cell>
          <table:table-cell table:number-columns-repeated="11"/>
        </table:table-row>
        <table:table-row table:style-name="ro42">
          <table:table-cell office:value-type="string">
            <text:p>mAP50は0.94〜0.95付近で、1回目の0.958とほぼ同等の高精度を達成。</text:p>
          </table:table-cell>
          <table:table-cell table:number-columns-repeated="11"/>
        </table:table-row>
        <table:table-row table:style-name="ro1">
          <table:table-cell table:number-columns-repeated="12"/>
        </table:table-row>
        <table:table-row table:style-name="ro1">
          <table:table-cell office:value-type="string">
            <text:p>【総評】</text:p>
          </table:table-cell>
          <table:table-cell table:number-columns-repeated="11"/>
        </table:table-row>
        <table:table-row table:style-name="ro42">
          <table:table-cell office:value-type="string">
            <text:p>画像サイズやバッチサイズを増やし、patienceを長くとった設定での学習も高い精度を確保できている。</text:p>
          </table:table-cell>
          <table:table-cell table:number-columns-repeated="11"/>
        </table:table-row>
        <table:table-row table:style-name="ro42">
          <table:table-cell office:value-type="string">
            <text:p>GPUメモリ消費は約5.3GBに増加したが、学習安定性や精度は良好で、より汎用的な環境での学習に成功している。</text:p>
          </table:table-cell>
          <table:table-cell table:number-columns-repeated="11"/>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42">
          <table:table-cell office:value-type="string">
            <text:p>さらなる精度向上を目指す場合は、augmentationの強さを調整しながら、特にmAP50-95の改善を狙う。</text:p>
          </table:table-cell>
          <table:table-cell table:number-columns-repeated="11"/>
        </table:table-row>
        <table:table-row table:style-name="ro1" table:number-rows-repeated="2">
          <table:table-cell table:number-columns-repeated="12"/>
        </table:table-row>
        <table:table-row table:style-name="ro1">
          <table:table-cell office:value-type="float" office:value="4">
            <text:p>4</text:p>
          </table:table-cell>
          <table:table-cell office:value-type="string">
            <text:p>exp4</text:p>
          </table:table-cell>
          <table:table-cell table:number-columns-repeated="10"/>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736×736、バッチサイズ</text:p>
          </table:table-cell>
          <table:table-cell office:value-type="string">
            <text:p>24、patience</text:p>
          </table:table-cell>
          <table:table-cell office:value-type="string">
            <text:p>15、学習率初期値</text:p>
          </table:table-cell>
          <table:table-cell office:value-type="string">
            <text:p>0.005、</text:p>
          </table:table-cell>
          <table:table-cell table:number-columns-repeated="5"/>
        </table:table-row>
        <table:table-row table:style-name="ro42">
          <table:table-cell office:value-type="string">
            <text:p>色変換</text:p>
          </table:table-cell>
          <table:table-cell office:value-type="string">
            <text:p>hsv_h=0.008、hsv_s=0.2、hsv_v=0.15、反転</text:p>
          </table:table-cell>
          <table:table-cell office:value-type="string">
            <text:p>fliplr=0.4、mosaic</text:p>
          </table:table-cell>
          <table:table-cell office:value-type="string">
            <text:p>0.3、mixup</text:p>
          </table:table-cell>
          <table:table-cell office:value-type="string">
            <text:p>0.1、</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2.0、translate=0.1、scale=0.4、shear=0.1、flipud=0.1）</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9G</text:p>
          </table:table-cell>
          <table:table-cell office:value-type="float" office:value="0.6791">
            <text:p>0.6791</text:p>
          </table:table-cell>
          <table:table-cell office:value-type="float" office:value="0.617">
            <text:p>0.617</text:p>
          </table:table-cell>
          <table:table-cell office:value-type="float" office:value="0.8365">
            <text:p>0.8365</text:p>
          </table:table-cell>
          <table:table-cell office:value-type="float" office:value="29">
            <text:p>29</text:p>
          </table:table-cell>
          <table:table-cell table:style-name="ce126" office:value-type="time" office:time-value="PT736H00M00S">
            <text:p>736:00:00</text:p>
          </table:table-cell>
          <table:table-cell office:value-type="string">
            <text:p>100%|██████████|</text:p>
          </table:table-cell>
          <table:table-cell table:style-name="ce125" office:value-type="date" office:date-value="2025-05-05">
            <text:p>5月5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1">
            <text:p>1</text:p>
          </table:table-cell>
          <table:table-cell office:value-type="float" office:value="0.924">
            <text:p>0.924</text:p>
          </table:table-cell>
          <table:table-cell office:value-type="float" office:value="0.97">
            <text:p>0.97</text:p>
          </table:table-cell>
          <table:table-cell office:value-type="float" office:value="0.741">
            <text:p>0.741</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1">
            <text:p>1</text:p>
          </table:table-cell>
          <table:table-cell office:value-type="float" office:value="0.924">
            <text:p>0.924</text:p>
          </table:table-cell>
          <table:table-cell office:value-type="float" office:value="0.97">
            <text:p>0.97</text:p>
          </table:table-cell>
          <table:table-cell office:value-type="float" office:value="0.738">
            <text:p>0.738</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損失値（box_loss</text:p>
          </table:table-cell>
          <table:table-cell office:value-type="string">
            <text:p>0.6791、cls_loss</text:p>
          </table:table-cell>
          <table:table-cell office:value-type="string">
            <text:p>0.617、dfl_loss</text:p>
          </table:table-cell>
          <table:table-cell office:value-type="string">
            <text:p>0.8365）は3回目よりやや低下しており、良好に収束している。</text:p>
          </table:table-cell>
          <table:table-cell table:number-columns-repeated="8"/>
        </table:table-row>
        <table:table-row table:style-name="ro42">
          <table:table-cell office:value-type="string">
            <text:p>特にcls_lossの低下（0.6658</text:p>
          </table:table-cell>
          <table:table-cell office:value-type="string">
            <text:p>→</text:p>
          </table:table-cell>
          <table:table-cell office:value-type="string">
            <text:p>0.617）はクラス識別精度の改善を示唆しており、学習の進行度も良好。</text:p>
          </table:table-cell>
          <table:table-cell table:number-columns-repeated="9"/>
        </table:table-row>
        <table:table-row table:style-name="ro42">
          <table:table-cell office:value-type="string">
            <text:p>mAP50-95は</text:p>
          </table:table-cell>
          <table:table-cell office:value-type="float" office:value="0.741">
            <text:p>0.741</text:p>
          </table:table-cell>
          <table:table-cell office:value-type="string">
            <text:p>と3回目（0.697）より大幅に向上しており、汎化性能が改善された可能性が高い。</text:p>
          </table:table-cell>
          <table:table-cell table:number-columns-repeated="9"/>
        </table:table-row>
        <table:table-row table:style-name="ro1">
          <table:table-cell table:number-columns-repeated="12"/>
        </table:table-row>
        <table:table-row table:style-name="ro1">
          <table:table-cell office:value-type="string">
            <text:p>【サマリー】</text:p>
          </table:table-cell>
          <table:table-cell table:number-columns-repeated="11"/>
        </table:table-row>
        <table:table-row table:style-name="ro42">
          <table:table-cell office:value-type="string">
            <text:p>Precisionは1.000で理論上の最大値を達成。過学習の可能性もあるが非常に高精度な検出を行っている。</text:p>
          </table:table-cell>
          <table:table-cell table:number-columns-repeated="11"/>
        </table:table-row>
        <table:table-row table:style-name="ro42">
          <table:table-cell office:value-type="string">
            <text:p>Recallは0.924で3回目と同等の高水準を維持。</text:p>
          </table:table-cell>
          <table:table-cell table:number-columns-repeated="11"/>
        </table:table-row>
        <table:table-row table:style-name="ro42">
          <table:table-cell office:value-type="string">
            <text:p>mAP50も0.970と、前回の0.944〜0.945を上回っており、全体の検出性能が底上げされている。</text:p>
          </table:table-cell>
          <table:table-cell table:number-columns-repeated="11"/>
        </table:table-row>
        <table:table-row table:style-name="ro1">
          <table:table-cell table:number-columns-repeated="12"/>
        </table:table-row>
        <table:table-row table:style-name="ro1">
          <table:table-cell office:value-type="string">
            <text:p>【総評】</text:p>
          </table:table-cell>
          <table:table-cell table:number-columns-repeated="11"/>
        </table:table-row>
        <table:table-row table:style-name="ro42">
          <table:table-cell office:value-type="string">
            <text:p>学習率やpatienceをやや下げ、augmentation強度も抑えめにした設定は、より安定的かつ高精度な学習を実現している。</text:p>
          </table:table-cell>
          <table:table-cell table:number-columns-repeated="11"/>
        </table:table-row>
        <table:table-row table:style-name="ro42">
          <table:table-cell office:value-type="string">
            <text:p>GPUメモリ消費は4.19GBと前回の5.3GBより低減され、リソース効率も向上。</text:p>
          </table:table-cell>
          <table:table-cell table:number-columns-repeated="11"/>
        </table:table-row>
        <table:table-row table:style-name="ro42">
          <table:table-cell office:value-type="string">
            <text:p>mAP50-95の改善（0.697</text:p>
          </table:table-cell>
          <table:table-cell office:value-type="string">
            <text:p>→</text:p>
          </table:table-cell>
          <table:table-cell office:value-type="string">
            <text:p>0.741）により、難易度の高いIoU領域での性能も上昇しており、実用性のある結果が得られた。</text:p>
          </table:table-cell>
          <table:table-cell table:number-columns-repeated="9"/>
        </table:table-row>
        <table:table-row table:style-name="ro1">
          <table:table-cell table:number-columns-repeated="12"/>
        </table:table-row>
        <table:table-row table:style-name="ro1">
          <table:table-cell office:value-type="string">
            <text:p>次回の検証方針</text:p>
          </table:table-cell>
          <table:table-cell table:number-columns-repeated="11"/>
        </table:table-row>
        <table:table-row table:style-name="ro1">
          <table:table-cell office:value-type="string">
            <text:p>さらなる</text:p>
          </table:table-cell>
          <table:table-cell office:value-type="string">
            <text:p>mAP50-95</text:p>
          </table:table-cell>
          <table:table-cell office:value-type="string">
            <text:p>の向上を目指す場合、翻転や回転といった</text:p>
          </table:table-cell>
          <table:table-cell office:value-type="string">
            <text:p>augmentation</text:p>
          </table:table-cell>
          <table:table-cell office:value-type="string">
            <text:p>の比率を再調整する方向性も検討できる。</text:p>
          </table:table-cell>
          <table:table-cell table:number-columns-repeated="7"/>
        </table:table-row>
        <table:table-row table:style-name="ro42">
          <table:table-cell office:value-type="string">
            <text:p>しかし、学習画像が約130枚に制限されており、過学習リスクを抑えるためにはエポック数を抑える制約があることから、追加の精度向上は限定的と考えられる。</text:p>
          </table:table-cell>
          <table:table-cell table:number-columns-repeated="11"/>
        </table:table-row>
        <table:table-row table:style-name="ro42">
          <table:table-cell office:value-type="string">
            <text:p>このため、YOLOによる学習は</text:p>
          </table:table-cell>
          <table:table-cell office:value-type="string">
            <text:p>exp4</text:p>
          </table:table-cell>
          <table:table-cell office:value-type="string">
            <text:p>をもって一旦完了とし、今後はこのモデルを用いたバウンディングボックス描写処理（推論処理）フェーズへ移行する。</text:p>
          </table:table-cell>
          <table:table-cell table:number-columns-repeated="9"/>
        </table:table-row>
        <table:table-row table:style-name="ro1" table:number-rows-repeated="3">
          <table:table-cell table:number-columns-repeated="12"/>
        </table:table-row>
        <table:table-row table:style-name="ro1">
          <table:table-cell office:value-type="float" office:value="5">
            <text:p>5</text:p>
          </table:table-cell>
          <table:table-cell office:value-type="string">
            <text:p>exp5</text:p>
          </table:table-cell>
          <table:table-cell table:number-columns-repeated="10"/>
        </table:table-row>
        <table:table-row table:style-name="ro42">
          <table:table-cell office:value-type="string">
            <text:p>exp4で故障が数件あったため、ゼロスタートで再学習とする。</text:p>
          </table:table-cell>
          <table:table-cell table:number-columns-repeated="11"/>
        </table:table-row>
        <table:table-row table:style-name="ro1">
          <table:table-cell table:number-columns-repeated="12"/>
        </table:table-row>
        <table:table-row table:style-name="ro42">
          <table:table-cell office:value-type="string">
            <text:p>学習設定：クラス数</text:p>
          </table:table-cell>
          <table:table-cell office:value-type="string">
            <text:p>1、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04、hsv_s=0.15、hsv_v=0.1、反転</text:p>
          </table:table-cell>
          <table:table-cell office:value-type="string">
            <text:p>fliplr=0.2、mosaic</text:p>
          </table:table-cell>
          <table:table-cell office:value-type="string">
            <text:p>0.2、mixup</text:p>
          </table:table-cell>
          <table:table-cell office:value-type="string">
            <text:p>0.05、</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0、translate=0.08、scale=0.5、shear=0.05、flipud=0.05）</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2G</text:p>
          </table:table-cell>
          <table:table-cell office:value-type="float" office:value="0.6635">
            <text:p>0.6635</text:p>
          </table:table-cell>
          <table:table-cell office:value-type="float" office:value="0.658">
            <text:p>0.658</text:p>
          </table:table-cell>
          <table:table-cell office:value-type="float" office:value="0.8564">
            <text:p>0.8564</text:p>
          </table:table-cell>
          <table:table-cell office:value-type="float" office:value="29">
            <text:p>29</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81">
            <text:p>0.981</text:p>
          </table:table-cell>
          <table:table-cell office:value-type="float" office:value="0.974">
            <text:p>0.974</text:p>
          </table:table-cell>
          <table:table-cell office:value-type="float" office:value="0.984">
            <text:p>0.984</text:p>
          </table:table-cell>
          <table:table-cell office:value-type="float" office:value="0.749">
            <text:p>0.749</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5843">
            <text:p>300584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81">
            <text:p>0.981</text:p>
          </table:table-cell>
          <table:table-cell office:value-type="float" office:value="0.967">
            <text:p>0.967</text:p>
          </table:table-cell>
          <table:table-cell office:value-type="float" office:value="0.984">
            <text:p>0.984</text:p>
          </table:table-cell>
          <table:table-cell office:value-type="float" office:value="0.759">
            <text:p>0.759</text:p>
          </table:table-cell>
          <table:table-cell table:number-columns-repeated="4"/>
        </table:table-row>
        <table:table-row table:style-name="ro1">
          <table:table-cell table:number-columns-repeated="12"/>
        </table:table-row>
        <table:table-row table:style-name="ro42">
          <table:table-cell office:value-type="string">
            <text:p>■評価分析（exp5）</text:p>
          </table:table-cell>
          <table:table-cell table:number-columns-repeated="11"/>
        </table:table-row>
        <table:table-row table:style-name="ro1">
          <table:table-cell office:value-type="string">
            <text:p>【最終エポック】</text:p>
          </table:table-cell>
          <table:table-cell table:number-columns-repeated="11"/>
        </table:table-row>
        <table:table-row table:style-name="ro42">
          <table:table-cell office:value-type="string">
            <text:p>損失値（box_loss</text:p>
          </table:table-cell>
          <table:table-cell office:value-type="string">
            <text:p>0.6635、cls_loss</text:p>
          </table:table-cell>
          <table:table-cell office:value-type="string">
            <text:p>0.658、dfl_loss</text:p>
          </table:table-cell>
          <table:table-cell office:value-type="string">
            <text:p>0.8564）は、exp4と比較してやや改善・同等の水準にあり、十分に収束していると判断できる。</text:p>
          </table:table-cell>
          <table:table-cell table:number-columns-repeated="8"/>
        </table:table-row>
        <table:table-row table:style-name="ro42">
          <table:table-cell office:value-type="string">
            <text:p>特に</text:p>
          </table:table-cell>
          <table:table-cell office:value-type="string">
            <text:p>box_loss</text:p>
          </table:table-cell>
          <table:table-cell office:value-type="string">
            <text:p>のさらなる低下（0.6791</text:p>
          </table:table-cell>
          <table:table-cell office:value-type="string">
            <text:p>→</text:p>
          </table:table-cell>
          <table:table-cell office:value-type="string">
            <text:p>0.6635）は、バウンディングボックスの精度向上を示唆しており、物体の位置特定において精度が増している可能性がある。</text:p>
          </table:table-cell>
          <table:table-cell table:number-columns-repeated="7"/>
        </table:table-row>
        <table:table-row table:style-name="ro42">
          <table:table-cell office:value-type="string">
            <text:p>一方で</text:p>
          </table:table-cell>
          <table:table-cell office:value-type="string">
            <text:p>cls_loss</text:p>
          </table:table-cell>
          <table:table-cell office:value-type="string">
            <text:p>はやや増加している（0.617</text:p>
          </table:table-cell>
          <table:table-cell office:value-type="string">
            <text:p>→</text:p>
          </table:table-cell>
          <table:table-cell office:value-type="string">
            <text:p>0.658）。</text:p>
          </table:table-cell>
          <table:table-cell table:number-columns-repeated="7"/>
        </table:table-row>
        <table:table-row table:style-name="ro1">
          <table:table-cell table:number-columns-repeated="12"/>
        </table:table-row>
        <table:table-row table:style-name="ro42">
          <table:table-cell office:value-type="string">
            <text:p>【mAP・検出性能】</text:p>
          </table:table-cell>
          <table:table-cell table:number-columns-repeated="11"/>
        </table:table-row>
        <table:table-row table:style-name="ro42">
          <table:table-cell office:value-type="string">
            <text:p>mAP50-95：0.741</text:p>
          </table:table-cell>
          <table:table-cell office:value-type="string">
            <text:p>→</text:p>
          </table:table-cell>
          <table:table-cell office:value-type="string">
            <text:p>0.749（最終ログベース）、0.759（サマリーベース）</text:p>
          </table:table-cell>
          <table:table-cell table:number-columns-repeated="9"/>
        </table:table-row>
        <table:table-row table:style-name="ro42">
          <table:table-cell office:value-type="string">
            <text:p>exp4よりもさらに向上しており、高難易度なIoU領域での汎化性能が強化された。</text:p>
          </table:table-cell>
          <table:table-cell table:number-columns-repeated="11"/>
        </table:table-row>
        <table:table-row table:style-name="ro42">
          <table:table-cell office:value-type="string">
            <text:p>mAP50：0.970</text:p>
          </table:table-cell>
          <table:table-cell office:value-type="string">
            <text:p>→</text:p>
          </table:table-cell>
          <table:table-cell office:value-type="float" office:value="0.984">
            <text:p>0.984</text:p>
          </table:table-cell>
          <table:table-cell table:number-columns-repeated="9"/>
        </table:table-row>
        <table:table-row table:style-name="ro1">
          <table:table-cell office:value-type="string">
            <text:p>精度面での理論値にかなり接近しており、安定的かつ非常に高精度な検出が可能なモデルになっている。</text:p>
          </table:table-cell>
          <table:table-cell table:number-columns-repeated="11"/>
        </table:table-row>
        <table:table-row table:style-name="ro42">
          <table:table-cell office:value-type="string">
            <text:p>Recall：0.924</text:p>
          </table:table-cell>
          <table:table-cell office:value-type="string">
            <text:p>→</text:p>
          </table:table-cell>
          <table:table-cell office:value-type="string">
            <text:p>0.974（最終ログ）、0.967（サマリーベース）</text:p>
          </table:table-cell>
          <table:table-cell table:number-columns-repeated="9"/>
        </table:table-row>
        <table:table-row table:style-name="ro1">
          <table:table-cell office:value-type="string">
            <text:p>見逃し率が大幅に減少し、検出漏れの可能性がさらに低下している。</text:p>
          </table:table-cell>
          <table:table-cell table:number-columns-repeated="11"/>
        </table:table-row>
        <table:table-row table:style-name="ro42">
          <table:table-cell office:value-type="string">
            <text:p>Precision：1.000</text:p>
          </table:table-cell>
          <table:table-cell office:value-type="string">
            <text:p>→</text:p>
          </table:table-cell>
          <table:table-cell office:value-type="float" office:value="0.981">
            <text:p>0.981</text:p>
          </table:table-cell>
          <table:table-cell table:number-columns-repeated="9"/>
        </table:table-row>
        <table:table-row table:style-name="ro1">
          <table:table-cell office:value-type="string">
            <text:p>わずかに低下している</text:p>
          </table:table-cell>
          <table:table-cell table:number-columns-repeated="11"/>
        </table:table-row>
        <table:table-row table:style-name="ro1">
          <table:table-cell table:number-columns-repeated="12"/>
        </table:table-row>
        <table:table-row table:style-name="ro1">
          <table:table-cell office:value-type="string">
            <text:p>【総評】</text:p>
          </table:table-cell>
          <table:table-cell table:number-columns-repeated="11"/>
        </table:table-row>
        <table:table-row table:style-name="ro42">
          <table:table-cell office:value-type="string">
            <text:p>exp5では、サイズを増やしたためバッチを減少させたが、メモリ使用量は</text:p>
          </table:table-cell>
          <table:table-cell office:value-type="string">
            <text:p>4.19GB</text:p>
          </table:table-cell>
          <table:table-cell office:value-type="string">
            <text:p>→</text:p>
          </table:table-cell>
          <table:table-cell office:value-type="string">
            <text:p>4.12GB</text:p>
          </table:table-cell>
          <table:table-cell office:value-type="string">
            <text:p>と若干減少。</text:p>
          </table:table-cell>
          <table:table-cell table:number-columns-repeated="7"/>
        </table:table-row>
        <table:table-row table:style-name="ro42">
          <table:table-cell office:value-type="string">
            <text:p>exp4で発生した一部の誤検出（遠距離ナンバー未検出や、ステッカー・ヘッドライトの誤認識）を踏まえ、ゼロスタートでの再学習を実施した。</text:p>
          </table:table-cell>
          <table:table-cell table:number-columns-repeated="11"/>
        </table:table-row>
        <table:table-row table:style-name="ro42">
          <table:table-cell office:value-type="string">
            <text:p>その結果、mAP50-95、Recall、box_loss</text:p>
          </table:table-cell>
          <table:table-cell office:value-type="string">
            <text:p>といった重要指標が向上しており、全体的な性能はexp4を上回る水準に到達した。</text:p>
          </table:table-cell>
          <table:table-cell table:number-columns-repeated="10"/>
        </table:table-row>
        <table:table-row table:style-name="ro42">
          <table:table-cell office:value-type="string">
            <text:p>特に</text:p>
          </table:table-cell>
          <table:table-cell office:value-type="string">
            <text:p>mAP50-95</text:p>
          </table:table-cell>
          <table:table-cell office:value-type="string">
            <text:p>が</text:p>
          </table:table-cell>
          <table:table-cell office:value-type="float" office:value="0.759">
            <text:p>0.759</text:p>
          </table:table-cell>
          <table:table-cell office:value-type="string">
            <text:p>に達しており、難易度の高いIoU条件でも高精度な汎化が可能なモデルとなった点は特筆に値する。</text:p>
          </table:table-cell>
          <table:table-cell table:number-columns-repeated="7"/>
        </table:table-row>
        <table:table-row table:style-name="ro42">
          <table:table-cell office:value-type="string">
            <text:p>一方で、Precision</text:p>
          </table:table-cell>
          <table:table-cell office:value-type="string">
            <text:p>はやや低下したが依然として</text:p>
          </table:table-cell>
          <table:table-cell office:value-type="float" office:value="0.981">
            <text:p>0.981</text:p>
          </table:table-cell>
          <table:table-cell office:value-type="string">
            <text:p>と高い水準にあり、実運用上の問題はないと考えられる。</text:p>
          </table:table-cell>
          <table:table-cell table:number-columns-repeated="8"/>
        </table:table-row>
        <table:table-row table:style-name="ro42">
          <table:table-cell office:value-type="string">
            <text:p>VRAMの容量はまだ余裕のため、exp6モデルではより高負荷解像度で行う。</text:p>
          </table:table-cell>
          <table:table-cell table:number-columns-repeated="11"/>
        </table:table-row>
        <table:table-row table:style-name="ro1" table:number-rows-repeated="2">
          <table:table-cell table:number-columns-repeated="12"/>
        </table:table-row>
        <table:table-row table:style-name="ro1">
          <table:table-cell office:value-type="float" office:value="6">
            <text:p>6</text:p>
          </table:table-cell>
          <table:table-cell office:value-type="string">
            <text:p>exp6</text:p>
          </table:table-cell>
          <table:table-cell table:number-columns-repeated="10"/>
        </table:table-row>
        <table:table-row table:style-name="ro42">
          <table:table-cell office:value-type="string">
            <text:p>より精度重視とし高負荷とした。またv8n→v8sとスケールアップを行った。</text:p>
          </table:table-cell>
          <table:table-cell table:number-columns-repeated="11"/>
        </table:table-row>
        <table:table-row table:style-name="ro42">
          <table:table-cell office:value-type="string">
            <text:p>エポックも100に増やし、過学習を許容し、どれほどの精度向上かを実験する。</text:p>
          </table:table-cell>
          <table:table-cell table:number-columns-repeated="11"/>
        </table:table-row>
        <table:table-row table:style-name="ro1">
          <table:table-cell office:value-type="string">
            <text:p>またラベリングに原因がある可能性があるためその原因切り分けとして試験する。</text:p>
          </table:table-cell>
          <table:table-cell table:number-columns-repeated="11"/>
        </table:table-row>
        <table:table-row table:style-name="ro1">
          <table:table-cell table:number-columns-repeated="12"/>
        </table:table-row>
        <table:table-row table:style-name="ro42">
          <table:table-cell office:value-type="string">
            <text:p>学習設定：クラス数</text:p>
          </table:table-cell>
          <table:table-cell office:value-type="string">
            <text:p>1、エポック数</text:p>
          </table:table-cell>
          <table:table-cell office:value-type="string">
            <text:p>10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04、hsv_s=0.15、hsv_v=0.1、反転</text:p>
          </table:table-cell>
          <table:table-cell office:value-type="string">
            <text:p>fliplr=0.2、mosaic</text:p>
          </table:table-cell>
          <table:table-cell office:value-type="string">
            <text:p>0.2、mixup</text:p>
          </table:table-cell>
          <table:table-cell office:value-type="string">
            <text:p>0.05、</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0、translate=0.08、scale=0.5、shear=0.05、flipud=0.05）</text:p>
          </table:table-cell>
          <table:table-cell table:number-columns-repeated="9"/>
        </table:table-row>
        <table:table-row table:style-name="ro1">
          <table:table-cell table:number-columns-repeated="12"/>
        </table:table-row>
        <table:table-row table:style-name="ro1">
          <table:table-cell office:value-type="string">
            <text:p>最終エポックのログ：</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75/100</text:p>
          </table:table-cell>
          <table:table-cell office:value-type="string">
            <text:p>7.21G</text:p>
          </table:table-cell>
          <table:table-cell office:value-type="float" office:value="0.6344">
            <text:p>0.6344</text:p>
          </table:table-cell>
          <table:table-cell office:value-type="float" office:value="0.3425">
            <text:p>0.3425</text:p>
          </table:table-cell>
          <table:table-cell office:value-type="float" office:value="0.8648">
            <text:p>0.8648</text:p>
          </table:table-cell>
          <table:table-cell office:value-type="float" office:value="36">
            <text:p>36</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1&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98">
            <text:p>0.998</text:p>
          </table:table-cell>
          <table:table-cell office:value-type="float" office:value="0.944">
            <text:p>0.944</text:p>
          </table:table-cell>
          <table:table-cell office:value-type="float" office:value="0.981">
            <text:p>0.981</text:p>
          </table:table-cell>
          <table:table-cell office:value-type="float" office:value="0.74">
            <text:p>0.74</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11125971">
            <text:p>11125971</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28.4">
            <text:p>28.4</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78">
            <text:p>0.978</text:p>
          </table:table-cell>
          <table:table-cell office:value-type="float" office:value="0.963">
            <text:p>0.963</text:p>
          </table:table-cell>
          <table:table-cell office:value-type="float" office:value="0.985">
            <text:p>0.985</text:p>
          </table:table-cell>
          <table:table-cell office:value-type="float" office:value="0.766">
            <text:p>0.766</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42">
          <table:table-cell office:value-type="string">
            <text:p>exp1~5にかけて、一貫して不検出だったプレートが今回も不検出だったためラベリング精度を疑う。</text:p>
          </table:table-cell>
          <table:table-cell table:number-columns-repeated="11"/>
        </table:table-row>
        <table:table-row table:style-name="ro1">
          <table:table-cell office:value-type="string">
            <text:p>しかし、ステッカー誤認も同じ個所で検出した。</text:p>
          </table:table-cell>
          <table:table-cell table:number-columns-repeated="11"/>
        </table:table-row>
        <table:table-row table:style-name="ro1">
          <table:table-cell office:value-type="string">
            <text:p>そのため、ラベリングのやり直し、学習精度の見直しを行う事とする。</text:p>
          </table:table-cell>
          <table:table-cell table:number-columns-repeated="11"/>
        </table:table-row>
        <table:table-row table:style-name="ro1" table:number-rows-repeated="2">
          <table:table-cell table:number-columns-repeated="12"/>
        </table:table-row>
        <table:table-row table:style-name="ro1">
          <table:table-cell office:value-type="float" office:value="7">
            <text:p>7</text:p>
          </table:table-cell>
          <table:table-cell office:value-type="string">
            <text:p>exp7</text:p>
          </table:table-cell>
          <table:table-cell table:number-columns-repeated="10"/>
        </table:table-row>
        <table:table-row table:style-name="ro42">
          <table:table-cell office:value-type="string">
            <text:p>再ラベリングを行い、クラスを3つに増やした。</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04、hsv_s=0.15、hsv_v=0.1、反転</text:p>
          </table:table-cell>
          <table:table-cell office:value-type="string">
            <text:p>fliplr=0.2、mosaic</text:p>
          </table:table-cell>
          <table:table-cell office:value-type="string">
            <text:p>0.2、mixup</text:p>
          </table:table-cell>
          <table:table-cell office:value-type="string">
            <text:p>0.05、</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0、translate=0.08、scale=0.5、shear=0.05、flipud=0.05）</text:p>
          </table:table-cell>
          <table:table-cell table:number-columns-repeated="9"/>
        </table:table-row>
        <table:table-row table:style-name="ro1">
          <table:table-cell table:number-columns-repeated="12"/>
        </table:table-row>
        <table:table-row table:style-name="ro1">
          <table:table-cell office:value-type="string">
            <text:p>・ベストエポック：</text:p>
          </table:table-cell>
          <table:table-cell table:number-columns-repeated="11"/>
        </table:table-row>
        <table:table-row table:style-name="ro1">
          <table:table-cell office:value-type="string">
            <text:p><text:tab/>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5"/>
        </table:table-row>
        <table:table-row table:style-name="ro42">
          <table:table-cell/>
          <table:table-cell office:value-type="string">
            <text:p>27/50</text:p>
          </table:table-cell>
          <table:table-cell office:value-type="string">
            <text:p>4.46G</text:p>
          </table:table-cell>
          <table:table-cell office:value-type="float" office:value="0.6657">
            <text:p>0.6657</text:p>
          </table:table-cell>
          <table:table-cell office:value-type="float" office:value="1.045">
            <text:p>1.045</text:p>
          </table:table-cell>
          <table:table-cell office:value-type="float" office:value="0.8342">
            <text:p>0.8342</text:p>
          </table:table-cell>
          <table:table-cell office:value-type="float" office:value="35">
            <text:p>35</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18">
            <text:p>0.718</text:p>
          </table:table-cell>
          <table:table-cell office:value-type="float" office:value="0.4">
            <text:p>0.4</text:p>
          </table:table-cell>
          <table:table-cell office:value-type="float" office:value="0.405">
            <text:p>0.405</text:p>
          </table:table-cell>
          <table:table-cell office:value-type="float" office:value="0.327">
            <text:p>0.327</text:p>
          </table:table-cell>
          <table:table-cell table:number-columns-repeated="4"/>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43/50</text:p>
          </table:table-cell>
          <table:table-cell office:value-type="string">
            <text:p>4.73G</text:p>
          </table:table-cell>
          <table:table-cell office:value-type="float" office:value="0.5156">
            <text:p>0.5156</text:p>
          </table:table-cell>
          <table:table-cell office:value-type="float" office:value="0.9086">
            <text:p>0.9086</text:p>
          </table:table-cell>
          <table:table-cell office:value-type="float" office:value="0.818">
            <text:p>0.818</text:p>
          </table:table-cell>
          <table:table-cell office:value-type="float" office:value="20">
            <text:p>20</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803">
            <text:p>0.803</text:p>
          </table:table-cell>
          <table:table-cell office:value-type="float" office:value="0.363">
            <text:p>0.363</text:p>
          </table:table-cell>
          <table:table-cell office:value-type="float" office:value="0.387">
            <text:p>0.387</text:p>
          </table:table-cell>
          <table:table-cell office:value-type="float" office:value="0.309">
            <text:p>0.309</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81">
            <text:p>0.781</text:p>
          </table:table-cell>
          <table:table-cell office:value-type="float" office:value="0.36">
            <text:p>0.36</text:p>
          </table:table-cell>
          <table:table-cell office:value-type="float" office:value="0.427">
            <text:p>0.427</text:p>
          </table:table-cell>
          <table:table-cell office:value-type="float" office:value="0.339">
            <text:p>0.339</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85">
            <text:p>0.885</text:p>
          </table:table-cell>
          <table:table-cell office:value-type="float" office:value="0.977">
            <text:p>0.977</text:p>
          </table:table-cell>
          <table:table-cell office:value-type="float" office:value="0.971">
            <text:p>0.971</text:p>
          </table:table-cell>
          <table:table-cell office:value-type="float" office:value="0.84">
            <text:p>0.84</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457">
            <text:p>0.457</text:p>
          </table:table-cell>
          <table:table-cell office:value-type="float" office:value="0.102">
            <text:p>0.102</text:p>
          </table:table-cell>
          <table:table-cell office:value-type="float" office:value="0.31">
            <text:p>0.31</text:p>
          </table:table-cell>
          <table:table-cell office:value-type="float" office:value="0.179">
            <text:p>0.17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42">
          <table:table-cell office:value-type="string">
            <text:p>number_plateは2件ほど検出していない画像があった。</text:p>
          </table:table-cell>
          <table:table-cell table:number-columns-repeated="11"/>
        </table:table-row>
        <table:table-row table:style-name="ro42">
          <table:table-cell office:value-type="string">
            <text:p>unclear_plateはほぼ検出せず。</text:p>
          </table:table-cell>
          <table:table-cell table:number-columns-repeated="11"/>
        </table:table-row>
        <table:table-row table:style-name="ro1">
          <table:table-cell office:value-type="string">
            <text:p>一方で、ナンバー以外の誤検出はなかったため、</text:p>
          </table:table-cell>
          <table:table-cell table:number-columns-repeated="11"/>
        </table:table-row>
        <table:table-row table:style-name="ro1">
          <table:table-cell office:value-type="string">
            <text:p>次はパラメータの強化を行う予定。</text:p>
          </table:table-cell>
          <table:table-cell table:number-columns-repeated="11"/>
        </table:table-row>
        <table:table-row table:style-name="ro1" table:number-rows-repeated="2">
          <table:table-cell table:number-columns-repeated="12"/>
        </table:table-row>
        <table:table-row table:style-name="ro1">
          <table:table-cell office:value-type="float" office:value="8">
            <text:p>8</text:p>
          </table:table-cell>
          <table:table-cell office:value-type="string">
            <text:p>exp8</text:p>
          </table:table-cell>
          <table:table-cell table:number-columns-repeated="10"/>
        </table:table-row>
        <table:table-row table:style-name="ro42">
          <table:table-cell office:value-type="string">
            <text:p>実行パラメータとして色変換や反転、モザイク等を強化。それ以外はexp7と同じ。</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5）</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2G</text:p>
          </table:table-cell>
          <table:table-cell office:value-type="float" office:value="0.7449">
            <text:p>0.7449</text:p>
          </table:table-cell>
          <table:table-cell office:value-type="float" office:value="1.207">
            <text:p>1.207</text:p>
          </table:table-cell>
          <table:table-cell office:value-type="float" office:value="0.8645">
            <text:p>0.8645</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47">
            <text:p>0.947</text:p>
          </table:table-cell>
          <table:table-cell office:value-type="float" office:value="0.427">
            <text:p>0.427</text:p>
          </table:table-cell>
          <table:table-cell office:value-type="float" office:value="0.453">
            <text:p>0.453</text:p>
          </table:table-cell>
          <table:table-cell office:value-type="float" office:value="0.334">
            <text:p>0.334</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44">
            <text:p>0.944</text:p>
          </table:table-cell>
          <table:table-cell office:value-type="float" office:value="0.411">
            <text:p>0.411</text:p>
          </table:table-cell>
          <table:table-cell office:value-type="float" office:value="0.466">
            <text:p>0.466</text:p>
          </table:table-cell>
          <table:table-cell office:value-type="float" office:value="0.35">
            <text:p>0.35</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31">
            <text:p>0.831</text:p>
          </table:table-cell>
          <table:table-cell office:value-type="float" office:value="0.977">
            <text:p>0.977</text:p>
          </table:table-cell>
          <table:table-cell office:value-type="float" office:value="0.956">
            <text:p>0.956</text:p>
          </table:table-cell>
          <table:table-cell office:value-type="float" office:value="0.734">
            <text:p>0.734</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255">
            <text:p>0.255</text:p>
          </table:table-cell>
          <table:table-cell office:value-type="float" office:value="0.443">
            <text:p>0.443</text:p>
          </table:table-cell>
          <table:table-cell office:value-type="float" office:value="0.316">
            <text:p>0.316</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1">
          <table:table-cell office:value-type="string">
            <text:p>■評価分析</text:p>
          </table:table-cell>
          <table:table-cell table:number-columns-repeated="11"/>
        </table:table-row>
        <table:table-row table:style-name="ro42">
          <table:table-cell office:value-type="string">
            <text:p>exp7と比較し、学習中の損失は若干多くなった。理由としては強化したパラメータが強すぎて検出に悪影響が出た可能性が高い。</text:p>
          </table:table-cell>
          <table:table-cell table:number-columns-repeated="11"/>
        </table:table-row>
        <table:table-row table:style-name="ro1">
          <table:table-cell office:value-type="string">
            <text:p>一方で検証用で数値の水準は高くなったため、総合的には改善はみられると思われる。</text:p>
          </table:table-cell>
          <table:table-cell table:number-columns-repeated="11"/>
        </table:table-row>
        <table:table-row table:style-name="ro1">
          <table:table-cell office:value-type="string">
            <text:p>実際の画像は明瞭ナンバーの抜けはなくなったが、看板等の誤検出が増えてしまった。</text:p>
          </table:table-cell>
          <table:table-cell table:number-columns-repeated="11"/>
        </table:table-row>
        <table:table-row table:style-name="ro1">
          <table:table-cell office:value-type="string">
            <text:p>不明瞭ナンバーは若干の改善が見られた。</text:p>
          </table:table-cell>
          <table:table-cell table:number-columns-repeated="11"/>
        </table:table-row>
        <table:table-row table:style-name="ro1">
          <table:table-cell table:number-columns-repeated="12"/>
        </table:table-row>
        <table:table-row table:style-name="ro42">
          <table:table-cell table:style-name="ce125" office:value-type="date" office:date-value="2025-08-02">
            <text:p>8月2日</text:p>
          </table:table-cell>
          <table:table-cell office:value-type="string">
            <text:p>exp8_2</text:p>
          </table:table-cell>
          <table:table-cell table:number-columns-repeated="10"/>
        </table:table-row>
        <table:table-row table:style-name="ro42">
          <table:table-cell office:value-type="string">
            <text:p>パラメータ強化により誤検出が増えてしまったため、原因の切り分けのため上下反転をオフにし、それ以外はexp8と同じパラメータと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2、</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2G</text:p>
          </table:table-cell>
          <table:table-cell office:value-type="float" office:value="0.6996">
            <text:p>0.6996</text:p>
          </table:table-cell>
          <table:table-cell office:value-type="float" office:value="1.2">
            <text:p>1.2</text:p>
          </table:table-cell>
          <table:table-cell office:value-type="float" office:value="0.8663">
            <text:p>0.8663</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string">
            <text:p>10.49it/s]</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9.26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39">
            <text:p>0.739</text:p>
          </table:table-cell>
          <table:table-cell office:value-type="float" office:value="0.363">
            <text:p>0.363</text:p>
          </table:table-cell>
          <table:table-cell office:value-type="float" office:value="0.412">
            <text:p>0.412</text:p>
          </table:table-cell>
          <table:table-cell office:value-type="float" office:value="0.312">
            <text:p>0.312</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0&lt;00:00,</text:p>
          </table:table-cell>
          <table:table-cell office:value-type="string">
            <text:p>8.23it/s]</text:p>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1">
            <text:p>0.951</text:p>
          </table:table-cell>
          <table:table-cell office:value-type="float" office:value="0.391">
            <text:p>0.391</text:p>
          </table:table-cell>
          <table:table-cell office:value-type="float" office:value="0.445">
            <text:p>0.445</text:p>
          </table:table-cell>
          <table:table-cell office:value-type="float" office:value="0.333">
            <text:p>0.333</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52">
            <text:p>0.852</text:p>
          </table:table-cell>
          <table:table-cell office:value-type="float" office:value="0.977">
            <text:p>0.977</text:p>
          </table:table-cell>
          <table:table-cell office:value-type="float" office:value="0.954">
            <text:p>0.954</text:p>
          </table:table-cell>
          <table:table-cell office:value-type="float" office:value="0.74">
            <text:p>0.74</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197">
            <text:p>0.197</text:p>
          </table:table-cell>
          <table:table-cell office:value-type="float" office:value="0.38">
            <text:p>0.38</text:p>
          </table:table-cell>
          <table:table-cell office:value-type="float" office:value="0.26">
            <text:p>0.26</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number-rows-repeated="2">
          <table:table-cell table:number-columns-repeated="12"/>
        </table:table-row>
        <table:table-row table:style-name="ro42">
          <table:table-cell table:style-name="ce125" office:value-type="date" office:date-value="2025-08-03">
            <text:p>8月3日</text:p>
          </table:table-cell>
          <table:table-cell office:value-type="string">
            <text:p>exp8_3</text:p>
          </table:table-cell>
          <table:table-cell table:number-columns-repeated="10"/>
        </table:table-row>
        <table:table-row table:style-name="ro42">
          <table:table-cell office:value-type="string">
            <text:p>上下反転をオフにしたところ、8_2よりも誤検出が1件増え、ヘッドライトをナンバーとして誤認してしまった。</text:p>
          </table:table-cell>
          <table:table-cell table:number-columns-repeated="11"/>
        </table:table-row>
        <table:table-row table:style-name="ro1">
          <table:table-cell office:value-type="string">
            <text:p>看板等は相変わらず誤検出していた。</text:p>
          </table:table-cell>
          <table:table-cell table:number-columns-repeated="11"/>
        </table:table-row>
        <table:table-row table:style-name="ro42">
          <table:table-cell office:value-type="string">
            <text:p>そのため、上下反転をexp8と同じにし、mixupを0としてみ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5）</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9G</text:p>
          </table:table-cell>
          <table:table-cell office:value-type="float" office:value="0.734">
            <text:p>0.734</text:p>
          </table:table-cell>
          <table:table-cell office:value-type="float" office:value="1.216">
            <text:p>1.216</text:p>
          </table:table-cell>
          <table:table-cell office:value-type="float" office:value="0.8633">
            <text:p>0.8633</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38">
            <text:p>0.938</text:p>
          </table:table-cell>
          <table:table-cell office:value-type="float" office:value="0.326">
            <text:p>0.326</text:p>
          </table:table-cell>
          <table:table-cell office:value-type="float" office:value="0.44">
            <text:p>0.44</text:p>
          </table:table-cell>
          <table:table-cell office:value-type="float" office:value="0.327">
            <text:p>0.32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38">
            <text:p>0.938</text:p>
          </table:table-cell>
          <table:table-cell office:value-type="float" office:value="0.326">
            <text:p>0.326</text:p>
          </table:table-cell>
          <table:table-cell office:value-type="float" office:value="0.44">
            <text:p>0.44</text:p>
          </table:table-cell>
          <table:table-cell office:value-type="float" office:value="0.327">
            <text:p>0.327</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14">
            <text:p>0.814</text:p>
          </table:table-cell>
          <table:table-cell office:value-type="float" office:value="0.977">
            <text:p>0.977</text:p>
          </table:table-cell>
          <table:table-cell office:value-type="float" office:value="0.967">
            <text:p>0.967</text:p>
          </table:table-cell>
          <table:table-cell office:value-type="float" office:value="0.752">
            <text:p>0.752</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
            <text:p>0</text:p>
          </table:table-cell>
          <table:table-cell office:value-type="float" office:value="0.353">
            <text:p>0.353</text:p>
          </table:table-cell>
          <table:table-cell office:value-type="float" office:value="0.229">
            <text:p>0.22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number-rows-repeated="2">
          <table:table-cell table:number-columns-repeated="12"/>
        </table:table-row>
        <table:table-row table:style-name="ro42">
          <table:table-cell table:style-name="ce125" office:value-type="date" office:date-value="2025-08-04">
            <text:p>8月4日</text:p>
          </table:table-cell>
          <table:table-cell office:value-type="string">
            <text:p>exp8_4</text:p>
          </table:table-cell>
          <table:table-cell table:number-columns-repeated="10"/>
        </table:table-row>
        <table:table-row table:style-name="ro42">
          <table:table-cell office:value-type="string">
            <text:p>上下反転を0.5に戻しmixupを0と設定したところ、ヘッドライト誤検出は無かったがステッカー検出があった。</text:p>
          </table:table-cell>
          <table:table-cell table:number-columns-repeated="11"/>
        </table:table-row>
        <table:table-row table:style-name="ro42">
          <table:table-cell office:value-type="string">
            <text:p>看板等は相変わらず誤検出していたので総誤検出数は8_2と8_3は変わらず。</text:p>
          </table:table-cell>
          <table:table-cell table:number-columns-repeated="11"/>
        </table:table-row>
        <table:table-row table:style-name="ro42">
          <table:table-cell office:value-type="string">
            <text:p>そのため、上下反転とmixupの両方を0と設定し検証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5、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2G</text:p>
          </table:table-cell>
          <table:table-cell office:value-type="float" office:value="0.6995">
            <text:p>0.6995</text:p>
          </table:table-cell>
          <table:table-cell office:value-type="float" office:value="1.179">
            <text:p>1.179</text:p>
          </table:table-cell>
          <table:table-cell office:value-type="float" office:value="0.8615">
            <text:p>0.8615</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44">
            <text:p>0.944</text:p>
          </table:table-cell>
          <table:table-cell office:value-type="float" office:value="0.363">
            <text:p>0.363</text:p>
          </table:table-cell>
          <table:table-cell office:value-type="float" office:value="0.41">
            <text:p>0.41</text:p>
          </table:table-cell>
          <table:table-cell office:value-type="float" office:value="0.307">
            <text:p>0.30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31">
            <text:p>0.931</text:p>
          </table:table-cell>
          <table:table-cell office:value-type="float" office:value="0.363">
            <text:p>0.363</text:p>
          </table:table-cell>
          <table:table-cell office:value-type="float" office:value="0.409">
            <text:p>0.409</text:p>
          </table:table-cell>
          <table:table-cell office:value-type="float" office:value="0.311">
            <text:p>0.311</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921">
            <text:p>0.921</text:p>
          </table:table-cell>
          <table:table-cell office:value-type="float" office:value="0.977">
            <text:p>0.977</text:p>
          </table:table-cell>
          <table:table-cell office:value-type="float" office:value="0.965">
            <text:p>0.965</text:p>
          </table:table-cell>
          <table:table-cell office:value-type="float" office:value="0.77">
            <text:p>0.77</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872">
            <text:p>0.872</text:p>
          </table:table-cell>
          <table:table-cell office:value-type="float" office:value="0.111">
            <text:p>0.111</text:p>
          </table:table-cell>
          <table:table-cell office:value-type="float" office:value="0.262">
            <text:p>0.262</text:p>
          </table:table-cell>
          <table:table-cell office:value-type="float" office:value="0.164">
            <text:p>0.164</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42">
          <table:table-cell table:style-name="ce125" office:value-type="date" office:date-value="2025-08-05">
            <text:p>8月5日</text:p>
          </table:table-cell>
          <table:table-cell office:value-type="string">
            <text:p>exp8_5</text:p>
          </table:table-cell>
          <table:table-cell table:number-columns-repeated="10"/>
        </table:table-row>
        <table:table-row table:style-name="ro42">
          <table:table-cell office:value-type="string">
            <text:p>上下反転とmixupを0と設定したところ、ヘッドライト誤検出は1件追加、ステッカー誤検出は1件減少となった。</text:p>
          </table:table-cell>
          <table:table-cell table:number-columns-repeated="11"/>
        </table:table-row>
        <table:table-row table:style-name="ro1">
          <table:table-cell office:value-type="string">
            <text:p>総誤検出数は今のところ変わらず。</text:p>
          </table:table-cell>
          <table:table-cell table:number-columns-repeated="11"/>
        </table:table-row>
        <table:table-row table:style-name="ro42">
          <table:table-cell office:value-type="string">
            <text:p>そのため、上下反転とmixupの設定値は0に維持しつつ、mosaicを0.2と減少させ検証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5、hsv_v=0.4、反転</text:p>
          </table:table-cell>
          <table:table-cell office:value-type="string">
            <text:p>fliplr=0.5、mosaic</text:p>
          </table:table-cell>
          <table:table-cell office:value-type="string">
            <text:p>0.2、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5G</text:p>
          </table:table-cell>
          <table:table-cell office:value-type="float" office:value="0.6966">
            <text:p>0.6966</text:p>
          </table:table-cell>
          <table:table-cell office:value-type="float" office:value="1.145">
            <text:p>1.145</text:p>
          </table:table-cell>
          <table:table-cell office:value-type="float" office:value="0.8718">
            <text:p>0.8718</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78">
            <text:p>0.778</text:p>
          </table:table-cell>
          <table:table-cell office:value-type="float" office:value="0.39">
            <text:p>0.39</text:p>
          </table:table-cell>
          <table:table-cell office:value-type="float" office:value="0.403">
            <text:p>0.403</text:p>
          </table:table-cell>
          <table:table-cell office:value-type="float" office:value="0.293">
            <text:p>0.293</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763">
            <text:p>0.763</text:p>
          </table:table-cell>
          <table:table-cell office:value-type="float" office:value="0.383">
            <text:p>0.383</text:p>
          </table:table-cell>
          <table:table-cell office:value-type="float" office:value="0.406">
            <text:p>0.406</text:p>
          </table:table-cell>
          <table:table-cell office:value-type="float" office:value="0.303">
            <text:p>0.303</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64">
            <text:p>0.864</text:p>
          </table:table-cell>
          <table:table-cell office:value-type="float" office:value="0.977">
            <text:p>0.977</text:p>
          </table:table-cell>
          <table:table-cell office:value-type="float" office:value="0.967">
            <text:p>0.967</text:p>
          </table:table-cell>
          <table:table-cell office:value-type="float" office:value="0.753">
            <text:p>0.753</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425">
            <text:p>0.425</text:p>
          </table:table-cell>
          <table:table-cell office:value-type="float" office:value="0.172">
            <text:p>0.172</text:p>
          </table:table-cell>
          <table:table-cell office:value-type="float" office:value="0.252">
            <text:p>0.252</text:p>
          </table:table-cell>
          <table:table-cell office:value-type="float" office:value="0.155">
            <text:p>0.155</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42">
          <table:table-cell table:style-name="ce125" office:value-type="date" office:date-value="2025-08-06">
            <text:p>8月6日</text:p>
          </table:table-cell>
          <table:table-cell office:value-type="string">
            <text:p>exp8_6</text:p>
          </table:table-cell>
          <table:table-cell table:number-columns-repeated="10"/>
        </table:table-row>
        <table:table-row table:style-name="ro42">
          <table:table-cell office:value-type="string">
            <text:p>上下反転とmixupを0と設定、mosaicを0.2としたところ、ヘッドライト誤検出は1件減少、ステッカー誤検出は2件増加となった。</text:p>
          </table:table-cell>
          <table:table-cell table:number-columns-repeated="11"/>
        </table:table-row>
        <table:table-row table:style-name="ro42">
          <table:table-cell office:value-type="string">
            <text:p>総誤検出数は1件増える結果に。</text:p>
          </table:table-cell>
          <table:table-cell table:number-columns-repeated="11"/>
        </table:table-row>
        <table:table-row table:style-name="ro42">
          <table:table-cell office:value-type="string">
            <text:p>また、明瞭ナンバーの不検出が1件増加。</text:p>
          </table:table-cell>
          <table:table-cell table:number-columns-repeated="11"/>
        </table:table-row>
        <table:table-row table:style-name="ro42">
          <table:table-cell office:value-type="string">
            <text:p>故障全体では2件増加となった。</text:p>
          </table:table-cell>
          <table:table-cell table:number-columns-repeated="11"/>
        </table:table-row>
        <table:table-row table:style-name="ro42">
          <table:table-cell office:value-type="string">
            <text:p>誤検出を抑えるため、上下反転とmixupを0をキープしつつ、mosaicを0.2→0.3へ、hsv_sとhsv_vは0.3と減少させる。</text:p>
          </table:table-cell>
          <table:table-cell table:number-columns-repeated="11"/>
        </table:table-row>
        <table:table-row table:style-name="ro1" table:number-rows-repeated="2">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3、hsv_v=0.3、反転</text:p>
          </table:table-cell>
          <table:table-cell office:value-type="string">
            <text:p>fliplr=0.5、mosaic</text:p>
          </table:table-cell>
          <table:table-cell office:value-type="string">
            <text:p>0.3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5、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19G</text:p>
          </table:table-cell>
          <table:table-cell office:value-type="float" office:value="0.6761">
            <text:p>0.6761</text:p>
          </table:table-cell>
          <table:table-cell office:value-type="float" office:value="1.143">
            <text:p>1.143</text:p>
          </table:table-cell>
          <table:table-cell office:value-type="float" office:value="0.8428">
            <text:p>0.8428</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899">
            <text:p>0.899</text:p>
          </table:table-cell>
          <table:table-cell office:value-type="float" office:value="0.437">
            <text:p>0.437</text:p>
          </table:table-cell>
          <table:table-cell office:value-type="float" office:value="0.458">
            <text:p>0.458</text:p>
          </table:table-cell>
          <table:table-cell office:value-type="float" office:value="0.333">
            <text:p>0.333</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13">
            <text:p>0.913</text:p>
          </table:table-cell>
          <table:table-cell office:value-type="float" office:value="0.437">
            <text:p>0.437</text:p>
          </table:table-cell>
          <table:table-cell office:value-type="float" office:value="0.461">
            <text:p>0.461</text:p>
          </table:table-cell>
          <table:table-cell office:value-type="float" office:value="0.339">
            <text:p>0.339</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96">
            <text:p>0.896</text:p>
          </table:table-cell>
          <table:table-cell office:value-type="float" office:value="0.977">
            <text:p>0.977</text:p>
          </table:table-cell>
          <table:table-cell office:value-type="float" office:value="0.967">
            <text:p>0.967</text:p>
          </table:table-cell>
          <table:table-cell office:value-type="float" office:value="0.771">
            <text:p>0.771</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0.842">
            <text:p>0.842</text:p>
          </table:table-cell>
          <table:table-cell office:value-type="float" office:value="0.333">
            <text:p>0.333</text:p>
          </table:table-cell>
          <table:table-cell office:value-type="float" office:value="0.417">
            <text:p>0.417</text:p>
          </table:table-cell>
          <table:table-cell office:value-type="float" office:value="0.248">
            <text:p>0.248</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number-rows-repeated="2">
          <table:table-cell table:number-columns-repeated="12"/>
        </table:table-row>
        <table:table-row table:style-name="ro42">
          <table:table-cell table:style-name="ce125" office:value-type="date" office:date-value="2025-08-07">
            <text:p>8月7日</text:p>
          </table:table-cell>
          <table:table-cell office:value-type="string">
            <text:p>exp8_7</text:p>
          </table:table-cell>
          <table:table-cell table:number-columns-repeated="10"/>
        </table:table-row>
        <table:table-row table:style-name="ro42">
          <table:table-cell office:value-type="string">
            <text:p>8_6の設定では、ステッカー誤認1件減少。</text:p>
          </table:table-cell>
          <table:table-cell table:number-columns-repeated="11"/>
        </table:table-row>
        <table:table-row table:style-name="ro42">
          <table:table-cell office:value-type="string">
            <text:p>残誤認件数として、ステッカー2、看板1となっている。</text:p>
          </table:table-cell>
          <table:table-cell table:number-columns-repeated="11"/>
        </table:table-row>
        <table:table-row table:style-name="ro42">
          <table:table-cell office:value-type="string">
            <text:p>8_6で発生した明瞭ナンバー不検出は解消となり明瞭ナンバー不検出総数は0に戻った。</text:p>
          </table:table-cell>
          <table:table-cell table:number-columns-repeated="11"/>
        </table:table-row>
        <table:table-row table:style-name="ro42">
          <table:table-cell office:value-type="string">
            <text:p>8_6と比べ総故障件数では2件解消。</text:p>
          </table:table-cell>
          <table:table-cell table:number-columns-repeated="11"/>
        </table:table-row>
        <table:table-row table:style-name="ro1">
          <table:table-cell office:value-type="string">
            <text:p>若干不明瞭ナンバーも捉えてくれるようになっている。</text:p>
          </table:table-cell>
          <table:table-cell table:number-columns-repeated="11"/>
        </table:table-row>
        <table:table-row table:style-name="ro42">
          <table:table-cell office:value-type="string">
            <text:p>誤検出を更に抑えるため、shearを0.15→0.1と変更する。</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3、hsv_v=0.3、反転</text:p>
          </table:table-cell>
          <table:table-cell office:value-type="string">
            <text:p>fliplr=0.5、mosaic</text:p>
          </table:table-cell>
          <table:table-cell office:value-type="string">
            <text:p>0.3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1G</text:p>
          </table:table-cell>
          <table:table-cell office:value-type="float" office:value="0.6802">
            <text:p>0.6802</text:p>
          </table:table-cell>
          <table:table-cell office:value-type="float" office:value="1.144">
            <text:p>1.144</text:p>
          </table:table-cell>
          <table:table-cell office:value-type="float" office:value="0.8451">
            <text:p>0.8451</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3">
            <text:p>0.953</text:p>
          </table:table-cell>
          <table:table-cell office:value-type="float" office:value="0.413">
            <text:p>0.413</text:p>
          </table:table-cell>
          <table:table-cell office:value-type="float" office:value="0.473">
            <text:p>0.473</text:p>
          </table:table-cell>
          <table:table-cell office:value-type="float" office:value="0.337">
            <text:p>0.33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4">
            <text:p>0.954</text:p>
          </table:table-cell>
          <table:table-cell office:value-type="float" office:value="0.399">
            <text:p>0.399</text:p>
          </table:table-cell>
          <table:table-cell office:value-type="float" office:value="0.482">
            <text:p>0.482</text:p>
          </table:table-cell>
          <table:table-cell office:value-type="float" office:value="0.346">
            <text:p>0.346</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63">
            <text:p>0.863</text:p>
          </table:table-cell>
          <table:table-cell office:value-type="float" office:value="0.977">
            <text:p>0.977</text:p>
          </table:table-cell>
          <table:table-cell office:value-type="float" office:value="0.967">
            <text:p>0.967</text:p>
          </table:table-cell>
          <table:table-cell office:value-type="float" office:value="0.748">
            <text:p>0.748</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22">
            <text:p>0.22</text:p>
          </table:table-cell>
          <table:table-cell office:value-type="float" office:value="0.478">
            <text:p>0.478</text:p>
          </table:table-cell>
          <table:table-cell office:value-type="float" office:value="0.29">
            <text:p>0.2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row table:style-name="ro1">
          <table:table-cell table:number-columns-repeated="12"/>
        </table:table-row>
        <table:table-row table:style-name="ro42">
          <table:table-cell table:style-name="ce125" office:value-type="date" office:date-value="2025-08-08">
            <text:p>8月8日</text:p>
          </table:table-cell>
          <table:table-cell office:value-type="string">
            <text:p>exp8_8</text:p>
          </table:table-cell>
          <table:table-cell table:number-columns-repeated="10"/>
        </table:table-row>
        <table:table-row table:style-name="ro42">
          <table:table-cell office:value-type="string">
            <text:p>ステッカー誤認1件減少し総誤認件数は残り2件となった。どちらの誤認も同じ画像の同じ場所である。</text:p>
          </table:table-cell>
          <table:table-cell table:number-columns-repeated="11"/>
        </table:table-row>
        <table:table-row table:style-name="ro1">
          <table:table-cell office:value-type="string">
            <text:p>明瞭ナンバー不検出は１件もない。</text:p>
          </table:table-cell>
          <table:table-cell table:number-columns-repeated="11"/>
        </table:table-row>
        <table:table-row table:style-name="ro42">
          <table:table-cell office:value-type="string">
            <text:p>不明瞭ナンバーの検出数はあまり変わらずに再現率10～20%程度。</text:p>
          </table:table-cell>
          <table:table-cell table:number-columns-repeated="11"/>
        </table:table-row>
        <table:table-row table:style-name="ro42">
          <table:table-cell office:value-type="string">
            <text:p>残り2件の誤認をなんとか修正したい。</text:p>
          </table:table-cell>
          <table:table-cell table:number-columns-repeated="11"/>
        </table:table-row>
        <table:table-row table:style-name="ro1">
          <table:table-cell table:number-columns-repeated="12"/>
        </table:table-row>
        <table:table-row table:style-name="ro42">
          <table:table-cell office:value-type="string">
            <text:p>学習設定：yolov8n、クラス数</text:p>
          </table:table-cell>
          <table:table-cell office:value-type="string">
            <text:p>3、エポック数</text:p>
          </table:table-cell>
          <table:table-cell office:value-type="string">
            <text:p>50、画像サイズ</text:p>
          </table:table-cell>
          <table:table-cell office:value-type="string">
            <text:p>896×896、バッチサイズ</text:p>
          </table:table-cell>
          <table:table-cell office:value-type="string">
            <text:p>16、patience</text:p>
          </table:table-cell>
          <table:table-cell office:value-type="string">
            <text:p>20、初期学習率</text:p>
          </table:table-cell>
          <table:table-cell office:value-type="string">
            <text:p>0.003、</text:p>
          </table:table-cell>
          <table:table-cell table:number-columns-repeated="5"/>
        </table:table-row>
        <table:table-row table:style-name="ro42">
          <table:table-cell office:value-type="string">
            <text:p>色変換</text:p>
          </table:table-cell>
          <table:table-cell office:value-type="string">
            <text:p>hsv_h=0.015、hsv_s=0.3、hsv_v=0.3、反転</text:p>
          </table:table-cell>
          <table:table-cell office:value-type="string">
            <text:p>fliplr=0.5、mosaic</text:p>
          </table:table-cell>
          <table:table-cell office:value-type="string">
            <text:p>0.3mixup</text:p>
          </table:table-cell>
          <table:table-cell office:value-type="string">
            <text:p>0.0、</text:p>
          </table:table-cell>
          <table:table-cell table:number-columns-repeated="7"/>
        </table:table-row>
        <table:table-row table:style-name="ro42">
          <table:table-cell office:value-type="string">
            <text:p>その他</text:p>
          </table:table-cell>
          <table:table-cell office:value-type="string">
            <text:p>augmentation</text:p>
          </table:table-cell>
          <table:table-cell office:value-type="string">
            <text:p>や回転・拡大縮小は一部カスタム設定（degrees=15.0、translate=0.2、scale=1.0、shear=0.1、flipud=0.0）</text:p>
          </table:table-cell>
          <table:table-cell table:number-columns-repeated="9"/>
        </table:table-row>
        <table:table-row table:style-name="ro1">
          <table:table-cell table:number-columns-repeated="12"/>
        </table:table-row>
        <table:table-row table:style-name="ro1">
          <table:table-cell office:value-type="string">
            <text:p>・最終エポック：</text:p>
          </table:table-cell>
          <table:table-cell table:number-columns-repeated="11"/>
        </table:table-row>
        <table:table-row table:style-name="ro1">
          <table:table-cell office:value-type="string">
            <text:p><text:tab/></text:p>
          </table:table-cell>
          <table:table-cell office:value-type="string">
            <text:p>Epoch</text:p>
          </table:table-cell>
          <table:table-cell office:value-type="string">
            <text:p>GPU_mem</text:p>
          </table:table-cell>
          <table:table-cell office:value-type="string">
            <text:p>box_loss</text:p>
          </table:table-cell>
          <table:table-cell office:value-type="string">
            <text:p>cls_loss</text:p>
          </table:table-cell>
          <table:table-cell office:value-type="string">
            <text:p>dfl_loss</text:p>
          </table:table-cell>
          <table:table-cell office:value-type="string">
            <text:p>Instances</text:p>
          </table:table-cell>
          <table:table-cell office:value-type="string">
            <text:p>Size</text:p>
          </table:table-cell>
          <table:table-cell table:number-columns-repeated="4"/>
        </table:table-row>
        <table:table-row table:style-name="ro42">
          <table:table-cell/>
          <table:table-cell office:value-type="string">
            <text:p>50/50</text:p>
          </table:table-cell>
          <table:table-cell office:value-type="string">
            <text:p>4.21G</text:p>
          </table:table-cell>
          <table:table-cell office:value-type="float" office:value="0.6802">
            <text:p>0.6802</text:p>
          </table:table-cell>
          <table:table-cell office:value-type="float" office:value="1.144">
            <text:p>1.144</text:p>
          </table:table-cell>
          <table:table-cell office:value-type="float" office:value="0.8451">
            <text:p>0.8451</text:p>
          </table:table-cell>
          <table:table-cell office:value-type="float" office:value="18">
            <text:p>18</text:p>
          </table:table-cell>
          <table:table-cell table:style-name="ce126" office:value-type="time" office:time-value="PT896H00M00S">
            <text:p>896:00:00</text:p>
          </table:table-cell>
          <table:table-cell office:value-type="string">
            <text:p>100%|██████████|</text:p>
          </table:table-cell>
          <table:table-cell table:style-name="ce125" office:value-type="date" office:date-value="2025-07-07">
            <text:p>7月7日</text:p>
          </table:table-cell>
          <table:table-cell office:value-type="string">
            <text:p>[00:00&lt;00:00,</text:p>
          </table:table-cell>
          <table:table-cell office:value-type="float" office:value="10">
            <text:p>10</text:p>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3">
            <text:p>0.953</text:p>
          </table:table-cell>
          <table:table-cell office:value-type="float" office:value="0.413">
            <text:p>0.413</text:p>
          </table:table-cell>
          <table:table-cell office:value-type="float" office:value="0.473">
            <text:p>0.473</text:p>
          </table:table-cell>
          <table:table-cell office:value-type="float" office:value="0.337">
            <text:p>0.337</text:p>
          </table:table-cell>
          <table:table-cell table:number-columns-repeated="4"/>
        </table:table-row>
        <table:table-row table:style-name="ro1">
          <table:table-cell table:number-columns-repeated="12"/>
        </table:table-row>
        <table:table-row table:style-name="ro1">
          <table:table-cell office:value-type="string">
            <text:p>・サマリーログ：</text:p>
          </table:table-cell>
          <table:table-cell table:number-columns-repeated="11"/>
        </table:table-row>
        <table:table-row table:style-name="ro1">
          <table:table-cell office:value-type="string">
            <text:p><text:tab/>Model</text:p>
          </table:table-cell>
          <table:table-cell office:value-type="string">
            <text:p>summary</text:p>
          </table:table-cell>
          <table:table-cell office:value-type="string">
            <text:p>(fused):</text:p>
          </table:table-cell>
          <table:table-cell office:value-type="float" office:value="72">
            <text:p>72</text:p>
          </table:table-cell>
          <table:table-cell office:value-type="string">
            <text:p>layers,</text:p>
          </table:table-cell>
          <table:table-cell office:value-type="float" office:value="3006233">
            <text:p>3006233</text:p>
          </table:table-cell>
          <table:table-cell office:value-type="string">
            <text:p>parameters,</text:p>
          </table:table-cell>
          <table:table-cell office:value-type="float" office:value="0">
            <text:p>0</text:p>
          </table:table-cell>
          <table:table-cell office:value-type="string">
            <text:p>gradients,</text:p>
          </table:table-cell>
          <table:table-cell office:value-type="float" office:value="8.1">
            <text:p>8.1</text:p>
          </table:table-cell>
          <table:table-cell office:value-type="string">
            <text:p>GFLOPs</text:p>
          </table:table-cell>
          <table:table-cell/>
        </table:table-row>
        <table:table-row table:style-name="ro42">
          <table:table-cell/>
          <table:table-cell office:value-type="string">
            <text:p>Class</text:p>
          </table:table-cell>
          <table:table-cell office:value-type="string">
            <text:p>Images</text:p>
          </table:table-cell>
          <table:table-cell office:value-type="string">
            <text:p>Instances</text:p>
          </table:table-cell>
          <table:table-cell office:value-type="string">
            <text:p>Box(P</text:p>
          </table:table-cell>
          <table:table-cell office:value-type="string">
            <text:p>R</text:p>
          </table:table-cell>
          <table:table-cell office:value-type="string">
            <text:p>mAP50</text:p>
          </table:table-cell>
          <table:table-cell office:value-type="string">
            <text:p>mAP50-95):</text:p>
          </table:table-cell>
          <table:table-cell office:value-type="string">
            <text:p>100%|██████████|</text:p>
          </table:table-cell>
          <table:table-cell table:style-name="ce125" office:value-type="date" office:date-value="2025-01-01">
            <text:p>1月1日</text:p>
          </table:table-cell>
          <table:table-cell office:value-type="string">
            <text:p>[00:0</text:p>
          </table:table-cell>
          <table:table-cell/>
        </table:table-row>
        <table:table-row table:style-name="ro1">
          <table:table-cell/>
          <table:table-cell office:value-type="string">
            <text:p>all</text:p>
          </table:table-cell>
          <table:table-cell office:value-type="float" office:value="28">
            <text:p>28</text:p>
          </table:table-cell>
          <table:table-cell office:value-type="float" office:value="54">
            <text:p>54</text:p>
          </table:table-cell>
          <table:table-cell office:value-type="float" office:value="0.954">
            <text:p>0.954</text:p>
          </table:table-cell>
          <table:table-cell office:value-type="float" office:value="0.399">
            <text:p>0.399</text:p>
          </table:table-cell>
          <table:table-cell office:value-type="float" office:value="0.482">
            <text:p>0.482</text:p>
          </table:table-cell>
          <table:table-cell office:value-type="float" office:value="0.346">
            <text:p>0.346</text:p>
          </table:table-cell>
          <table:table-cell table:number-columns-repeated="4"/>
        </table:table-row>
        <table:table-row table:style-name="ro1">
          <table:table-cell/>
          <table:table-cell office:value-type="string">
            <text:p>number_plate</text:p>
          </table:table-cell>
          <table:table-cell office:value-type="float" office:value="27">
            <text:p>27</text:p>
          </table:table-cell>
          <table:table-cell office:value-type="float" office:value="44">
            <text:p>44</text:p>
          </table:table-cell>
          <table:table-cell office:value-type="float" office:value="0.863">
            <text:p>0.863</text:p>
          </table:table-cell>
          <table:table-cell office:value-type="float" office:value="0.977">
            <text:p>0.977</text:p>
          </table:table-cell>
          <table:table-cell office:value-type="float" office:value="0.967">
            <text:p>0.967</text:p>
          </table:table-cell>
          <table:table-cell office:value-type="float" office:value="0.748">
            <text:p>0.748</text:p>
          </table:table-cell>
          <table:table-cell table:number-columns-repeated="4"/>
        </table:table-row>
        <table:table-row table:style-name="ro1">
          <table:table-cell/>
          <table:table-cell office:value-type="string">
            <text:p>unclear_plate</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0.22">
            <text:p>0.22</text:p>
          </table:table-cell>
          <table:table-cell office:value-type="float" office:value="0.478">
            <text:p>0.478</text:p>
          </table:table-cell>
          <table:table-cell office:value-type="float" office:value="0.29">
            <text:p>0.29</text:p>
          </table:table-cell>
          <table:table-cell table:number-columns-repeated="4"/>
        </table:table-row>
        <table:table-row table:style-name="ro1">
          <table:table-cell/>
          <table:table-cell office:value-type="string">
            <text:p>sticker</text:p>
          </table:table-cell>
          <table:table-cell table:number-columns-repeated="3" office:value-type="float" office:value="1">
            <text:p>1</text:p>
          </table:table-cell>
          <table:table-cell table:number-columns-repeated="3" office:value-type="float" office:value="0">
            <text:p>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date-style style:name="N109">
      <number:month/>
      <number:text>月</number:text>
      <number:day/>
      <number:text>日</number:text>
    </number:date-style>
    <number:number-style style:name="N8109P0" style:volatile="true" number:language="ja" number:country="JP">
      <number:text>¥</number:text>
      <number:number number:decimal-places="0" number:min-integer-digits="1" number:grouping="true"/>
    </number:number-style>
    <number:number-style style:name="N8109" number:language="ja" number:country="JP">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0" number:min-integer-digits="1" number:grouping="true"/>
    </number:number-style>
    <number:number-style style:name="N8110" number:language="ja" number:country="JP">
      <style:text-properties fo:color="#ff0000"/>
      <number:text>-¥</number:text>
      <number:number number:decimal-places="0" number:min-integer-digits="1" number:grouping="true"/>
      <style:map style:condition="value()&gt;=0" style:apply-style-name="N8110P0"/>
    </number:number-style>
    <number:number-style style:name="N8112P0" style:volatile="true" number:language="ja" number:country="JP">
      <number:text>¥</number:text>
      <number:number number:decimal-places="2" number:min-integer-digits="1" number:grouping="true"/>
    </number:number-style>
    <number:number-style style:name="N8112" number:language="ja" number:country="JP">
      <number:text>-¥</number:text>
      <number:number number:decimal-places="2" number:min-integer-digits="1" number:grouping="true"/>
      <style:map style:condition="value()&gt;=0" style:apply-style-name="N8112P0"/>
    </number:number-style>
    <number:number-style style:name="N8113P0" style:volatile="true" number:language="ja" number:country="JP">
      <number:text>¥</number:text>
      <number:number number:decimal-places="2" number:min-integer-digits="1" number:grouping="true"/>
    </number:number-style>
    <number:number-style style:name="N8113" number:language="ja" number:country="JP">
      <style:text-properties fo:color="#ff0000"/>
      <number:text>-¥</number:text>
      <number:number number:decimal-places="2" number:min-integer-digits="1" number:grouping="true"/>
      <style:map style:condition="value()&gt;=0" style:apply-style-name="N8113P0"/>
    </number:number-style>
    <number:date-style style:name="N8114" number:language="ja" number:country="JP">
      <number:day number:style="long"/>
      <number:text>-</number:text>
      <number:month number:textual="true"/>
      <number:text>-</number:text>
      <number:year/>
    </number:date-style>
    <number:date-style style:name="N8115" number:language="ja" number:country="JP">
      <number:day number:style="long"/>
      <number:text>-</number:text>
      <number:month number:textual="true"/>
    </number:date-style>
    <number:date-style style:name="N8116" number:language="ja" number:country="JP">
      <number:month number:textual="true"/>
      <number:text>-</number:text>
      <number:year/>
    </number:date-style>
    <number:time-style style:name="N8117" number:language="ja" number:country="JP">
      <number:hours/>
      <number:text>:</number:text>
      <number:minutes number:style="long"/>
      <number:text> </number:text>
      <number:am-pm/>
    </number:time-style>
    <number:time-style style:name="N8118" number:language="ja" number:country="JP">
      <number:hours/>
      <number:text>:</number:text>
      <number:minutes number:style="long"/>
      <number:text>:</number:text>
      <number:seconds number:style="long"/>
      <number:text> </number:text>
      <number:am-pm/>
    </number:time-style>
    <number:time-style style:name="N8119" number:language="ja" number:country="JP">
      <number:hours/>
      <number:text>:</number:text>
      <number:minutes number:style="long"/>
      <number:text>:</number:text>
      <number:seconds number:style="long"/>
    </number:time-style>
    <number:date-style style:name="N8120"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8122P0" style:volatile="true" number:language="ja" number:country="JP">
      <number:text>$</number:text>
      <number:number number:decimal-places="0" number:min-integer-digits="1" number:grouping="true"/>
      <number:text> </number:text>
    </number:number-style>
    <number:number-style style:name="N8122" number:language="ja" number:country="JP">
      <number:text>($</number:text>
      <number:number number:decimal-places="0" number:min-integer-digits="1" number:grouping="true"/>
      <number:text>)</number:text>
      <style:map style:condition="value()&gt;=0" style:apply-style-name="N8122P0"/>
    </number:number-style>
    <number:number-style style:name="N8123P0" style:volatile="true" number:language="ja" number:country="JP">
      <number:text>$</number:text>
      <number:number number:decimal-places="0" number:min-integer-digits="1" number:grouping="true"/>
      <number:text> </number:text>
    </number:number-style>
    <number:number-style style:name="N8123" number:language="ja" number:country="JP">
      <style:text-properties fo:color="#ff0000"/>
      <number:text>($</number:text>
      <number:number number:decimal-places="0" number:min-integer-digits="1" number:grouping="true"/>
      <number:text>)</number:text>
      <style:map style:condition="value()&gt;=0" style:apply-style-name="N8123P0"/>
    </number:number-style>
    <number:number-style style:name="N8125P0" style:volatile="true" number:language="ja" number:country="JP">
      <number:text>$</number:text>
      <number:number number:decimal-places="2" number:min-integer-digits="1" number:grouping="true"/>
      <number:text> </number:text>
    </number:number-style>
    <number:number-style style:name="N8125" number:language="ja" number:country="JP">
      <number:text>($</number:text>
      <number:number number:decimal-places="2" number:min-integer-digits="1" number:grouping="true"/>
      <number:text>)</number:text>
      <style:map style:condition="value()&gt;=0" style:apply-style-name="N8125P0"/>
    </number:number-style>
    <number:number-style style:name="N8126P0" style:volatile="true" number:language="ja" number:country="JP">
      <number:text>$</number:text>
      <number:number number:decimal-places="2" number:min-integer-digits="1" number:grouping="true"/>
      <number:text> </number:text>
    </number:number-style>
    <number:number-style style:name="N8126" number:language="ja" number:country="JP">
      <style:text-properties fo:color="#ff0000"/>
      <number:text>($</number:text>
      <number:number number:decimal-places="2" number:min-integer-digits="1" number:grouping="true"/>
      <number:text>)</number:text>
      <style:map style:condition="value()&gt;=0" style:apply-style-name="N8126P0"/>
    </number:number-style>
    <number:date-style style:name="N8127"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8"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9" number:language="ja" number:country="JP">
      <number:month number:style="long"/>
      <number:text>/</number:text>
      <number:day number:style="long"/>
      <number:text>/</number:text>
      <number:year/>
    </number:date-style>
    <number:date-style style:name="N8130" number:language="ja" number:country="JP">
      <number:year number:style="long"/>
      <number:text>年</number:text>
      <number:month number:style="long"/>
      <number:text>月</number:text>
      <number:day number:style="long"/>
      <number:text>日</number:text>
    </number:date-style>
    <number:time-style style:name="N8131" number:language="ja" number:country="JP">
      <number:hours/>
      <number:text>時</number:text>
      <number:minutes number:style="long"/>
      <number:text>分</number:text>
    </number:time-style>
    <number:time-style style:name="N8132" number:language="ja" number:country="JP">
      <number:hours/>
      <number:text>時</number:text>
      <number:minutes number:style="long"/>
      <number:text>分</number:text>
      <number:seconds number:style="long"/>
      <number:text>秒</number:text>
    </number:time-style>
    <number:date-style style:name="N8133" number:language="ja" number:country="JP">
      <number:year number:style="long"/>
      <number:text>年</number:text>
      <number:month number:style="long"/>
      <number:text>月</number:text>
    </number:date-style>
    <number:date-style style:name="N8134" number:language="ja" number:country="JP">
      <number:month number:style="long"/>
      <number:text>月</number:text>
      <number:day number:style="long"/>
      <number:text>日</number:text>
    </number:date-style>
    <number:number-style style:name="N8135P0" style:volatile="true" number:language="ja" number:country="JP">
      <number:number number:decimal-places="0" number:min-integer-digits="1" number:grouping="true"/>
    </number:number-style>
    <number:number-style style:name="N8135" number:language="ja" number:country="JP">
      <number:text>-</number:text>
      <number:number number:decimal-places="0" number:min-integer-digits="1" number:grouping="true"/>
      <style:map style:condition="value()&gt;=0" style:apply-style-name="N8135P0"/>
    </number:number-style>
    <number:number-style style:name="N8136P0" style:volatile="true" number:language="ja" number:country="JP">
      <number:number number:decimal-places="0" number:min-integer-digits="1" number:grouping="true"/>
    </number:number-style>
    <number:number-style style:name="N8136" number:language="ja" number:country="JP">
      <style:text-properties fo:color="#ff0000"/>
      <number:text>-</number:text>
      <number:number number:decimal-places="0" number:min-integer-digits="1" number:grouping="true"/>
      <style:map style:condition="value()&gt;=0" style:apply-style-name="N8136P0"/>
    </number:number-style>
    <number:number-style style:name="N8137P0" style:volatile="true" number:language="ja" number:country="JP">
      <number:number number:decimal-places="2" number:min-integer-digits="1" number:grouping="true"/>
    </number:number-style>
    <number:number-style style:name="N8137" number:language="ja" number:country="JP">
      <number:text>-</number:text>
      <number:number number:decimal-places="2" number:min-integer-digits="1" number:grouping="true"/>
      <style:map style:condition="value()&gt;=0" style:apply-style-name="N8137P0"/>
    </number:number-style>
    <number:number-style style:name="N8138P0" style:volatile="true" number:language="ja" number:country="JP">
      <number:number number:decimal-places="2" number:min-integer-digits="1" number:grouping="true"/>
    </number:number-style>
    <number:number-style style:name="N8138" number:language="ja" number:country="JP">
      <style:text-properties fo:color="#ff0000"/>
      <number:text>-</number:text>
      <number:number number:decimal-places="2" number:min-integer-digits="1" number:grouping="true"/>
      <style:map style:condition="value()&gt;=0" style:apply-style-name="N8138P0"/>
    </number:number-style>
    <number:number-style style:name="N8142P0" style:volatile="true" number:language="ja" number:country="JP">
      <number:number number:decimal-places="0" number:min-integer-digits="1" number:grouping="true"/>
      <number:text> </number:text>
    </number:number-style>
    <number:number-style style:name="N8142P1" style:volatile="true" number:language="ja" number:country="JP">
      <number:text>-</number:text>
      <number:number number:decimal-places="0" number:min-integer-digits="1" number:grouping="true"/>
      <number:text> </number:text>
    </number:number-style>
    <number:number-style style:name="N8142P2" style:volatile="true" number:language="ja" number:country="JP">
      <number:text> - </number:text>
    </number:number-style>
    <number:text-style style:name="N8142" number:language="ja" number:country="JP">
      <number:text-content/>
      <number:text> </number:text>
      <style:map style:condition="value()&gt;0" style:apply-style-name="N8142P0"/>
      <style:map style:condition="value()&lt;0" style:apply-style-name="N8142P1"/>
      <style:map style:condition="value()=0" style:apply-style-name="N8142P2"/>
    </number:text-style>
    <number:number-style style:name="N8146P0" style:volatile="true" number:language="ja" number:country="JP">
      <number:text> ¥</number:text>
      <number:number number:decimal-places="0" number:min-integer-digits="1" number:grouping="true"/>
      <number:text> </number:text>
    </number:number-style>
    <number:number-style style:name="N8146P1" style:volatile="true" number:language="ja" number:country="JP">
      <number:text>-¥</number:text>
      <number:number number:decimal-places="0" number:min-integer-digits="1" number:grouping="true"/>
      <number:text> </number:text>
    </number:number-style>
    <number:number-style style:name="N8146P2" style:volatile="true" number:language="ja" number:country="JP">
      <number:text> ¥- </number:text>
    </number:number-style>
    <number:text-style style:name="N8146" number:language="ja" number:country="JP">
      <number:text-content/>
      <number:text> </number:text>
      <style:map style:condition="value()&gt;0" style:apply-style-name="N8146P0"/>
      <style:map style:condition="value()&lt;0" style:apply-style-name="N8146P1"/>
      <style:map style:condition="value()=0" style:apply-style-name="N8146P2"/>
    </number:text-style>
    <number:number-style style:name="N8150P0" style:volatile="true" number:language="ja" number:country="JP">
      <number:number number:decimal-places="2" number:min-integer-digits="1" number:grouping="true"/>
      <number:text> </number:text>
    </number:number-style>
    <number:number-style style:name="N8150P1" style:volatile="true" number:language="ja" number:country="JP">
      <number:text>-</number:text>
      <number:number number:decimal-places="2" number:min-integer-digits="1" number:grouping="true"/>
      <number:text> </number:text>
    </number:number-style>
    <number:number-style style:name="N8150P2" style:volatile="true" number:language="ja" number:country="JP">
      <number:text> -</number:text>
      <number:number number:decimal-places="0" number:min-integer-digits="0"/>
      <number:text> </number:text>
    </number:number-style>
    <number:text-style style:name="N8150" number:language="ja" number:country="JP">
      <number:text-content/>
      <number:text> </number:text>
      <style:map style:condition="value()&gt;0" style:apply-style-name="N8150P0"/>
      <style:map style:condition="value()&lt;0" style:apply-style-name="N8150P1"/>
      <style:map style:condition="value()=0" style:apply-style-name="N8150P2"/>
    </number:text-style>
    <number:number-style style:name="N8154P0" style:volatile="true" number:language="ja" number:country="JP">
      <number:text> ¥</number:text>
      <number:number number:decimal-places="2" number:min-integer-digits="1" number:grouping="true"/>
      <number:text> </number:text>
    </number:number-style>
    <number:number-style style:name="N8154P1" style:volatile="true" number:language="ja" number:country="JP">
      <number:text>-¥</number:text>
      <number:number number:decimal-places="2" number:min-integer-digits="1" number:grouping="true"/>
      <number:text> </number:text>
    </number:number-style>
    <number:number-style style:name="N8154P2" style:volatile="true" number:language="ja" number:country="JP">
      <number:text> ¥-</number:text>
      <number:number number:decimal-places="0" number:min-integer-digits="0"/>
      <number:text> </number:text>
    </number:number-style>
    <number:text-style style:name="N8154" number:language="ja" number:country="JP">
      <number:text-content/>
      <number:text> </number:text>
      <style:map style:condition="value()&gt;0" style:apply-style-name="N8154P0"/>
      <style:map style:condition="value()&lt;0" style:apply-style-name="N8154P1"/>
      <style:map style:condition="value()=0" style:apply-style-name="N8154P2"/>
    </number:text-style>
    <number:time-style style:name="N8155" number:language="ja" number:country="JP">
      <number:minutes number:style="long"/>
      <number:text>:</number:text>
      <number:seconds number:style="long"/>
    </number:time-style>
    <number:time-style style:name="N8156" number:language="ja" number:country="JP" number:truncate-on-overflow="false">
      <number:hours/>
      <number:text>:</number:text>
      <number:minutes number:style="long"/>
      <number:text>:</number:text>
      <number:seconds number:style="long"/>
    </number:time-style>
    <number:time-style style:name="N8157" number:language="ja" number:country="JP">
      <number:minutes number:style="long"/>
      <number:text>:</number:text>
      <number:seconds number:style="long" number:decimal-places="1"/>
    </number:time-style>
    <number:number-style style:name="N8158" number:language="ja" number:country="JP">
      <number:scientific-number number:decimal-places="1" number:min-integer-digits="3" number:min-exponent-digits="1"/>
    </number:number-style>
    <number:date-style style:name="N8159" number:language="ja" number:country="JP">
      <number:month/>
      <number:text>月</number:text>
      <number:day/>
      <number:text>日</number:text>
    </number:date-style>
    <style:style style:name="Default" style:family="table-cell">
      <style:text-properties style:font-name-asian="ＭＳ Ｐゴシック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7-15">2025/07/15</text:date>, <text:time>17:19:00</text:time></text:p>
        </style:region-right>
      </style:header>
      <style:header-left style:display="false"/>
      <style:footer>
        <text:p>ページ <text:page-number>1</text:page-number> / <text:page-count>99</text:page-count></text:p>
      </style:footer>
      <style:footer-left style:display="false"/>
    </style:master-page>
    <style:master-page style:name="PageStyle_5f_表紙" style:display-name="PageStyle_表紙" style:page-layout-name="Mpm3">
      <style:header style:display="false"/>
      <style:header-left style:display="false"/>
      <style:footer style:display="false"/>
      <style:footer-left style:display="false"/>
    </style:master-page>
    <style:master-page style:name="PageStyle_5f_環境定義" style:display-name="PageStyle_環境定義" style:page-layout-name="Mpm3">
      <style:header style:display="false"/>
      <style:header-left style:display="false"/>
      <style:footer style:display="false"/>
      <style:footer-left style:display="false"/>
    </style:master-page>
    <style:master-page style:name="PageStyle_5f_ディレクトリ構成" style:display-name="PageStyle_ディレクトリ構成" style:page-layout-name="Mpm3">
      <style:header style:display="false"/>
      <style:header-left style:display="false"/>
      <style:footer style:display="false"/>
      <style:footer-left style:display="false"/>
    </style:master-page>
    <style:master-page style:name="PageStyle_5f_学習パラメータ" style:display-name="PageStyle_学習パラメータ" style:page-layout-name="Mpm3">
      <style:header style:display="false"/>
      <style:header-left style:display="false"/>
      <style:footer style:display="false"/>
      <style:footer-left style:display="false"/>
    </style:master-page>
    <style:master-page style:name="PageStyle_5f_処理フロー" style:display-name="PageStyle_処理フロー"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7-15T17:19:00.32</dc:date>
    <meta:generator>OpenOffice/4.1.15$Win32 OpenOffice.org_project/4115m2$Build-9813</meta:generator>
    <meta:editing-duration>P2DT11H24M</meta:editing-duration>
    <meta:editing-cycles>190</meta:editing-cycles>
    <meta:document-statistic meta:table-count="9" meta:cell-count="5307" meta:object-count="0"/>
  </office:meta>
</office:document-meta>
</file>